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75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32.7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1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sed_zigzag_1" table:style-name="ta1">
        <table:shapes>
          <draw:frame draw:z-index="0" draw:style-name="gr1" draw:text-style-name="P1" svg:width="168.1mm" svg:height="95.73mm" svg:x="139.7mm" svg:y="36.48mm">
            <draw:object draw:notify-on-update-of-ranges="parsed_zigzag_1.H2:parsed_zigzag_1.H6 parsed_zigzag_1.E2:parsed_zigzag_1.E6 parsed_zigzag_1.I2:parsed_zigzag_1.I6 parsed_zigzag_1.E2:parsed_zigzag_1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11.9360226936663" calcext:value-type="float">
            <text:p>11.9360226936663</text:p>
          </table:table-cell>
          <table:table-cell office:value-type="float" office:value="3.21211498878015" calcext:value-type="float">
            <text:p>3.21211498878015</text:p>
          </table:table-cell>
          <table:table-cell office:value-type="float" office:value="0" calcext:value-type="float">
            <text:p>0</text:p>
          </table:table-cell>
          <table:table-cell office:value-type="float" office:value="1768.43510176844" calcext:value-type="float">
            <text:p>1768.43510176844</text:p>
          </table:table-cell>
          <table:table-cell office:value-type="string" calcext:value-type="string">
            <text:p>Time(ms)</text:p>
          </table:table-cell>
          <table:table-cell office:value-type="string" calcext:value-type="string">
            <text:p>Position (x) (cm)</text:p>
          </table:table-cell>
          <table:table-cell office:value-type="string" calcext:value-type="string">
            <text:p>Position (distance) (cm)</text:p>
          </table:table-cell>
          <table:table-cell office:value-type="string" calcext:value-type="string">
            <text:p>Error (x)</text:p>
          </table:table-cell>
          <table:table-cell office:value-type="string" calcext:value-type="string">
            <text:p>Error (z)</text:p>
          </table:table-cell>
        </table:table-row>
        <table:table-row table:style-name="ro1">
          <table:table-cell office:value-type="float" office:value="12.0565342296748" calcext:value-type="float">
            <text:p>12.0565342296748</text:p>
          </table:table-cell>
          <table:table-cell office:value-type="float" office:value="3.08222044325231" calcext:value-type="float">
            <text:p>3.08222044325231</text:p>
          </table:table-cell>
          <table:table-cell office:value-type="float" office:value="2.29646245980359" calcext:value-type="float">
            <text:p>2.29646245980359</text:p>
          </table:table-cell>
          <table:table-cell office:value-type="float" office:value="1801.8018018018" calcext:value-type="float">
            <text:p>1801.8018018018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9.38165961340466" office:value-type="float" office:value="9.38165961340466" calcext:value-type="float">
            <text:p>9.38165961340466</text:p>
          </table:table-cell>
          <table:table-cell table:formula="of:=(8.04447011422923-[.G2])" office:value-type="float" office:value="8.04447011422923" calcext:value-type="float">
            <text:p>8.04447011422923</text:p>
          </table:table-cell>
        </table:table-row>
        <table:table-row table:style-name="ro1">
          <table:table-cell office:value-type="float" office:value="12.0950532101936" calcext:value-type="float">
            <text:p>12.0950532101936</text:p>
          </table:table-cell>
          <table:table-cell office:value-type="float" office:value="3.09830686732272" calcext:value-type="float">
            <text:p>3.09830686732272</text:p>
          </table:table-cell>
          <table:table-cell office:value-type="float" office:value="4.02636804595132" calcext:value-type="float">
            <text:p>4.02636804595132</text:p>
          </table:table-cell>
          <table:table-cell office:value-type="float" office:value="1835.16850183517" calcext:value-type="float">
            <text:p>1835.16850183517</text:p>
          </table:table-cell>
          <table:table-cell office:value-type="float" office:value="8000" calcext:value-type="float">
            <text:p>8000</text:p>
          </table:table-cell>
          <table:table-cell office:value-type="float" office:value="-50" calcext:value-type="float">
            <text:p>-50</text:p>
          </table:table-cell>
          <table:table-cell office:value-type="float" office:value="40" calcext:value-type="float">
            <text:p>40</text:p>
          </table:table-cell>
          <table:table-cell table:formula="of:=(-35.5-[.F3])" office:value-type="float" office:value="14.5" calcext:value-type="float">
            <text:p>14.5</text:p>
          </table:table-cell>
          <table:table-cell table:formula="of:=37.0813922077115-[.G3]" office:value-type="float" office:value="-2.9186077922885" calcext:value-type="float">
            <text:p>-2.9186077922885</text:p>
          </table:table-cell>
        </table:table-row>
        <table:table-row table:style-name="ro1">
          <table:table-cell office:value-type="float" office:value="10.8227768382051" calcext:value-type="float">
            <text:p>10.8227768382051</text:p>
          </table:table-cell>
          <table:table-cell office:value-type="float" office:value="2.54870853868994" calcext:value-type="float">
            <text:p>2.54870853868994</text:p>
          </table:table-cell>
          <table:table-cell office:value-type="float" office:value="5.43428866553367" calcext:value-type="float">
            <text:p>5.43428866553367</text:p>
          </table:table-cell>
          <table:table-cell office:value-type="float" office:value="1868.53520186853" calcext:value-type="float">
            <text:p>1868.53520186853</text:p>
          </table:table-cell>
          <table:table-cell office:value-type="float" office:value="16000" calcext:value-type="float">
            <text:p>160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(46.92-[.F4])" office:value-type="float" office:value="-3.08" calcext:value-type="float">
            <text:p>-3.08</text:p>
          </table:table-cell>
          <table:table-cell table:formula="of:=80.8958100978886-[.G4]" office:value-type="float" office:value="-9.1041899021114" calcext:value-type="float">
            <text:p>-9.1041899021114</text:p>
          </table:table-cell>
        </table:table-row>
        <table:table-row table:style-name="ro1">
          <table:table-cell office:value-type="float" office:value="10.7788159403324" calcext:value-type="float">
            <text:p>10.7788159403324</text:p>
          </table:table-cell>
          <table:table-cell office:value-type="float" office:value="2.32284669925617" calcext:value-type="float">
            <text:p>2.32284669925617</text:p>
          </table:table-cell>
          <table:table-cell office:value-type="float" office:value="7.43995941622439" calcext:value-type="float">
            <text:p>7.43995941622439</text:p>
          </table:table-cell>
          <table:table-cell office:value-type="float" office:value="1901.9019019019" calcext:value-type="float">
            <text:p>1901.9019019019</text:p>
          </table:table-cell>
          <table:table-cell office:value-type="float" office:value="22000" calcext:value-type="float">
            <text:p>22000</text:p>
          </table:table-cell>
          <table:table-cell office:value-type="float" office:value="-50" calcext:value-type="float">
            <text:p>-50</text:p>
          </table:table-cell>
          <table:table-cell office:value-type="float" office:value="130" calcext:value-type="float">
            <text:p>130</text:p>
          </table:table-cell>
          <table:table-cell table:formula="of:=(-39.4-[.F5])" office:value-type="float" office:value="10.6" calcext:value-type="float">
            <text:p>10.6</text:p>
          </table:table-cell>
          <table:table-cell table:formula="of:=127.32192821352-[.G5]" office:value-type="float" office:value="-2.67807178648" calcext:value-type="float">
            <text:p>-2.67807178648</text:p>
          </table:table-cell>
        </table:table-row>
        <table:table-row table:style-name="ro1">
          <table:table-cell office:value-type="float" office:value="10.7788159403324" calcext:value-type="float">
            <text:p>10.7788159403324</text:p>
          </table:table-cell>
          <table:table-cell office:value-type="float" office:value="2.32284669925617" calcext:value-type="float">
            <text:p>2.32284669925617</text:p>
          </table:table-cell>
          <table:table-cell office:value-type="float" office:value="7.43995941622439" calcext:value-type="float">
            <text:p>7.43995941622439</text:p>
          </table:table-cell>
          <table:table-cell office:value-type="float" office:value="1935.26860193527" calcext:value-type="float">
            <text:p>1935.26860193527</text:p>
          </table:table-cell>
          <table:table-cell office:value-type="float" office:value="28000" calcext:value-type="float">
            <text:p>28000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table:formula="of:=(50.59-[.F6])" office:value-type="float" office:value="0.590000000000003" calcext:value-type="float">
            <text:p>0.590000000000003</text:p>
          </table:table-cell>
          <table:table-cell table:formula="of:=157.722126014806-[.G6]" office:value-type="float" office:value="-12.277873985194" calcext:value-type="float">
            <text:p>-12.277873985194</text:p>
          </table:table-cell>
        </table:table-row>
        <table:table-row table:style-name="ro1">
          <table:table-cell office:value-type="float" office:value="10.0855991345774" calcext:value-type="float">
            <text:p>10.0855991345774</text:p>
          </table:table-cell>
          <table:table-cell office:value-type="float" office:value="1.99717140121352" calcext:value-type="float">
            <text:p>1.99717140121352</text:p>
          </table:table-cell>
          <table:table-cell office:value-type="float" office:value="8.07762797814675" calcext:value-type="float">
            <text:p>8.07762797814675</text:p>
          </table:table-cell>
          <table:table-cell office:value-type="float" office:value="1968.63530196864" calcext:value-type="float">
            <text:p>1968.63530196864</text:p>
          </table:table-cell>
          <table:table-cell table:number-columns-repeated="5"/>
        </table:table-row>
        <table:table-row table:style-name="ro1">
          <table:table-cell office:value-type="float" office:value="9.38165961340466" calcext:value-type="float">
            <text:p>9.38165961340466</text:p>
          </table:table-cell>
          <table:table-cell office:value-type="float" office:value="1.92202409576216" calcext:value-type="float">
            <text:p>1.92202409576216</text:p>
          </table:table-cell>
          <table:table-cell office:value-type="float" office:value="8.04447011422923" calcext:value-type="float">
            <text:p>8.04447011422923</text:p>
          </table:table-cell>
          <table:table-cell office:value-type="float" office:value="2002.002002002" calcext:value-type="float">
            <text:p>2002.002002002</text:p>
          </table:table-cell>
          <table:table-cell table:number-columns-repeated="5"/>
        </table:table-row>
        <table:table-row table:style-name="ro1">
          <table:table-cell office:value-type="float" office:value="8.26918804428531" calcext:value-type="float">
            <text:p>8.26918804428531</text:p>
          </table:table-cell>
          <table:table-cell office:value-type="float" office:value="1.91134597203611" calcext:value-type="float">
            <text:p>1.91134597203611</text:p>
          </table:table-cell>
          <table:table-cell office:value-type="float" office:value="7.88389721164159" calcext:value-type="float">
            <text:p>7.88389721164159</text:p>
          </table:table-cell>
          <table:table-cell office:value-type="float" office:value="2035.36870203537" calcext:value-type="float">
            <text:p>2035.36870203537</text:p>
          </table:table-cell>
          <table:table-cell table:number-columns-repeated="5"/>
        </table:table-row>
        <table:table-row table:style-name="ro1">
          <table:table-cell office:value-type="float" office:value="8.05359461802139" calcext:value-type="float">
            <text:p>8.05359461802139</text:p>
          </table:table-cell>
          <table:table-cell office:value-type="float" office:value="2.29448621284584" calcext:value-type="float">
            <text:p>2.29448621284584</text:p>
          </table:table-cell>
          <table:table-cell office:value-type="float" office:value="7.86783538980091" calcext:value-type="float">
            <text:p>7.86783538980091</text:p>
          </table:table-cell>
          <table:table-cell office:value-type="float" office:value="2068.73540206874" calcext:value-type="float">
            <text:p>2068.73540206874</text:p>
          </table:table-cell>
          <table:table-cell table:number-columns-repeated="5"/>
        </table:table-row>
        <table:table-row table:style-name="ro1">
          <table:table-cell office:value-type="float" office:value="7.71539604104802" calcext:value-type="float">
            <text:p>7.71539604104802</text:p>
          </table:table-cell>
          <table:table-cell office:value-type="float" office:value="2.55994969250217" calcext:value-type="float">
            <text:p>2.55994969250217</text:p>
          </table:table-cell>
          <table:table-cell office:value-type="float" office:value="7.87684989124824" calcext:value-type="float">
            <text:p>7.87684989124824</text:p>
          </table:table-cell>
          <table:table-cell office:value-type="float" office:value="2102.1021021021" calcext:value-type="float">
            <text:p>2102.1021021021</text:p>
          </table:table-cell>
          <table:table-cell table:number-columns-repeated="5"/>
        </table:table-row>
        <table:table-row table:style-name="ro1">
          <table:table-cell office:value-type="float" office:value="7.71539604104802" calcext:value-type="float">
            <text:p>7.71539604104802</text:p>
          </table:table-cell>
          <table:table-cell office:value-type="float" office:value="2.55994969250217" calcext:value-type="float">
            <text:p>2.55994969250217</text:p>
          </table:table-cell>
          <table:table-cell office:value-type="float" office:value="7.87684989124824" calcext:value-type="float">
            <text:p>7.87684989124824</text:p>
          </table:table-cell>
          <table:table-cell office:value-type="float" office:value="2135.46880213547" calcext:value-type="float">
            <text:p>2135.46880213547</text:p>
          </table:table-cell>
          <table:table-cell table:number-columns-repeated="5"/>
        </table:table-row>
        <table:table-row table:style-name="ro1">
          <table:table-cell office:value-type="float" office:value="7.40328249073402" calcext:value-type="float">
            <text:p>7.40328249073402</text:p>
          </table:table-cell>
          <table:table-cell office:value-type="float" office:value="2.97336033872983" calcext:value-type="float">
            <text:p>2.97336033872983</text:p>
          </table:table-cell>
          <table:table-cell office:value-type="float" office:value="7.07138053179828" calcext:value-type="float">
            <text:p>7.07138053179828</text:p>
          </table:table-cell>
          <table:table-cell office:value-type="float" office:value="2168.83550216884" calcext:value-type="float">
            <text:p>2168.83550216884</text:p>
          </table:table-cell>
          <table:table-cell table:number-columns-repeated="5"/>
        </table:table-row>
        <table:table-row table:style-name="ro1">
          <table:table-cell office:value-type="float" office:value="6.97182750571906" calcext:value-type="float">
            <text:p>6.97182750571906</text:p>
          </table:table-cell>
          <table:table-cell office:value-type="float" office:value="2.9984862693647" calcext:value-type="float">
            <text:p>2.9984862693647</text:p>
          </table:table-cell>
          <table:table-cell office:value-type="float" office:value="6.83754627199914" calcext:value-type="float">
            <text:p>6.83754627199914</text:p>
          </table:table-cell>
          <table:table-cell office:value-type="float" office:value="2202.2022022022" calcext:value-type="float">
            <text:p>2202.2022022022</text:p>
          </table:table-cell>
          <table:table-cell table:number-columns-repeated="5"/>
        </table:table-row>
        <table:table-row table:style-name="ro1">
          <table:table-cell office:value-type="float" office:value="6.58290707946064" calcext:value-type="float">
            <text:p>6.58290707946064</text:p>
          </table:table-cell>
          <table:table-cell office:value-type="float" office:value="3.24207929270314" calcext:value-type="float">
            <text:p>3.24207929270314</text:p>
          </table:table-cell>
          <table:table-cell office:value-type="float" office:value="6.00561711684467" calcext:value-type="float">
            <text:p>6.00561711684467</text:p>
          </table:table-cell>
          <table:table-cell office:value-type="float" office:value="2235.56890223557" calcext:value-type="float">
            <text:p>2235.56890223557</text:p>
          </table:table-cell>
          <table:table-cell table:number-columns-repeated="5"/>
        </table:table-row>
        <table:table-row table:style-name="ro1">
          <table:table-cell office:value-type="float" office:value="5.75815785393756" calcext:value-type="float">
            <text:p>5.75815785393756</text:p>
          </table:table-cell>
          <table:table-cell office:value-type="float" office:value="3.31814221309292" calcext:value-type="float">
            <text:p>3.31814221309292</text:p>
          </table:table-cell>
          <table:table-cell office:value-type="float" office:value="6.72686047220917" calcext:value-type="float">
            <text:p>6.72686047220917</text:p>
          </table:table-cell>
          <table:table-cell office:value-type="float" office:value="2268.93560226894" calcext:value-type="float">
            <text:p>2268.93560226894</text:p>
          </table:table-cell>
          <table:table-cell table:number-columns-repeated="5"/>
        </table:table-row>
        <table:table-row table:style-name="ro1">
          <table:table-cell office:value-type="float" office:value="5.23418296628227" calcext:value-type="float">
            <text:p>5.23418296628227</text:p>
          </table:table-cell>
          <table:table-cell office:value-type="float" office:value="3.50451433870636" calcext:value-type="float">
            <text:p>3.50451433870636</text:p>
          </table:table-cell>
          <table:table-cell office:value-type="float" office:value="5.68924287460051" calcext:value-type="float">
            <text:p>5.68924287460051</text:p>
          </table:table-cell>
          <table:table-cell office:value-type="float" office:value="2302.3023023023" calcext:value-type="float">
            <text:p>2302.3023023023</text:p>
          </table:table-cell>
          <table:table-cell table:number-columns-repeated="5"/>
        </table:table-row>
        <table:table-row table:style-name="ro1">
          <table:table-cell office:value-type="float" office:value="5.23418296628227" calcext:value-type="float">
            <text:p>5.23418296628227</text:p>
          </table:table-cell>
          <table:table-cell office:value-type="float" office:value="3.50451433870636" calcext:value-type="float">
            <text:p>3.50451433870636</text:p>
          </table:table-cell>
          <table:table-cell office:value-type="float" office:value="5.68924287460051" calcext:value-type="float">
            <text:p>5.68924287460051</text:p>
          </table:table-cell>
          <table:table-cell office:value-type="float" office:value="2335.66900233567" calcext:value-type="float">
            <text:p>2335.66900233567</text:p>
          </table:table-cell>
          <table:table-cell table:number-columns-repeated="5"/>
        </table:table-row>
        <table:table-row table:style-name="ro1">
          <table:table-cell office:value-type="float" office:value="5.76950224168492" calcext:value-type="float">
            <text:p>5.76950224168492</text:p>
          </table:table-cell>
          <table:table-cell office:value-type="float" office:value="3.74586953046258" calcext:value-type="float">
            <text:p>3.74586953046258</text:p>
          </table:table-cell>
          <table:table-cell office:value-type="float" office:value="4.72137303222931" calcext:value-type="float">
            <text:p>4.72137303222931</text:p>
          </table:table-cell>
          <table:table-cell office:value-type="float" office:value="2369.03570236904" calcext:value-type="float">
            <text:p>2369.03570236904</text:p>
          </table:table-cell>
          <table:table-cell table:number-columns-repeated="5"/>
        </table:table-row>
        <table:table-row table:style-name="ro1">
          <table:table-cell office:value-type="float" office:value="4.93920454892313" calcext:value-type="float">
            <text:p>4.93920454892313</text:p>
          </table:table-cell>
          <table:table-cell office:value-type="float" office:value="3.53073558358776" calcext:value-type="float">
            <text:p>3.53073558358776</text:p>
          </table:table-cell>
          <table:table-cell office:value-type="float" office:value="7.54826480875558" calcext:value-type="float">
            <text:p>7.54826480875558</text:p>
          </table:table-cell>
          <table:table-cell office:value-type="float" office:value="2402.4024024024" calcext:value-type="float">
            <text:p>2402.4024024024</text:p>
          </table:table-cell>
          <table:table-cell table:number-columns-repeated="5"/>
        </table:table-row>
        <table:table-row table:style-name="ro1">
          <table:table-cell office:value-type="float" office:value="4.80923327919258" calcext:value-type="float">
            <text:p>4.80923327919258</text:p>
          </table:table-cell>
          <table:table-cell office:value-type="float" office:value="3.82867831844155" calcext:value-type="float">
            <text:p>3.82867831844155</text:p>
          </table:table-cell>
          <table:table-cell office:value-type="float" office:value="6.10129295040981" calcext:value-type="float">
            <text:p>6.10129295040981</text:p>
          </table:table-cell>
          <table:table-cell office:value-type="float" office:value="2435.76910243577" calcext:value-type="float">
            <text:p>2435.76910243577</text:p>
          </table:table-cell>
          <table:table-cell table:number-columns-repeated="5"/>
        </table:table-row>
        <table:table-row table:style-name="ro1">
          <table:table-cell office:value-type="float" office:value="4.80923327919258" calcext:value-type="float">
            <text:p>4.80923327919258</text:p>
          </table:table-cell>
          <table:table-cell office:value-type="float" office:value="3.82867831844155" calcext:value-type="float">
            <text:p>3.82867831844155</text:p>
          </table:table-cell>
          <table:table-cell office:value-type="float" office:value="6.10129295040981" calcext:value-type="float">
            <text:p>6.10129295040981</text:p>
          </table:table-cell>
          <table:table-cell office:value-type="float" office:value="2469.13580246914" calcext:value-type="float">
            <text:p>2469.13580246914</text:p>
          </table:table-cell>
          <table:table-cell table:number-columns-repeated="5"/>
        </table:table-row>
        <table:table-row table:style-name="ro1">
          <table:table-cell office:value-type="float" office:value="5.52702960548062" calcext:value-type="float">
            <text:p>5.52702960548062</text:p>
          </table:table-cell>
          <table:table-cell office:value-type="float" office:value="3.82086321773893" calcext:value-type="float">
            <text:p>3.82086321773893</text:p>
          </table:table-cell>
          <table:table-cell office:value-type="float" office:value="4.77931532777738" calcext:value-type="float">
            <text:p>4.77931532777738</text:p>
          </table:table-cell>
          <table:table-cell office:value-type="float" office:value="2502.5025025025" calcext:value-type="float">
            <text:p>2502.5025025025</text:p>
          </table:table-cell>
          <table:table-cell table:number-columns-repeated="5"/>
        </table:table-row>
        <table:table-row table:style-name="ro1">
          <table:table-cell office:value-type="float" office:value="4.92765116974221" calcext:value-type="float">
            <text:p>4.92765116974221</text:p>
          </table:table-cell>
          <table:table-cell office:value-type="float" office:value="3.84722481828604" calcext:value-type="float">
            <text:p>3.84722481828604</text:p>
          </table:table-cell>
          <table:table-cell office:value-type="float" office:value="5.80557868019049" calcext:value-type="float">
            <text:p>5.80557868019049</text:p>
          </table:table-cell>
          <table:table-cell office:value-type="float" office:value="2535.86920253587" calcext:value-type="float">
            <text:p>2535.86920253587</text:p>
          </table:table-cell>
          <table:table-cell table:number-columns-repeated="5"/>
        </table:table-row>
        <table:table-row table:style-name="ro1">
          <table:table-cell office:value-type="float" office:value="4.85737550509797" calcext:value-type="float">
            <text:p>4.85737550509797</text:p>
          </table:table-cell>
          <table:table-cell office:value-type="float" office:value="3.76367941907649" calcext:value-type="float">
            <text:p>3.76367941907649</text:p>
          </table:table-cell>
          <table:table-cell office:value-type="float" office:value="5.89175521797405" calcext:value-type="float">
            <text:p>5.89175521797405</text:p>
          </table:table-cell>
          <table:table-cell office:value-type="float" office:value="2569.23590256924" calcext:value-type="float">
            <text:p>2569.23590256924</text:p>
          </table:table-cell>
          <table:table-cell table:number-columns-repeated="5"/>
        </table:table-row>
        <table:table-row table:style-name="ro1">
          <table:table-cell office:value-type="float" office:value="5.0019483154383" calcext:value-type="float">
            <text:p>5.0019483154383</text:p>
          </table:table-cell>
          <table:table-cell office:value-type="float" office:value="3.63582772797331" calcext:value-type="float">
            <text:p>3.63582772797331</text:p>
          </table:table-cell>
          <table:table-cell office:value-type="float" office:value="6.19433224778147" calcext:value-type="float">
            <text:p>6.19433224778147</text:p>
          </table:table-cell>
          <table:table-cell office:value-type="float" office:value="2602.6026026026" calcext:value-type="float">
            <text:p>2602.6026026026</text:p>
          </table:table-cell>
          <table:table-cell table:number-columns-repeated="5"/>
        </table:table-row>
        <table:table-row table:style-name="ro1">
          <table:table-cell office:value-type="float" office:value="4.88435801695878" calcext:value-type="float">
            <text:p>4.88435801695878</text:p>
          </table:table-cell>
          <table:table-cell office:value-type="float" office:value="3.46540036268782" calcext:value-type="float">
            <text:p>3.46540036268782</text:p>
          </table:table-cell>
          <table:table-cell office:value-type="float" office:value="6.45094343356041" calcext:value-type="float">
            <text:p>6.45094343356041</text:p>
          </table:table-cell>
          <table:table-cell office:value-type="float" office:value="2635.96930263597" calcext:value-type="float">
            <text:p>2635.96930263597</text:p>
          </table:table-cell>
          <table:table-cell table:number-columns-repeated="5"/>
        </table:table-row>
        <table:table-row table:style-name="ro1">
          <table:table-cell office:value-type="float" office:value="4.80824103481166" calcext:value-type="float">
            <text:p>4.80824103481166</text:p>
          </table:table-cell>
          <table:table-cell office:value-type="float" office:value="2.83709385808066" calcext:value-type="float">
            <text:p>2.83709385808066</text:p>
          </table:table-cell>
          <table:table-cell office:value-type="float" office:value="3.57264886758248" calcext:value-type="float">
            <text:p>3.57264886758248</text:p>
          </table:table-cell>
          <table:table-cell office:value-type="float" office:value="2669.33600266934" calcext:value-type="float">
            <text:p>2669.33600266934</text:p>
          </table:table-cell>
          <table:table-cell table:number-columns-repeated="5"/>
        </table:table-row>
        <table:table-row table:style-name="ro1">
          <table:table-cell office:value-type="float" office:value="3.40457861127798" calcext:value-type="float">
            <text:p>3.40457861127798</text:p>
          </table:table-cell>
          <table:table-cell office:value-type="float" office:value="3.52627075414037" calcext:value-type="float">
            <text:p>3.52627075414037</text:p>
          </table:table-cell>
          <table:table-cell office:value-type="float" office:value="8.15626682000053" calcext:value-type="float">
            <text:p>8.15626682000053</text:p>
          </table:table-cell>
          <table:table-cell office:value-type="float" office:value="2702.7027027027" calcext:value-type="float">
            <text:p>2702.7027027027</text:p>
          </table:table-cell>
          <table:table-cell table:number-columns-repeated="5"/>
        </table:table-row>
        <table:table-row table:style-name="ro1">
          <table:table-cell office:value-type="float" office:value="3.16162914198435" calcext:value-type="float">
            <text:p>3.16162914198435</text:p>
          </table:table-cell>
          <table:table-cell office:value-type="float" office:value="3.5170423655375" calcext:value-type="float">
            <text:p>3.5170423655375</text:p>
          </table:table-cell>
          <table:table-cell office:value-type="float" office:value="8.08674974681422" calcext:value-type="float">
            <text:p>8.08674974681422</text:p>
          </table:table-cell>
          <table:table-cell office:value-type="float" office:value="2736.06940273607" calcext:value-type="float">
            <text:p>2736.06940273607</text:p>
          </table:table-cell>
          <table:table-cell table:number-columns-repeated="5"/>
        </table:table-row>
        <table:table-row table:style-name="ro1">
          <table:table-cell office:value-type="float" office:value="2.8703443576659" calcext:value-type="float">
            <text:p>2.8703443576659</text:p>
          </table:table-cell>
          <table:table-cell office:value-type="float" office:value="3.51418936024648" calcext:value-type="float">
            <text:p>3.51418936024648</text:p>
          </table:table-cell>
          <table:table-cell office:value-type="float" office:value="8.00498023715875" calcext:value-type="float">
            <text:p>8.00498023715875</text:p>
          </table:table-cell>
          <table:table-cell office:value-type="float" office:value="2769.43610276944" calcext:value-type="float">
            <text:p>2769.43610276944</text:p>
          </table:table-cell>
          <table:table-cell table:number-columns-repeated="5"/>
        </table:table-row>
        <table:table-row table:style-name="ro1">
          <table:table-cell office:value-type="float" office:value="2.8703443576659" calcext:value-type="float">
            <text:p>2.8703443576659</text:p>
          </table:table-cell>
          <table:table-cell office:value-type="float" office:value="3.51418936024648" calcext:value-type="float">
            <text:p>3.51418936024648</text:p>
          </table:table-cell>
          <table:table-cell office:value-type="float" office:value="8.00498023715875" calcext:value-type="float">
            <text:p>8.00498023715875</text:p>
          </table:table-cell>
          <table:table-cell office:value-type="float" office:value="2802.8028028028" calcext:value-type="float">
            <text:p>2802.8028028028</text:p>
          </table:table-cell>
          <table:table-cell table:number-columns-repeated="5"/>
        </table:table-row>
        <table:table-row table:style-name="ro1">
          <table:table-cell office:value-type="float" office:value="2.69701426090741" calcext:value-type="float">
            <text:p>2.69701426090741</text:p>
          </table:table-cell>
          <table:table-cell office:value-type="float" office:value="3.5619422670486" calcext:value-type="float">
            <text:p>3.5619422670486</text:p>
          </table:table-cell>
          <table:table-cell office:value-type="float" office:value="7.50759614943683" calcext:value-type="float">
            <text:p>7.50759614943683</text:p>
          </table:table-cell>
          <table:table-cell office:value-type="float" office:value="2836.16950283617" calcext:value-type="float">
            <text:p>2836.16950283617</text:p>
          </table:table-cell>
          <table:table-cell table:number-columns-repeated="5"/>
        </table:table-row>
        <table:table-row table:style-name="ro1">
          <table:table-cell office:value-type="float" office:value="2.63342386053833" calcext:value-type="float">
            <text:p>2.63342386053833</text:p>
          </table:table-cell>
          <table:table-cell office:value-type="float" office:value="3.65025516620684" calcext:value-type="float">
            <text:p>3.65025516620684</text:p>
          </table:table-cell>
          <table:table-cell office:value-type="float" office:value="7.27222483835136" calcext:value-type="float">
            <text:p>7.27222483835136</text:p>
          </table:table-cell>
          <table:table-cell office:value-type="float" office:value="2869.53620286954" calcext:value-type="float">
            <text:p>2869.53620286954</text:p>
          </table:table-cell>
          <table:table-cell table:number-columns-repeated="5"/>
        </table:table-row>
        <table:table-row table:style-name="ro1">
          <table:table-cell office:value-type="float" office:value="2.36133130458761" calcext:value-type="float">
            <text:p>2.36133130458761</text:p>
          </table:table-cell>
          <table:table-cell office:value-type="float" office:value="3.75728074635038" calcext:value-type="float">
            <text:p>3.75728074635038</text:p>
          </table:table-cell>
          <table:table-cell office:value-type="float" office:value="6.95765381578514" calcext:value-type="float">
            <text:p>6.95765381578514</text:p>
          </table:table-cell>
          <table:table-cell office:value-type="float" office:value="2902.9029029029" calcext:value-type="float">
            <text:p>2902.9029029029</text:p>
          </table:table-cell>
          <table:table-cell table:number-columns-repeated="5"/>
        </table:table-row>
        <table:table-row table:style-name="ro1">
          <table:table-cell office:value-type="float" office:value="2.04664546437636" calcext:value-type="float">
            <text:p>2.04664546437636</text:p>
          </table:table-cell>
          <table:table-cell office:value-type="float" office:value="3.90378671908825" calcext:value-type="float">
            <text:p>3.90378671908825</text:p>
          </table:table-cell>
          <table:table-cell office:value-type="float" office:value="6.82020321132978" calcext:value-type="float">
            <text:p>6.82020321132978</text:p>
          </table:table-cell>
          <table:table-cell office:value-type="float" office:value="2936.26960293627" calcext:value-type="float">
            <text:p>2936.26960293627</text:p>
          </table:table-cell>
          <table:table-cell table:number-columns-repeated="5"/>
        </table:table-row>
        <table:table-row table:style-name="ro1">
          <table:table-cell office:value-type="float" office:value="2.04664546437636" calcext:value-type="float">
            <text:p>2.04664546437636</text:p>
          </table:table-cell>
          <table:table-cell office:value-type="float" office:value="3.90378671908825" calcext:value-type="float">
            <text:p>3.90378671908825</text:p>
          </table:table-cell>
          <table:table-cell office:value-type="float" office:value="6.82020321132978" calcext:value-type="float">
            <text:p>6.82020321132978</text:p>
          </table:table-cell>
          <table:table-cell office:value-type="float" office:value="2969.63630296964" calcext:value-type="float">
            <text:p>2969.63630296964</text:p>
          </table:table-cell>
          <table:table-cell table:number-columns-repeated="5"/>
        </table:table-row>
        <table:table-row table:style-name="ro1">
          <table:table-cell office:value-type="float" office:value="2.55844187004651" calcext:value-type="float">
            <text:p>2.55844187004651</text:p>
          </table:table-cell>
          <table:table-cell office:value-type="float" office:value="4.19063465223432" calcext:value-type="float">
            <text:p>4.19063465223432</text:p>
          </table:table-cell>
          <table:table-cell office:value-type="float" office:value="7.63756740109707" calcext:value-type="float">
            <text:p>7.63756740109707</text:p>
          </table:table-cell>
          <table:table-cell office:value-type="float" office:value="3003.003003003" calcext:value-type="float">
            <text:p>3003.003003003</text:p>
          </table:table-cell>
          <table:table-cell table:number-columns-repeated="5"/>
        </table:table-row>
        <table:table-row table:style-name="ro1">
          <table:table-cell office:value-type="float" office:value="2.07892725108089" calcext:value-type="float">
            <text:p>2.07892725108089</text:p>
          </table:table-cell>
          <table:table-cell office:value-type="float" office:value="4.31184911335297" calcext:value-type="float">
            <text:p>4.31184911335297</text:p>
          </table:table-cell>
          <table:table-cell office:value-type="float" office:value="7.67935575372142" calcext:value-type="float">
            <text:p>7.67935575372142</text:p>
          </table:table-cell>
          <table:table-cell office:value-type="float" office:value="3036.36970303637" calcext:value-type="float">
            <text:p>3036.36970303637</text:p>
          </table:table-cell>
          <table:table-cell table:number-columns-repeated="5"/>
        </table:table-row>
        <table:table-row table:style-name="ro1">
          <table:table-cell office:value-type="float" office:value="2.37593718861415" calcext:value-type="float">
            <text:p>2.37593718861415</text:p>
          </table:table-cell>
          <table:table-cell office:value-type="float" office:value="4.36865870164537" calcext:value-type="float">
            <text:p>4.36865870164537</text:p>
          </table:table-cell>
          <table:table-cell office:value-type="float" office:value="7.4249467222006" calcext:value-type="float">
            <text:p>7.4249467222006</text:p>
          </table:table-cell>
          <table:table-cell office:value-type="float" office:value="3069.73640306974" calcext:value-type="float">
            <text:p>3069.73640306974</text:p>
          </table:table-cell>
          <table:table-cell table:number-columns-repeated="5"/>
        </table:table-row>
        <table:table-row table:style-name="ro1">
          <table:table-cell office:value-type="float" office:value="2.01682409415109" calcext:value-type="float">
            <text:p>2.01682409415109</text:p>
          </table:table-cell>
          <table:table-cell office:value-type="float" office:value="4.53785421183995" calcext:value-type="float">
            <text:p>4.53785421183995</text:p>
          </table:table-cell>
          <table:table-cell office:value-type="float" office:value="8.09068693363891" calcext:value-type="float">
            <text:p>8.09068693363891</text:p>
          </table:table-cell>
          <table:table-cell office:value-type="float" office:value="3103.1031031031" calcext:value-type="float">
            <text:p>3103.1031031031</text:p>
          </table:table-cell>
          <table:table-cell table:number-columns-repeated="5"/>
        </table:table-row>
        <table:table-row table:style-name="ro1">
          <table:table-cell office:value-type="float" office:value="2.01682409415109" calcext:value-type="float">
            <text:p>2.01682409415109</text:p>
          </table:table-cell>
          <table:table-cell office:value-type="float" office:value="4.53785421183995" calcext:value-type="float">
            <text:p>4.53785421183995</text:p>
          </table:table-cell>
          <table:table-cell office:value-type="float" office:value="8.09068693363891" calcext:value-type="float">
            <text:p>8.09068693363891</text:p>
          </table:table-cell>
          <table:table-cell office:value-type="float" office:value="3136.46980313647" calcext:value-type="float">
            <text:p>3136.46980313647</text:p>
          </table:table-cell>
          <table:table-cell table:number-columns-repeated="5"/>
        </table:table-row>
        <table:table-row table:style-name="ro1">
          <table:table-cell office:value-type="float" office:value="2.02498804618712" calcext:value-type="float">
            <text:p>2.02498804618712</text:p>
          </table:table-cell>
          <table:table-cell office:value-type="float" office:value="4.67304933735489" calcext:value-type="float">
            <text:p>4.67304933735489</text:p>
          </table:table-cell>
          <table:table-cell office:value-type="float" office:value="8.31606611259498" calcext:value-type="float">
            <text:p>8.31606611259498</text:p>
          </table:table-cell>
          <table:table-cell office:value-type="float" office:value="3169.83650316984" calcext:value-type="float">
            <text:p>3169.83650316984</text:p>
          </table:table-cell>
          <table:table-cell table:number-columns-repeated="5"/>
        </table:table-row>
        <table:table-row table:style-name="ro1">
          <table:table-cell office:value-type="float" office:value="1.98655269142558" calcext:value-type="float">
            <text:p>1.98655269142558</text:p>
          </table:table-cell>
          <table:table-cell office:value-type="float" office:value="4.67424162688372" calcext:value-type="float">
            <text:p>4.67424162688372</text:p>
          </table:table-cell>
          <table:table-cell office:value-type="float" office:value="8.33032731685341" calcext:value-type="float">
            <text:p>8.33032731685341</text:p>
          </table:table-cell>
          <table:table-cell office:value-type="float" office:value="3203.2032032032" calcext:value-type="float">
            <text:p>3203.2032032032</text:p>
          </table:table-cell>
          <table:table-cell table:number-columns-repeated="5"/>
        </table:table-row>
        <table:table-row table:style-name="ro1">
          <table:table-cell office:value-type="float" office:value="1.81427395465641" calcext:value-type="float">
            <text:p>1.81427395465641</text:p>
          </table:table-cell>
          <table:table-cell office:value-type="float" office:value="4.85121079179865" calcext:value-type="float">
            <text:p>4.85121079179865</text:p>
          </table:table-cell>
          <table:table-cell office:value-type="float" office:value="9.03152229144919" calcext:value-type="float">
            <text:p>9.03152229144919</text:p>
          </table:table-cell>
          <table:table-cell office:value-type="float" office:value="3236.56990323657" calcext:value-type="float">
            <text:p>3236.56990323657</text:p>
          </table:table-cell>
          <table:table-cell table:number-columns-repeated="5"/>
        </table:table-row>
        <table:table-row table:style-name="ro1">
          <table:table-cell office:value-type="float" office:value="1.82126130902114" calcext:value-type="float">
            <text:p>1.82126130902114</text:p>
          </table:table-cell>
          <table:table-cell office:value-type="float" office:value="4.91199435429197" calcext:value-type="float">
            <text:p>4.91199435429197</text:p>
          </table:table-cell>
          <table:table-cell office:value-type="float" office:value="9.24994506683973" calcext:value-type="float">
            <text:p>9.24994506683973</text:p>
          </table:table-cell>
          <table:table-cell office:value-type="float" office:value="3269.93660326994" calcext:value-type="float">
            <text:p>3269.93660326994</text:p>
          </table:table-cell>
          <table:table-cell table:number-columns-repeated="5"/>
        </table:table-row>
        <table:table-row table:style-name="ro1">
          <table:table-cell office:value-type="float" office:value="1.82126130902114" calcext:value-type="float">
            <text:p>1.82126130902114</text:p>
          </table:table-cell>
          <table:table-cell office:value-type="float" office:value="4.91199435429197" calcext:value-type="float">
            <text:p>4.91199435429197</text:p>
          </table:table-cell>
          <table:table-cell office:value-type="float" office:value="9.24994506683973" calcext:value-type="float">
            <text:p>9.24994506683973</text:p>
          </table:table-cell>
          <table:table-cell office:value-type="float" office:value="3303.3033033033" calcext:value-type="float">
            <text:p>3303.3033033033</text:p>
          </table:table-cell>
          <table:table-cell table:number-columns-repeated="5"/>
        </table:table-row>
        <table:table-row table:style-name="ro1">
          <table:table-cell office:value-type="float" office:value="1.83004466601977" calcext:value-type="float">
            <text:p>1.83004466601977</text:p>
          </table:table-cell>
          <table:table-cell office:value-type="float" office:value="4.9820793744291" calcext:value-type="float">
            <text:p>4.9820793744291</text:p>
          </table:table-cell>
          <table:table-cell office:value-type="float" office:value="9.52367811422162" calcext:value-type="float">
            <text:p>9.52367811422162</text:p>
          </table:table-cell>
          <table:table-cell office:value-type="float" office:value="3336.67000333667" calcext:value-type="float">
            <text:p>3336.67000333667</text:p>
          </table:table-cell>
          <table:table-cell table:number-columns-repeated="5"/>
        </table:table-row>
        <table:table-row table:style-name="ro1">
          <table:table-cell office:value-type="float" office:value="1.83716178930167" calcext:value-type="float">
            <text:p>1.83716178930167</text:p>
          </table:table-cell>
          <table:table-cell office:value-type="float" office:value="5.03871476935193" calcext:value-type="float">
            <text:p>5.03871476935193</text:p>
          </table:table-cell>
          <table:table-cell office:value-type="float" office:value="9.74481248852251" calcext:value-type="float">
            <text:p>9.74481248852251</text:p>
          </table:table-cell>
          <table:table-cell office:value-type="float" office:value="3370.03670337004" calcext:value-type="float">
            <text:p>3370.03670337004</text:p>
          </table:table-cell>
          <table:table-cell table:number-columns-repeated="5"/>
        </table:table-row>
        <table:table-row table:style-name="ro1">
          <table:table-cell office:value-type="float" office:value="1.70507061544937" calcext:value-type="float">
            <text:p>1.70507061544937</text:p>
          </table:table-cell>
          <table:table-cell office:value-type="float" office:value="4.99625343131675" calcext:value-type="float">
            <text:p>4.99625343131675</text:p>
          </table:table-cell>
          <table:table-cell office:value-type="float" office:value="9.33560687702789" calcext:value-type="float">
            <text:p>9.33560687702789</text:p>
          </table:table-cell>
          <table:table-cell office:value-type="float" office:value="3403.4034034034" calcext:value-type="float">
            <text:p>3403.4034034034</text:p>
          </table:table-cell>
          <table:table-cell table:number-columns-repeated="5"/>
        </table:table-row>
        <table:table-row table:style-name="ro1">
          <table:table-cell office:value-type="float" office:value="1.71879051377573" calcext:value-type="float">
            <text:p>1.71879051377573</text:p>
          </table:table-cell>
          <table:table-cell office:value-type="float" office:value="5.11639966891381" calcext:value-type="float">
            <text:p>5.11639966891381</text:p>
          </table:table-cell>
          <table:table-cell office:value-type="float" office:value="9.7929202644937" calcext:value-type="float">
            <text:p>9.7929202644937</text:p>
          </table:table-cell>
          <table:table-cell office:value-type="float" office:value="3436.77010343677" calcext:value-type="float">
            <text:p>3436.77010343677</text:p>
          </table:table-cell>
          <table:table-cell table:number-columns-repeated="5"/>
        </table:table-row>
        <table:table-row table:style-name="ro1">
          <table:table-cell office:value-type="float" office:value="1.49334487068844" calcext:value-type="float">
            <text:p>1.49334487068844</text:p>
          </table:table-cell>
          <table:table-cell office:value-type="float" office:value="5.109479394624" calcext:value-type="float">
            <text:p>5.109479394624</text:p>
          </table:table-cell>
          <table:table-cell office:value-type="float" office:value="9.74079825678539" calcext:value-type="float">
            <text:p>9.74079825678539</text:p>
          </table:table-cell>
          <table:table-cell office:value-type="float" office:value="3470.13680347014" calcext:value-type="float">
            <text:p>3470.13680347014</text:p>
          </table:table-cell>
          <table:table-cell table:number-columns-repeated="5"/>
        </table:table-row>
        <table:table-row table:style-name="ro1">
          <table:table-cell office:value-type="float" office:value="1.52051994004472" calcext:value-type="float">
            <text:p>1.52051994004472</text:p>
          </table:table-cell>
          <table:table-cell office:value-type="float" office:value="5.24323414502297" calcext:value-type="float">
            <text:p>5.24323414502297</text:p>
          </table:table-cell>
          <table:table-cell office:value-type="float" office:value="10.2035284905754" calcext:value-type="float">
            <text:p>10.2035284905754</text:p>
          </table:table-cell>
          <table:table-cell office:value-type="float" office:value="3503.5035035035" calcext:value-type="float">
            <text:p>3503.5035035035</text:p>
          </table:table-cell>
          <table:table-cell table:number-columns-repeated="5"/>
        </table:table-row>
        <table:table-row table:style-name="ro1">
          <table:table-cell office:value-type="float" office:value="1.53255782989981" calcext:value-type="float">
            <text:p>1.53255782989981</text:p>
          </table:table-cell>
          <table:table-cell office:value-type="float" office:value="5.29747506996743" calcext:value-type="float">
            <text:p>5.29747506996743</text:p>
          </table:table-cell>
          <table:table-cell office:value-type="float" office:value="10.3066055417083" calcext:value-type="float">
            <text:p>10.3066055417083</text:p>
          </table:table-cell>
          <table:table-cell office:value-type="float" office:value="3536.87020353687" calcext:value-type="float">
            <text:p>3536.87020353687</text:p>
          </table:table-cell>
          <table:table-cell table:number-columns-repeated="5"/>
        </table:table-row>
        <table:table-row table:style-name="ro1">
          <table:table-cell office:value-type="float" office:value="2.04064405069491" calcext:value-type="float">
            <text:p>2.04064405069491</text:p>
          </table:table-cell>
          <table:table-cell office:value-type="float" office:value="5.50698657876929" calcext:value-type="float">
            <text:p>5.50698657876929</text:p>
          </table:table-cell>
          <table:table-cell office:value-type="float" office:value="10.0150639924272" calcext:value-type="float">
            <text:p>10.0150639924272</text:p>
          </table:table-cell>
          <table:table-cell office:value-type="float" office:value="3570.23690357024" calcext:value-type="float">
            <text:p>3570.23690357024</text:p>
          </table:table-cell>
          <table:table-cell table:number-columns-repeated="5"/>
        </table:table-row>
        <table:table-row table:style-name="ro1">
          <table:table-cell office:value-type="float" office:value="1.68361060264829" calcext:value-type="float">
            <text:p>1.68361060264829</text:p>
          </table:table-cell>
          <table:table-cell office:value-type="float" office:value="5.6662091382626" calcext:value-type="float">
            <text:p>5.6662091382626</text:p>
          </table:table-cell>
          <table:table-cell office:value-type="float" office:value="9.95639147360775" calcext:value-type="float">
            <text:p>9.95639147360775</text:p>
          </table:table-cell>
          <table:table-cell office:value-type="float" office:value="3603.6036036036" calcext:value-type="float">
            <text:p>3603.6036036036</text:p>
          </table:table-cell>
          <table:table-cell table:number-columns-repeated="5"/>
        </table:table-row>
        <table:table-row table:style-name="ro1">
          <table:table-cell office:value-type="float" office:value="1.75662322619416" calcext:value-type="float">
            <text:p>1.75662322619416</text:p>
          </table:table-cell>
          <table:table-cell office:value-type="float" office:value="5.6667311132616" calcext:value-type="float">
            <text:p>5.6667311132616</text:p>
          </table:table-cell>
          <table:table-cell office:value-type="float" office:value="9.98006409450556" calcext:value-type="float">
            <text:p>9.98006409450556</text:p>
          </table:table-cell>
          <table:table-cell office:value-type="float" office:value="3636.97030363697" calcext:value-type="float">
            <text:p>3636.97030363697</text:p>
          </table:table-cell>
          <table:table-cell table:number-columns-repeated="5"/>
        </table:table-row>
        <table:table-row table:style-name="ro1">
          <table:table-cell office:value-type="float" office:value="1.73095670378551" calcext:value-type="float">
            <text:p>1.73095670378551</text:p>
          </table:table-cell>
          <table:table-cell office:value-type="float" office:value="5.88227545063432" calcext:value-type="float">
            <text:p>5.88227545063432</text:p>
          </table:table-cell>
          <table:table-cell office:value-type="float" office:value="10.198245458841" calcext:value-type="float">
            <text:p>10.198245458841</text:p>
          </table:table-cell>
          <table:table-cell office:value-type="float" office:value="3670.33700367034" calcext:value-type="float">
            <text:p>3670.33700367034</text:p>
          </table:table-cell>
          <table:table-cell table:number-columns-repeated="5"/>
        </table:table-row>
        <table:table-row table:style-name="ro1">
          <table:table-cell office:value-type="float" office:value="1.45465402032507" calcext:value-type="float">
            <text:p>1.45465402032507</text:p>
          </table:table-cell>
          <table:table-cell office:value-type="float" office:value="6.04027102229217" calcext:value-type="float">
            <text:p>6.04027102229217</text:p>
          </table:table-cell>
          <table:table-cell office:value-type="float" office:value="10.2149795030913" calcext:value-type="float">
            <text:p>10.2149795030913</text:p>
          </table:table-cell>
          <table:table-cell office:value-type="float" office:value="3703.7037037037" calcext:value-type="float">
            <text:p>3703.7037037037</text:p>
          </table:table-cell>
          <table:table-cell table:number-columns-repeated="5"/>
        </table:table-row>
        <table:table-row table:style-name="ro1">
          <table:table-cell office:value-type="float" office:value="2.00829627038117" calcext:value-type="float">
            <text:p>2.00829627038117</text:p>
          </table:table-cell>
          <table:table-cell office:value-type="float" office:value="6.22571843818161" calcext:value-type="float">
            <text:p>6.22571843818161</text:p>
          </table:table-cell>
          <table:table-cell office:value-type="float" office:value="10.0709359310762" calcext:value-type="float">
            <text:p>10.0709359310762</text:p>
          </table:table-cell>
          <table:table-cell office:value-type="float" office:value="3737.07040373707" calcext:value-type="float">
            <text:p>3737.07040373707</text:p>
          </table:table-cell>
          <table:table-cell table:number-columns-repeated="5"/>
        </table:table-row>
        <table:table-row table:style-name="ro1">
          <table:table-cell office:value-type="float" office:value="1.88652737338939" calcext:value-type="float">
            <text:p>1.88652737338939</text:p>
          </table:table-cell>
          <table:table-cell office:value-type="float" office:value="6.30180420472625" calcext:value-type="float">
            <text:p>6.30180420472625</text:p>
          </table:table-cell>
          <table:table-cell office:value-type="float" office:value="10.0321942287007" calcext:value-type="float">
            <text:p>10.0321942287007</text:p>
          </table:table-cell>
          <table:table-cell office:value-type="float" office:value="3770.43710377044" calcext:value-type="float">
            <text:p>3770.43710377044</text:p>
          </table:table-cell>
          <table:table-cell table:number-columns-repeated="5"/>
        </table:table-row>
        <table:table-row table:style-name="ro1">
          <table:table-cell office:value-type="float" office:value="1.88652737338939" calcext:value-type="float">
            <text:p>1.88652737338939</text:p>
          </table:table-cell>
          <table:table-cell office:value-type="float" office:value="6.30180420472625" calcext:value-type="float">
            <text:p>6.30180420472625</text:p>
          </table:table-cell>
          <table:table-cell office:value-type="float" office:value="10.0321942287007" calcext:value-type="float">
            <text:p>10.0321942287007</text:p>
          </table:table-cell>
          <table:table-cell office:value-type="float" office:value="3803.8038038038" calcext:value-type="float">
            <text:p>3803.8038038038</text:p>
          </table:table-cell>
          <table:table-cell table:number-columns-repeated="5"/>
        </table:table-row>
        <table:table-row table:style-name="ro1">
          <table:table-cell office:value-type="float" office:value="1.97254967820931" calcext:value-type="float">
            <text:p>1.97254967820931</text:p>
          </table:table-cell>
          <table:table-cell office:value-type="float" office:value="6.43902965393695" calcext:value-type="float">
            <text:p>6.43902965393695</text:p>
          </table:table-cell>
          <table:table-cell office:value-type="float" office:value="10.5029264183752" calcext:value-type="float">
            <text:p>10.5029264183752</text:p>
          </table:table-cell>
          <table:table-cell office:value-type="float" office:value="3837.17050383717" calcext:value-type="float">
            <text:p>3837.17050383717</text:p>
          </table:table-cell>
          <table:table-cell table:number-columns-repeated="5"/>
        </table:table-row>
        <table:table-row table:style-name="ro1">
          <table:table-cell office:value-type="float" office:value="2.05668728262243" calcext:value-type="float">
            <text:p>2.05668728262243</text:p>
          </table:table-cell>
          <table:table-cell office:value-type="float" office:value="6.45235225920762" calcext:value-type="float">
            <text:p>6.45235225920762</text:p>
          </table:table-cell>
          <table:table-cell office:value-type="float" office:value="10.3019261172081" calcext:value-type="float">
            <text:p>10.3019261172081</text:p>
          </table:table-cell>
          <table:table-cell office:value-type="float" office:value="3870.53720387054" calcext:value-type="float">
            <text:p>3870.53720387054</text:p>
          </table:table-cell>
          <table:table-cell table:number-columns-repeated="5"/>
        </table:table-row>
        <table:table-row table:style-name="ro1">
          <table:table-cell office:value-type="float" office:value="2.20225509138119" calcext:value-type="float">
            <text:p>2.20225509138119</text:p>
          </table:table-cell>
          <table:table-cell office:value-type="float" office:value="6.28643726085175" calcext:value-type="float">
            <text:p>6.28643726085175</text:p>
          </table:table-cell>
          <table:table-cell office:value-type="float" office:value="9.89197039528838" calcext:value-type="float">
            <text:p>9.89197039528838</text:p>
          </table:table-cell>
          <table:table-cell office:value-type="float" office:value="3903.9039039039" calcext:value-type="float">
            <text:p>3903.9039039039</text:p>
          </table:table-cell>
          <table:table-cell table:number-columns-repeated="5"/>
        </table:table-row>
        <table:table-row table:style-name="ro1">
          <table:table-cell office:value-type="float" office:value="2.02854458534496" calcext:value-type="float">
            <text:p>2.02854458534496</text:p>
          </table:table-cell>
          <table:table-cell office:value-type="float" office:value="6.42969092222789" calcext:value-type="float">
            <text:p>6.42969092222789</text:p>
          </table:table-cell>
          <table:table-cell office:value-type="float" office:value="10.4574237999386" calcext:value-type="float">
            <text:p>10.4574237999386</text:p>
          </table:table-cell>
          <table:table-cell office:value-type="float" office:value="3937.27060393727" calcext:value-type="float">
            <text:p>3937.27060393727</text:p>
          </table:table-cell>
          <table:table-cell table:number-columns-repeated="5"/>
        </table:table-row>
        <table:table-row table:style-name="ro1">
          <table:table-cell office:value-type="float" office:value="2.02854458534496" calcext:value-type="float">
            <text:p>2.02854458534496</text:p>
          </table:table-cell>
          <table:table-cell office:value-type="float" office:value="6.42969092222789" calcext:value-type="float">
            <text:p>6.42969092222789</text:p>
          </table:table-cell>
          <table:table-cell office:value-type="float" office:value="10.4574237999386" calcext:value-type="float">
            <text:p>10.4574237999386</text:p>
          </table:table-cell>
          <table:table-cell office:value-type="float" office:value="3970.63730397064" calcext:value-type="float">
            <text:p>3970.63730397064</text:p>
          </table:table-cell>
          <table:table-cell table:number-columns-repeated="5"/>
        </table:table-row>
        <table:table-row table:style-name="ro1">
          <table:table-cell office:value-type="float" office:value="2.02854458534496" calcext:value-type="float">
            <text:p>2.02854458534496</text:p>
          </table:table-cell>
          <table:table-cell office:value-type="float" office:value="6.42969092222789" calcext:value-type="float">
            <text:p>6.42969092222789</text:p>
          </table:table-cell>
          <table:table-cell office:value-type="float" office:value="10.4574237999386" calcext:value-type="float">
            <text:p>10.4574237999386</text:p>
          </table:table-cell>
          <table:table-cell office:value-type="float" office:value="4004.004004004" calcext:value-type="float">
            <text:p>4004.004004004</text:p>
          </table:table-cell>
          <table:table-cell table:number-columns-repeated="5"/>
        </table:table-row>
        <table:table-row table:style-name="ro1">
          <table:table-cell office:value-type="float" office:value="2.25088819998472" calcext:value-type="float">
            <text:p>2.25088819998472</text:p>
          </table:table-cell>
          <table:table-cell office:value-type="float" office:value="6.35072027852831" calcext:value-type="float">
            <text:p>6.35072027852831</text:p>
          </table:table-cell>
          <table:table-cell office:value-type="float" office:value="10.1117695220525" calcext:value-type="float">
            <text:p>10.1117695220525</text:p>
          </table:table-cell>
          <table:table-cell office:value-type="float" office:value="4037.37070403737" calcext:value-type="float">
            <text:p>4037.37070403737</text:p>
          </table:table-cell>
          <table:table-cell table:number-columns-repeated="5"/>
        </table:table-row>
        <table:table-row table:style-name="ro1">
          <table:table-cell office:value-type="float" office:value="2.37228248751135" calcext:value-type="float">
            <text:p>2.37228248751135</text:p>
          </table:table-cell>
          <table:table-cell office:value-type="float" office:value="6.35289208519988" calcext:value-type="float">
            <text:p>6.35289208519988</text:p>
          </table:table-cell>
          <table:table-cell office:value-type="float" office:value="10.1314583215869" calcext:value-type="float">
            <text:p>10.1314583215869</text:p>
          </table:table-cell>
          <table:table-cell office:value-type="float" office:value="4070.73740407074" calcext:value-type="float">
            <text:p>4070.73740407074</text:p>
          </table:table-cell>
          <table:table-cell table:number-columns-repeated="5"/>
        </table:table-row>
        <table:table-row table:style-name="ro1">
          <table:table-cell office:value-type="float" office:value="2.17439079018183" calcext:value-type="float">
            <text:p>2.17439079018183</text:p>
          </table:table-cell>
          <table:table-cell office:value-type="float" office:value="6.28157339385862" calcext:value-type="float">
            <text:p>6.28157339385862</text:p>
          </table:table-cell>
          <table:table-cell office:value-type="float" office:value="10.2149868851175" calcext:value-type="float">
            <text:p>10.2149868851175</text:p>
          </table:table-cell>
          <table:table-cell office:value-type="float" office:value="4104.1041041041" calcext:value-type="float">
            <text:p>4104.1041041041</text:p>
          </table:table-cell>
          <table:table-cell table:number-columns-repeated="5"/>
        </table:table-row>
        <table:table-row table:style-name="ro1">
          <table:table-cell office:value-type="float" office:value="2.06052700782323" calcext:value-type="float">
            <text:p>2.06052700782323</text:p>
          </table:table-cell>
          <table:table-cell office:value-type="float" office:value="6.26238600416865" calcext:value-type="float">
            <text:p>6.26238600416865</text:p>
          </table:table-cell>
          <table:table-cell office:value-type="float" office:value="10.4097387836654" calcext:value-type="float">
            <text:p>10.4097387836654</text:p>
          </table:table-cell>
          <table:table-cell office:value-type="float" office:value="4137.47080413747" calcext:value-type="float">
            <text:p>4137.47080413747</text:p>
          </table:table-cell>
          <table:table-cell table:number-columns-repeated="5"/>
        </table:table-row>
        <table:table-row table:style-name="ro1">
          <table:table-cell office:value-type="float" office:value="2.58908619900974" calcext:value-type="float">
            <text:p>2.58908619900974</text:p>
          </table:table-cell>
          <table:table-cell office:value-type="float" office:value="6.27044313822672" calcext:value-type="float">
            <text:p>6.27044313822672</text:p>
          </table:table-cell>
          <table:table-cell office:value-type="float" office:value="10.4841680867596" calcext:value-type="float">
            <text:p>10.4841680867596</text:p>
          </table:table-cell>
          <table:table-cell office:value-type="float" office:value="4170.83750417084" calcext:value-type="float">
            <text:p>4170.83750417084</text:p>
          </table:table-cell>
          <table:table-cell table:number-columns-repeated="5"/>
        </table:table-row>
        <table:table-row table:style-name="ro1">
          <table:table-cell office:value-type="float" office:value="4.22031840569082" calcext:value-type="float">
            <text:p>4.22031840569082</text:p>
          </table:table-cell>
          <table:table-cell office:value-type="float" office:value="4.76487561932835" calcext:value-type="float">
            <text:p>4.76487561932835</text:p>
          </table:table-cell>
          <table:table-cell office:value-type="float" office:value="1.24199260414238" calcext:value-type="float">
            <text:p>1.24199260414238</text:p>
          </table:table-cell>
          <table:table-cell office:value-type="float" office:value="4204.2042042042" calcext:value-type="float">
            <text:p>4204.2042042042</text:p>
          </table:table-cell>
          <table:table-cell table:number-columns-repeated="5"/>
        </table:table-row>
        <table:table-row table:style-name="ro1">
          <table:table-cell office:value-type="float" office:value="3.96757665930092" calcext:value-type="float">
            <text:p>3.96757665930092</text:p>
          </table:table-cell>
          <table:table-cell office:value-type="float" office:value="4.51958732494278" calcext:value-type="float">
            <text:p>4.51958732494278</text:p>
          </table:table-cell>
          <table:table-cell office:value-type="float" office:value="1.91625678337532" calcext:value-type="float">
            <text:p>1.91625678337532</text:p>
          </table:table-cell>
          <table:table-cell office:value-type="float" office:value="4237.57090423757" calcext:value-type="float">
            <text:p>4237.57090423757</text:p>
          </table:table-cell>
          <table:table-cell table:number-columns-repeated="5"/>
        </table:table-row>
        <table:table-row table:style-name="ro1">
          <table:table-cell office:value-type="float" office:value="4.0507370331094" calcext:value-type="float">
            <text:p>4.0507370331094</text:p>
          </table:table-cell>
          <table:table-cell office:value-type="float" office:value="4.78406011668955" calcext:value-type="float">
            <text:p>4.78406011668955</text:p>
          </table:table-cell>
          <table:table-cell office:value-type="float" office:value="2.52290845703165" calcext:value-type="float">
            <text:p>2.52290845703165</text:p>
          </table:table-cell>
          <table:table-cell office:value-type="float" office:value="4270.93760427094" calcext:value-type="float">
            <text:p>4270.93760427094</text:p>
          </table:table-cell>
          <table:table-cell table:number-columns-repeated="5"/>
        </table:table-row>
        <table:table-row table:style-name="ro1">
          <table:table-cell office:value-type="float" office:value="4.0507370331094" calcext:value-type="float">
            <text:p>4.0507370331094</text:p>
          </table:table-cell>
          <table:table-cell office:value-type="float" office:value="4.78406011668955" calcext:value-type="float">
            <text:p>4.78406011668955</text:p>
          </table:table-cell>
          <table:table-cell office:value-type="float" office:value="2.52290845703165" calcext:value-type="float">
            <text:p>2.52290845703165</text:p>
          </table:table-cell>
          <table:table-cell office:value-type="float" office:value="4304.3043043043" calcext:value-type="float">
            <text:p>4304.3043043043</text:p>
          </table:table-cell>
          <table:table-cell table:number-columns-repeated="5"/>
        </table:table-row>
        <table:table-row table:style-name="ro1">
          <table:table-cell office:value-type="float" office:value="3.93260495502427" calcext:value-type="float">
            <text:p>3.93260495502427</text:p>
          </table:table-cell>
          <table:table-cell office:value-type="float" office:value="4.2414350265098" calcext:value-type="float">
            <text:p>4.2414350265098</text:p>
          </table:table-cell>
          <table:table-cell office:value-type="float" office:value="1.74195252499548" calcext:value-type="float">
            <text:p>1.74195252499548</text:p>
          </table:table-cell>
          <table:table-cell office:value-type="float" office:value="4337.67100433767" calcext:value-type="float">
            <text:p>4337.67100433767</text:p>
          </table:table-cell>
          <table:table-cell table:number-columns-repeated="5"/>
        </table:table-row>
        <table:table-row table:style-name="ro1">
          <table:table-cell office:value-type="float" office:value="3.93260495502427" calcext:value-type="float">
            <text:p>3.93260495502427</text:p>
          </table:table-cell>
          <table:table-cell office:value-type="float" office:value="4.2414350265098" calcext:value-type="float">
            <text:p>4.2414350265098</text:p>
          </table:table-cell>
          <table:table-cell office:value-type="float" office:value="1.74195252499548" calcext:value-type="float">
            <text:p>1.74195252499548</text:p>
          </table:table-cell>
          <table:table-cell office:value-type="float" office:value="4371.03770437104" calcext:value-type="float">
            <text:p>4371.03770437104</text:p>
          </table:table-cell>
          <table:table-cell table:number-columns-repeated="5"/>
        </table:table-row>
        <table:table-row table:style-name="ro1">
          <table:table-cell office:value-type="float" office:value="4.05098517947307" calcext:value-type="float">
            <text:p>4.05098517947307</text:p>
          </table:table-cell>
          <table:table-cell office:value-type="float" office:value="4.39428900824197" calcext:value-type="float">
            <text:p>4.39428900824197</text:p>
          </table:table-cell>
          <table:table-cell office:value-type="float" office:value="1.6698553149788" calcext:value-type="float">
            <text:p>1.6698553149788</text:p>
          </table:table-cell>
          <table:table-cell office:value-type="float" office:value="4404.4044044044" calcext:value-type="float">
            <text:p>4404.4044044044</text:p>
          </table:table-cell>
          <table:table-cell table:number-columns-repeated="5"/>
        </table:table-row>
        <table:table-row table:style-name="ro1">
          <table:table-cell office:value-type="float" office:value="4.05098517947307" calcext:value-type="float">
            <text:p>4.05098517947307</text:p>
          </table:table-cell>
          <table:table-cell office:value-type="float" office:value="4.39428900824197" calcext:value-type="float">
            <text:p>4.39428900824197</text:p>
          </table:table-cell>
          <table:table-cell office:value-type="float" office:value="1.6698553149788" calcext:value-type="float">
            <text:p>1.6698553149788</text:p>
          </table:table-cell>
          <table:table-cell office:value-type="float" office:value="4437.77110443777" calcext:value-type="float">
            <text:p>4437.77110443777</text:p>
          </table:table-cell>
          <table:table-cell table:number-columns-repeated="5"/>
        </table:table-row>
        <table:table-row table:style-name="ro1">
          <table:table-cell office:value-type="float" office:value="3.99504987194605" calcext:value-type="float">
            <text:p>3.99504987194605</text:p>
          </table:table-cell>
          <table:table-cell office:value-type="float" office:value="4.16433164618105" calcext:value-type="float">
            <text:p>4.16433164618105</text:p>
          </table:table-cell>
          <table:table-cell office:value-type="float" office:value="0.983511708391724" calcext:value-type="float">
            <text:p>0.983511708391724</text:p>
          </table:table-cell>
          <table:table-cell office:value-type="float" office:value="4471.13780447114" calcext:value-type="float">
            <text:p>4471.13780447114</text:p>
          </table:table-cell>
          <table:table-cell table:number-columns-repeated="5"/>
        </table:table-row>
        <table:table-row table:style-name="ro1">
          <table:table-cell office:value-type="float" office:value="3.91735210938718" calcext:value-type="float">
            <text:p>3.91735210938718</text:p>
          </table:table-cell>
          <table:table-cell office:value-type="float" office:value="3.90201822377957" calcext:value-type="float">
            <text:p>3.90201822377957</text:p>
          </table:table-cell>
          <table:table-cell office:value-type="float" office:value="0.218520472273923" calcext:value-type="float">
            <text:p>0.218520472273923</text:p>
          </table:table-cell>
          <table:table-cell office:value-type="float" office:value="4504.5045045045" calcext:value-type="float">
            <text:p>4504.5045045045</text:p>
          </table:table-cell>
          <table:table-cell table:number-columns-repeated="5"/>
        </table:table-row>
        <table:table-row table:style-name="ro1">
          <table:table-cell office:value-type="float" office:value="2.21314393288219" calcext:value-type="float">
            <text:p>2.21314393288219</text:p>
          </table:table-cell>
          <table:table-cell office:value-type="float" office:value="5.7250832500762" calcext:value-type="float">
            <text:p>5.7250832500762</text:p>
          </table:table-cell>
          <table:table-cell office:value-type="float" office:value="11.2418924699534" calcext:value-type="float">
            <text:p>11.2418924699534</text:p>
          </table:table-cell>
          <table:table-cell office:value-type="float" office:value="4537.87120453787" calcext:value-type="float">
            <text:p>4537.87120453787</text:p>
          </table:table-cell>
          <table:table-cell table:number-columns-repeated="5"/>
        </table:table-row>
        <table:table-row table:style-name="ro1">
          <table:table-cell office:value-type="float" office:value="2.08908444741337" calcext:value-type="float">
            <text:p>2.08908444741337</text:p>
          </table:table-cell>
          <table:table-cell office:value-type="float" office:value="5.73474162035043" calcext:value-type="float">
            <text:p>5.73474162035043</text:p>
          </table:table-cell>
          <table:table-cell office:value-type="float" office:value="11.2111703705836" calcext:value-type="float">
            <text:p>11.2111703705836</text:p>
          </table:table-cell>
          <table:table-cell office:value-type="float" office:value="4571.23790457124" calcext:value-type="float">
            <text:p>4571.23790457124</text:p>
          </table:table-cell>
          <table:table-cell table:number-columns-repeated="5"/>
        </table:table-row>
        <table:table-row table:style-name="ro1">
          <table:table-cell office:value-type="float" office:value="2.08908444741337" calcext:value-type="float">
            <text:p>2.08908444741337</text:p>
          </table:table-cell>
          <table:table-cell office:value-type="float" office:value="5.73474162035043" calcext:value-type="float">
            <text:p>5.73474162035043</text:p>
          </table:table-cell>
          <table:table-cell office:value-type="float" office:value="11.2111703705836" calcext:value-type="float">
            <text:p>11.2111703705836</text:p>
          </table:table-cell>
          <table:table-cell office:value-type="float" office:value="4604.60460460461" calcext:value-type="float">
            <text:p>4604.60460460461</text:p>
          </table:table-cell>
          <table:table-cell table:number-columns-repeated="5"/>
        </table:table-row>
        <table:table-row table:style-name="ro1">
          <table:table-cell office:value-type="float" office:value="2.05334790437189" calcext:value-type="float">
            <text:p>2.05334790437189</text:p>
          </table:table-cell>
          <table:table-cell office:value-type="float" office:value="5.73844642664368" calcext:value-type="float">
            <text:p>5.73844642664368</text:p>
          </table:table-cell>
          <table:table-cell office:value-type="float" office:value="11.2490277511965" calcext:value-type="float">
            <text:p>11.2490277511965</text:p>
          </table:table-cell>
          <table:table-cell office:value-type="float" office:value="4637.97130463797" calcext:value-type="float">
            <text:p>4637.97130463797</text:p>
          </table:table-cell>
          <table:table-cell table:number-columns-repeated="5"/>
        </table:table-row>
        <table:table-row table:style-name="ro1">
          <table:table-cell office:value-type="float" office:value="1.86469953151876" calcext:value-type="float">
            <text:p>1.86469953151876</text:p>
          </table:table-cell>
          <table:table-cell office:value-type="float" office:value="5.72284488984691" calcext:value-type="float">
            <text:p>5.72284488984691</text:p>
          </table:table-cell>
          <table:table-cell office:value-type="float" office:value="11.4642318024228" calcext:value-type="float">
            <text:p>11.4642318024228</text:p>
          </table:table-cell>
          <table:table-cell office:value-type="float" office:value="4671.33800467134" calcext:value-type="float">
            <text:p>4671.33800467134</text:p>
          </table:table-cell>
          <table:table-cell table:number-columns-repeated="5"/>
        </table:table-row>
        <table:table-row table:style-name="ro1">
          <table:table-cell office:value-type="float" office:value="1.69747446129618" calcext:value-type="float">
            <text:p>1.69747446129618</text:p>
          </table:table-cell>
          <table:table-cell office:value-type="float" office:value="5.71023826450925" calcext:value-type="float">
            <text:p>5.71023826450925</text:p>
          </table:table-cell>
          <table:table-cell office:value-type="float" office:value="11.4340103673569" calcext:value-type="float">
            <text:p>11.4340103673569</text:p>
          </table:table-cell>
          <table:table-cell office:value-type="float" office:value="4704.70470470471" calcext:value-type="float">
            <text:p>4704.70470470471</text:p>
          </table:table-cell>
          <table:table-cell table:number-columns-repeated="5"/>
        </table:table-row>
        <table:table-row table:style-name="ro1">
          <table:table-cell office:value-type="float" office:value="1.3111438958016" calcext:value-type="float">
            <text:p>1.3111438958016</text:p>
          </table:table-cell>
          <table:table-cell office:value-type="float" office:value="5.66633302182607" calcext:value-type="float">
            <text:p>5.66633302182607</text:p>
          </table:table-cell>
          <table:table-cell office:value-type="float" office:value="11.9107761087872" calcext:value-type="float">
            <text:p>11.9107761087872</text:p>
          </table:table-cell>
          <table:table-cell office:value-type="float" office:value="4738.07140473807" calcext:value-type="float">
            <text:p>4738.07140473807</text:p>
          </table:table-cell>
          <table:table-cell table:number-columns-repeated="5"/>
        </table:table-row>
        <table:table-row table:style-name="ro1">
          <table:table-cell office:value-type="float" office:value="1.08503744746975" calcext:value-type="float">
            <text:p>1.08503744746975</text:p>
          </table:table-cell>
          <table:table-cell office:value-type="float" office:value="5.60724990922325" calcext:value-type="float">
            <text:p>5.60724990922325</text:p>
          </table:table-cell>
          <table:table-cell office:value-type="float" office:value="11.9233732272064" calcext:value-type="float">
            <text:p>11.9233732272064</text:p>
          </table:table-cell>
          <table:table-cell office:value-type="float" office:value="4771.43810477144" calcext:value-type="float">
            <text:p>4771.43810477144</text:p>
          </table:table-cell>
          <table:table-cell table:number-columns-repeated="5"/>
        </table:table-row>
        <table:table-row table:style-name="ro1">
          <table:table-cell office:value-type="float" office:value="1.07189751850007" calcext:value-type="float">
            <text:p>1.07189751850007</text:p>
          </table:table-cell>
          <table:table-cell office:value-type="float" office:value="5.60449122048206" calcext:value-type="float">
            <text:p>5.60449122048206</text:p>
          </table:table-cell>
          <table:table-cell office:value-type="float" office:value="11.9536767201503" calcext:value-type="float">
            <text:p>11.9536767201503</text:p>
          </table:table-cell>
          <table:table-cell office:value-type="float" office:value="4804.8048048048" calcext:value-type="float">
            <text:p>4804.8048048048</text:p>
          </table:table-cell>
          <table:table-cell table:number-columns-repeated="5"/>
        </table:table-row>
        <table:table-row table:style-name="ro1">
          <table:table-cell office:value-type="float" office:value="0.985872175385163" calcext:value-type="float">
            <text:p>0.985872175385163</text:p>
          </table:table-cell>
          <table:table-cell office:value-type="float" office:value="5.62098752814041" calcext:value-type="float">
            <text:p>5.62098752814041</text:p>
          </table:table-cell>
          <table:table-cell office:value-type="float" office:value="11.7685499759849" calcext:value-type="float">
            <text:p>11.7685499759849</text:p>
          </table:table-cell>
          <table:table-cell office:value-type="float" office:value="4838.17150483817" calcext:value-type="float">
            <text:p>4838.17150483817</text:p>
          </table:table-cell>
          <table:table-cell table:number-columns-repeated="5"/>
        </table:table-row>
        <table:table-row table:style-name="ro1">
          <table:table-cell office:value-type="float" office:value="0.706924131860299" calcext:value-type="float">
            <text:p>0.706924131860299</text:p>
          </table:table-cell>
          <table:table-cell office:value-type="float" office:value="5.53574379083693" calcext:value-type="float">
            <text:p>5.53574379083693</text:p>
          </table:table-cell>
          <table:table-cell office:value-type="float" office:value="11.8770206131058" calcext:value-type="float">
            <text:p>11.8770206131058</text:p>
          </table:table-cell>
          <table:table-cell office:value-type="float" office:value="4871.53820487154" calcext:value-type="float">
            <text:p>4871.53820487154</text:p>
          </table:table-cell>
          <table:table-cell table:number-columns-repeated="5"/>
        </table:table-row>
        <table:table-row table:style-name="ro1">
          <table:table-cell office:value-type="float" office:value="0.41808307727033" calcext:value-type="float">
            <text:p>0.41808307727033</text:p>
          </table:table-cell>
          <table:table-cell office:value-type="float" office:value="5.63725854772857" calcext:value-type="float">
            <text:p>5.63725854772857</text:p>
          </table:table-cell>
          <table:table-cell office:value-type="float" office:value="12.6432943479591" calcext:value-type="float">
            <text:p>12.6432943479591</text:p>
          </table:table-cell>
          <table:table-cell office:value-type="float" office:value="4904.9049049049" calcext:value-type="float">
            <text:p>4904.9049049049</text:p>
          </table:table-cell>
          <table:table-cell table:number-columns-repeated="5"/>
        </table:table-row>
        <table:table-row table:style-name="ro1">
          <table:table-cell office:value-type="float" office:value="0.314359408758216" calcext:value-type="float">
            <text:p>0.314359408758216</text:p>
          </table:table-cell>
          <table:table-cell office:value-type="float" office:value="5.53709918433" calcext:value-type="float">
            <text:p>5.53709918433</text:p>
          </table:table-cell>
          <table:table-cell office:value-type="float" office:value="12.099406404827" calcext:value-type="float">
            <text:p>12.099406404827</text:p>
          </table:table-cell>
          <table:table-cell office:value-type="float" office:value="4938.27160493827" calcext:value-type="float">
            <text:p>4938.27160493827</text:p>
          </table:table-cell>
          <table:table-cell table:number-columns-repeated="5"/>
        </table:table-row>
        <table:table-row table:style-name="ro1">
          <table:table-cell office:value-type="float" office:value="0.314359408758216" calcext:value-type="float">
            <text:p>0.314359408758216</text:p>
          </table:table-cell>
          <table:table-cell office:value-type="float" office:value="5.53709918433" calcext:value-type="float">
            <text:p>5.53709918433</text:p>
          </table:table-cell>
          <table:table-cell office:value-type="float" office:value="12.099406404827" calcext:value-type="float">
            <text:p>12.099406404827</text:p>
          </table:table-cell>
          <table:table-cell office:value-type="float" office:value="4971.63830497164" calcext:value-type="float">
            <text:p>4971.63830497164</text:p>
          </table:table-cell>
          <table:table-cell table:number-columns-repeated="5"/>
        </table:table-row>
        <table:table-row table:style-name="ro1">
          <table:table-cell office:value-type="float" office:value="0.703098905439942" calcext:value-type="float">
            <text:p>0.703098905439942</text:p>
          </table:table-cell>
          <table:table-cell office:value-type="float" office:value="5.41437244098762" calcext:value-type="float">
            <text:p>5.41437244098762</text:p>
          </table:table-cell>
          <table:table-cell office:value-type="float" office:value="10.0123400543983" calcext:value-type="float">
            <text:p>10.0123400543983</text:p>
          </table:table-cell>
          <table:table-cell office:value-type="float" office:value="5005.00500500501" calcext:value-type="float">
            <text:p>5005.00500500501</text:p>
          </table:table-cell>
          <table:table-cell table:number-columns-repeated="5"/>
        </table:table-row>
        <table:table-row table:style-name="ro1">
          <table:table-cell office:value-type="float" office:value="0.296109002482716" calcext:value-type="float">
            <text:p>0.296109002482716</text:p>
          </table:table-cell>
          <table:table-cell office:value-type="float" office:value="5.19681298635227" calcext:value-type="float">
            <text:p>5.19681298635227</text:p>
          </table:table-cell>
          <table:table-cell office:value-type="float" office:value="10.266025583726" calcext:value-type="float">
            <text:p>10.266025583726</text:p>
          </table:table-cell>
          <table:table-cell office:value-type="float" office:value="5038.37170503837" calcext:value-type="float">
            <text:p>5038.37170503837</text:p>
          </table:table-cell>
          <table:table-cell table:number-columns-repeated="5"/>
        </table:table-row>
        <table:table-row table:style-name="ro1">
          <table:table-cell office:value-type="float" office:value="-0.517094616636" calcext:value-type="float">
            <text:p>-0.517094616636</text:p>
          </table:table-cell>
          <table:table-cell office:value-type="float" office:value="5.88666727787147" calcext:value-type="float">
            <text:p>5.88666727787147</text:p>
          </table:table-cell>
          <table:table-cell office:value-type="float" office:value="12.5785781806874" calcext:value-type="float">
            <text:p>12.5785781806874</text:p>
          </table:table-cell>
          <table:table-cell office:value-type="float" office:value="5071.73840507174" calcext:value-type="float">
            <text:p>5071.73840507174</text:p>
          </table:table-cell>
          <table:table-cell table:number-columns-repeated="5"/>
        </table:table-row>
        <table:table-row table:style-name="ro1">
          <table:table-cell office:value-type="float" office:value="-0.517094616636" calcext:value-type="float">
            <text:p>-0.517094616636</text:p>
          </table:table-cell>
          <table:table-cell office:value-type="float" office:value="5.88666727787147" calcext:value-type="float">
            <text:p>5.88666727787147</text:p>
          </table:table-cell>
          <table:table-cell office:value-type="float" office:value="12.5785781806874" calcext:value-type="float">
            <text:p>12.5785781806874</text:p>
          </table:table-cell>
          <table:table-cell office:value-type="float" office:value="5105.10510510511" calcext:value-type="float">
            <text:p>5105.10510510511</text:p>
          </table:table-cell>
          <table:table-cell table:number-columns-repeated="5"/>
        </table:table-row>
        <table:table-row table:style-name="ro1">
          <table:table-cell office:value-type="float" office:value="-1.09604390504697" calcext:value-type="float">
            <text:p>-1.09604390504697</text:p>
          </table:table-cell>
          <table:table-cell office:value-type="float" office:value="5.98608594294882" calcext:value-type="float">
            <text:p>5.98608594294882</text:p>
          </table:table-cell>
          <table:table-cell office:value-type="float" office:value="12.91641788453" calcext:value-type="float">
            <text:p>12.91641788453</text:p>
          </table:table-cell>
          <table:table-cell office:value-type="float" office:value="5138.47180513847" calcext:value-type="float">
            <text:p>5138.47180513847</text:p>
          </table:table-cell>
          <table:table-cell table:number-columns-repeated="5"/>
        </table:table-row>
        <table:table-row table:style-name="ro1">
          <table:table-cell office:value-type="float" office:value="-0.951223491335461" calcext:value-type="float">
            <text:p>-0.951223491335461</text:p>
          </table:table-cell>
          <table:table-cell office:value-type="float" office:value="6.09246734207984" calcext:value-type="float">
            <text:p>6.09246734207984</text:p>
          </table:table-cell>
          <table:table-cell office:value-type="float" office:value="13.2453683320029" calcext:value-type="float">
            <text:p>13.2453683320029</text:p>
          </table:table-cell>
          <table:table-cell office:value-type="float" office:value="5171.83850517184" calcext:value-type="float">
            <text:p>5171.83850517184</text:p>
          </table:table-cell>
          <table:table-cell table:number-columns-repeated="5"/>
        </table:table-row>
        <table:table-row table:style-name="ro1">
          <table:table-cell office:value-type="float" office:value="-1.79192757237188" calcext:value-type="float">
            <text:p>-1.79192757237188</text:p>
          </table:table-cell>
          <table:table-cell office:value-type="float" office:value="6.10108673450427" calcext:value-type="float">
            <text:p>6.10108673450427</text:p>
          </table:table-cell>
          <table:table-cell office:value-type="float" office:value="13.6435290728604" calcext:value-type="float">
            <text:p>13.6435290728604</text:p>
          </table:table-cell>
          <table:table-cell office:value-type="float" office:value="5205.20520520521" calcext:value-type="float">
            <text:p>5205.20520520521</text:p>
          </table:table-cell>
          <table:table-cell table:number-columns-repeated="5"/>
        </table:table-row>
        <table:table-row table:style-name="ro1">
          <table:table-cell office:value-type="float" office:value="-2.00642175073134" calcext:value-type="float">
            <text:p>-2.00642175073134</text:p>
          </table:table-cell>
          <table:table-cell office:value-type="float" office:value="6.10464490116132" calcext:value-type="float">
            <text:p>6.10464490116132</text:p>
          </table:table-cell>
          <table:table-cell office:value-type="float" office:value="13.6790306172985" calcext:value-type="float">
            <text:p>13.6790306172985</text:p>
          </table:table-cell>
          <table:table-cell office:value-type="float" office:value="5238.57190523857" calcext:value-type="float">
            <text:p>5238.57190523857</text:p>
          </table:table-cell>
          <table:table-cell table:number-columns-repeated="5"/>
        </table:table-row>
        <table:table-row table:style-name="ro1">
          <table:table-cell office:value-type="float" office:value="-2.00642175073134" calcext:value-type="float">
            <text:p>-2.00642175073134</text:p>
          </table:table-cell>
          <table:table-cell office:value-type="float" office:value="6.10464490116132" calcext:value-type="float">
            <text:p>6.10464490116132</text:p>
          </table:table-cell>
          <table:table-cell office:value-type="float" office:value="13.6790306172985" calcext:value-type="float">
            <text:p>13.6790306172985</text:p>
          </table:table-cell>
          <table:table-cell office:value-type="float" office:value="5271.93860527194" calcext:value-type="float">
            <text:p>5271.93860527194</text:p>
          </table:table-cell>
          <table:table-cell table:number-columns-repeated="5"/>
        </table:table-row>
        <table:table-row table:style-name="ro1">
          <table:table-cell office:value-type="float" office:value="-2.63490557726473" calcext:value-type="float">
            <text:p>-2.63490557726473</text:p>
          </table:table-cell>
          <table:table-cell office:value-type="float" office:value="6.0987104845234" calcext:value-type="float">
            <text:p>6.0987104845234</text:p>
          </table:table-cell>
          <table:table-cell office:value-type="float" office:value="14.074308627721" calcext:value-type="float">
            <text:p>14.074308627721</text:p>
          </table:table-cell>
          <table:table-cell office:value-type="float" office:value="5305.30530530531" calcext:value-type="float">
            <text:p>5305.30530530531</text:p>
          </table:table-cell>
          <table:table-cell table:number-columns-repeated="5"/>
        </table:table-row>
        <table:table-row table:style-name="ro1">
          <table:table-cell office:value-type="float" office:value="-1.92287608616139" calcext:value-type="float">
            <text:p>-1.92287608616139</text:p>
          </table:table-cell>
          <table:table-cell office:value-type="float" office:value="7.12581509913523" calcext:value-type="float">
            <text:p>7.12581509913523</text:p>
          </table:table-cell>
          <table:table-cell office:value-type="float" office:value="16.8778903794442" calcext:value-type="float">
            <text:p>16.8778903794442</text:p>
          </table:table-cell>
          <table:table-cell office:value-type="float" office:value="5338.67200533867" calcext:value-type="float">
            <text:p>5338.67200533867</text:p>
          </table:table-cell>
          <table:table-cell table:number-columns-repeated="5"/>
        </table:table-row>
        <table:table-row table:style-name="ro1">
          <table:table-cell office:value-type="float" office:value="-2.7312787034561" calcext:value-type="float">
            <text:p>-2.7312787034561</text:p>
          </table:table-cell>
          <table:table-cell office:value-type="float" office:value="6.56387946475741" calcext:value-type="float">
            <text:p>6.56387946475741</text:p>
          </table:table-cell>
          <table:table-cell office:value-type="float" office:value="15.6217686501776" calcext:value-type="float">
            <text:p>15.6217686501776</text:p>
          </table:table-cell>
          <table:table-cell office:value-type="float" office:value="5372.03870537204" calcext:value-type="float">
            <text:p>5372.03870537204</text:p>
          </table:table-cell>
          <table:table-cell table:number-columns-repeated="5"/>
        </table:table-row>
        <table:table-row table:style-name="ro1">
          <table:table-cell office:value-type="float" office:value="-3.10955950770866" calcext:value-type="float">
            <text:p>-3.10955950770866</text:p>
          </table:table-cell>
          <table:table-cell office:value-type="float" office:value="6.54907185824575" calcext:value-type="float">
            <text:p>6.54907185824575</text:p>
          </table:table-cell>
          <table:table-cell office:value-type="float" office:value="15.9004818057281" calcext:value-type="float">
            <text:p>15.9004818057281</text:p>
          </table:table-cell>
          <table:table-cell office:value-type="float" office:value="5405.40540540541" calcext:value-type="float">
            <text:p>5405.40540540541</text:p>
          </table:table-cell>
          <table:table-cell table:number-columns-repeated="5"/>
        </table:table-row>
        <table:table-row table:style-name="ro1">
          <table:table-cell office:value-type="float" office:value="-3.10955950770866" calcext:value-type="float">
            <text:p>-3.10955950770866</text:p>
          </table:table-cell>
          <table:table-cell office:value-type="float" office:value="6.54907185824575" calcext:value-type="float">
            <text:p>6.54907185824575</text:p>
          </table:table-cell>
          <table:table-cell office:value-type="float" office:value="15.9004818057281" calcext:value-type="float">
            <text:p>15.9004818057281</text:p>
          </table:table-cell>
          <table:table-cell office:value-type="float" office:value="5438.77210543877" calcext:value-type="float">
            <text:p>5438.77210543877</text:p>
          </table:table-cell>
          <table:table-cell table:number-columns-repeated="5"/>
        </table:table-row>
        <table:table-row table:style-name="ro1">
          <table:table-cell office:value-type="float" office:value="-3.11133999512676" calcext:value-type="float">
            <text:p>-3.11133999512676</text:p>
          </table:table-cell>
          <table:table-cell office:value-type="float" office:value="6.72612434576897" calcext:value-type="float">
            <text:p>6.72612434576897</text:p>
          </table:table-cell>
          <table:table-cell office:value-type="float" office:value="16.3118593739388" calcext:value-type="float">
            <text:p>16.3118593739388</text:p>
          </table:table-cell>
          <table:table-cell office:value-type="float" office:value="5472.13880547214" calcext:value-type="float">
            <text:p>5472.13880547214</text:p>
          </table:table-cell>
          <table:table-cell table:number-columns-repeated="5"/>
        </table:table-row>
        <table:table-row table:style-name="ro1">
          <table:table-cell office:value-type="float" office:value="-3.86663075002969" calcext:value-type="float">
            <text:p>-3.86663075002969</text:p>
          </table:table-cell>
          <table:table-cell office:value-type="float" office:value="6.43272879480479" calcext:value-type="float">
            <text:p>6.43272879480479</text:p>
          </table:table-cell>
          <table:table-cell office:value-type="float" office:value="16.2989066514596" calcext:value-type="float">
            <text:p>16.2989066514596</text:p>
          </table:table-cell>
          <table:table-cell office:value-type="float" office:value="5505.50550550551" calcext:value-type="float">
            <text:p>5505.50550550551</text:p>
          </table:table-cell>
          <table:table-cell table:number-columns-repeated="5"/>
        </table:table-row>
        <table:table-row table:style-name="ro1">
          <table:table-cell office:value-type="float" office:value="-4.5030989060477" calcext:value-type="float">
            <text:p>-4.5030989060477</text:p>
          </table:table-cell>
          <table:table-cell office:value-type="float" office:value="7.03496988347438" calcext:value-type="float">
            <text:p>7.03496988347438</text:p>
          </table:table-cell>
          <table:table-cell office:value-type="float" office:value="18.5532563738184" calcext:value-type="float">
            <text:p>18.5532563738184</text:p>
          </table:table-cell>
          <table:table-cell office:value-type="float" office:value="5538.87220553887" calcext:value-type="float">
            <text:p>5538.87220553887</text:p>
          </table:table-cell>
          <table:table-cell table:number-columns-repeated="5"/>
        </table:table-row>
        <table:table-row table:style-name="ro1">
          <table:table-cell office:value-type="float" office:value="-4.72487539810147" calcext:value-type="float">
            <text:p>-4.72487539810147</text:p>
          </table:table-cell>
          <table:table-cell office:value-type="float" office:value="6.69594616932588" calcext:value-type="float">
            <text:p>6.69594616932588</text:p>
          </table:table-cell>
          <table:table-cell office:value-type="float" office:value="16.8057977451428" calcext:value-type="float">
            <text:p>16.8057977451428</text:p>
          </table:table-cell>
          <table:table-cell office:value-type="float" office:value="5572.23890557224" calcext:value-type="float">
            <text:p>5572.23890557224</text:p>
          </table:table-cell>
          <table:table-cell table:number-columns-repeated="5"/>
        </table:table-row>
        <table:table-row table:style-name="ro1">
          <table:table-cell office:value-type="float" office:value="-4.72487539810147" calcext:value-type="float">
            <text:p>-4.72487539810147</text:p>
          </table:table-cell>
          <table:table-cell office:value-type="float" office:value="6.69594616932588" calcext:value-type="float">
            <text:p>6.69594616932588</text:p>
          </table:table-cell>
          <table:table-cell office:value-type="float" office:value="16.8057977451428" calcext:value-type="float">
            <text:p>16.8057977451428</text:p>
          </table:table-cell>
          <table:table-cell office:value-type="float" office:value="5605.60560560561" calcext:value-type="float">
            <text:p>5605.60560560561</text:p>
          </table:table-cell>
          <table:table-cell table:number-columns-repeated="5"/>
        </table:table-row>
        <table:table-row table:style-name="ro1">
          <table:table-cell office:value-type="float" office:value="-4.86981527099401" calcext:value-type="float">
            <text:p>-4.86981527099401</text:p>
          </table:table-cell>
          <table:table-cell office:value-type="float" office:value="5.96983086815521" calcext:value-type="float">
            <text:p>5.96983086815521</text:p>
          </table:table-cell>
          <table:table-cell office:value-type="float" office:value="14.0963915330753" calcext:value-type="float">
            <text:p>14.0963915330753</text:p>
          </table:table-cell>
          <table:table-cell office:value-type="float" office:value="5638.97230563897" calcext:value-type="float">
            <text:p>5638.97230563897</text:p>
          </table:table-cell>
          <table:table-cell table:number-columns-repeated="5"/>
        </table:table-row>
        <table:table-row table:style-name="ro1">
          <table:table-cell office:value-type="float" office:value="-5.64705061422575" calcext:value-type="float">
            <text:p>-5.64705061422575</text:p>
          </table:table-cell>
          <table:table-cell office:value-type="float" office:value="6.19248282762952" calcext:value-type="float">
            <text:p>6.19248282762952</text:p>
          </table:table-cell>
          <table:table-cell office:value-type="float" office:value="15.505967960199" calcext:value-type="float">
            <text:p>15.505967960199</text:p>
          </table:table-cell>
          <table:table-cell office:value-type="float" office:value="5672.33900567234" calcext:value-type="float">
            <text:p>5672.33900567234</text:p>
          </table:table-cell>
          <table:table-cell table:number-columns-repeated="5"/>
        </table:table-row>
        <table:table-row table:style-name="ro1">
          <table:table-cell office:value-type="float" office:value="-6.02543312742422" calcext:value-type="float">
            <text:p>-6.02543312742422</text:p>
          </table:table-cell>
          <table:table-cell office:value-type="float" office:value="5.98208468765858" calcext:value-type="float">
            <text:p>5.98208468765858</text:p>
          </table:table-cell>
          <table:table-cell office:value-type="float" office:value="14.6182401449956" calcext:value-type="float">
            <text:p>14.6182401449956</text:p>
          </table:table-cell>
          <table:table-cell office:value-type="float" office:value="5705.70570570571" calcext:value-type="float">
            <text:p>5705.70570570571</text:p>
          </table:table-cell>
          <table:table-cell table:number-columns-repeated="5"/>
        </table:table-row>
        <table:table-row table:style-name="ro1">
          <table:table-cell office:value-type="float" office:value="-5.54229255849066" calcext:value-type="float">
            <text:p>-5.54229255849066</text:p>
          </table:table-cell>
          <table:table-cell office:value-type="float" office:value="6.08812440137232" calcext:value-type="float">
            <text:p>6.08812440137232</text:p>
          </table:table-cell>
          <table:table-cell office:value-type="float" office:value="12.6758232676268" calcext:value-type="float">
            <text:p>12.6758232676268</text:p>
          </table:table-cell>
          <table:table-cell office:value-type="float" office:value="5739.07240573907" calcext:value-type="float">
            <text:p>5739.07240573907</text:p>
          </table:table-cell>
          <table:table-cell table:number-columns-repeated="5"/>
        </table:table-row>
        <table:table-row table:style-name="ro1">
          <table:table-cell office:value-type="float" office:value="-5.54229255849066" calcext:value-type="float">
            <text:p>-5.54229255849066</text:p>
          </table:table-cell>
          <table:table-cell office:value-type="float" office:value="6.08812440137232" calcext:value-type="float">
            <text:p>6.08812440137232</text:p>
          </table:table-cell>
          <table:table-cell office:value-type="float" office:value="12.6758232676268" calcext:value-type="float">
            <text:p>12.6758232676268</text:p>
          </table:table-cell>
          <table:table-cell office:value-type="float" office:value="5772.43910577244" calcext:value-type="float">
            <text:p>5772.43910577244</text:p>
          </table:table-cell>
          <table:table-cell table:number-columns-repeated="5"/>
        </table:table-row>
        <table:table-row table:style-name="ro1">
          <table:table-cell office:value-type="float" office:value="-7.08897183173417" calcext:value-type="float">
            <text:p>-7.08897183173417</text:p>
          </table:table-cell>
          <table:table-cell office:value-type="float" office:value="7.11795990683599" calcext:value-type="float">
            <text:p>7.11795990683599</text:p>
          </table:table-cell>
          <table:table-cell office:value-type="float" office:value="17.4686028426994" calcext:value-type="float">
            <text:p>17.4686028426994</text:p>
          </table:table-cell>
          <table:table-cell office:value-type="float" office:value="5805.80580580581" calcext:value-type="float">
            <text:p>5805.80580580581</text:p>
          </table:table-cell>
          <table:table-cell table:number-columns-repeated="5"/>
        </table:table-row>
        <table:table-row table:style-name="ro1">
          <table:table-cell office:value-type="float" office:value="-7.31723322893869" calcext:value-type="float">
            <text:p>-7.31723322893869</text:p>
          </table:table-cell>
          <table:table-cell office:value-type="float" office:value="6.31546915592923" calcext:value-type="float">
            <text:p>6.31546915592923</text:p>
          </table:table-cell>
          <table:table-cell office:value-type="float" office:value="14.9125522523861" calcext:value-type="float">
            <text:p>14.9125522523861</text:p>
          </table:table-cell>
          <table:table-cell office:value-type="float" office:value="5839.17250583917" calcext:value-type="float">
            <text:p>5839.17250583917</text:p>
          </table:table-cell>
          <table:table-cell table:number-columns-repeated="5"/>
        </table:table-row>
        <table:table-row table:style-name="ro1">
          <table:table-cell office:value-type="float" office:value="-8.99819060241802" calcext:value-type="float">
            <text:p>-8.99819060241802</text:p>
          </table:table-cell>
          <table:table-cell office:value-type="float" office:value="7.41471134908014" calcext:value-type="float">
            <text:p>7.41471134908014</text:p>
          </table:table-cell>
          <table:table-cell office:value-type="float" office:value="19.9096302842923" calcext:value-type="float">
            <text:p>19.9096302842923</text:p>
          </table:table-cell>
          <table:table-cell office:value-type="float" office:value="5872.53920587254" calcext:value-type="float">
            <text:p>5872.53920587254</text:p>
          </table:table-cell>
          <table:table-cell table:number-columns-repeated="5"/>
        </table:table-row>
        <table:table-row table:style-name="ro1">
          <table:table-cell office:value-type="float" office:value="-9.46385414472193" calcext:value-type="float">
            <text:p>-9.46385414472193</text:p>
          </table:table-cell>
          <table:table-cell office:value-type="float" office:value="8.02993685006709" calcext:value-type="float">
            <text:p>8.02993685006709</text:p>
          </table:table-cell>
          <table:table-cell office:value-type="float" office:value="20.9386786305446" calcext:value-type="float">
            <text:p>20.9386786305446</text:p>
          </table:table-cell>
          <table:table-cell office:value-type="float" office:value="5905.90590590591" calcext:value-type="float">
            <text:p>5905.90590590591</text:p>
          </table:table-cell>
          <table:table-cell table:number-columns-repeated="5"/>
        </table:table-row>
        <table:table-row table:style-name="ro1">
          <table:table-cell office:value-type="float" office:value="-9.46385414472193" calcext:value-type="float">
            <text:p>-9.46385414472193</text:p>
          </table:table-cell>
          <table:table-cell office:value-type="float" office:value="8.02993685006709" calcext:value-type="float">
            <text:p>8.02993685006709</text:p>
          </table:table-cell>
          <table:table-cell office:value-type="float" office:value="20.9386786305446" calcext:value-type="float">
            <text:p>20.9386786305446</text:p>
          </table:table-cell>
          <table:table-cell office:value-type="float" office:value="5939.27260593927" calcext:value-type="float">
            <text:p>5939.27260593927</text:p>
          </table:table-cell>
          <table:table-cell table:number-columns-repeated="5"/>
        </table:table-row>
        <table:table-row table:style-name="ro1">
          <table:table-cell office:value-type="float" office:value="-8.45128689104543" calcext:value-type="float">
            <text:p>-8.45128689104543</text:p>
          </table:table-cell>
          <table:table-cell office:value-type="float" office:value="6.48859987491429" calcext:value-type="float">
            <text:p>6.48859987491429</text:p>
          </table:table-cell>
          <table:table-cell office:value-type="float" office:value="14.1941133649776" calcext:value-type="float">
            <text:p>14.1941133649776</text:p>
          </table:table-cell>
          <table:table-cell office:value-type="float" office:value="5972.63930597264" calcext:value-type="float">
            <text:p>5972.63930597264</text:p>
          </table:table-cell>
          <table:table-cell table:number-columns-repeated="5"/>
        </table:table-row>
        <table:table-row table:style-name="ro1">
          <table:table-cell office:value-type="float" office:value="-9.76792703886495" calcext:value-type="float">
            <text:p>-9.76792703886495</text:p>
          </table:table-cell>
          <table:table-cell office:value-type="float" office:value="7.13946745250486" calcext:value-type="float">
            <text:p>7.13946745250486</text:p>
          </table:table-cell>
          <table:table-cell office:value-type="float" office:value="17.0868946459399" calcext:value-type="float">
            <text:p>17.0868946459399</text:p>
          </table:table-cell>
          <table:table-cell office:value-type="float" office:value="6006.00600600601" calcext:value-type="float">
            <text:p>6006.00600600601</text:p>
          </table:table-cell>
          <table:table-cell table:number-columns-repeated="5"/>
        </table:table-row>
        <table:table-row table:style-name="ro1">
          <table:table-cell office:value-type="float" office:value="-10.26387013582" calcext:value-type="float">
            <text:p>-10.26387013582</text:p>
          </table:table-cell>
          <table:table-cell office:value-type="float" office:value="7.1535513007609" calcext:value-type="float">
            <text:p>7.1535513007609</text:p>
          </table:table-cell>
          <table:table-cell office:value-type="float" office:value="16.9417672298074" calcext:value-type="float">
            <text:p>16.9417672298074</text:p>
          </table:table-cell>
          <table:table-cell office:value-type="float" office:value="6039.37270603937" calcext:value-type="float">
            <text:p>6039.37270603937</text:p>
          </table:table-cell>
          <table:table-cell table:number-columns-repeated="5"/>
        </table:table-row>
        <table:table-row table:style-name="ro1">
          <table:table-cell office:value-type="float" office:value="-12.4642779467054" calcext:value-type="float">
            <text:p>-12.4642779467054</text:p>
          </table:table-cell>
          <table:table-cell office:value-type="float" office:value="7.97164584496565" calcext:value-type="float">
            <text:p>7.97164584496565</text:p>
          </table:table-cell>
          <table:table-cell office:value-type="float" office:value="21.4533497542418" calcext:value-type="float">
            <text:p>21.4533497542418</text:p>
          </table:table-cell>
          <table:table-cell office:value-type="float" office:value="6072.73940607274" calcext:value-type="float">
            <text:p>6072.73940607274</text:p>
          </table:table-cell>
          <table:table-cell table:number-columns-repeated="5"/>
        </table:table-row>
        <table:table-row table:style-name="ro1">
          <table:table-cell office:value-type="float" office:value="-12.4642779467054" calcext:value-type="float">
            <text:p>-12.4642779467054</text:p>
          </table:table-cell>
          <table:table-cell office:value-type="float" office:value="7.97164584496565" calcext:value-type="float">
            <text:p>7.97164584496565</text:p>
          </table:table-cell>
          <table:table-cell office:value-type="float" office:value="21.4533497542418" calcext:value-type="float">
            <text:p>21.4533497542418</text:p>
          </table:table-cell>
          <table:table-cell office:value-type="float" office:value="6106.10610610611" calcext:value-type="float">
            <text:p>6106.10610610611</text:p>
          </table:table-cell>
          <table:table-cell table:number-columns-repeated="5"/>
        </table:table-row>
        <table:table-row table:style-name="ro1">
          <table:table-cell office:value-type="float" office:value="-12.8875324974295" calcext:value-type="float">
            <text:p>-12.8875324974295</text:p>
          </table:table-cell>
          <table:table-cell office:value-type="float" office:value="8.0828855248768" calcext:value-type="float">
            <text:p>8.0828855248768</text:p>
          </table:table-cell>
          <table:table-cell office:value-type="float" office:value="19.4983531057297" calcext:value-type="float">
            <text:p>19.4983531057297</text:p>
          </table:table-cell>
          <table:table-cell office:value-type="float" office:value="6139.47280613947" calcext:value-type="float">
            <text:p>6139.47280613947</text:p>
          </table:table-cell>
          <table:table-cell table:number-columns-repeated="5"/>
        </table:table-row>
        <table:table-row table:style-name="ro1">
          <table:table-cell office:value-type="float" office:value="-12.7751308669867" calcext:value-type="float">
            <text:p>-12.7751308669867</text:p>
          </table:table-cell>
          <table:table-cell office:value-type="float" office:value="8.2705999370509" calcext:value-type="float">
            <text:p>8.2705999370509</text:p>
          </table:table-cell>
          <table:table-cell office:value-type="float" office:value="19.4973417987831" calcext:value-type="float">
            <text:p>19.4973417987831</text:p>
          </table:table-cell>
          <table:table-cell office:value-type="float" office:value="6172.83950617284" calcext:value-type="float">
            <text:p>6172.83950617284</text:p>
          </table:table-cell>
          <table:table-cell table:number-columns-repeated="5"/>
        </table:table-row>
        <table:table-row table:style-name="ro1">
          <table:table-cell office:value-type="float" office:value="-14.3950216969177" calcext:value-type="float">
            <text:p>-14.3950216969177</text:p>
          </table:table-cell>
          <table:table-cell office:value-type="float" office:value="9.09186092988789" calcext:value-type="float">
            <text:p>9.09186092988789</text:p>
          </table:table-cell>
          <table:table-cell office:value-type="float" office:value="22.4935216962406" calcext:value-type="float">
            <text:p>22.4935216962406</text:p>
          </table:table-cell>
          <table:table-cell office:value-type="float" office:value="6206.20620620621" calcext:value-type="float">
            <text:p>6206.20620620621</text:p>
          </table:table-cell>
          <table:table-cell table:number-columns-repeated="5"/>
        </table:table-row>
        <table:table-row table:style-name="ro1">
          <table:table-cell office:value-type="float" office:value="-15.5124936393851" calcext:value-type="float">
            <text:p>-15.5124936393851</text:p>
          </table:table-cell>
          <table:table-cell office:value-type="float" office:value="9.15427113359659" calcext:value-type="float">
            <text:p>9.15427113359659</text:p>
          </table:table-cell>
          <table:table-cell office:value-type="float" office:value="23.8974940208081" calcext:value-type="float">
            <text:p>23.8974940208081</text:p>
          </table:table-cell>
          <table:table-cell office:value-type="float" office:value="6239.57290623957" calcext:value-type="float">
            <text:p>6239.57290623957</text:p>
          </table:table-cell>
          <table:table-cell table:number-columns-repeated="5"/>
        </table:table-row>
        <table:table-row table:style-name="ro1">
          <table:table-cell office:value-type="float" office:value="-15.5124936393851" calcext:value-type="float">
            <text:p>-15.5124936393851</text:p>
          </table:table-cell>
          <table:table-cell office:value-type="float" office:value="9.15427113359659" calcext:value-type="float">
            <text:p>9.15427113359659</text:p>
          </table:table-cell>
          <table:table-cell office:value-type="float" office:value="23.8974940208081" calcext:value-type="float">
            <text:p>23.8974940208081</text:p>
          </table:table-cell>
          <table:table-cell office:value-type="float" office:value="6272.93960627294" calcext:value-type="float">
            <text:p>6272.93960627294</text:p>
          </table:table-cell>
          <table:table-cell table:number-columns-repeated="5"/>
        </table:table-row>
        <table:table-row table:style-name="ro1">
          <table:table-cell office:value-type="float" office:value="-17.0053114306452" calcext:value-type="float">
            <text:p>-17.0053114306452</text:p>
          </table:table-cell>
          <table:table-cell office:value-type="float" office:value="9.31653720435511" calcext:value-type="float">
            <text:p>9.31653720435511</text:p>
          </table:table-cell>
          <table:table-cell office:value-type="float" office:value="25.7945180460038" calcext:value-type="float">
            <text:p>25.7945180460038</text:p>
          </table:table-cell>
          <table:table-cell office:value-type="float" office:value="6306.30630630631" calcext:value-type="float">
            <text:p>6306.30630630631</text:p>
          </table:table-cell>
          <table:table-cell table:number-columns-repeated="5"/>
        </table:table-row>
        <table:table-row table:style-name="ro1">
          <table:table-cell office:value-type="float" office:value="-17.9353284540087" calcext:value-type="float">
            <text:p>-17.9353284540087</text:p>
          </table:table-cell>
          <table:table-cell office:value-type="float" office:value="9.47054039509003" calcext:value-type="float">
            <text:p>9.47054039509003</text:p>
          </table:table-cell>
          <table:table-cell office:value-type="float" office:value="27.1706932458243" calcext:value-type="float">
            <text:p>27.1706932458243</text:p>
          </table:table-cell>
          <table:table-cell office:value-type="float" office:value="6339.67300633968" calcext:value-type="float">
            <text:p>6339.67300633968</text:p>
          </table:table-cell>
          <table:table-cell table:number-columns-repeated="5"/>
        </table:table-row>
        <table:table-row table:style-name="ro1">
          <table:table-cell office:value-type="float" office:value="-18.6939018891296" calcext:value-type="float">
            <text:p>-18.6939018891296</text:p>
          </table:table-cell>
          <table:table-cell office:value-type="float" office:value="9.60649920001208" calcext:value-type="float">
            <text:p>9.60649920001208</text:p>
          </table:table-cell>
          <table:table-cell office:value-type="float" office:value="27.9993486217277" calcext:value-type="float">
            <text:p>27.9993486217277</text:p>
          </table:table-cell>
          <table:table-cell office:value-type="float" office:value="6373.03970637304" calcext:value-type="float">
            <text:p>6373.03970637304</text:p>
          </table:table-cell>
          <table:table-cell table:number-columns-repeated="5"/>
        </table:table-row>
        <table:table-row table:style-name="ro1">
          <table:table-cell office:value-type="float" office:value="-19.3819018326319" calcext:value-type="float">
            <text:p>-19.3819018326319</text:p>
          </table:table-cell>
          <table:table-cell office:value-type="float" office:value="9.72228297584583" calcext:value-type="float">
            <text:p>9.72228297584583</text:p>
          </table:table-cell>
          <table:table-cell office:value-type="float" office:value="28.3125356881475" calcext:value-type="float">
            <text:p>28.3125356881475</text:p>
          </table:table-cell>
          <table:table-cell office:value-type="float" office:value="6406.40640640641" calcext:value-type="float">
            <text:p>6406.40640640641</text:p>
          </table:table-cell>
          <table:table-cell table:number-columns-repeated="5"/>
        </table:table-row>
        <table:table-row table:style-name="ro1">
          <table:table-cell office:value-type="float" office:value="-19.4279948089446" calcext:value-type="float">
            <text:p>-19.4279948089446</text:p>
          </table:table-cell>
          <table:table-cell office:value-type="float" office:value="9.73019146774175" calcext:value-type="float">
            <text:p>9.73019146774175</text:p>
          </table:table-cell>
          <table:table-cell office:value-type="float" office:value="28.5748511513431" calcext:value-type="float">
            <text:p>28.5748511513431</text:p>
          </table:table-cell>
          <table:table-cell office:value-type="float" office:value="6439.77310643977" calcext:value-type="float">
            <text:p>6439.77310643977</text:p>
          </table:table-cell>
          <table:table-cell table:number-columns-repeated="5"/>
        </table:table-row>
        <table:table-row table:style-name="ro1">
          <table:table-cell office:value-type="float" office:value="-20.0972704748171" calcext:value-type="float">
            <text:p>-20.0972704748171</text:p>
          </table:table-cell>
          <table:table-cell office:value-type="float" office:value="9.73960461338715" calcext:value-type="float">
            <text:p>9.73960461338715</text:p>
          </table:table-cell>
          <table:table-cell office:value-type="float" office:value="28.4723013098344" calcext:value-type="float">
            <text:p>28.4723013098344</text:p>
          </table:table-cell>
          <table:table-cell office:value-type="float" office:value="6473.13980647314" calcext:value-type="float">
            <text:p>6473.13980647314</text:p>
          </table:table-cell>
          <table:table-cell table:number-columns-repeated="5"/>
        </table:table-row>
        <table:table-row table:style-name="ro1">
          <table:table-cell office:value-type="float" office:value="-20.5940604976514" calcext:value-type="float">
            <text:p>-20.5940604976514</text:p>
          </table:table-cell>
          <table:table-cell office:value-type="float" office:value="9.79854384706471" calcext:value-type="float">
            <text:p>9.79854384706471</text:p>
          </table:table-cell>
          <table:table-cell office:value-type="float" office:value="27.92421318283" calcext:value-type="float">
            <text:p>27.92421318283</text:p>
          </table:table-cell>
          <table:table-cell office:value-type="float" office:value="6506.50650650651" calcext:value-type="float">
            <text:p>6506.50650650651</text:p>
          </table:table-cell>
          <table:table-cell table:number-columns-repeated="5"/>
        </table:table-row>
        <table:table-row table:style-name="ro1">
          <table:table-cell office:value-type="float" office:value="-21.3626255798622" calcext:value-type="float">
            <text:p>-21.3626255798622</text:p>
          </table:table-cell>
          <table:table-cell office:value-type="float" office:value="10.0117659091813" calcext:value-type="float">
            <text:p>10.0117659091813</text:p>
          </table:table-cell>
          <table:table-cell office:value-type="float" office:value="29.0970093639489" calcext:value-type="float">
            <text:p>29.0970093639489</text:p>
          </table:table-cell>
          <table:table-cell office:value-type="float" office:value="6539.87320653987" calcext:value-type="float">
            <text:p>6539.87320653987</text:p>
          </table:table-cell>
          <table:table-cell table:number-columns-repeated="5"/>
        </table:table-row>
        <table:table-row table:style-name="ro1">
          <table:table-cell office:value-type="float" office:value="-22.0373506695848" calcext:value-type="float">
            <text:p>-22.0373506695848</text:p>
          </table:table-cell>
          <table:table-cell office:value-type="float" office:value="10.2358988895688" calcext:value-type="float">
            <text:p>10.2358988895688</text:p>
          </table:table-cell>
          <table:table-cell office:value-type="float" office:value="30.0248550882551" calcext:value-type="float">
            <text:p>30.0248550882551</text:p>
          </table:table-cell>
          <table:table-cell office:value-type="float" office:value="6573.23990657324" calcext:value-type="float">
            <text:p>6573.23990657324</text:p>
          </table:table-cell>
          <table:table-cell table:number-columns-repeated="5"/>
        </table:table-row>
        <table:table-row table:style-name="ro1">
          <table:table-cell office:value-type="float" office:value="-21.9730928572514" calcext:value-type="float">
            <text:p>-21.9730928572514</text:p>
          </table:table-cell>
          <table:table-cell office:value-type="float" office:value="10.2298393360049" calcext:value-type="float">
            <text:p>10.2298393360049</text:p>
          </table:table-cell>
          <table:table-cell office:value-type="float" office:value="29.717669558267" calcext:value-type="float">
            <text:p>29.717669558267</text:p>
          </table:table-cell>
          <table:table-cell office:value-type="float" office:value="6606.60660660661" calcext:value-type="float">
            <text:p>6606.60660660661</text:p>
          </table:table-cell>
          <table:table-cell table:number-columns-repeated="5"/>
        </table:table-row>
        <table:table-row table:style-name="ro1">
          <table:table-cell office:value-type="float" office:value="-22.1021523102254" calcext:value-type="float">
            <text:p>-22.1021523102254</text:p>
          </table:table-cell>
          <table:table-cell office:value-type="float" office:value="9.26362885911101" calcext:value-type="float">
            <text:p>9.26362885911101</text:p>
          </table:table-cell>
          <table:table-cell office:value-type="float" office:value="27.0628301009105" calcext:value-type="float">
            <text:p>27.0628301009105</text:p>
          </table:table-cell>
          <table:table-cell office:value-type="float" office:value="6639.97330663997" calcext:value-type="float">
            <text:p>6639.97330663997</text:p>
          </table:table-cell>
          <table:table-cell table:number-columns-repeated="5"/>
        </table:table-row>
        <table:table-row table:style-name="ro1">
          <table:table-cell office:value-type="float" office:value="-22.7598687892855" calcext:value-type="float">
            <text:p>-22.7598687892855</text:p>
          </table:table-cell>
          <table:table-cell office:value-type="float" office:value="9.4951687493371" calcext:value-type="float">
            <text:p>9.4951687493371</text:p>
          </table:table-cell>
          <table:table-cell office:value-type="float" office:value="28.0488589832913" calcext:value-type="float">
            <text:p>28.0488589832913</text:p>
          </table:table-cell>
          <table:table-cell office:value-type="float" office:value="6673.34000667334" calcext:value-type="float">
            <text:p>6673.34000667334</text:p>
          </table:table-cell>
          <table:table-cell table:number-columns-repeated="5"/>
        </table:table-row>
        <table:table-row table:style-name="ro1">
          <table:table-cell office:value-type="float" office:value="-23.0850127575195" calcext:value-type="float">
            <text:p>-23.0850127575195</text:p>
          </table:table-cell>
          <table:table-cell office:value-type="float" office:value="9.23855929128724" calcext:value-type="float">
            <text:p>9.23855929128724</text:p>
          </table:table-cell>
          <table:table-cell office:value-type="float" office:value="27.4564069387922" calcext:value-type="float">
            <text:p>27.4564069387922</text:p>
          </table:table-cell>
          <table:table-cell office:value-type="float" office:value="6706.70670670671" calcext:value-type="float">
            <text:p>6706.70670670671</text:p>
          </table:table-cell>
          <table:table-cell table:number-columns-repeated="5"/>
        </table:table-row>
        <table:table-row table:style-name="ro1">
          <table:table-cell office:value-type="float" office:value="-23.6471710589861" calcext:value-type="float">
            <text:p>-23.6471710589861</text:p>
          </table:table-cell>
          <table:table-cell office:value-type="float" office:value="9.4561200566565" calcext:value-type="float">
            <text:p>9.4561200566565</text:p>
          </table:table-cell>
          <table:table-cell office:value-type="float" office:value="28.4496047370163" calcext:value-type="float">
            <text:p>28.4496047370163</text:p>
          </table:table-cell>
          <table:table-cell office:value-type="float" office:value="6740.07340674007" calcext:value-type="float">
            <text:p>6740.07340674007</text:p>
          </table:table-cell>
          <table:table-cell table:number-columns-repeated="5"/>
        </table:table-row>
        <table:table-row table:style-name="ro1">
          <table:table-cell office:value-type="float" office:value="-23.6471710589861" calcext:value-type="float">
            <text:p>-23.6471710589861</text:p>
          </table:table-cell>
          <table:table-cell office:value-type="float" office:value="9.4561200566565" calcext:value-type="float">
            <text:p>9.4561200566565</text:p>
          </table:table-cell>
          <table:table-cell office:value-type="float" office:value="28.4496047370163" calcext:value-type="float">
            <text:p>28.4496047370163</text:p>
          </table:table-cell>
          <table:table-cell office:value-type="float" office:value="6773.44010677344" calcext:value-type="float">
            <text:p>6773.44010677344</text:p>
          </table:table-cell>
          <table:table-cell table:number-columns-repeated="5"/>
        </table:table-row>
        <table:table-row table:style-name="ro1">
          <table:table-cell office:value-type="float" office:value="-24.5916162298569" calcext:value-type="float">
            <text:p>-24.5916162298569</text:p>
          </table:table-cell>
          <table:table-cell office:value-type="float" office:value="10.1900991945185" calcext:value-type="float">
            <text:p>10.1900991945185</text:p>
          </table:table-cell>
          <table:table-cell office:value-type="float" office:value="30.6942746395673" calcext:value-type="float">
            <text:p>30.6942746395673</text:p>
          </table:table-cell>
          <table:table-cell office:value-type="float" office:value="6806.80680680681" calcext:value-type="float">
            <text:p>6806.80680680681</text:p>
          </table:table-cell>
          <table:table-cell table:number-columns-repeated="5"/>
        </table:table-row>
        <table:table-row table:style-name="ro1">
          <table:table-cell office:value-type="float" office:value="-25.1155221560535" calcext:value-type="float">
            <text:p>-25.1155221560535</text:p>
          </table:table-cell>
          <table:table-cell office:value-type="float" office:value="10.1214269849952" calcext:value-type="float">
            <text:p>10.1214269849952</text:p>
          </table:table-cell>
          <table:table-cell office:value-type="float" office:value="31.2626068556296" calcext:value-type="float">
            <text:p>31.2626068556296</text:p>
          </table:table-cell>
          <table:table-cell office:value-type="float" office:value="6840.17350684018" calcext:value-type="float">
            <text:p>6840.17350684018</text:p>
          </table:table-cell>
          <table:table-cell table:number-columns-repeated="5"/>
        </table:table-row>
        <table:table-row table:style-name="ro1">
          <table:table-cell office:value-type="float" office:value="-25.592055421691" calcext:value-type="float">
            <text:p>-25.592055421691</text:p>
          </table:table-cell>
          <table:table-cell office:value-type="float" office:value="10.3492559393662" calcext:value-type="float">
            <text:p>10.3492559393662</text:p>
          </table:table-cell>
          <table:table-cell office:value-type="float" office:value="32.0639292062567" calcext:value-type="float">
            <text:p>32.0639292062567</text:p>
          </table:table-cell>
          <table:table-cell office:value-type="float" office:value="6873.54020687354" calcext:value-type="float">
            <text:p>6873.54020687354</text:p>
          </table:table-cell>
          <table:table-cell table:number-columns-repeated="5"/>
        </table:table-row>
        <table:table-row table:style-name="ro1">
          <table:table-cell office:value-type="float" office:value="-26.18933390235" calcext:value-type="float">
            <text:p>-26.18933390235</text:p>
          </table:table-cell>
          <table:table-cell office:value-type="float" office:value="10.254363789115" calcext:value-type="float">
            <text:p>10.254363789115</text:p>
          </table:table-cell>
          <table:table-cell office:value-type="float" office:value="32.7333966995768" calcext:value-type="float">
            <text:p>32.7333966995768</text:p>
          </table:table-cell>
          <table:table-cell office:value-type="float" office:value="6906.90690690691" calcext:value-type="float">
            <text:p>6906.90690690691</text:p>
          </table:table-cell>
          <table:table-cell table:number-columns-repeated="5"/>
        </table:table-row>
        <table:table-row table:style-name="ro1">
          <table:table-cell office:value-type="float" office:value="-26.18933390235" calcext:value-type="float">
            <text:p>-26.18933390235</text:p>
          </table:table-cell>
          <table:table-cell office:value-type="float" office:value="10.254363789115" calcext:value-type="float">
            <text:p>10.254363789115</text:p>
          </table:table-cell>
          <table:table-cell office:value-type="float" office:value="32.7333966995768" calcext:value-type="float">
            <text:p>32.7333966995768</text:p>
          </table:table-cell>
          <table:table-cell office:value-type="float" office:value="6940.27360694027" calcext:value-type="float">
            <text:p>6940.27360694027</text:p>
          </table:table-cell>
          <table:table-cell table:number-columns-repeated="5"/>
        </table:table-row>
        <table:table-row table:style-name="ro1">
          <table:table-cell office:value-type="float" office:value="-26.6600158287324" calcext:value-type="float">
            <text:p>-26.6600158287324</text:p>
          </table:table-cell>
          <table:table-cell office:value-type="float" office:value="10.2983189864646" calcext:value-type="float">
            <text:p>10.2983189864646</text:p>
          </table:table-cell>
          <table:table-cell office:value-type="float" office:value="33.3198676538087" calcext:value-type="float">
            <text:p>33.3198676538087</text:p>
          </table:table-cell>
          <table:table-cell office:value-type="float" office:value="6973.64030697364" calcext:value-type="float">
            <text:p>6973.64030697364</text:p>
          </table:table-cell>
          <table:table-cell table:number-columns-repeated="5"/>
        </table:table-row>
        <table:table-row table:style-name="ro1">
          <table:table-cell office:value-type="float" office:value="-27.0308248761553" calcext:value-type="float">
            <text:p>-27.0308248761553</text:p>
          </table:table-cell>
          <table:table-cell office:value-type="float" office:value="10.2158361543913" calcext:value-type="float">
            <text:p>10.2158361543913</text:p>
          </table:table-cell>
          <table:table-cell office:value-type="float" office:value="33.3127174165005" calcext:value-type="float">
            <text:p>33.3127174165005</text:p>
          </table:table-cell>
          <table:table-cell office:value-type="float" office:value="7007.00700700701" calcext:value-type="float">
            <text:p>7007.00700700701</text:p>
          </table:table-cell>
          <table:table-cell table:number-columns-repeated="5"/>
        </table:table-row>
        <table:table-row table:style-name="ro1">
          <table:table-cell office:value-type="float" office:value="-27.4122360500313" calcext:value-type="float">
            <text:p>-27.4122360500313</text:p>
          </table:table-cell>
          <table:table-cell office:value-type="float" office:value="10.3032805780791" calcext:value-type="float">
            <text:p>10.3032805780791</text:p>
          </table:table-cell>
          <table:table-cell office:value-type="float" office:value="33.5720192833049" calcext:value-type="float">
            <text:p>33.5720192833049</text:p>
          </table:table-cell>
          <table:table-cell office:value-type="float" office:value="7040.37370704037" calcext:value-type="float">
            <text:p>7040.37370704037</text:p>
          </table:table-cell>
          <table:table-cell table:number-columns-repeated="5"/>
        </table:table-row>
        <table:table-row table:style-name="ro1">
          <table:table-cell office:value-type="float" office:value="-27.7307211768129" calcext:value-type="float">
            <text:p>-27.7307211768129</text:p>
          </table:table-cell>
          <table:table-cell office:value-type="float" office:value="10.1433051715622" calcext:value-type="float">
            <text:p>10.1433051715622</text:p>
          </table:table-cell>
          <table:table-cell office:value-type="float" office:value="33.5599912200734" calcext:value-type="float">
            <text:p>33.5599912200734</text:p>
          </table:table-cell>
          <table:table-cell office:value-type="float" office:value="7073.74040707374" calcext:value-type="float">
            <text:p>7073.74040707374</text:p>
          </table:table-cell>
          <table:table-cell table:number-columns-repeated="5"/>
        </table:table-row>
        <table:table-row table:style-name="ro1">
          <table:table-cell office:value-type="float" office:value="-27.7307211768129" calcext:value-type="float">
            <text:p>-27.7307211768129</text:p>
          </table:table-cell>
          <table:table-cell office:value-type="float" office:value="10.1433051715622" calcext:value-type="float">
            <text:p>10.1433051715622</text:p>
          </table:table-cell>
          <table:table-cell office:value-type="float" office:value="33.5599912200734" calcext:value-type="float">
            <text:p>33.5599912200734</text:p>
          </table:table-cell>
          <table:table-cell office:value-type="float" office:value="7107.10710710711" calcext:value-type="float">
            <text:p>7107.10710710711</text:p>
          </table:table-cell>
          <table:table-cell table:number-columns-repeated="5"/>
        </table:table-row>
        <table:table-row table:style-name="ro1">
          <table:table-cell office:value-type="float" office:value="-28.0958783589005" calcext:value-type="float">
            <text:p>-28.0958783589005</text:p>
          </table:table-cell>
          <table:table-cell office:value-type="float" office:value="10.1540924067146" calcext:value-type="float">
            <text:p>10.1540924067146</text:p>
          </table:table-cell>
          <table:table-cell office:value-type="float" office:value="33.7909887115554" calcext:value-type="float">
            <text:p>33.7909887115554</text:p>
          </table:table-cell>
          <table:table-cell office:value-type="float" office:value="7140.47380714047" calcext:value-type="float">
            <text:p>7140.47380714047</text:p>
          </table:table-cell>
          <table:table-cell table:number-columns-repeated="5"/>
        </table:table-row>
        <table:table-row table:style-name="ro1">
          <table:table-cell office:value-type="float" office:value="-28.527042013788" calcext:value-type="float">
            <text:p>-28.527042013788</text:p>
          </table:table-cell>
          <table:table-cell office:value-type="float" office:value="10.3184155165518" calcext:value-type="float">
            <text:p>10.3184155165518</text:p>
          </table:table-cell>
          <table:table-cell office:value-type="float" office:value="34.3616449916128" calcext:value-type="float">
            <text:p>34.3616449916128</text:p>
          </table:table-cell>
          <table:table-cell office:value-type="float" office:value="7173.84050717384" calcext:value-type="float">
            <text:p>7173.84050717384</text:p>
          </table:table-cell>
          <table:table-cell table:number-columns-repeated="5"/>
        </table:table-row>
        <table:table-row table:style-name="ro1">
          <table:table-cell office:value-type="float" office:value="-29.002517296956" calcext:value-type="float">
            <text:p>-29.002517296956</text:p>
          </table:table-cell>
          <table:table-cell office:value-type="float" office:value="10.3286847349724" calcext:value-type="float">
            <text:p>10.3286847349724</text:p>
          </table:table-cell>
          <table:table-cell office:value-type="float" office:value="34.8004700134928" calcext:value-type="float">
            <text:p>34.8004700134928</text:p>
          </table:table-cell>
          <table:table-cell office:value-type="float" office:value="7207.20720720721" calcext:value-type="float">
            <text:p>7207.20720720721</text:p>
          </table:table-cell>
          <table:table-cell table:number-columns-repeated="5"/>
        </table:table-row>
        <table:table-row table:style-name="ro1">
          <table:table-cell office:value-type="float" office:value="-29.002517296956" calcext:value-type="float">
            <text:p>-29.002517296956</text:p>
          </table:table-cell>
          <table:table-cell office:value-type="float" office:value="10.3286847349724" calcext:value-type="float">
            <text:p>10.3286847349724</text:p>
          </table:table-cell>
          <table:table-cell office:value-type="float" office:value="34.8004700134928" calcext:value-type="float">
            <text:p>34.8004700134928</text:p>
          </table:table-cell>
          <table:table-cell office:value-type="float" office:value="7240.57390724057" calcext:value-type="float">
            <text:p>7240.57390724057</text:p>
          </table:table-cell>
          <table:table-cell table:number-columns-repeated="5"/>
        </table:table-row>
        <table:table-row table:style-name="ro1">
          <table:table-cell office:value-type="float" office:value="-29.4293545098365" calcext:value-type="float">
            <text:p>-29.4293545098365</text:p>
          </table:table-cell>
          <table:table-cell office:value-type="float" office:value="10.3468378918028" calcext:value-type="float">
            <text:p>10.3468378918028</text:p>
          </table:table-cell>
          <table:table-cell office:value-type="float" office:value="35.1108429007088" calcext:value-type="float">
            <text:p>35.1108429007088</text:p>
          </table:table-cell>
          <table:table-cell office:value-type="float" office:value="7273.94060727394" calcext:value-type="float">
            <text:p>7273.94060727394</text:p>
          </table:table-cell>
          <table:table-cell table:number-columns-repeated="5"/>
        </table:table-row>
        <table:table-row table:style-name="ro1">
          <table:table-cell office:value-type="float" office:value="-29.8687170021832" calcext:value-type="float">
            <text:p>-29.8687170021832</text:p>
          </table:table-cell>
          <table:table-cell office:value-type="float" office:value="10.068450609164" calcext:value-type="float">
            <text:p>10.068450609164</text:p>
          </table:table-cell>
          <table:table-cell office:value-type="float" office:value="34.9770462255001" calcext:value-type="float">
            <text:p>34.9770462255001</text:p>
          </table:table-cell>
          <table:table-cell office:value-type="float" office:value="7307.30730730731" calcext:value-type="float">
            <text:p>7307.30730730731</text:p>
          </table:table-cell>
          <table:table-cell table:number-columns-repeated="5"/>
        </table:table-row>
        <table:table-row table:style-name="ro1">
          <table:table-cell office:value-type="float" office:value="-30.4213647482692" calcext:value-type="float">
            <text:p>-30.4213647482692</text:p>
          </table:table-cell>
          <table:table-cell office:value-type="float" office:value="10.2693886151524" calcext:value-type="float">
            <text:p>10.2693886151524</text:p>
          </table:table-cell>
          <table:table-cell office:value-type="float" office:value="35.7821237784373" calcext:value-type="float">
            <text:p>35.7821237784373</text:p>
          </table:table-cell>
          <table:table-cell office:value-type="float" office:value="7340.67400734067" calcext:value-type="float">
            <text:p>7340.67400734067</text:p>
          </table:table-cell>
          <table:table-cell table:number-columns-repeated="5"/>
        </table:table-row>
        <table:table-row table:style-name="ro1">
          <table:table-cell office:value-type="float" office:value="-30.8315432319955" calcext:value-type="float">
            <text:p>-30.8315432319955</text:p>
          </table:table-cell>
          <table:table-cell office:value-type="float" office:value="10.2039850186375" calcext:value-type="float">
            <text:p>10.2039850186375</text:p>
          </table:table-cell>
          <table:table-cell office:value-type="float" office:value="35.9440742717875" calcext:value-type="float">
            <text:p>35.9440742717875</text:p>
          </table:table-cell>
          <table:table-cell office:value-type="float" office:value="7374.04070737404" calcext:value-type="float">
            <text:p>7374.04070737404</text:p>
          </table:table-cell>
          <table:table-cell table:number-columns-repeated="5"/>
        </table:table-row>
        <table:table-row table:style-name="ro1">
          <table:table-cell office:value-type="float" office:value="-31.4469102114906" calcext:value-type="float">
            <text:p>-31.4469102114906</text:p>
          </table:table-cell>
          <table:table-cell office:value-type="float" office:value="10.1300273826108" calcext:value-type="float">
            <text:p>10.1300273826108</text:p>
          </table:table-cell>
          <table:table-cell office:value-type="float" office:value="36.7184800737485" calcext:value-type="float">
            <text:p>36.7184800737485</text:p>
          </table:table-cell>
          <table:table-cell office:value-type="float" office:value="7407.40740740741" calcext:value-type="float">
            <text:p>7407.40740740741</text:p>
          </table:table-cell>
          <table:table-cell table:number-columns-repeated="5"/>
        </table:table-row>
        <table:table-row table:style-name="ro1">
          <table:table-cell office:value-type="float" office:value="-31.4469102114906" calcext:value-type="float">
            <text:p>-31.4469102114906</text:p>
          </table:table-cell>
          <table:table-cell office:value-type="float" office:value="10.1300273826108" calcext:value-type="float">
            <text:p>10.1300273826108</text:p>
          </table:table-cell>
          <table:table-cell office:value-type="float" office:value="36.7184800737485" calcext:value-type="float">
            <text:p>36.7184800737485</text:p>
          </table:table-cell>
          <table:table-cell office:value-type="float" office:value="7440.77410744077" calcext:value-type="float">
            <text:p>7440.77410744077</text:p>
          </table:table-cell>
          <table:table-cell table:number-columns-repeated="5"/>
        </table:table-row>
        <table:table-row table:style-name="ro1">
          <table:table-cell office:value-type="float" office:value="-31.9480399796867" calcext:value-type="float">
            <text:p>-31.9480399796867</text:p>
          </table:table-cell>
          <table:table-cell office:value-type="float" office:value="9.94226629221998" calcext:value-type="float">
            <text:p>9.94226629221998</text:p>
          </table:table-cell>
          <table:table-cell office:value-type="float" office:value="37.1089647163556" calcext:value-type="float">
            <text:p>37.1089647163556</text:p>
          </table:table-cell>
          <table:table-cell office:value-type="float" office:value="7474.14080747414" calcext:value-type="float">
            <text:p>7474.14080747414</text:p>
          </table:table-cell>
          <table:table-cell table:number-columns-repeated="5"/>
        </table:table-row>
        <table:table-row table:style-name="ro1">
          <table:table-cell office:value-type="float" office:value="-32.401964331361" calcext:value-type="float">
            <text:p>-32.401964331361</text:p>
          </table:table-cell>
          <table:table-cell office:value-type="float" office:value="9.71834260745394" calcext:value-type="float">
            <text:p>9.71834260745394</text:p>
          </table:table-cell>
          <table:table-cell office:value-type="float" office:value="37.2647540152818" calcext:value-type="float">
            <text:p>37.2647540152818</text:p>
          </table:table-cell>
          <table:table-cell office:value-type="float" office:value="7507.50750750751" calcext:value-type="float">
            <text:p>7507.50750750751</text:p>
          </table:table-cell>
          <table:table-cell table:number-columns-repeated="5"/>
        </table:table-row>
        <table:table-row table:style-name="ro1">
          <table:table-cell office:value-type="float" office:value="-32.9568530645364" calcext:value-type="float">
            <text:p>-32.9568530645364</text:p>
          </table:table-cell>
          <table:table-cell office:value-type="float" office:value="9.71208649044011" calcext:value-type="float">
            <text:p>9.71208649044011</text:p>
          </table:table-cell>
          <table:table-cell office:value-type="float" office:value="37.9735227617624" calcext:value-type="float">
            <text:p>37.9735227617624</text:p>
          </table:table-cell>
          <table:table-cell office:value-type="float" office:value="7540.87420754087" calcext:value-type="float">
            <text:p>7540.87420754087</text:p>
          </table:table-cell>
          <table:table-cell table:number-columns-repeated="5"/>
        </table:table-row>
        <table:table-row table:style-name="ro1">
          <table:table-cell office:value-type="float" office:value="-33.3621922779851" calcext:value-type="float">
            <text:p>-33.3621922779851</text:p>
          </table:table-cell>
          <table:table-cell office:value-type="float" office:value="9.61413911887398" calcext:value-type="float">
            <text:p>9.61413911887398</text:p>
          </table:table-cell>
          <table:table-cell office:value-type="float" office:value="38.1405752814679" calcext:value-type="float">
            <text:p>38.1405752814679</text:p>
          </table:table-cell>
          <table:table-cell office:value-type="float" office:value="7574.24090757424" calcext:value-type="float">
            <text:p>7574.24090757424</text:p>
          </table:table-cell>
          <table:table-cell table:number-columns-repeated="5"/>
        </table:table-row>
        <table:table-row table:style-name="ro1">
          <table:table-cell office:value-type="float" office:value="-33.3621922779851" calcext:value-type="float">
            <text:p>-33.3621922779851</text:p>
          </table:table-cell>
          <table:table-cell office:value-type="float" office:value="9.61413911887398" calcext:value-type="float">
            <text:p>9.61413911887398</text:p>
          </table:table-cell>
          <table:table-cell office:value-type="float" office:value="38.1405752814679" calcext:value-type="float">
            <text:p>38.1405752814679</text:p>
          </table:table-cell>
          <table:table-cell office:value-type="float" office:value="7607.60760760761" calcext:value-type="float">
            <text:p>7607.60760760761</text:p>
          </table:table-cell>
          <table:table-cell table:number-columns-repeated="5"/>
        </table:table-row>
        <table:table-row table:style-name="ro1">
          <table:table-cell office:value-type="float" office:value="-33.7342923048877" calcext:value-type="float">
            <text:p>-33.7342923048877</text:p>
          </table:table-cell>
          <table:table-cell office:value-type="float" office:value="9.62590176311933" calcext:value-type="float">
            <text:p>9.62590176311933</text:p>
          </table:table-cell>
          <table:table-cell office:value-type="float" office:value="38.3749241419213" calcext:value-type="float">
            <text:p>38.3749241419213</text:p>
          </table:table-cell>
          <table:table-cell office:value-type="float" office:value="7640.97430764098" calcext:value-type="float">
            <text:p>7640.97430764098</text:p>
          </table:table-cell>
          <table:table-cell table:number-columns-repeated="5"/>
        </table:table-row>
        <table:table-row table:style-name="ro1">
          <table:table-cell office:value-type="float" office:value="-34.3529259832394" calcext:value-type="float">
            <text:p>-34.3529259832394</text:p>
          </table:table-cell>
          <table:table-cell office:value-type="float" office:value="9.62903079238238" calcext:value-type="float">
            <text:p>9.62903079238238</text:p>
          </table:table-cell>
          <table:table-cell office:value-type="float" office:value="39.3778854347049" calcext:value-type="float">
            <text:p>39.3778854347049</text:p>
          </table:table-cell>
          <table:table-cell office:value-type="float" office:value="7674.34100767434" calcext:value-type="float">
            <text:p>7674.34100767434</text:p>
          </table:table-cell>
          <table:table-cell table:number-columns-repeated="5"/>
        </table:table-row>
        <table:table-row table:style-name="ro1">
          <table:table-cell office:value-type="float" office:value="-34.3955245916079" calcext:value-type="float">
            <text:p>-34.3955245916079</text:p>
          </table:table-cell>
          <table:table-cell office:value-type="float" office:value="9.22891911107068" calcext:value-type="float">
            <text:p>9.22891911107068</text:p>
          </table:table-cell>
          <table:table-cell office:value-type="float" office:value="38.2339481694833" calcext:value-type="float">
            <text:p>38.2339481694833</text:p>
          </table:table-cell>
          <table:table-cell office:value-type="float" office:value="7707.70770770771" calcext:value-type="float">
            <text:p>7707.70770770771</text:p>
          </table:table-cell>
          <table:table-cell table:number-columns-repeated="5"/>
        </table:table-row>
        <table:table-row table:style-name="ro1">
          <table:table-cell office:value-type="float" office:value="-33.3182458324351" calcext:value-type="float">
            <text:p>-33.3182458324351</text:p>
          </table:table-cell>
          <table:table-cell office:value-type="float" office:value="8.05419278524406" calcext:value-type="float">
            <text:p>8.05419278524406</text:p>
          </table:table-cell>
          <table:table-cell office:value-type="float" office:value="33.9446820406372" calcext:value-type="float">
            <text:p>33.9446820406372</text:p>
          </table:table-cell>
          <table:table-cell office:value-type="float" office:value="7741.07440774108" calcext:value-type="float">
            <text:p>7741.07440774108</text:p>
          </table:table-cell>
          <table:table-cell table:number-columns-repeated="5"/>
        </table:table-row>
        <table:table-row table:style-name="ro1">
          <table:table-cell office:value-type="float" office:value="-33.3182458324351" calcext:value-type="float">
            <text:p>-33.3182458324351</text:p>
          </table:table-cell>
          <table:table-cell office:value-type="float" office:value="8.05419278524406" calcext:value-type="float">
            <text:p>8.05419278524406</text:p>
          </table:table-cell>
          <table:table-cell office:value-type="float" office:value="33.9446820406372" calcext:value-type="float">
            <text:p>33.9446820406372</text:p>
          </table:table-cell>
          <table:table-cell office:value-type="float" office:value="7774.44110777444" calcext:value-type="float">
            <text:p>7774.44110777444</text:p>
          </table:table-cell>
          <table:table-cell table:number-columns-repeated="5"/>
        </table:table-row>
        <table:table-row table:style-name="ro1">
          <table:table-cell office:value-type="float" office:value="-34.9664396309709" calcext:value-type="float">
            <text:p>-34.9664396309709</text:p>
          </table:table-cell>
          <table:table-cell office:value-type="float" office:value="9.25938427230507" calcext:value-type="float">
            <text:p>9.25938427230507</text:p>
          </table:table-cell>
          <table:table-cell office:value-type="float" office:value="38.3517029009561" calcext:value-type="float">
            <text:p>38.3517029009561</text:p>
          </table:table-cell>
          <table:table-cell office:value-type="float" office:value="7807.80780780781" calcext:value-type="float">
            <text:p>7807.80780780781</text:p>
          </table:table-cell>
          <table:table-cell table:number-columns-repeated="5"/>
        </table:table-row>
        <table:table-row table:style-name="ro1">
          <table:table-cell office:value-type="float" office:value="-35.4417587476002" calcext:value-type="float">
            <text:p>-35.4417587476002</text:p>
          </table:table-cell>
          <table:table-cell office:value-type="float" office:value="9.33203111227563" calcext:value-type="float">
            <text:p>9.33203111227563</text:p>
          </table:table-cell>
          <table:table-cell office:value-type="float" office:value="39.1194454297773" calcext:value-type="float">
            <text:p>39.1194454297773</text:p>
          </table:table-cell>
          <table:table-cell office:value-type="float" office:value="7841.17450784118" calcext:value-type="float">
            <text:p>7841.17450784118</text:p>
          </table:table-cell>
          <table:table-cell table:number-columns-repeated="5"/>
        </table:table-row>
        <table:table-row table:style-name="ro1">
          <table:table-cell office:value-type="float" office:value="-35.8539643280178" calcext:value-type="float">
            <text:p>-35.8539643280178</text:p>
          </table:table-cell>
          <table:table-cell office:value-type="float" office:value="9.45191306833093" calcext:value-type="float">
            <text:p>9.45191306833093</text:p>
          </table:table-cell>
          <table:table-cell office:value-type="float" office:value="39.8231408521481" calcext:value-type="float">
            <text:p>39.8231408521481</text:p>
          </table:table-cell>
          <table:table-cell office:value-type="float" office:value="7874.54120787454" calcext:value-type="float">
            <text:p>7874.54120787454</text:p>
          </table:table-cell>
          <table:table-cell table:number-columns-repeated="5"/>
        </table:table-row>
        <table:table-row table:style-name="ro1">
          <table:table-cell office:value-type="float" office:value="-35.8539643280178" calcext:value-type="float">
            <text:p>-35.8539643280178</text:p>
          </table:table-cell>
          <table:table-cell office:value-type="float" office:value="9.45191306833093" calcext:value-type="float">
            <text:p>9.45191306833093</text:p>
          </table:table-cell>
          <table:table-cell office:value-type="float" office:value="39.8231408521481" calcext:value-type="float">
            <text:p>39.8231408521481</text:p>
          </table:table-cell>
          <table:table-cell office:value-type="float" office:value="7907.90790790791" calcext:value-type="float">
            <text:p>7907.90790790791</text:p>
          </table:table-cell>
          <table:table-cell table:number-columns-repeated="5"/>
        </table:table-row>
        <table:table-row table:style-name="ro1">
          <table:table-cell office:value-type="float" office:value="-35.1338886973822" calcext:value-type="float">
            <text:p>-35.1338886973822</text:p>
          </table:table-cell>
          <table:table-cell office:value-type="float" office:value="8.62190972678361" calcext:value-type="float">
            <text:p>8.62190972678361</text:p>
          </table:table-cell>
          <table:table-cell office:value-type="float" office:value="36.8003719013263" calcext:value-type="float">
            <text:p>36.8003719013263</text:p>
          </table:table-cell>
          <table:table-cell office:value-type="float" office:value="7941.27460794127" calcext:value-type="float">
            <text:p>7941.27460794127</text:p>
          </table:table-cell>
          <table:table-cell table:number-columns-repeated="5"/>
        </table:table-row>
        <table:table-row table:style-name="ro1">
          <table:table-cell office:value-type="float" office:value="-35.1893324097714" calcext:value-type="float">
            <text:p>-35.1893324097714</text:p>
          </table:table-cell>
          <table:table-cell office:value-type="float" office:value="8.51978203313123" calcext:value-type="float">
            <text:p>8.51978203313123</text:p>
          </table:table-cell>
          <table:table-cell office:value-type="float" office:value="36.5392461100008" calcext:value-type="float">
            <text:p>36.5392461100008</text:p>
          </table:table-cell>
          <table:table-cell office:value-type="float" office:value="7974.64130797464" calcext:value-type="float">
            <text:p>7974.64130797464</text:p>
          </table:table-cell>
          <table:table-cell table:number-columns-repeated="5"/>
        </table:table-row>
        <table:table-row table:style-name="ro1">
          <table:table-cell office:value-type="float" office:value="-35.5089074655419" calcext:value-type="float">
            <text:p>-35.5089074655419</text:p>
          </table:table-cell>
          <table:table-cell office:value-type="float" office:value="8.61475130972188" calcext:value-type="float">
            <text:p>8.61475130972188</text:p>
          </table:table-cell>
          <table:table-cell office:value-type="float" office:value="37.0813922077115" calcext:value-type="float">
            <text:p>37.0813922077115</text:p>
          </table:table-cell>
          <table:table-cell office:value-type="float" office:value="8008.00800800801" calcext:value-type="float">
            <text:p>8008.00800800801</text:p>
          </table:table-cell>
          <table:table-cell table:number-columns-repeated="5"/>
        </table:table-row>
        <table:table-row table:style-name="ro1">
          <table:table-cell office:value-type="float" office:value="-35.8188855936684" calcext:value-type="float">
            <text:p>-35.8188855936684</text:p>
          </table:table-cell>
          <table:table-cell office:value-type="float" office:value="8.73846730926314" calcext:value-type="float">
            <text:p>8.73846730926314</text:p>
          </table:table-cell>
          <table:table-cell office:value-type="float" office:value="37.6903478260549" calcext:value-type="float">
            <text:p>37.6903478260549</text:p>
          </table:table-cell>
          <table:table-cell office:value-type="float" office:value="8041.37470804137" calcext:value-type="float">
            <text:p>8041.37470804137</text:p>
          </table:table-cell>
          <table:table-cell table:number-columns-repeated="5"/>
        </table:table-row>
        <table:table-row table:style-name="ro1">
          <table:table-cell office:value-type="float" office:value="-35.8188855936684" calcext:value-type="float">
            <text:p>-35.8188855936684</text:p>
          </table:table-cell>
          <table:table-cell office:value-type="float" office:value="8.73846730926314" calcext:value-type="float">
            <text:p>8.73846730926314</text:p>
          </table:table-cell>
          <table:table-cell office:value-type="float" office:value="37.6903478260549" calcext:value-type="float">
            <text:p>37.6903478260549</text:p>
          </table:table-cell>
          <table:table-cell office:value-type="float" office:value="8074.74140807474" calcext:value-type="float">
            <text:p>8074.74140807474</text:p>
          </table:table-cell>
          <table:table-cell table:number-columns-repeated="5"/>
        </table:table-row>
        <table:table-row table:style-name="ro1">
          <table:table-cell office:value-type="float" office:value="-36.8574700534719" calcext:value-type="float">
            <text:p>-36.8574700534719</text:p>
          </table:table-cell>
          <table:table-cell office:value-type="float" office:value="9.58669785699489" calcext:value-type="float">
            <text:p>9.58669785699489</text:p>
          </table:table-cell>
          <table:table-cell office:value-type="float" office:value="40.6356283422051" calcext:value-type="float">
            <text:p>40.6356283422051</text:p>
          </table:table-cell>
          <table:table-cell office:value-type="float" office:value="8108.10810810811" calcext:value-type="float">
            <text:p>8108.10810810811</text:p>
          </table:table-cell>
          <table:table-cell table:number-columns-repeated="5"/>
        </table:table-row>
        <table:table-row table:style-name="ro1">
          <table:table-cell office:value-type="float" office:value="-37.4659447924187" calcext:value-type="float">
            <text:p>-37.4659447924187</text:p>
          </table:table-cell>
          <table:table-cell office:value-type="float" office:value="10.0209173782925" calcext:value-type="float">
            <text:p>10.0209173782925</text:p>
          </table:table-cell>
          <table:table-cell office:value-type="float" office:value="42.3632490425016" calcext:value-type="float">
            <text:p>42.3632490425016</text:p>
          </table:table-cell>
          <table:table-cell office:value-type="float" office:value="8141.47480814148" calcext:value-type="float">
            <text:p>8141.47480814148</text:p>
          </table:table-cell>
          <table:table-cell table:number-columns-repeated="5"/>
        </table:table-row>
        <table:table-row table:style-name="ro1">
          <table:table-cell office:value-type="float" office:value="-37.3258462848838" calcext:value-type="float">
            <text:p>-37.3258462848838</text:p>
          </table:table-cell>
          <table:table-cell office:value-type="float" office:value="9.85494356051086" calcext:value-type="float">
            <text:p>9.85494356051086</text:p>
          </table:table-cell>
          <table:table-cell office:value-type="float" office:value="41.4292935758464" calcext:value-type="float">
            <text:p>41.4292935758464</text:p>
          </table:table-cell>
          <table:table-cell office:value-type="float" office:value="8174.84150817484" calcext:value-type="float">
            <text:p>8174.84150817484</text:p>
          </table:table-cell>
          <table:table-cell table:number-columns-repeated="5"/>
        </table:table-row>
        <table:table-row table:style-name="ro1">
          <table:table-cell office:value-type="float" office:value="-37.6552174505211" calcext:value-type="float">
            <text:p>-37.6552174505211</text:p>
          </table:table-cell>
          <table:table-cell office:value-type="float" office:value="10.1043648102412" calcext:value-type="float">
            <text:p>10.1043648102412</text:p>
          </table:table-cell>
          <table:table-cell office:value-type="float" office:value="42.147453981921" calcext:value-type="float">
            <text:p>42.147453981921</text:p>
          </table:table-cell>
          <table:table-cell office:value-type="float" office:value="8208.20820820821" calcext:value-type="float">
            <text:p>8208.20820820821</text:p>
          </table:table-cell>
          <table:table-cell table:number-columns-repeated="5"/>
        </table:table-row>
        <table:table-row table:style-name="ro1">
          <table:table-cell office:value-type="float" office:value="-37.6552174505211" calcext:value-type="float">
            <text:p>-37.6552174505211</text:p>
          </table:table-cell>
          <table:table-cell office:value-type="float" office:value="10.1043648102412" calcext:value-type="float">
            <text:p>10.1043648102412</text:p>
          </table:table-cell>
          <table:table-cell office:value-type="float" office:value="42.147453981921" calcext:value-type="float">
            <text:p>42.147453981921</text:p>
          </table:table-cell>
          <table:table-cell office:value-type="float" office:value="8241.57490824157" calcext:value-type="float">
            <text:p>8241.57490824157</text:p>
          </table:table-cell>
          <table:table-cell table:number-columns-repeated="5"/>
        </table:table-row>
        <table:table-row table:style-name="ro1">
          <table:table-cell office:value-type="float" office:value="-37.9770991260269" calcext:value-type="float">
            <text:p>-37.9770991260269</text:p>
          </table:table-cell>
          <table:table-cell office:value-type="float" office:value="10.2846684840556" calcext:value-type="float">
            <text:p>10.2846684840556</text:p>
          </table:table-cell>
          <table:table-cell office:value-type="float" office:value="42.8206126953236" calcext:value-type="float">
            <text:p>42.8206126953236</text:p>
          </table:table-cell>
          <table:table-cell office:value-type="float" office:value="8274.94160827494" calcext:value-type="float">
            <text:p>8274.94160827494</text:p>
          </table:table-cell>
          <table:table-cell table:number-columns-repeated="5"/>
        </table:table-row>
        <table:table-row table:style-name="ro1">
          <table:table-cell office:value-type="float" office:value="-37.9288956664233" calcext:value-type="float">
            <text:p>-37.9288956664233</text:p>
          </table:table-cell>
          <table:table-cell office:value-type="float" office:value="10.281525113754" calcext:value-type="float">
            <text:p>10.281525113754</text:p>
          </table:table-cell>
          <table:table-cell office:value-type="float" office:value="42.4100523788845" calcext:value-type="float">
            <text:p>42.4100523788845</text:p>
          </table:table-cell>
          <table:table-cell office:value-type="float" office:value="8308.30830830831" calcext:value-type="float">
            <text:p>8308.30830830831</text:p>
          </table:table-cell>
          <table:table-cell table:number-columns-repeated="5"/>
        </table:table-row>
        <table:table-row table:style-name="ro1">
          <table:table-cell office:value-type="float" office:value="-38.202112065868" calcext:value-type="float">
            <text:p>-38.202112065868</text:p>
          </table:table-cell>
          <table:table-cell office:value-type="float" office:value="10.2738924348177" calcext:value-type="float">
            <text:p>10.2738924348177</text:p>
          </table:table-cell>
          <table:table-cell office:value-type="float" office:value="42.5917311693168" calcext:value-type="float">
            <text:p>42.5917311693168</text:p>
          </table:table-cell>
          <table:table-cell office:value-type="float" office:value="8341.67500834168" calcext:value-type="float">
            <text:p>8341.67500834168</text:p>
          </table:table-cell>
          <table:table-cell table:number-columns-repeated="5"/>
        </table:table-row>
        <table:table-row table:style-name="ro1">
          <table:table-cell office:value-type="float" office:value="-38.7032950974009" calcext:value-type="float">
            <text:p>-38.7032950974009</text:p>
          </table:table-cell>
          <table:table-cell office:value-type="float" office:value="10.6658464340633" calcext:value-type="float">
            <text:p>10.6658464340633</text:p>
          </table:table-cell>
          <table:table-cell office:value-type="float" office:value="43.742989546811" calcext:value-type="float">
            <text:p>43.742989546811</text:p>
          </table:table-cell>
          <table:table-cell office:value-type="float" office:value="8375.04170837504" calcext:value-type="float">
            <text:p>8375.04170837504</text:p>
          </table:table-cell>
          <table:table-cell table:number-columns-repeated="5"/>
        </table:table-row>
        <table:table-row table:style-name="ro1">
          <table:table-cell office:value-type="float" office:value="-38.7032950974009" calcext:value-type="float">
            <text:p>-38.7032950974009</text:p>
          </table:table-cell>
          <table:table-cell office:value-type="float" office:value="10.6658464340633" calcext:value-type="float">
            <text:p>10.6658464340633</text:p>
          </table:table-cell>
          <table:table-cell office:value-type="float" office:value="43.742989546811" calcext:value-type="float">
            <text:p>43.742989546811</text:p>
          </table:table-cell>
          <table:table-cell office:value-type="float" office:value="8408.40840840841" calcext:value-type="float">
            <text:p>8408.40840840841</text:p>
          </table:table-cell>
          <table:table-cell table:number-columns-repeated="5"/>
        </table:table-row>
        <table:table-row table:style-name="ro1">
          <table:table-cell office:value-type="float" office:value="-38.7926517773497" calcext:value-type="float">
            <text:p>-38.7926517773497</text:p>
          </table:table-cell>
          <table:table-cell office:value-type="float" office:value="10.6657623965647" calcext:value-type="float">
            <text:p>10.6657623965647</text:p>
          </table:table-cell>
          <table:table-cell office:value-type="float" office:value="43.4206904835455" calcext:value-type="float">
            <text:p>43.4206904835455</text:p>
          </table:table-cell>
          <table:table-cell office:value-type="float" office:value="8441.77510844178" calcext:value-type="float">
            <text:p>8441.77510844178</text:p>
          </table:table-cell>
          <table:table-cell table:number-columns-repeated="5"/>
        </table:table-row>
        <table:table-row table:style-name="ro1">
          <table:table-cell office:value-type="float" office:value="-39.1156983124652" calcext:value-type="float">
            <text:p>-39.1156983124652</text:p>
          </table:table-cell>
          <table:table-cell office:value-type="float" office:value="10.768060482594" calcext:value-type="float">
            <text:p>10.768060482594</text:p>
          </table:table-cell>
          <table:table-cell office:value-type="float" office:value="43.9491479622184" calcext:value-type="float">
            <text:p>43.9491479622184</text:p>
          </table:table-cell>
          <table:table-cell office:value-type="float" office:value="8475.14180847514" calcext:value-type="float">
            <text:p>8475.14180847514</text:p>
          </table:table-cell>
          <table:table-cell table:number-columns-repeated="5"/>
        </table:table-row>
        <table:table-row table:style-name="ro1">
          <table:table-cell office:value-type="float" office:value="-39.5216068672113" calcext:value-type="float">
            <text:p>-39.5216068672113</text:p>
          </table:table-cell>
          <table:table-cell office:value-type="float" office:value="10.7815415304455" calcext:value-type="float">
            <text:p>10.7815415304455</text:p>
          </table:table-cell>
          <table:table-cell office:value-type="float" office:value="44.6548431898177" calcext:value-type="float">
            <text:p>44.6548431898177</text:p>
          </table:table-cell>
          <table:table-cell office:value-type="float" office:value="8508.50850850851" calcext:value-type="float">
            <text:p>8508.50850850851</text:p>
          </table:table-cell>
          <table:table-cell table:number-columns-repeated="5"/>
        </table:table-row>
        <table:table-row table:style-name="ro1">
          <table:table-cell office:value-type="float" office:value="-39.6644002303079" calcext:value-type="float">
            <text:p>-39.6644002303079</text:p>
          </table:table-cell>
          <table:table-cell office:value-type="float" office:value="10.7600760723865" calcext:value-type="float">
            <text:p>10.7600760723865</text:p>
          </table:table-cell>
          <table:table-cell office:value-type="float" office:value="44.6748315153183" calcext:value-type="float">
            <text:p>44.6748315153183</text:p>
          </table:table-cell>
          <table:table-cell office:value-type="float" office:value="8541.87520854187" calcext:value-type="float">
            <text:p>8541.87520854187</text:p>
          </table:table-cell>
          <table:table-cell table:number-columns-repeated="5"/>
        </table:table-row>
        <table:table-row table:style-name="ro1">
          <table:table-cell office:value-type="float" office:value="-39.8313964319158" calcext:value-type="float">
            <text:p>-39.8313964319158</text:p>
          </table:table-cell>
          <table:table-cell office:value-type="float" office:value="10.9124147234583" calcext:value-type="float">
            <text:p>10.9124147234583</text:p>
          </table:table-cell>
          <table:table-cell office:value-type="float" office:value="45.2632028375507" calcext:value-type="float">
            <text:p>45.2632028375507</text:p>
          </table:table-cell>
          <table:table-cell office:value-type="float" office:value="8575.24190857524" calcext:value-type="float">
            <text:p>8575.24190857524</text:p>
          </table:table-cell>
          <table:table-cell table:number-columns-repeated="5"/>
        </table:table-row>
        <table:table-row table:style-name="ro1">
          <table:table-cell office:value-type="float" office:value="-39.9234852882138" calcext:value-type="float">
            <text:p>-39.9234852882138</text:p>
          </table:table-cell>
          <table:table-cell office:value-type="float" office:value="10.8982058494156" calcext:value-type="float">
            <text:p>10.8982058494156</text:p>
          </table:table-cell>
          <table:table-cell office:value-type="float" office:value="45.2747229373274" calcext:value-type="float">
            <text:p>45.2747229373274</text:p>
          </table:table-cell>
          <table:table-cell office:value-type="float" office:value="8608.60860860861" calcext:value-type="float">
            <text:p>8608.60860860861</text:p>
          </table:table-cell>
          <table:table-cell table:number-columns-repeated="5"/>
        </table:table-row>
        <table:table-row table:style-name="ro1">
          <table:table-cell office:value-type="float" office:value="-40.0415236141623" calcext:value-type="float">
            <text:p>-40.0415236141623</text:p>
          </table:table-cell>
          <table:table-cell office:value-type="float" office:value="10.9541538273729" calcext:value-type="float">
            <text:p>10.9541538273729</text:p>
          </table:table-cell>
          <table:table-cell office:value-type="float" office:value="45.940019236" calcext:value-type="float">
            <text:p>45.940019236</text:p>
          </table:table-cell>
          <table:table-cell office:value-type="float" office:value="8641.97530864197" calcext:value-type="float">
            <text:p>8641.97530864197</text:p>
          </table:table-cell>
          <table:table-cell table:number-columns-repeated="5"/>
        </table:table-row>
        <table:table-row table:style-name="ro1">
          <table:table-cell office:value-type="float" office:value="-40.1299680125315" calcext:value-type="float">
            <text:p>-40.1299680125315</text:p>
          </table:table-cell>
          <table:table-cell office:value-type="float" office:value="10.8412207369741" calcext:value-type="float">
            <text:p>10.8412207369741</text:p>
          </table:table-cell>
          <table:table-cell office:value-type="float" office:value="45.4036511234462" calcext:value-type="float">
            <text:p>45.4036511234462</text:p>
          </table:table-cell>
          <table:table-cell office:value-type="float" office:value="8675.34200867534" calcext:value-type="float">
            <text:p>8675.34200867534</text:p>
          </table:table-cell>
          <table:table-cell table:number-columns-repeated="5"/>
        </table:table-row>
        <table:table-row table:style-name="ro1">
          <table:table-cell office:value-type="float" office:value="-40.271040870385" calcext:value-type="float">
            <text:p>-40.271040870385</text:p>
          </table:table-cell>
          <table:table-cell office:value-type="float" office:value="10.9692922785189" calcext:value-type="float">
            <text:p>10.9692922785189</text:p>
          </table:table-cell>
          <table:table-cell office:value-type="float" office:value="45.8511463902448" calcext:value-type="float">
            <text:p>45.8511463902448</text:p>
          </table:table-cell>
          <table:table-cell office:value-type="float" office:value="8708.70870870871" calcext:value-type="float">
            <text:p>8708.70870870871</text:p>
          </table:table-cell>
          <table:table-cell table:number-columns-repeated="5"/>
        </table:table-row>
        <table:table-row table:style-name="ro1">
          <table:table-cell office:value-type="float" office:value="-40.1999110723828" calcext:value-type="float">
            <text:p>-40.1999110723828</text:p>
          </table:table-cell>
          <table:table-cell office:value-type="float" office:value="10.9643495943289" calcext:value-type="float">
            <text:p>10.9643495943289</text:p>
          </table:table-cell>
          <table:table-cell office:value-type="float" office:value="45.6523022501847" calcext:value-type="float">
            <text:p>45.6523022501847</text:p>
          </table:table-cell>
          <table:table-cell office:value-type="float" office:value="8742.07540874208" calcext:value-type="float">
            <text:p>8742.07540874208</text:p>
          </table:table-cell>
          <table:table-cell table:number-columns-repeated="5"/>
        </table:table-row>
        <table:table-row table:style-name="ro1">
          <table:table-cell office:value-type="float" office:value="-40.0471171438101" calcext:value-type="float">
            <text:p>-40.0471171438101</text:p>
          </table:table-cell>
          <table:table-cell office:value-type="float" office:value="10.8335494039262" calcext:value-type="float">
            <text:p>10.8335494039262</text:p>
          </table:table-cell>
          <table:table-cell office:value-type="float" office:value="45.136136507194" calcext:value-type="float">
            <text:p>45.136136507194</text:p>
          </table:table-cell>
          <table:table-cell office:value-type="float" office:value="8775.44210877544" calcext:value-type="float">
            <text:p>8775.44210877544</text:p>
          </table:table-cell>
          <table:table-cell table:number-columns-repeated="5"/>
        </table:table-row>
        <table:table-row table:style-name="ro1">
          <table:table-cell office:value-type="float" office:value="-40.2697173747293" calcext:value-type="float">
            <text:p>-40.2697173747293</text:p>
          </table:table-cell>
          <table:table-cell office:value-type="float" office:value="10.952838439055" calcext:value-type="float">
            <text:p>10.952838439055</text:p>
          </table:table-cell>
          <table:table-cell office:value-type="float" office:value="45.8591696579283" calcext:value-type="float">
            <text:p>45.8591696579283</text:p>
          </table:table-cell>
          <table:table-cell office:value-type="float" office:value="8808.80880880881" calcext:value-type="float">
            <text:p>8808.80880880881</text:p>
          </table:table-cell>
          <table:table-cell table:number-columns-repeated="5"/>
        </table:table-row>
        <table:table-row table:style-name="ro1">
          <table:table-cell office:value-type="float" office:value="-40.1740020720945" calcext:value-type="float">
            <text:p>-40.1740020720945</text:p>
          </table:table-cell>
          <table:table-cell office:value-type="float" office:value="10.9862820681606" calcext:value-type="float">
            <text:p>10.9862820681606</text:p>
          </table:table-cell>
          <table:table-cell office:value-type="float" office:value="45.7082942878964" calcext:value-type="float">
            <text:p>45.7082942878964</text:p>
          </table:table-cell>
          <table:table-cell office:value-type="float" office:value="8842.17550884218" calcext:value-type="float">
            <text:p>8842.17550884218</text:p>
          </table:table-cell>
          <table:table-cell table:number-columns-repeated="5"/>
        </table:table-row>
        <table:table-row table:style-name="ro1">
          <table:table-cell office:value-type="float" office:value="-40.1534545931038" calcext:value-type="float">
            <text:p>-40.1534545931038</text:p>
          </table:table-cell>
          <table:table-cell office:value-type="float" office:value="10.9693417029614" calcext:value-type="float">
            <text:p>10.9693417029614</text:p>
          </table:table-cell>
          <table:table-cell office:value-type="float" office:value="45.6413591992338" calcext:value-type="float">
            <text:p>45.6413591992338</text:p>
          </table:table-cell>
          <table:table-cell office:value-type="float" office:value="8875.54220887554" calcext:value-type="float">
            <text:p>8875.54220887554</text:p>
          </table:table-cell>
          <table:table-cell table:number-columns-repeated="5"/>
        </table:table-row>
        <table:table-row table:style-name="ro1">
          <table:table-cell office:value-type="float" office:value="-40.1534545931038" calcext:value-type="float">
            <text:p>-40.1534545931038</text:p>
          </table:table-cell>
          <table:table-cell office:value-type="float" office:value="10.9693417029614" calcext:value-type="float">
            <text:p>10.9693417029614</text:p>
          </table:table-cell>
          <table:table-cell office:value-type="float" office:value="45.6413591992338" calcext:value-type="float">
            <text:p>45.6413591992338</text:p>
          </table:table-cell>
          <table:table-cell office:value-type="float" office:value="8908.90890890891" calcext:value-type="float">
            <text:p>8908.90890890891</text:p>
          </table:table-cell>
          <table:table-cell table:number-columns-repeated="5"/>
        </table:table-row>
        <table:table-row table:style-name="ro1">
          <table:table-cell office:value-type="float" office:value="-40.4343060969955" calcext:value-type="float">
            <text:p>-40.4343060969955</text:p>
          </table:table-cell>
          <table:table-cell office:value-type="float" office:value="11.1045706721226" calcext:value-type="float">
            <text:p>11.1045706721226</text:p>
          </table:table-cell>
          <table:table-cell office:value-type="float" office:value="46.6661828087579" calcext:value-type="float">
            <text:p>46.6661828087579</text:p>
          </table:table-cell>
          <table:table-cell office:value-type="float" office:value="8942.27560894228" calcext:value-type="float">
            <text:p>8942.27560894228</text:p>
          </table:table-cell>
          <table:table-cell table:number-columns-repeated="5"/>
        </table:table-row>
        <table:table-row table:style-name="ro1">
          <table:table-cell office:value-type="float" office:value="-40.3721470410336" calcext:value-type="float">
            <text:p>-40.3721470410336</text:p>
          </table:table-cell>
          <table:table-cell office:value-type="float" office:value="11.0877637865809" calcext:value-type="float">
            <text:p>11.0877637865809</text:p>
          </table:table-cell>
          <table:table-cell office:value-type="float" office:value="46.5733630102001" calcext:value-type="float">
            <text:p>46.5733630102001</text:p>
          </table:table-cell>
          <table:table-cell office:value-type="float" office:value="8975.64230897564" calcext:value-type="float">
            <text:p>8975.64230897564</text:p>
          </table:table-cell>
          <table:table-cell table:number-columns-repeated="5"/>
        </table:table-row>
        <table:table-row table:style-name="ro1">
          <table:table-cell office:value-type="float" office:value="-40.3509772705145" calcext:value-type="float">
            <text:p>-40.3509772705145</text:p>
          </table:table-cell>
          <table:table-cell office:value-type="float" office:value="11.1133955106264" calcext:value-type="float">
            <text:p>11.1133955106264</text:p>
          </table:table-cell>
          <table:table-cell office:value-type="float" office:value="46.6397255879808" calcext:value-type="float">
            <text:p>46.6397255879808</text:p>
          </table:table-cell>
          <table:table-cell office:value-type="float" office:value="9009.00900900901" calcext:value-type="float">
            <text:p>9009.00900900901</text:p>
          </table:table-cell>
          <table:table-cell table:number-columns-repeated="5"/>
        </table:table-row>
        <table:table-row table:style-name="ro1">
          <table:table-cell office:value-type="float" office:value="-40.5397734011568" calcext:value-type="float">
            <text:p>-40.5397734011568</text:p>
          </table:table-cell>
          <table:table-cell office:value-type="float" office:value="11.1099330084283" calcext:value-type="float">
            <text:p>11.1099330084283</text:p>
          </table:table-cell>
          <table:table-cell office:value-type="float" office:value="47.1669127461166" calcext:value-type="float">
            <text:p>47.1669127461166</text:p>
          </table:table-cell>
          <table:table-cell office:value-type="float" office:value="9042.37570904238" calcext:value-type="float">
            <text:p>9042.37570904238</text:p>
          </table:table-cell>
          <table:table-cell table:number-columns-repeated="5"/>
        </table:table-row>
        <table:table-row table:style-name="ro1">
          <table:table-cell office:value-type="float" office:value="-40.5397734011568" calcext:value-type="float">
            <text:p>-40.5397734011568</text:p>
          </table:table-cell>
          <table:table-cell office:value-type="float" office:value="11.1099330084283" calcext:value-type="float">
            <text:p>11.1099330084283</text:p>
          </table:table-cell>
          <table:table-cell office:value-type="float" office:value="47.1669127461166" calcext:value-type="float">
            <text:p>47.1669127461166</text:p>
          </table:table-cell>
          <table:table-cell office:value-type="float" office:value="9075.74240907574" calcext:value-type="float">
            <text:p>9075.74240907574</text:p>
          </table:table-cell>
          <table:table-cell table:number-columns-repeated="5"/>
        </table:table-row>
        <table:table-row table:style-name="ro1">
          <table:table-cell office:value-type="float" office:value="-40.5198471800507" calcext:value-type="float">
            <text:p>-40.5198471800507</text:p>
          </table:table-cell>
          <table:table-cell office:value-type="float" office:value="11.1121084813549" calcext:value-type="float">
            <text:p>11.1121084813549</text:p>
          </table:table-cell>
          <table:table-cell office:value-type="float" office:value="47.1601660796214" calcext:value-type="float">
            <text:p>47.1601660796214</text:p>
          </table:table-cell>
          <table:table-cell office:value-type="float" office:value="9109.10910910911" calcext:value-type="float">
            <text:p>9109.10910910911</text:p>
          </table:table-cell>
          <table:table-cell table:number-columns-repeated="5"/>
        </table:table-row>
        <table:table-row table:style-name="ro1">
          <table:table-cell office:value-type="float" office:value="-40.3499913259409" calcext:value-type="float">
            <text:p>-40.3499913259409</text:p>
          </table:table-cell>
          <table:table-cell office:value-type="float" office:value="10.9811978781043" calcext:value-type="float">
            <text:p>10.9811978781043</text:p>
          </table:table-cell>
          <table:table-cell office:value-type="float" office:value="46.6393784531808" calcext:value-type="float">
            <text:p>46.6393784531808</text:p>
          </table:table-cell>
          <table:table-cell office:value-type="float" office:value="9142.47580914248" calcext:value-type="float">
            <text:p>9142.47580914248</text:p>
          </table:table-cell>
          <table:table-cell table:number-columns-repeated="5"/>
        </table:table-row>
        <table:table-row table:style-name="ro1">
          <table:table-cell office:value-type="float" office:value="-40.4813326972628" calcext:value-type="float">
            <text:p>-40.4813326972628</text:p>
          </table:table-cell>
          <table:table-cell office:value-type="float" office:value="11.0920314001354" calcext:value-type="float">
            <text:p>11.0920314001354</text:p>
          </table:table-cell>
          <table:table-cell office:value-type="float" office:value="47.07200131276" calcext:value-type="float">
            <text:p>47.07200131276</text:p>
          </table:table-cell>
          <table:table-cell office:value-type="float" office:value="9175.84250917584" calcext:value-type="float">
            <text:p>9175.84250917584</text:p>
          </table:table-cell>
          <table:table-cell table:number-columns-repeated="5"/>
        </table:table-row>
        <table:table-row table:style-name="ro1">
          <table:table-cell office:value-type="float" office:value="-40.185467587437" calcext:value-type="float">
            <text:p>-40.185467587437</text:p>
          </table:table-cell>
          <table:table-cell office:value-type="float" office:value="10.673319938805" calcext:value-type="float">
            <text:p>10.673319938805</text:p>
          </table:table-cell>
          <table:table-cell office:value-type="float" office:value="45.9747673088986" calcext:value-type="float">
            <text:p>45.9747673088986</text:p>
          </table:table-cell>
          <table:table-cell office:value-type="float" office:value="9209.20920920921" calcext:value-type="float">
            <text:p>9209.20920920921</text:p>
          </table:table-cell>
          <table:table-cell table:number-columns-repeated="5"/>
        </table:table-row>
        <table:table-row table:style-name="ro1">
          <table:table-cell office:value-type="float" office:value="-40.1981512034192" calcext:value-type="float">
            <text:p>-40.1981512034192</text:p>
          </table:table-cell>
          <table:table-cell office:value-type="float" office:value="10.6715665064696" calcext:value-type="float">
            <text:p>10.6715665064696</text:p>
          </table:table-cell>
          <table:table-cell office:value-type="float" office:value="45.9770777864026" calcext:value-type="float">
            <text:p>45.9770777864026</text:p>
          </table:table-cell>
          <table:table-cell office:value-type="float" office:value="9242.57590924258" calcext:value-type="float">
            <text:p>9242.57590924258</text:p>
          </table:table-cell>
          <table:table-cell table:number-columns-repeated="5"/>
        </table:table-row>
        <table:table-row table:style-name="ro1">
          <table:table-cell office:value-type="float" office:value="-40.0395967667601" calcext:value-type="float">
            <text:p>-40.0395967667601</text:p>
          </table:table-cell>
          <table:table-cell office:value-type="float" office:value="10.5453230707142" calcext:value-type="float">
            <text:p>10.5453230707142</text:p>
          </table:table-cell>
          <table:table-cell office:value-type="float" office:value="45.4697771416365" calcext:value-type="float">
            <text:p>45.4697771416365</text:p>
          </table:table-cell>
          <table:table-cell office:value-type="float" office:value="9275.94260927594" calcext:value-type="float">
            <text:p>9275.94260927594</text:p>
          </table:table-cell>
          <table:table-cell table:number-columns-repeated="5"/>
        </table:table-row>
        <table:table-row table:style-name="ro1">
          <table:table-cell office:value-type="float" office:value="-40.4343060969955" calcext:value-type="float">
            <text:p>-40.4343060969955</text:p>
          </table:table-cell>
          <table:table-cell office:value-type="float" office:value="10.7075640445718" calcext:value-type="float">
            <text:p>10.7075640445718</text:p>
          </table:table-cell>
          <table:table-cell office:value-type="float" office:value="46.6661828087579" calcext:value-type="float">
            <text:p>46.6661828087579</text:p>
          </table:table-cell>
          <table:table-cell office:value-type="float" office:value="9309.30930930931" calcext:value-type="float">
            <text:p>9309.30930930931</text:p>
          </table:table-cell>
          <table:table-cell table:number-columns-repeated="5"/>
        </table:table-row>
        <table:table-row table:style-name="ro1">
          <table:table-cell office:value-type="float" office:value="-39.5892131900298" calcext:value-type="float">
            <text:p>-39.5892131900298</text:p>
          </table:table-cell>
          <table:table-cell office:value-type="float" office:value="9.91121097423875" calcext:value-type="float">
            <text:p>9.91121097423875</text:p>
          </table:table-cell>
          <table:table-cell office:value-type="float" office:value="43.952807682495" calcext:value-type="float">
            <text:p>43.952807682495</text:p>
          </table:table-cell>
          <table:table-cell office:value-type="float" office:value="9342.67600934268" calcext:value-type="float">
            <text:p>9342.67600934268</text:p>
          </table:table-cell>
          <table:table-cell table:number-columns-repeated="5"/>
        </table:table-row>
        <table:table-row table:style-name="ro1">
          <table:table-cell office:value-type="float" office:value="-39.2614127994758" calcext:value-type="float">
            <text:p>-39.2614127994758</text:p>
          </table:table-cell>
          <table:table-cell office:value-type="float" office:value="9.81535319986895" calcext:value-type="float">
            <text:p>9.81535319986895</text:p>
          </table:table-cell>
          <table:table-cell office:value-type="float" office:value="43.8695254283518" calcext:value-type="float">
            <text:p>43.8695254283518</text:p>
          </table:table-cell>
          <table:table-cell office:value-type="float" office:value="9376.04270937604" calcext:value-type="float">
            <text:p>9376.04270937604</text:p>
          </table:table-cell>
          <table:table-cell table:number-columns-repeated="5"/>
        </table:table-row>
        <table:table-row table:style-name="ro1">
          <table:table-cell office:value-type="float" office:value="-39.2614127994758" calcext:value-type="float">
            <text:p>-39.2614127994758</text:p>
          </table:table-cell>
          <table:table-cell office:value-type="float" office:value="9.81535319986895" calcext:value-type="float">
            <text:p>9.81535319986895</text:p>
          </table:table-cell>
          <table:table-cell office:value-type="float" office:value="43.8695254283518" calcext:value-type="float">
            <text:p>43.8695254283518</text:p>
          </table:table-cell>
          <table:table-cell office:value-type="float" office:value="9409.40940940941" calcext:value-type="float">
            <text:p>9409.40940940941</text:p>
          </table:table-cell>
          <table:table-cell table:number-columns-repeated="5"/>
        </table:table-row>
        <table:table-row table:style-name="ro1">
          <table:table-cell office:value-type="float" office:value="-39.5468713496226" calcext:value-type="float">
            <text:p>-39.5468713496226</text:p>
          </table:table-cell>
          <table:table-cell office:value-type="float" office:value="9.74250315258127" calcext:value-type="float">
            <text:p>9.74250315258127</text:p>
          </table:table-cell>
          <table:table-cell office:value-type="float" office:value="43.7900312005904" calcext:value-type="float">
            <text:p>43.7900312005904</text:p>
          </table:table-cell>
          <table:table-cell office:value-type="float" office:value="9442.77610944278" calcext:value-type="float">
            <text:p>9442.77610944278</text:p>
          </table:table-cell>
          <table:table-cell table:number-columns-repeated="5"/>
        </table:table-row>
        <table:table-row table:style-name="ro1">
          <table:table-cell office:value-type="float" office:value="-39.7028456081623" calcext:value-type="float">
            <text:p>-39.7028456081623</text:p>
          </table:table-cell>
          <table:table-cell office:value-type="float" office:value="9.86125873059876" calcext:value-type="float">
            <text:p>9.86125873059876</text:p>
          </table:table-cell>
          <table:table-cell office:value-type="float" office:value="44.2862832050471" calcext:value-type="float">
            <text:p>44.2862832050471</text:p>
          </table:table-cell>
          <table:table-cell office:value-type="float" office:value="9476.14280947614" calcext:value-type="float">
            <text:p>9476.14280947614</text:p>
          </table:table-cell>
          <table:table-cell table:number-columns-repeated="5"/>
        </table:table-row>
        <table:table-row table:style-name="ro1">
          <table:table-cell office:value-type="float" office:value="-39.2614127994758" calcext:value-type="float">
            <text:p>-39.2614127994758</text:p>
          </table:table-cell>
          <table:table-cell office:value-type="float" office:value="9.81535319986895" calcext:value-type="float">
            <text:p>9.81535319986895</text:p>
          </table:table-cell>
          <table:table-cell office:value-type="float" office:value="43.8695254283518" calcext:value-type="float">
            <text:p>43.8695254283518</text:p>
          </table:table-cell>
          <table:table-cell office:value-type="float" office:value="9509.50950950951" calcext:value-type="float">
            <text:p>9509.50950950951</text:p>
          </table:table-cell>
          <table:table-cell table:number-columns-repeated="5"/>
        </table:table-row>
        <table:table-row table:style-name="ro1">
          <table:table-cell office:value-type="float" office:value="-39.1165095242886" calcext:value-type="float">
            <text:p>-39.1165095242886</text:p>
          </table:table-cell>
          <table:table-cell office:value-type="float" office:value="9.82698607951134" calcext:value-type="float">
            <text:p>9.82698607951134</text:p>
          </table:table-cell>
          <table:table-cell office:value-type="float" office:value="43.395661013196" calcext:value-type="float">
            <text:p>43.395661013196</text:p>
          </table:table-cell>
          <table:table-cell office:value-type="float" office:value="9542.87620954288" calcext:value-type="float">
            <text:p>9542.87620954288</text:p>
          </table:table-cell>
          <table:table-cell table:number-columns-repeated="5"/>
        </table:table-row>
        <table:table-row table:style-name="ro1">
          <table:table-cell office:value-type="float" office:value="-39.1165095242886" calcext:value-type="float">
            <text:p>-39.1165095242886</text:p>
          </table:table-cell>
          <table:table-cell office:value-type="float" office:value="9.82698607951134" calcext:value-type="float">
            <text:p>9.82698607951134</text:p>
          </table:table-cell>
          <table:table-cell office:value-type="float" office:value="43.395661013196" calcext:value-type="float">
            <text:p>43.395661013196</text:p>
          </table:table-cell>
          <table:table-cell office:value-type="float" office:value="9576.24290957624" calcext:value-type="float">
            <text:p>9576.24290957624</text:p>
          </table:table-cell>
          <table:table-cell table:number-columns-repeated="5"/>
        </table:table-row>
        <table:table-row table:style-name="ro1">
          <table:table-cell office:value-type="float" office:value="-39.1165095242886" calcext:value-type="float">
            <text:p>-39.1165095242886</text:p>
          </table:table-cell>
          <table:table-cell office:value-type="float" office:value="9.82698607951134" calcext:value-type="float">
            <text:p>9.82698607951134</text:p>
          </table:table-cell>
          <table:table-cell office:value-type="float" office:value="43.395661013196" calcext:value-type="float">
            <text:p>43.395661013196</text:p>
          </table:table-cell>
          <table:table-cell office:value-type="float" office:value="9609.60960960961" calcext:value-type="float">
            <text:p>9609.60960960961</text:p>
          </table:table-cell>
          <table:table-cell table:number-columns-repeated="5"/>
        </table:table-row>
        <table:table-row table:style-name="ro1">
          <table:table-cell office:value-type="float" office:value="-38.8927729638907" calcext:value-type="float">
            <text:p>-38.8927729638907</text:p>
          </table:table-cell>
          <table:table-cell office:value-type="float" office:value="9.80276110710174" calcext:value-type="float">
            <text:p>9.80276110710174</text:p>
          </table:table-cell>
          <table:table-cell office:value-type="float" office:value="43.1770331424103" calcext:value-type="float">
            <text:p>43.1770331424103</text:p>
          </table:table-cell>
          <table:table-cell office:value-type="float" office:value="9642.97630964297" calcext:value-type="float">
            <text:p>9642.97630964297</text:p>
          </table:table-cell>
          <table:table-cell table:number-columns-repeated="5"/>
        </table:table-row>
        <table:table-row table:style-name="ro1">
          <table:table-cell office:value-type="float" office:value="-38.5470491927673" calcext:value-type="float">
            <text:p>-38.5470491927673</text:p>
          </table:table-cell>
          <table:table-cell office:value-type="float" office:value="9.76356180211541" calcext:value-type="float">
            <text:p>9.76356180211541</text:p>
          </table:table-cell>
          <table:table-cell office:value-type="float" office:value="42.8231885511308" calcext:value-type="float">
            <text:p>42.8231885511308</text:p>
          </table:table-cell>
          <table:table-cell office:value-type="float" office:value="9676.34300967635" calcext:value-type="float">
            <text:p>9676.34300967635</text:p>
          </table:table-cell>
          <table:table-cell table:number-columns-repeated="5"/>
        </table:table-row>
        <table:table-row table:style-name="ro1">
          <table:table-cell office:value-type="float" office:value="-38.7788549602894" calcext:value-type="float">
            <text:p>-38.7788549602894</text:p>
          </table:table-cell>
          <table:table-cell office:value-type="float" office:value="9.79007158013863" calcext:value-type="float">
            <text:p>9.79007158013863</text:p>
          </table:table-cell>
          <table:table-cell office:value-type="float" office:value="43.0624973720528" calcext:value-type="float">
            <text:p>43.0624973720528</text:p>
          </table:table-cell>
          <table:table-cell office:value-type="float" office:value="9709.70970970971" calcext:value-type="float">
            <text:p>9709.70970970971</text:p>
          </table:table-cell>
          <table:table-cell table:number-columns-repeated="5"/>
        </table:table-row>
        <table:table-row table:style-name="ro1">
          <table:table-cell office:value-type="float" office:value="-38.7788549602894" calcext:value-type="float">
            <text:p>-38.7788549602894</text:p>
          </table:table-cell>
          <table:table-cell office:value-type="float" office:value="9.79007158013863" calcext:value-type="float">
            <text:p>9.79007158013863</text:p>
          </table:table-cell>
          <table:table-cell office:value-type="float" office:value="43.0624973720528" calcext:value-type="float">
            <text:p>43.0624973720528</text:p>
          </table:table-cell>
          <table:table-cell office:value-type="float" office:value="9743.07640974308" calcext:value-type="float">
            <text:p>9743.07640974308</text:p>
          </table:table-cell>
          <table:table-cell table:number-columns-repeated="5"/>
        </table:table-row>
        <table:table-row table:style-name="ro1">
          <table:table-cell office:value-type="float" office:value="-38.8927729638907" calcext:value-type="float">
            <text:p>-38.8927729638907</text:p>
          </table:table-cell>
          <table:table-cell office:value-type="float" office:value="9.80276110710174" calcext:value-type="float">
            <text:p>9.80276110710174</text:p>
          </table:table-cell>
          <table:table-cell office:value-type="float" office:value="43.1770331424103" calcext:value-type="float">
            <text:p>43.1770331424103</text:p>
          </table:table-cell>
          <table:table-cell office:value-type="float" office:value="9776.44310977644" calcext:value-type="float">
            <text:p>9776.44310977644</text:p>
          </table:table-cell>
          <table:table-cell table:number-columns-repeated="5"/>
        </table:table-row>
        <table:table-row table:style-name="ro1">
          <table:table-cell office:value-type="float" office:value="-38.8927729638907" calcext:value-type="float">
            <text:p>-38.8927729638907</text:p>
          </table:table-cell>
          <table:table-cell office:value-type="float" office:value="9.80276110710174" calcext:value-type="float">
            <text:p>9.80276110710174</text:p>
          </table:table-cell>
          <table:table-cell office:value-type="float" office:value="43.1770331424103" calcext:value-type="float">
            <text:p>43.1770331424103</text:p>
          </table:table-cell>
          <table:table-cell office:value-type="float" office:value="9809.80980980981" calcext:value-type="float">
            <text:p>9809.80980980981</text:p>
          </table:table-cell>
          <table:table-cell table:number-columns-repeated="5"/>
        </table:table-row>
        <table:table-row table:style-name="ro1">
          <table:table-cell office:value-type="float" office:value="-38.6636044944473" calcext:value-type="float">
            <text:p>-38.6636044944473</text:p>
          </table:table-cell>
          <table:table-cell office:value-type="float" office:value="9.77700343537748" calcext:value-type="float">
            <text:p>9.77700343537748</text:p>
          </table:table-cell>
          <table:table-cell office:value-type="float" office:value="42.9445340427578" calcext:value-type="float">
            <text:p>42.9445340427578</text:p>
          </table:table-cell>
          <table:table-cell office:value-type="float" office:value="9843.17650984318" calcext:value-type="float">
            <text:p>9843.17650984318</text:p>
          </table:table-cell>
          <table:table-cell table:number-columns-repeated="5"/>
        </table:table-row>
        <table:table-row table:style-name="ro1">
          <table:table-cell office:value-type="float" office:value="-38.6636044944473" calcext:value-type="float">
            <text:p>-38.6636044944473</text:p>
          </table:table-cell>
          <table:table-cell office:value-type="float" office:value="9.77700343537748" calcext:value-type="float">
            <text:p>9.77700343537748</text:p>
          </table:table-cell>
          <table:table-cell office:value-type="float" office:value="42.9445340427578" calcext:value-type="float">
            <text:p>42.9445340427578</text:p>
          </table:table-cell>
          <table:table-cell office:value-type="float" office:value="9876.54320987654" calcext:value-type="float">
            <text:p>9876.54320987654</text:p>
          </table:table-cell>
          <table:table-cell table:number-columns-repeated="5"/>
        </table:table-row>
        <table:table-row table:style-name="ro1">
          <table:table-cell office:value-type="float" office:value="-38.5470491927673" calcext:value-type="float">
            <text:p>-38.5470491927673</text:p>
          </table:table-cell>
          <table:table-cell office:value-type="float" office:value="9.76356180211541" calcext:value-type="float">
            <text:p>9.76356180211541</text:p>
          </table:table-cell>
          <table:table-cell office:value-type="float" office:value="42.8231885511308" calcext:value-type="float">
            <text:p>42.8231885511308</text:p>
          </table:table-cell>
          <table:table-cell office:value-type="float" office:value="9909.90990990991" calcext:value-type="float">
            <text:p>9909.90990990991</text:p>
          </table:table-cell>
          <table:table-cell table:number-columns-repeated="5"/>
        </table:table-row>
        <table:table-row table:style-name="ro1">
          <table:table-cell office:value-type="float" office:value="-38.4575237314355" calcext:value-type="float">
            <text:p>-38.4575237314355</text:p>
          </table:table-cell>
          <table:table-cell office:value-type="float" office:value="9.75693974027061" calcext:value-type="float">
            <text:p>9.75693974027061</text:p>
          </table:table-cell>
          <table:table-cell office:value-type="float" office:value="43.1332984819785" calcext:value-type="float">
            <text:p>43.1332984819785</text:p>
          </table:table-cell>
          <table:table-cell office:value-type="float" office:value="9943.27660994328" calcext:value-type="float">
            <text:p>9943.27660994328</text:p>
          </table:table-cell>
          <table:table-cell table:number-columns-repeated="5"/>
        </table:table-row>
        <table:table-row table:style-name="ro1">
          <table:table-cell office:value-type="float" office:value="-38.2440209202672" calcext:value-type="float">
            <text:p>-38.2440209202672</text:p>
          </table:table-cell>
          <table:table-cell office:value-type="float" office:value="9.76207803787891" calcext:value-type="float">
            <text:p>9.76207803787891</text:p>
          </table:table-cell>
          <table:table-cell office:value-type="float" office:value="42.9872324535393" calcext:value-type="float">
            <text:p>42.9872324535393</text:p>
          </table:table-cell>
          <table:table-cell office:value-type="float" office:value="9976.64330997664" calcext:value-type="float">
            <text:p>9976.64330997664</text:p>
          </table:table-cell>
          <table:table-cell table:number-columns-repeated="5"/>
        </table:table-row>
        <table:table-row table:style-name="ro1">
          <table:table-cell office:value-type="float" office:value="-38.173591384417" calcext:value-type="float">
            <text:p>-38.173591384417</text:p>
          </table:table-cell>
          <table:table-cell office:value-type="float" office:value="9.78498689431188" calcext:value-type="float">
            <text:p>9.78498689431188</text:p>
          </table:table-cell>
          <table:table-cell office:value-type="float" office:value="43.3713284145033" calcext:value-type="float">
            <text:p>43.3713284145033</text:p>
          </table:table-cell>
          <table:table-cell office:value-type="float" office:value="10010.01001001" calcext:value-type="float">
            <text:p>10010.01001001</text:p>
          </table:table-cell>
          <table:table-cell table:number-columns-repeated="5"/>
        </table:table-row>
        <table:table-row table:style-name="ro1">
          <table:table-cell office:value-type="float" office:value="-37.5220674569263" calcext:value-type="float">
            <text:p>-37.5220674569263</text:p>
          </table:table-cell>
          <table:table-cell office:value-type="float" office:value="9.56938633129664" calcext:value-type="float">
            <text:p>9.56938633129664</text:p>
          </table:table-cell>
          <table:table-cell office:value-type="float" office:value="42.2067740416506" calcext:value-type="float">
            <text:p>42.2067740416506</text:p>
          </table:table-cell>
          <table:table-cell office:value-type="float" office:value="10043.3767100434" calcext:value-type="float">
            <text:p>10043.3767100434</text:p>
          </table:table-cell>
          <table:table-cell table:number-columns-repeated="5"/>
        </table:table-row>
        <table:table-row table:style-name="ro1">
          <table:table-cell office:value-type="float" office:value="-37.5220674569263" calcext:value-type="float">
            <text:p>-37.5220674569263</text:p>
          </table:table-cell>
          <table:table-cell office:value-type="float" office:value="9.56938633129664" calcext:value-type="float">
            <text:p>9.56938633129664</text:p>
          </table:table-cell>
          <table:table-cell office:value-type="float" office:value="42.2067740416506" calcext:value-type="float">
            <text:p>42.2067740416506</text:p>
          </table:table-cell>
          <table:table-cell office:value-type="float" office:value="10076.7434100767" calcext:value-type="float">
            <text:p>10076.7434100767</text:p>
          </table:table-cell>
          <table:table-cell table:number-columns-repeated="5"/>
        </table:table-row>
        <table:table-row table:style-name="ro1">
          <table:table-cell office:value-type="float" office:value="-37.2645966000623" calcext:value-type="float">
            <text:p>-37.2645966000623</text:p>
          </table:table-cell>
          <table:table-cell office:value-type="float" office:value="9.58724800143329" calcext:value-type="float">
            <text:p>9.58724800143329</text:p>
          </table:table-cell>
          <table:table-cell office:value-type="float" office:value="42.0321978262252" calcext:value-type="float">
            <text:p>42.0321978262252</text:p>
          </table:table-cell>
          <table:table-cell office:value-type="float" office:value="10110.1101101101" calcext:value-type="float">
            <text:p>10110.1101101101</text:p>
          </table:table-cell>
          <table:table-cell table:number-columns-repeated="5"/>
        </table:table-row>
        <table:table-row table:style-name="ro1">
          <table:table-cell office:value-type="float" office:value="-37.4596080385453" calcext:value-type="float">
            <text:p>-37.4596080385453</text:p>
          </table:table-cell>
          <table:table-cell office:value-type="float" office:value="9.94434436254122" calcext:value-type="float">
            <text:p>9.94434436254122</text:p>
          </table:table-cell>
          <table:table-cell office:value-type="float" office:value="43.4111341270473" calcext:value-type="float">
            <text:p>43.4111341270473</text:p>
          </table:table-cell>
          <table:table-cell office:value-type="float" office:value="10143.4768101435" calcext:value-type="float">
            <text:p>10143.4768101435</text:p>
          </table:table-cell>
          <table:table-cell table:number-columns-repeated="5"/>
        </table:table-row>
        <table:table-row table:style-name="ro1">
          <table:table-cell office:value-type="float" office:value="-36.8497078317135" calcext:value-type="float">
            <text:p>-36.8497078317135</text:p>
          </table:table-cell>
          <table:table-cell office:value-type="float" office:value="9.72336955465155" calcext:value-type="float">
            <text:p>9.72336955465155</text:p>
          </table:table-cell>
          <table:table-cell office:value-type="float" office:value="42.3340302581061" calcext:value-type="float">
            <text:p>42.3340302581061</text:p>
          </table:table-cell>
          <table:table-cell office:value-type="float" office:value="10176.8435101768" calcext:value-type="float">
            <text:p>10176.8435101768</text:p>
          </table:table-cell>
          <table:table-cell table:number-columns-repeated="5"/>
        </table:table-row>
        <table:table-row table:style-name="ro1">
          <table:table-cell office:value-type="float" office:value="-36.6374350419563" calcext:value-type="float">
            <text:p>-36.6374350419563</text:p>
          </table:table-cell>
          <table:table-cell office:value-type="float" office:value="9.72281837721926" calcext:value-type="float">
            <text:p>9.72281837721926</text:p>
          </table:table-cell>
          <table:table-cell office:value-type="float" office:value="42.7390689380484" calcext:value-type="float">
            <text:p>42.7390689380484</text:p>
          </table:table-cell>
          <table:table-cell office:value-type="float" office:value="10210.2102102102" calcext:value-type="float">
            <text:p>10210.2102102102</text:p>
          </table:table-cell>
          <table:table-cell table:number-columns-repeated="5"/>
        </table:table-row>
        <table:table-row table:style-name="ro1">
          <table:table-cell office:value-type="float" office:value="-36.6374350419563" calcext:value-type="float">
            <text:p>-36.6374350419563</text:p>
          </table:table-cell>
          <table:table-cell office:value-type="float" office:value="9.72281837721926" calcext:value-type="float">
            <text:p>9.72281837721926</text:p>
          </table:table-cell>
          <table:table-cell office:value-type="float" office:value="42.7390689380484" calcext:value-type="float">
            <text:p>42.7390689380484</text:p>
          </table:table-cell>
          <table:table-cell office:value-type="float" office:value="10243.5769102436" calcext:value-type="float">
            <text:p>10243.5769102436</text:p>
          </table:table-cell>
          <table:table-cell table:number-columns-repeated="5"/>
        </table:table-row>
        <table:table-row table:style-name="ro1">
          <table:table-cell office:value-type="float" office:value="-36.1804587434391" calcext:value-type="float">
            <text:p>-36.1804587434391</text:p>
          </table:table-cell>
          <table:table-cell office:value-type="float" office:value="9.66751809934647" calcext:value-type="float">
            <text:p>9.66751809934647</text:p>
          </table:table-cell>
          <table:table-cell office:value-type="float" office:value="42.404700981044" calcext:value-type="float">
            <text:p>42.404700981044</text:p>
          </table:table-cell>
          <table:table-cell office:value-type="float" office:value="10276.9436102769" calcext:value-type="float">
            <text:p>10276.9436102769</text:p>
          </table:table-cell>
          <table:table-cell table:number-columns-repeated="5"/>
        </table:table-row>
        <table:table-row table:style-name="ro1">
          <table:table-cell office:value-type="float" office:value="-35.7523182856185" calcext:value-type="float">
            <text:p>-35.7523182856185</text:p>
          </table:table-cell>
          <table:table-cell office:value-type="float" office:value="9.67777358112153" calcext:value-type="float">
            <text:p>9.67777358112153</text:p>
          </table:table-cell>
          <table:table-cell office:value-type="float" office:value="42.2177989395538" calcext:value-type="float">
            <text:p>42.2177989395538</text:p>
          </table:table-cell>
          <table:table-cell office:value-type="float" office:value="10310.3103103103" calcext:value-type="float">
            <text:p>10310.3103103103</text:p>
          </table:table-cell>
          <table:table-cell table:number-columns-repeated="5"/>
        </table:table-row>
        <table:table-row table:style-name="ro1">
          <table:table-cell office:value-type="float" office:value="-35.5689365167763" calcext:value-type="float">
            <text:p>-35.5689365167763</text:p>
          </table:table-cell>
          <table:table-cell office:value-type="float" office:value="9.66839203004379" calcext:value-type="float">
            <text:p>9.66839203004379</text:p>
          </table:table-cell>
          <table:table-cell office:value-type="float" office:value="42.9424055141846" calcext:value-type="float">
            <text:p>42.9424055141846</text:p>
          </table:table-cell>
          <table:table-cell office:value-type="float" office:value="10343.6770103437" calcext:value-type="float">
            <text:p>10343.6770103437</text:p>
          </table:table-cell>
          <table:table-cell table:number-columns-repeated="5"/>
        </table:table-row>
        <table:table-row table:style-name="ro1">
          <table:table-cell office:value-type="float" office:value="-35.5689365167763" calcext:value-type="float">
            <text:p>-35.5689365167763</text:p>
          </table:table-cell>
          <table:table-cell office:value-type="float" office:value="9.66839203004379" calcext:value-type="float">
            <text:p>9.66839203004379</text:p>
          </table:table-cell>
          <table:table-cell office:value-type="float" office:value="42.9424055141846" calcext:value-type="float">
            <text:p>42.9424055141846</text:p>
          </table:table-cell>
          <table:table-cell office:value-type="float" office:value="10377.043710377" calcext:value-type="float">
            <text:p>10377.043710377</text:p>
          </table:table-cell>
          <table:table-cell table:number-columns-repeated="5"/>
        </table:table-row>
        <table:table-row table:style-name="ro1">
          <table:table-cell office:value-type="float" office:value="-35.3142142788176" calcext:value-type="float">
            <text:p>-35.3142142788176</text:p>
          </table:table-cell>
          <table:table-cell office:value-type="float" office:value="9.85808345317891" calcext:value-type="float">
            <text:p>9.85808345317891</text:p>
          </table:table-cell>
          <table:table-cell office:value-type="float" office:value="43.579281554939" calcext:value-type="float">
            <text:p>43.579281554939</text:p>
          </table:table-cell>
          <table:table-cell office:value-type="float" office:value="10410.4104104104" calcext:value-type="float">
            <text:p>10410.4104104104</text:p>
          </table:table-cell>
          <table:table-cell table:number-columns-repeated="5"/>
        </table:table-row>
        <table:table-row table:style-name="ro1">
          <table:table-cell office:value-type="float" office:value="-34.8104131479362" calcext:value-type="float">
            <text:p>-34.8104131479362</text:p>
          </table:table-cell>
          <table:table-cell office:value-type="float" office:value="10.0577370449303" calcext:value-type="float">
            <text:p>10.0577370449303</text:p>
          </table:table-cell>
          <table:table-cell office:value-type="float" office:value="43.4728085581933" calcext:value-type="float">
            <text:p>43.4728085581933</text:p>
          </table:table-cell>
          <table:table-cell office:value-type="float" office:value="10443.7771104438" calcext:value-type="float">
            <text:p>10443.7771104438</text:p>
          </table:table-cell>
          <table:table-cell table:number-columns-repeated="5"/>
        </table:table-row>
        <table:table-row table:style-name="ro1">
          <table:table-cell office:value-type="float" office:value="-34.5520846075021" calcext:value-type="float">
            <text:p>-34.5520846075021</text:p>
          </table:table-cell>
          <table:table-cell office:value-type="float" office:value="9.96194267409977" calcext:value-type="float">
            <text:p>9.96194267409977</text:p>
          </table:table-cell>
          <table:table-cell office:value-type="float" office:value="44.2122205222463" calcext:value-type="float">
            <text:p>44.2122205222463</text:p>
          </table:table-cell>
          <table:table-cell office:value-type="float" office:value="10477.1438104771" calcext:value-type="float">
            <text:p>10477.1438104771</text:p>
          </table:table-cell>
          <table:table-cell table:number-columns-repeated="5"/>
        </table:table-row>
        <table:table-row table:style-name="ro1">
          <table:table-cell office:value-type="float" office:value="-33.9197289965728" calcext:value-type="float">
            <text:p>-33.9197289965728</text:p>
          </table:table-cell>
          <table:table-cell office:value-type="float" office:value="10.0237991985122" calcext:value-type="float">
            <text:p>10.0237991985122</text:p>
          </table:table-cell>
          <table:table-cell office:value-type="float" office:value="43.7133095105791" calcext:value-type="float">
            <text:p>43.7133095105791</text:p>
          </table:table-cell>
          <table:table-cell office:value-type="float" office:value="10510.5105105105" calcext:value-type="float">
            <text:p>10510.5105105105</text:p>
          </table:table-cell>
          <table:table-cell table:number-columns-repeated="5"/>
        </table:table-row>
        <table:table-row table:style-name="ro1">
          <table:table-cell office:value-type="float" office:value="-33.9197289965728" calcext:value-type="float">
            <text:p>-33.9197289965728</text:p>
          </table:table-cell>
          <table:table-cell office:value-type="float" office:value="10.0237991985122" calcext:value-type="float">
            <text:p>10.0237991985122</text:p>
          </table:table-cell>
          <table:table-cell office:value-type="float" office:value="43.7133095105791" calcext:value-type="float">
            <text:p>43.7133095105791</text:p>
          </table:table-cell>
          <table:table-cell office:value-type="float" office:value="10543.8772105439" calcext:value-type="float">
            <text:p>10543.8772105439</text:p>
          </table:table-cell>
          <table:table-cell table:number-columns-repeated="5"/>
        </table:table-row>
        <table:table-row table:style-name="ro1">
          <table:table-cell office:value-type="float" office:value="-33.6560047723291" calcext:value-type="float">
            <text:p>-33.6560047723291</text:p>
          </table:table-cell>
          <table:table-cell office:value-type="float" office:value="10.209643704123" calcext:value-type="float">
            <text:p>10.209643704123</text:p>
          </table:table-cell>
          <table:table-cell office:value-type="float" office:value="44.735033321295" calcext:value-type="float">
            <text:p>44.735033321295</text:p>
          </table:table-cell>
          <table:table-cell office:value-type="float" office:value="10577.2439105772" calcext:value-type="float">
            <text:p>10577.2439105772</text:p>
          </table:table-cell>
          <table:table-cell table:number-columns-repeated="5"/>
        </table:table-row>
        <table:table-row table:style-name="ro1">
          <table:table-cell office:value-type="float" office:value="-33.1794072337034" calcext:value-type="float">
            <text:p>-33.1794072337034</text:p>
          </table:table-cell>
          <table:table-cell office:value-type="float" office:value="10.3501983803805" calcext:value-type="float">
            <text:p>10.3501983803805</text:p>
          </table:table-cell>
          <table:table-cell office:value-type="float" office:value="45.3080066820075" calcext:value-type="float">
            <text:p>45.3080066820075</text:p>
          </table:table-cell>
          <table:table-cell office:value-type="float" office:value="10610.6106106106" calcext:value-type="float">
            <text:p>10610.6106106106</text:p>
          </table:table-cell>
          <table:table-cell table:number-columns-repeated="5"/>
        </table:table-row>
        <table:table-row table:style-name="ro1">
          <table:table-cell office:value-type="float" office:value="-32.6808088128458" calcext:value-type="float">
            <text:p>-32.6808088128458</text:p>
          </table:table-cell>
          <table:table-cell office:value-type="float" office:value="10.5660678774105" calcext:value-type="float">
            <text:p>10.5660678774105</text:p>
          </table:table-cell>
          <table:table-cell office:value-type="float" office:value="45.7806744672935" calcext:value-type="float">
            <text:p>45.7806744672935</text:p>
          </table:table-cell>
          <table:table-cell office:value-type="float" office:value="10643.977310644" calcext:value-type="float">
            <text:p>10643.977310644</text:p>
          </table:table-cell>
          <table:table-cell table:number-columns-repeated="5"/>
        </table:table-row>
        <table:table-row table:style-name="ro1">
          <table:table-cell office:value-type="float" office:value="-32.2295915457912" calcext:value-type="float">
            <text:p>-32.2295915457912</text:p>
          </table:table-cell>
          <table:table-cell office:value-type="float" office:value="11.1514149335655" calcext:value-type="float">
            <text:p>11.1514149335655</text:p>
          </table:table-cell>
          <table:table-cell office:value-type="float" office:value="46.9738021148796" calcext:value-type="float">
            <text:p>46.9738021148796</text:p>
          </table:table-cell>
          <table:table-cell office:value-type="float" office:value="10677.3440106773" calcext:value-type="float">
            <text:p>10677.3440106773</text:p>
          </table:table-cell>
          <table:table-cell table:number-columns-repeated="5"/>
        </table:table-row>
        <table:table-row table:style-name="ro1">
          <table:table-cell office:value-type="float" office:value="-32.2295915457912" calcext:value-type="float">
            <text:p>-32.2295915457912</text:p>
          </table:table-cell>
          <table:table-cell office:value-type="float" office:value="11.1514149335655" calcext:value-type="float">
            <text:p>11.1514149335655</text:p>
          </table:table-cell>
          <table:table-cell office:value-type="float" office:value="46.9738021148796" calcext:value-type="float">
            <text:p>46.9738021148796</text:p>
          </table:table-cell>
          <table:table-cell office:value-type="float" office:value="10710.7107107107" calcext:value-type="float">
            <text:p>10710.7107107107</text:p>
          </table:table-cell>
          <table:table-cell table:number-columns-repeated="5"/>
        </table:table-row>
        <table:table-row table:style-name="ro1">
          <table:table-cell office:value-type="float" office:value="-31.5205465280605" calcext:value-type="float">
            <text:p>-31.5205465280605</text:p>
          </table:table-cell>
          <table:table-cell office:value-type="float" office:value="10.7815119685887" calcext:value-type="float">
            <text:p>10.7815119685887</text:p>
          </table:table-cell>
          <table:table-cell office:value-type="float" office:value="46.9142251863798" calcext:value-type="float">
            <text:p>46.9142251863798</text:p>
          </table:table-cell>
          <table:table-cell office:value-type="float" office:value="10744.0774107441" calcext:value-type="float">
            <text:p>10744.0774107441</text:p>
          </table:table-cell>
          <table:table-cell table:number-columns-repeated="5"/>
        </table:table-row>
        <table:table-row table:style-name="ro1">
          <table:table-cell office:value-type="float" office:value="-30.9045641787315" calcext:value-type="float">
            <text:p>-30.9045641787315</text:p>
          </table:table-cell>
          <table:table-cell office:value-type="float" office:value="10.8965243640744" calcext:value-type="float">
            <text:p>10.8965243640744</text:p>
          </table:table-cell>
          <table:table-cell office:value-type="float" office:value="47.4547278047661" calcext:value-type="float">
            <text:p>47.4547278047661</text:p>
          </table:table-cell>
          <table:table-cell office:value-type="float" office:value="10777.4441107774" calcext:value-type="float">
            <text:p>10777.4441107774</text:p>
          </table:table-cell>
          <table:table-cell table:number-columns-repeated="5"/>
        </table:table-row>
        <table:table-row table:style-name="ro1">
          <table:table-cell office:value-type="float" office:value="-29.9304343471767" calcext:value-type="float">
            <text:p>-29.9304343471767</text:p>
          </table:table-cell>
          <table:table-cell office:value-type="float" office:value="10.7922095200849" calcext:value-type="float">
            <text:p>10.7922095200849</text:p>
          </table:table-cell>
          <table:table-cell office:value-type="float" office:value="47.0777914919239" calcext:value-type="float">
            <text:p>47.0777914919239</text:p>
          </table:table-cell>
          <table:table-cell office:value-type="float" office:value="10810.8108108108" calcext:value-type="float">
            <text:p>10810.8108108108</text:p>
          </table:table-cell>
          <table:table-cell table:number-columns-repeated="5"/>
        </table:table-row>
        <table:table-row table:style-name="ro1">
          <table:table-cell office:value-type="float" office:value="-29.432695037605" calcext:value-type="float">
            <text:p>-29.432695037605</text:p>
          </table:table-cell>
          <table:table-cell office:value-type="float" office:value="11.2339828637182" calcext:value-type="float">
            <text:p>11.2339828637182</text:p>
          </table:table-cell>
          <table:table-cell office:value-type="float" office:value="48.4358434151057" calcext:value-type="float">
            <text:p>48.4358434151057</text:p>
          </table:table-cell>
          <table:table-cell office:value-type="float" office:value="10844.1775108442" calcext:value-type="float">
            <text:p>10844.1775108442</text:p>
          </table:table-cell>
          <table:table-cell table:number-columns-repeated="5"/>
        </table:table-row>
        <table:table-row table:style-name="ro1">
          <table:table-cell office:value-type="float" office:value="-29.432695037605" calcext:value-type="float">
            <text:p>-29.432695037605</text:p>
          </table:table-cell>
          <table:table-cell office:value-type="float" office:value="11.2339828637182" calcext:value-type="float">
            <text:p>11.2339828637182</text:p>
          </table:table-cell>
          <table:table-cell office:value-type="float" office:value="48.4358434151057" calcext:value-type="float">
            <text:p>48.4358434151057</text:p>
          </table:table-cell>
          <table:table-cell office:value-type="float" office:value="10877.5442108775" calcext:value-type="float">
            <text:p>10877.5442108775</text:p>
          </table:table-cell>
          <table:table-cell table:number-columns-repeated="5"/>
        </table:table-row>
        <table:table-row table:style-name="ro1">
          <table:table-cell office:value-type="float" office:value="-27.3197346936374" calcext:value-type="float">
            <text:p>-27.3197346936374</text:p>
          </table:table-cell>
          <table:table-cell office:value-type="float" office:value="11.1073013396416" calcext:value-type="float">
            <text:p>11.1073013396416</text:p>
          </table:table-cell>
          <table:table-cell office:value-type="float" office:value="45.7564974918166" calcext:value-type="float">
            <text:p>45.7564974918166</text:p>
          </table:table-cell>
          <table:table-cell office:value-type="float" office:value="10910.9109109109" calcext:value-type="float">
            <text:p>10910.9109109109</text:p>
          </table:table-cell>
          <table:table-cell table:number-columns-repeated="5"/>
        </table:table-row>
        <table:table-row table:style-name="ro1">
          <table:table-cell office:value-type="float" office:value="-26.4898147333168" calcext:value-type="float">
            <text:p>-26.4898147333168</text:p>
          </table:table-cell>
          <table:table-cell office:value-type="float" office:value="11.2047382612807" calcext:value-type="float">
            <text:p>11.2047382612807</text:p>
          </table:table-cell>
          <table:table-cell office:value-type="float" office:value="44.7231366814025" calcext:value-type="float">
            <text:p>44.7231366814025</text:p>
          </table:table-cell>
          <table:table-cell office:value-type="float" office:value="10944.2776109443" calcext:value-type="float">
            <text:p>10944.2776109443</text:p>
          </table:table-cell>
          <table:table-cell table:number-columns-repeated="5"/>
        </table:table-row>
        <table:table-row table:style-name="ro1">
          <table:table-cell office:value-type="float" office:value="-27.1110095722386" calcext:value-type="float">
            <text:p>-27.1110095722386</text:p>
          </table:table-cell>
          <table:table-cell office:value-type="float" office:value="11.6775381280927" calcext:value-type="float">
            <text:p>11.6775381280927</text:p>
          </table:table-cell>
          <table:table-cell office:value-type="float" office:value="49.6050309825268" calcext:value-type="float">
            <text:p>49.6050309825268</text:p>
          </table:table-cell>
          <table:table-cell office:value-type="float" office:value="10977.6443109776" calcext:value-type="float">
            <text:p>10977.6443109776</text:p>
          </table:table-cell>
          <table:table-cell table:number-columns-repeated="5"/>
        </table:table-row>
        <table:table-row table:style-name="ro1">
          <table:table-cell office:value-type="float" office:value="-26.2468956801193" calcext:value-type="float">
            <text:p>-26.2468956801193</text:p>
          </table:table-cell>
          <table:table-cell office:value-type="float" office:value="11.8113164385917" calcext:value-type="float">
            <text:p>11.8113164385917</text:p>
          </table:table-cell>
          <table:table-cell office:value-type="float" office:value="49.7798213432212" calcext:value-type="float">
            <text:p>49.7798213432212</text:p>
          </table:table-cell>
          <table:table-cell office:value-type="float" office:value="11011.011011011" calcext:value-type="float">
            <text:p>11011.011011011</text:p>
          </table:table-cell>
          <table:table-cell table:number-columns-repeated="5"/>
        </table:table-row>
        <table:table-row table:style-name="ro1">
          <table:table-cell office:value-type="float" office:value="-26.2468956801193" calcext:value-type="float">
            <text:p>-26.2468956801193</text:p>
          </table:table-cell>
          <table:table-cell office:value-type="float" office:value="11.8113164385917" calcext:value-type="float">
            <text:p>11.8113164385917</text:p>
          </table:table-cell>
          <table:table-cell office:value-type="float" office:value="49.7798213432212" calcext:value-type="float">
            <text:p>49.7798213432212</text:p>
          </table:table-cell>
          <table:table-cell office:value-type="float" office:value="11044.3777110444" calcext:value-type="float">
            <text:p>11044.3777110444</text:p>
          </table:table-cell>
          <table:table-cell table:number-columns-repeated="5"/>
        </table:table-row>
        <table:table-row table:style-name="ro1">
          <table:table-cell office:value-type="float" office:value="-24.9812666056586" calcext:value-type="float">
            <text:p>-24.9812666056586</text:p>
          </table:table-cell>
          <table:table-cell office:value-type="float" office:value="11.8179469752705" calcext:value-type="float">
            <text:p>11.8179469752705</text:p>
          </table:table-cell>
          <table:table-cell office:value-type="float" office:value="45.4925645368874" calcext:value-type="float">
            <text:p>45.4925645368874</text:p>
          </table:table-cell>
          <table:table-cell office:value-type="float" office:value="11077.7444110777" calcext:value-type="float">
            <text:p>11077.7444110777</text:p>
          </table:table-cell>
          <table:table-cell table:number-columns-repeated="5"/>
        </table:table-row>
        <table:table-row table:style-name="ro1">
          <table:table-cell office:value-type="float" office:value="-24.0557455605103" calcext:value-type="float">
            <text:p>-24.0557455605103</text:p>
          </table:table-cell>
          <table:table-cell office:value-type="float" office:value="12.2448925712851" calcext:value-type="float">
            <text:p>12.2448925712851</text:p>
          </table:table-cell>
          <table:table-cell office:value-type="float" office:value="45.9649371617766" calcext:value-type="float">
            <text:p>45.9649371617766</text:p>
          </table:table-cell>
          <table:table-cell office:value-type="float" office:value="11111.1111111111" calcext:value-type="float">
            <text:p>11111.1111111111</text:p>
          </table:table-cell>
          <table:table-cell table:number-columns-repeated="5"/>
        </table:table-row>
        <table:table-row table:style-name="ro1">
          <table:table-cell office:value-type="float" office:value="-23.6478844526534" calcext:value-type="float">
            <text:p>-23.6478844526534</text:p>
          </table:table-cell>
          <table:table-cell office:value-type="float" office:value="12.2224999012624" calcext:value-type="float">
            <text:p>12.2224999012624</text:p>
          </table:table-cell>
          <table:table-cell office:value-type="float" office:value="46.5520391872411" calcext:value-type="float">
            <text:p>46.5520391872411</text:p>
          </table:table-cell>
          <table:table-cell office:value-type="float" office:value="11144.4778111445" calcext:value-type="float">
            <text:p>11144.4778111445</text:p>
          </table:table-cell>
          <table:table-cell table:number-columns-repeated="5"/>
        </table:table-row>
        <table:table-row table:style-name="ro1">
          <table:table-cell office:value-type="float" office:value="-23.7605407165826" calcext:value-type="float">
            <text:p>-23.7605407165826</text:p>
          </table:table-cell>
          <table:table-cell office:value-type="float" office:value="12.5961516055269" calcext:value-type="float">
            <text:p>12.5961516055269</text:p>
          </table:table-cell>
          <table:table-cell office:value-type="float" office:value="52.1721771132251" calcext:value-type="float">
            <text:p>52.1721771132251</text:p>
          </table:table-cell>
          <table:table-cell office:value-type="float" office:value="11177.8445111778" calcext:value-type="float">
            <text:p>11177.8445111778</text:p>
          </table:table-cell>
          <table:table-cell table:number-columns-repeated="5"/>
        </table:table-row>
        <table:table-row table:style-name="ro1">
          <table:table-cell office:value-type="float" office:value="-23.7660146740242" calcext:value-type="float">
            <text:p>-23.7660146740242</text:p>
          </table:table-cell>
          <table:table-cell office:value-type="float" office:value="12.6080781542057" calcext:value-type="float">
            <text:p>12.6080781542057</text:p>
          </table:table-cell>
          <table:table-cell office:value-type="float" office:value="52.372163635526" calcext:value-type="float">
            <text:p>52.372163635526</text:p>
          </table:table-cell>
          <table:table-cell office:value-type="float" office:value="11211.2112112112" calcext:value-type="float">
            <text:p>11211.2112112112</text:p>
          </table:table-cell>
          <table:table-cell table:number-columns-repeated="5"/>
        </table:table-row>
        <table:table-row table:style-name="ro1">
          <table:table-cell office:value-type="float" office:value="-22.7938517237824" calcext:value-type="float">
            <text:p>-22.7938517237824</text:p>
          </table:table-cell>
          <table:table-cell office:value-type="float" office:value="12.7623515074145" calcext:value-type="float">
            <text:p>12.7623515074145</text:p>
          </table:table-cell>
          <table:table-cell office:value-type="float" office:value="52.0525155957613" calcext:value-type="float">
            <text:p>52.0525155957613</text:p>
          </table:table-cell>
          <table:table-cell office:value-type="float" office:value="11244.5779112446" calcext:value-type="float">
            <text:p>11244.5779112446</text:p>
          </table:table-cell>
          <table:table-cell table:number-columns-repeated="5"/>
        </table:table-row>
        <table:table-row table:style-name="ro1">
          <table:table-cell office:value-type="float" office:value="-22.1864460826533" calcext:value-type="float">
            <text:p>-22.1864460826533</text:p>
          </table:table-cell>
          <table:table-cell office:value-type="float" office:value="13.0731058440761" calcext:value-type="float">
            <text:p>13.0731058440761</text:p>
          </table:table-cell>
          <table:table-cell office:value-type="float" office:value="52.9918194081354" calcext:value-type="float">
            <text:p>52.9918194081354</text:p>
          </table:table-cell>
          <table:table-cell office:value-type="float" office:value="11277.9446112779" calcext:value-type="float">
            <text:p>11277.9446112779</text:p>
          </table:table-cell>
          <table:table-cell table:number-columns-repeated="5"/>
        </table:table-row>
        <table:table-row table:style-name="ro1">
          <table:table-cell office:value-type="float" office:value="-21.4924777443723" calcext:value-type="float">
            <text:p>-21.4924777443723</text:p>
          </table:table-cell>
          <table:table-cell office:value-type="float" office:value="13.3393807972953" calcext:value-type="float">
            <text:p>13.3393807972953</text:p>
          </table:table-cell>
          <table:table-cell office:value-type="float" office:value="53.6162310977484" calcext:value-type="float">
            <text:p>53.6162310977484</text:p>
          </table:table-cell>
          <table:table-cell office:value-type="float" office:value="11311.3113113113" calcext:value-type="float">
            <text:p>11311.3113113113</text:p>
          </table:table-cell>
          <table:table-cell table:number-columns-repeated="5"/>
        </table:table-row>
        <table:table-row table:style-name="ro1">
          <table:table-cell office:value-type="float" office:value="-19.3160808091545" calcext:value-type="float">
            <text:p>-19.3160808091545</text:p>
          </table:table-cell>
          <table:table-cell office:value-type="float" office:value="11.9226843615126" calcext:value-type="float">
            <text:p>11.9226843615126</text:p>
          </table:table-cell>
          <table:table-cell office:value-type="float" office:value="47.2752533039988" calcext:value-type="float">
            <text:p>47.2752533039988</text:p>
          </table:table-cell>
          <table:table-cell office:value-type="float" office:value="11344.6780113447" calcext:value-type="float">
            <text:p>11344.6780113447</text:p>
          </table:table-cell>
          <table:table-cell table:number-columns-repeated="5"/>
        </table:table-row>
        <table:table-row table:style-name="ro1">
          <table:table-cell office:value-type="float" office:value="-19.3160808091545" calcext:value-type="float">
            <text:p>-19.3160808091545</text:p>
          </table:table-cell>
          <table:table-cell office:value-type="float" office:value="11.9226843615126" calcext:value-type="float">
            <text:p>11.9226843615126</text:p>
          </table:table-cell>
          <table:table-cell office:value-type="float" office:value="47.2752533039988" calcext:value-type="float">
            <text:p>47.2752533039988</text:p>
          </table:table-cell>
          <table:table-cell office:value-type="float" office:value="11378.044711378" calcext:value-type="float">
            <text:p>11378.044711378</text:p>
          </table:table-cell>
          <table:table-cell table:number-columns-repeated="5"/>
        </table:table-row>
        <table:table-row table:style-name="ro1">
          <table:table-cell office:value-type="float" office:value="-19.7579090545321" calcext:value-type="float">
            <text:p>-19.7579090545321</text:p>
          </table:table-cell>
          <table:table-cell office:value-type="float" office:value="13.5848566489503" calcext:value-type="float">
            <text:p>13.5848566489503</text:p>
          </table:table-cell>
          <table:table-cell office:value-type="float" office:value="53.8717793807303" calcext:value-type="float">
            <text:p>53.8717793807303</text:p>
          </table:table-cell>
          <table:table-cell office:value-type="float" office:value="11411.4114114114" calcext:value-type="float">
            <text:p>11411.4114114114</text:p>
          </table:table-cell>
          <table:table-cell table:number-columns-repeated="5"/>
        </table:table-row>
        <table:table-row table:style-name="ro1">
          <table:table-cell office:value-type="float" office:value="-19.2827894012446" calcext:value-type="float">
            <text:p>-19.2827894012446</text:p>
          </table:table-cell>
          <table:table-cell office:value-type="float" office:value="13.7092680233709" calcext:value-type="float">
            <text:p>13.7092680233709</text:p>
          </table:table-cell>
          <table:table-cell office:value-type="float" office:value="54.2427898556329" calcext:value-type="float">
            <text:p>54.2427898556329</text:p>
          </table:table-cell>
          <table:table-cell office:value-type="float" office:value="11444.7781114448" calcext:value-type="float">
            <text:p>11444.7781114448</text:p>
          </table:table-cell>
          <table:table-cell table:number-columns-repeated="5"/>
        </table:table-row>
        <table:table-row table:style-name="ro1">
          <table:table-cell office:value-type="float" office:value="-18.3306433375709" calcext:value-type="float">
            <text:p>-18.3306433375709</text:p>
          </table:table-cell>
          <table:table-cell office:value-type="float" office:value="13.7313128599733" calcext:value-type="float">
            <text:p>13.7313128599733</text:p>
          </table:table-cell>
          <table:table-cell office:value-type="float" office:value="53.9444478196385" calcext:value-type="float">
            <text:p>53.9444478196385</text:p>
          </table:table-cell>
          <table:table-cell office:value-type="float" office:value="11478.1448114781" calcext:value-type="float">
            <text:p>11478.1448114781</text:p>
          </table:table-cell>
          <table:table-cell table:number-columns-repeated="5"/>
        </table:table-row>
        <table:table-row table:style-name="ro1">
          <table:table-cell office:value-type="float" office:value="-16.5978668278876" calcext:value-type="float">
            <text:p>-16.5978668278876</text:p>
          </table:table-cell>
          <table:table-cell office:value-type="float" office:value="13.3474512407596" calcext:value-type="float">
            <text:p>13.3474512407596</text:p>
          </table:table-cell>
          <table:table-cell office:value-type="float" office:value="50.8055851107181" calcext:value-type="float">
            <text:p>50.8055851107181</text:p>
          </table:table-cell>
          <table:table-cell office:value-type="float" office:value="11511.5115115115" calcext:value-type="float">
            <text:p>11511.5115115115</text:p>
          </table:table-cell>
          <table:table-cell table:number-columns-repeated="5"/>
        </table:table-row>
        <table:table-row table:style-name="ro1">
          <table:table-cell office:value-type="float" office:value="-16.5978668278876" calcext:value-type="float">
            <text:p>-16.5978668278876</text:p>
          </table:table-cell>
          <table:table-cell office:value-type="float" office:value="13.3474512407596" calcext:value-type="float">
            <text:p>13.3474512407596</text:p>
          </table:table-cell>
          <table:table-cell office:value-type="float" office:value="50.8055851107181" calcext:value-type="float">
            <text:p>50.8055851107181</text:p>
          </table:table-cell>
          <table:table-cell office:value-type="float" office:value="11544.8782115449" calcext:value-type="float">
            <text:p>11544.8782115449</text:p>
          </table:table-cell>
          <table:table-cell table:number-columns-repeated="5"/>
        </table:table-row>
        <table:table-row table:style-name="ro1">
          <table:table-cell office:value-type="float" office:value="-15.790671373131" calcext:value-type="float">
            <text:p>-15.790671373131</text:p>
          </table:table-cell>
          <table:table-cell office:value-type="float" office:value="13.3823409181935" calcext:value-type="float">
            <text:p>13.3823409181935</text:p>
          </table:table-cell>
          <table:table-cell office:value-type="float" office:value="50.2988223648296" calcext:value-type="float">
            <text:p>50.2988223648296</text:p>
          </table:table-cell>
          <table:table-cell office:value-type="float" office:value="11578.2449115782" calcext:value-type="float">
            <text:p>11578.2449115782</text:p>
          </table:table-cell>
          <table:table-cell table:number-columns-repeated="5"/>
        </table:table-row>
        <table:table-row table:style-name="ro1">
          <table:table-cell office:value-type="float" office:value="-15.5864891767352" calcext:value-type="float">
            <text:p>-15.5864891767352</text:p>
          </table:table-cell>
          <table:table-cell office:value-type="float" office:value="13.3538399853206" calcext:value-type="float">
            <text:p>13.3538399853206</text:p>
          </table:table-cell>
          <table:table-cell office:value-type="float" office:value="51.7470521040375" calcext:value-type="float">
            <text:p>51.7470521040375</text:p>
          </table:table-cell>
          <table:table-cell office:value-type="float" office:value="11611.6116116116" calcext:value-type="float">
            <text:p>11611.6116116116</text:p>
          </table:table-cell>
          <table:table-cell table:number-columns-repeated="5"/>
        </table:table-row>
        <table:table-row table:style-name="ro1">
          <table:table-cell office:value-type="float" office:value="-13.9259447295749" calcext:value-type="float">
            <text:p>-13.9259447295749</text:p>
          </table:table-cell>
          <table:table-cell office:value-type="float" office:value="12.1961880218202" calcext:value-type="float">
            <text:p>12.1961880218202</text:p>
          </table:table-cell>
          <table:table-cell office:value-type="float" office:value="46.9132941312269" calcext:value-type="float">
            <text:p>46.9132941312269</text:p>
          </table:table-cell>
          <table:table-cell office:value-type="float" office:value="11644.978311645" calcext:value-type="float">
            <text:p>11644.978311645</text:p>
          </table:table-cell>
          <table:table-cell table:number-columns-repeated="5"/>
        </table:table-row>
        <table:table-row table:style-name="ro1">
          <table:table-cell office:value-type="float" office:value="-13.3825224619168" calcext:value-type="float">
            <text:p>-13.3825224619168</text:p>
          </table:table-cell>
          <table:table-cell office:value-type="float" office:value="12.1596686570721" calcext:value-type="float">
            <text:p>12.1596686570721</text:p>
          </table:table-cell>
          <table:table-cell office:value-type="float" office:value="46.9032379580932" calcext:value-type="float">
            <text:p>46.9032379580932</text:p>
          </table:table-cell>
          <table:table-cell office:value-type="float" office:value="11678.3450116783" calcext:value-type="float">
            <text:p>11678.3450116783</text:p>
          </table:table-cell>
          <table:table-cell table:number-columns-repeated="5"/>
        </table:table-row>
        <table:table-row table:style-name="ro1">
          <table:table-cell office:value-type="float" office:value="-13.3825224619168" calcext:value-type="float">
            <text:p>-13.3825224619168</text:p>
          </table:table-cell>
          <table:table-cell office:value-type="float" office:value="12.1596686570721" calcext:value-type="float">
            <text:p>12.1596686570721</text:p>
          </table:table-cell>
          <table:table-cell office:value-type="float" office:value="46.9032379580932" calcext:value-type="float">
            <text:p>46.9032379580932</text:p>
          </table:table-cell>
          <table:table-cell office:value-type="float" office:value="11711.7117117117" calcext:value-type="float">
            <text:p>11711.7117117117</text:p>
          </table:table-cell>
          <table:table-cell table:number-columns-repeated="5"/>
        </table:table-row>
        <table:table-row table:style-name="ro1">
          <table:table-cell office:value-type="float" office:value="-12.7208520852336" calcext:value-type="float">
            <text:p>-12.7208520852336</text:p>
          </table:table-cell>
          <table:table-cell office:value-type="float" office:value="11.7509135955016" calcext:value-type="float">
            <text:p>11.7509135955016</text:p>
          </table:table-cell>
          <table:table-cell office:value-type="float" office:value="45.9594525655736" calcext:value-type="float">
            <text:p>45.9594525655736</text:p>
          </table:table-cell>
          <table:table-cell office:value-type="float" office:value="11745.0784117451" calcext:value-type="float">
            <text:p>11745.0784117451</text:p>
          </table:table-cell>
          <table:table-cell table:number-columns-repeated="5"/>
        </table:table-row>
        <table:table-row table:style-name="ro1">
          <table:table-cell office:value-type="float" office:value="-13.1881754830418" calcext:value-type="float">
            <text:p>-13.1881754830418</text:p>
          </table:table-cell>
          <table:table-cell office:value-type="float" office:value="12.7633975345699" calcext:value-type="float">
            <text:p>12.7633975345699</text:p>
          </table:table-cell>
          <table:table-cell office:value-type="float" office:value="49.7339082963221" calcext:value-type="float">
            <text:p>49.7339082963221</text:p>
          </table:table-cell>
          <table:table-cell office:value-type="float" office:value="11778.4451117784" calcext:value-type="float">
            <text:p>11778.4451117784</text:p>
          </table:table-cell>
          <table:table-cell table:number-columns-repeated="5"/>
        </table:table-row>
        <table:table-row table:style-name="ro1">
          <table:table-cell office:value-type="float" office:value="-13.0065285276885" calcext:value-type="float">
            <text:p>-13.0065285276885</text:p>
          </table:table-cell>
          <table:table-cell office:value-type="float" office:value="12.2332079962989" calcext:value-type="float">
            <text:p>12.2332079962989</text:p>
          </table:table-cell>
          <table:table-cell office:value-type="float" office:value="51.2087722471795" calcext:value-type="float">
            <text:p>51.2087722471795</text:p>
          </table:table-cell>
          <table:table-cell office:value-type="float" office:value="11811.8118118118" calcext:value-type="float">
            <text:p>11811.8118118118</text:p>
          </table:table-cell>
          <table:table-cell table:number-columns-repeated="5"/>
        </table:table-row>
        <table:table-row table:style-name="ro1">
          <table:table-cell office:value-type="float" office:value="-12.8166220612775" calcext:value-type="float">
            <text:p>-12.8166220612775</text:p>
          </table:table-cell>
          <table:table-cell office:value-type="float" office:value="12.1533582566201" calcext:value-type="float">
            <text:p>12.1533582566201</text:p>
          </table:table-cell>
          <table:table-cell office:value-type="float" office:value="52.4023981773329" calcext:value-type="float">
            <text:p>52.4023981773329</text:p>
          </table:table-cell>
          <table:table-cell office:value-type="float" office:value="11845.1785118452" calcext:value-type="float">
            <text:p>11845.1785118452</text:p>
          </table:table-cell>
          <table:table-cell table:number-columns-repeated="5"/>
        </table:table-row>
        <table:table-row table:style-name="ro1">
          <table:table-cell office:value-type="float" office:value="-12.8166220612775" calcext:value-type="float">
            <text:p>-12.8166220612775</text:p>
          </table:table-cell>
          <table:table-cell office:value-type="float" office:value="12.1533582566201" calcext:value-type="float">
            <text:p>12.1533582566201</text:p>
          </table:table-cell>
          <table:table-cell office:value-type="float" office:value="52.4023981773329" calcext:value-type="float">
            <text:p>52.4023981773329</text:p>
          </table:table-cell>
          <table:table-cell office:value-type="float" office:value="11878.5452118785" calcext:value-type="float">
            <text:p>11878.5452118785</text:p>
          </table:table-cell>
          <table:table-cell table:number-columns-repeated="5"/>
        </table:table-row>
        <table:table-row table:style-name="ro1">
          <table:table-cell office:value-type="float" office:value="-12.0834090548493" calcext:value-type="float">
            <text:p>-12.0834090548493</text:p>
          </table:table-cell>
          <table:table-cell office:value-type="float" office:value="11.375169180147" calcext:value-type="float">
            <text:p>11.375169180147</text:p>
          </table:table-cell>
          <table:table-cell office:value-type="float" office:value="50.6334491669865" calcext:value-type="float">
            <text:p>50.6334491669865</text:p>
          </table:table-cell>
          <table:table-cell office:value-type="float" office:value="11911.9119119119" calcext:value-type="float">
            <text:p>11911.9119119119</text:p>
          </table:table-cell>
          <table:table-cell table:number-columns-repeated="5"/>
        </table:table-row>
        <table:table-row table:style-name="ro1">
          <table:table-cell office:value-type="float" office:value="-10.2053368198544" calcext:value-type="float">
            <text:p>-10.2053368198544</text:p>
          </table:table-cell>
          <table:table-cell office:value-type="float" office:value="10.1742315031633" calcext:value-type="float">
            <text:p>10.1742315031633</text:p>
          </table:table-cell>
          <table:table-cell office:value-type="float" office:value="44.599047159935" calcext:value-type="float">
            <text:p>44.599047159935</text:p>
          </table:table-cell>
          <table:table-cell office:value-type="float" office:value="11945.2786119453" calcext:value-type="float">
            <text:p>11945.2786119453</text:p>
          </table:table-cell>
          <table:table-cell table:number-columns-repeated="5"/>
        </table:table-row>
        <table:table-row table:style-name="ro1">
          <table:table-cell office:value-type="float" office:value="-10.5589388808854" calcext:value-type="float">
            <text:p>-10.5589388808854</text:p>
          </table:table-cell>
          <table:table-cell office:value-type="float" office:value="10.6645983291747" calcext:value-type="float">
            <text:p>10.6645983291747</text:p>
          </table:table-cell>
          <table:table-cell office:value-type="float" office:value="48.7889976043898" calcext:value-type="float">
            <text:p>48.7889976043898</text:p>
          </table:table-cell>
          <table:table-cell office:value-type="float" office:value="11978.6453119786" calcext:value-type="float">
            <text:p>11978.6453119786</text:p>
          </table:table-cell>
          <table:table-cell table:number-columns-repeated="5"/>
        </table:table-row>
        <table:table-row table:style-name="ro1">
          <table:table-cell office:value-type="float" office:value="-9.485702973982" calcext:value-type="float">
            <text:p>-9.485702973982</text:p>
          </table:table-cell>
          <table:table-cell office:value-type="float" office:value="9.85137952061717" calcext:value-type="float">
            <text:p>9.85137952061717</text:p>
          </table:table-cell>
          <table:table-cell office:value-type="float" office:value="45.7121328397814" calcext:value-type="float">
            <text:p>45.7121328397814</text:p>
          </table:table-cell>
          <table:table-cell office:value-type="float" office:value="12012.012012012" calcext:value-type="float">
            <text:p>12012.012012012</text:p>
          </table:table-cell>
          <table:table-cell table:number-columns-repeated="5"/>
        </table:table-row>
        <table:table-row table:style-name="ro1">
          <table:table-cell office:value-type="float" office:value="-9.485702973982" calcext:value-type="float">
            <text:p>-9.485702973982</text:p>
          </table:table-cell>
          <table:table-cell office:value-type="float" office:value="9.85137952061717" calcext:value-type="float">
            <text:p>9.85137952061717</text:p>
          </table:table-cell>
          <table:table-cell office:value-type="float" office:value="45.7121328397814" calcext:value-type="float">
            <text:p>45.7121328397814</text:p>
          </table:table-cell>
          <table:table-cell office:value-type="float" office:value="12045.3787120454" calcext:value-type="float">
            <text:p>12045.3787120454</text:p>
          </table:table-cell>
          <table:table-cell table:number-columns-repeated="5"/>
        </table:table-row>
        <table:table-row table:style-name="ro1">
          <table:table-cell office:value-type="float" office:value="-9.47881589840894" calcext:value-type="float">
            <text:p>-9.47881589840894</text:p>
          </table:table-cell>
          <table:table-cell office:value-type="float" office:value="10.1302607888774" calcext:value-type="float">
            <text:p>10.1302607888774</text:p>
          </table:table-cell>
          <table:table-cell office:value-type="float" office:value="48.5200340841628" calcext:value-type="float">
            <text:p>48.5200340841628</text:p>
          </table:table-cell>
          <table:table-cell office:value-type="float" office:value="12078.7454120787" calcext:value-type="float">
            <text:p>12078.7454120787</text:p>
          </table:table-cell>
          <table:table-cell table:number-columns-repeated="5"/>
        </table:table-row>
        <table:table-row table:style-name="ro1">
          <table:table-cell office:value-type="float" office:value="-9.23095692340553" calcext:value-type="float">
            <text:p>-9.23095692340553</text:p>
          </table:table-cell>
          <table:table-cell office:value-type="float" office:value="10.1357422473593" calcext:value-type="float">
            <text:p>10.1357422473593</text:p>
          </table:table-cell>
          <table:table-cell office:value-type="float" office:value="49.79156628396" calcext:value-type="float">
            <text:p>49.79156628396</text:p>
          </table:table-cell>
          <table:table-cell office:value-type="float" office:value="12112.1121121121" calcext:value-type="float">
            <text:p>12112.1121121121</text:p>
          </table:table-cell>
          <table:table-cell table:number-columns-repeated="5"/>
        </table:table-row>
        <table:table-row table:style-name="ro1">
          <table:table-cell office:value-type="float" office:value="-8.78283306811232" calcext:value-type="float">
            <text:p>-8.78283306811232</text:p>
          </table:table-cell>
          <table:table-cell office:value-type="float" office:value="9.97487812289397" calcext:value-type="float">
            <text:p>9.97487812289397</text:p>
          </table:table-cell>
          <table:table-cell office:value-type="float" office:value="50.369605503921" calcext:value-type="float">
            <text:p>50.369605503921</text:p>
          </table:table-cell>
          <table:table-cell office:value-type="float" office:value="12145.4788121455" calcext:value-type="float">
            <text:p>12145.4788121455</text:p>
          </table:table-cell>
          <table:table-cell table:number-columns-repeated="5"/>
        </table:table-row>
        <table:table-row table:style-name="ro1">
          <table:table-cell office:value-type="float" office:value="-8.19958478079256" calcext:value-type="float">
            <text:p>-8.19958478079256</text:p>
          </table:table-cell>
          <table:table-cell office:value-type="float" office:value="9.41709029479872" calcext:value-type="float">
            <text:p>9.41709029479872</text:p>
          </table:table-cell>
          <table:table-cell office:value-type="float" office:value="49.063914981805" calcext:value-type="float">
            <text:p>49.063914981805</text:p>
          </table:table-cell>
          <table:table-cell office:value-type="float" office:value="12178.8455121788" calcext:value-type="float">
            <text:p>12178.8455121788</text:p>
          </table:table-cell>
          <table:table-cell table:number-columns-repeated="5"/>
        </table:table-row>
        <table:table-row table:style-name="ro1">
          <table:table-cell office:value-type="float" office:value="-8.19958478079256" calcext:value-type="float">
            <text:p>-8.19958478079256</text:p>
          </table:table-cell>
          <table:table-cell office:value-type="float" office:value="9.41709029479872" calcext:value-type="float">
            <text:p>9.41709029479872</text:p>
          </table:table-cell>
          <table:table-cell office:value-type="float" office:value="49.063914981805" calcext:value-type="float">
            <text:p>49.063914981805</text:p>
          </table:table-cell>
          <table:table-cell office:value-type="float" office:value="12212.2122122122" calcext:value-type="float">
            <text:p>12212.2122122122</text:p>
          </table:table-cell>
          <table:table-cell table:number-columns-repeated="5"/>
        </table:table-row>
        <table:table-row table:style-name="ro1">
          <table:table-cell office:value-type="float" office:value="-7.80941357606698" calcext:value-type="float">
            <text:p>-7.80941357606698</text:p>
          </table:table-cell>
          <table:table-cell office:value-type="float" office:value="9.46049598622076" calcext:value-type="float">
            <text:p>9.46049598622076</text:p>
          </table:table-cell>
          <table:table-cell office:value-type="float" office:value="49.8099047332883" calcext:value-type="float">
            <text:p>49.8099047332883</text:p>
          </table:table-cell>
          <table:table-cell office:value-type="float" office:value="12245.5789122456" calcext:value-type="float">
            <text:p>12245.5789122456</text:p>
          </table:table-cell>
          <table:table-cell table:number-columns-repeated="5"/>
        </table:table-row>
        <table:table-row table:style-name="ro1">
          <table:table-cell office:value-type="float" office:value="-7.45938951476745" calcext:value-type="float">
            <text:p>-7.45938951476745</text:p>
          </table:table-cell>
          <table:table-cell office:value-type="float" office:value="9.43005194479994" calcext:value-type="float">
            <text:p>9.43005194479994</text:p>
          </table:table-cell>
          <table:table-cell office:value-type="float" office:value="50.2212965069858" calcext:value-type="float">
            <text:p>50.2212965069858</text:p>
          </table:table-cell>
          <table:table-cell office:value-type="float" office:value="12278.9456122789" calcext:value-type="float">
            <text:p>12278.9456122789</text:p>
          </table:table-cell>
          <table:table-cell table:number-columns-repeated="5"/>
        </table:table-row>
        <table:table-row table:style-name="ro1">
          <table:table-cell office:value-type="float" office:value="-7.04916198628836" calcext:value-type="float">
            <text:p>-7.04916198628836</text:p>
          </table:table-cell>
          <table:table-cell office:value-type="float" office:value="9.41855879721155" calcext:value-type="float">
            <text:p>9.41855879721155</text:p>
          </table:table-cell>
          <table:table-cell office:value-type="float" office:value="50.155517857723" calcext:value-type="float">
            <text:p>50.155517857723</text:p>
          </table:table-cell>
          <table:table-cell office:value-type="float" office:value="12312.3123123123" calcext:value-type="float">
            <text:p>12312.3123123123</text:p>
          </table:table-cell>
          <table:table-cell table:number-columns-repeated="5"/>
        </table:table-row>
        <table:table-row table:style-name="ro1">
          <table:table-cell office:value-type="float" office:value="-6.69971677353762" calcext:value-type="float">
            <text:p>-6.69971677353762</text:p>
          </table:table-cell>
          <table:table-cell office:value-type="float" office:value="9.29188131688599" calcext:value-type="float">
            <text:p>9.29188131688599</text:p>
          </table:table-cell>
          <table:table-cell office:value-type="float" office:value="49.9041249585411" calcext:value-type="float">
            <text:p>49.9041249585411</text:p>
          </table:table-cell>
          <table:table-cell office:value-type="float" office:value="12345.6790123457" calcext:value-type="float">
            <text:p>12345.6790123457</text:p>
          </table:table-cell>
          <table:table-cell table:number-columns-repeated="5"/>
        </table:table-row>
        <table:table-row table:style-name="ro1">
          <table:table-cell office:value-type="float" office:value="-6.53002109440496" calcext:value-type="float">
            <text:p>-6.53002109440496</text:p>
          </table:table-cell>
          <table:table-cell office:value-type="float" office:value="9.30390324947768" calcext:value-type="float">
            <text:p>9.30390324947768</text:p>
          </table:table-cell>
          <table:table-cell office:value-type="float" office:value="49.3192568677226" calcext:value-type="float">
            <text:p>49.3192568677226</text:p>
          </table:table-cell>
          <table:table-cell office:value-type="float" office:value="12379.045712379" calcext:value-type="float">
            <text:p>12379.045712379</text:p>
          </table:table-cell>
          <table:table-cell table:number-columns-repeated="5"/>
        </table:table-row>
        <table:table-row table:style-name="ro1">
          <table:table-cell office:value-type="float" office:value="-6.28508961411805" calcext:value-type="float">
            <text:p>-6.28508961411805</text:p>
          </table:table-cell>
          <table:table-cell office:value-type="float" office:value="9.31115414722847" calcext:value-type="float">
            <text:p>9.31115414722847</text:p>
          </table:table-cell>
          <table:table-cell office:value-type="float" office:value="49.6416879115668" calcext:value-type="float">
            <text:p>49.6416879115668</text:p>
          </table:table-cell>
          <table:table-cell office:value-type="float" office:value="12412.4124124124" calcext:value-type="float">
            <text:p>12412.4124124124</text:p>
          </table:table-cell>
          <table:table-cell table:number-columns-repeated="5"/>
        </table:table-row>
        <table:table-row table:style-name="ro1">
          <table:table-cell office:value-type="float" office:value="-6.44154255628343" calcext:value-type="float">
            <text:p>-6.44154255628343</text:p>
          </table:table-cell>
          <table:table-cell office:value-type="float" office:value="9.4891540882885" calcext:value-type="float">
            <text:p>9.4891540882885</text:p>
          </table:table-cell>
          <table:table-cell office:value-type="float" office:value="50.9522808480543" calcext:value-type="float">
            <text:p>50.9522808480543</text:p>
          </table:table-cell>
          <table:table-cell office:value-type="float" office:value="12445.7791124458" calcext:value-type="float">
            <text:p>12445.7791124458</text:p>
          </table:table-cell>
          <table:table-cell table:number-columns-repeated="5"/>
        </table:table-row>
        <table:table-row table:style-name="ro1">
          <table:table-cell office:value-type="float" office:value="-5.90791805767367" calcext:value-type="float">
            <text:p>-5.90791805767367</text:p>
          </table:table-cell>
          <table:table-cell office:value-type="float" office:value="9.28874977853895" calcext:value-type="float">
            <text:p>9.28874977853895</text:p>
          </table:table-cell>
          <table:table-cell office:value-type="float" office:value="49.6187753897476" calcext:value-type="float">
            <text:p>49.6187753897476</text:p>
          </table:table-cell>
          <table:table-cell office:value-type="float" office:value="12479.1458124791" calcext:value-type="float">
            <text:p>12479.1458124791</text:p>
          </table:table-cell>
          <table:table-cell table:number-columns-repeated="5"/>
        </table:table-row>
        <table:table-row table:style-name="ro1">
          <table:table-cell office:value-type="float" office:value="-5.19013704341934" calcext:value-type="float">
            <text:p>-5.19013704341934</text:p>
          </table:table-cell>
          <table:table-cell office:value-type="float" office:value="9.43914679314491" calcext:value-type="float">
            <text:p>9.43914679314491</text:p>
          </table:table-cell>
          <table:table-cell office:value-type="float" office:value="49.6399329228603" calcext:value-type="float">
            <text:p>49.6399329228603</text:p>
          </table:table-cell>
          <table:table-cell office:value-type="float" office:value="12512.5125125125" calcext:value-type="float">
            <text:p>12512.5125125125</text:p>
          </table:table-cell>
          <table:table-cell table:number-columns-repeated="5"/>
        </table:table-row>
        <table:table-row table:style-name="ro1">
          <table:table-cell office:value-type="float" office:value="-5.19013704341934" calcext:value-type="float">
            <text:p>-5.19013704341934</text:p>
          </table:table-cell>
          <table:table-cell office:value-type="float" office:value="9.43914679314491" calcext:value-type="float">
            <text:p>9.43914679314491</text:p>
          </table:table-cell>
          <table:table-cell office:value-type="float" office:value="49.6399329228603" calcext:value-type="float">
            <text:p>49.6399329228603</text:p>
          </table:table-cell>
          <table:table-cell office:value-type="float" office:value="12545.8792125459" calcext:value-type="float">
            <text:p>12545.8792125459</text:p>
          </table:table-cell>
          <table:table-cell table:number-columns-repeated="5"/>
        </table:table-row>
        <table:table-row table:style-name="ro1">
          <table:table-cell office:value-type="float" office:value="-4.95983583160126" calcext:value-type="float">
            <text:p>-4.95983583160126</text:p>
          </table:table-cell>
          <table:table-cell office:value-type="float" office:value="9.85078505443027" calcext:value-type="float">
            <text:p>9.85078505443027</text:p>
          </table:table-cell>
          <table:table-cell office:value-type="float" office:value="50.4306648422916" calcext:value-type="float">
            <text:p>50.4306648422916</text:p>
          </table:table-cell>
          <table:table-cell office:value-type="float" office:value="12579.2459125792" calcext:value-type="float">
            <text:p>12579.2459125792</text:p>
          </table:table-cell>
          <table:table-cell table:number-columns-repeated="5"/>
        </table:table-row>
        <table:table-row table:style-name="ro1">
          <table:table-cell office:value-type="float" office:value="-3.91762552487114" calcext:value-type="float">
            <text:p>-3.91762552487114</text:p>
          </table:table-cell>
          <table:table-cell office:value-type="float" office:value="9.72651854450767" calcext:value-type="float">
            <text:p>9.72651854450767</text:p>
          </table:table-cell>
          <table:table-cell office:value-type="float" office:value="48.5746932245893" calcext:value-type="float">
            <text:p>48.5746932245893</text:p>
          </table:table-cell>
          <table:table-cell office:value-type="float" office:value="12612.6126126126" calcext:value-type="float">
            <text:p>12612.6126126126</text:p>
          </table:table-cell>
          <table:table-cell table:number-columns-repeated="5"/>
        </table:table-row>
        <table:table-row table:style-name="ro1">
          <table:table-cell office:value-type="float" office:value="-3.99871753300655" calcext:value-type="float">
            <text:p>-3.99871753300655</text:p>
          </table:table-cell>
          <table:table-cell office:value-type="float" office:value="9.8668432553613" calcext:value-type="float">
            <text:p>9.8668432553613</text:p>
          </table:table-cell>
          <table:table-cell office:value-type="float" office:value="50.5092005377686" calcext:value-type="float">
            <text:p>50.5092005377686</text:p>
          </table:table-cell>
          <table:table-cell office:value-type="float" office:value="12645.979312646" calcext:value-type="float">
            <text:p>12645.979312646</text:p>
          </table:table-cell>
          <table:table-cell table:number-columns-repeated="5"/>
        </table:table-row>
        <table:table-row table:style-name="ro1">
          <table:table-cell office:value-type="float" office:value="-3.54623842992337" calcext:value-type="float">
            <text:p>-3.54623842992337</text:p>
          </table:table-cell>
          <table:table-cell office:value-type="float" office:value="10.1499607704097" calcext:value-type="float">
            <text:p>10.1499607704097</text:p>
          </table:table-cell>
          <table:table-cell office:value-type="float" office:value="51.3257113804369" calcext:value-type="float">
            <text:p>51.3257113804369</text:p>
          </table:table-cell>
          <table:table-cell office:value-type="float" office:value="12679.3460126793" calcext:value-type="float">
            <text:p>12679.3460126793</text:p>
          </table:table-cell>
          <table:table-cell table:number-columns-repeated="5"/>
        </table:table-row>
        <table:table-row table:style-name="ro1">
          <table:table-cell office:value-type="float" office:value="-3.54623842992337" calcext:value-type="float">
            <text:p>-3.54623842992337</text:p>
          </table:table-cell>
          <table:table-cell office:value-type="float" office:value="10.1499607704097" calcext:value-type="float">
            <text:p>10.1499607704097</text:p>
          </table:table-cell>
          <table:table-cell office:value-type="float" office:value="51.3257113804369" calcext:value-type="float">
            <text:p>51.3257113804369</text:p>
          </table:table-cell>
          <table:table-cell office:value-type="float" office:value="12712.7127127127" calcext:value-type="float">
            <text:p>12712.7127127127</text:p>
          </table:table-cell>
          <table:table-cell table:number-columns-repeated="5"/>
        </table:table-row>
        <table:table-row table:style-name="ro1">
          <table:table-cell office:value-type="float" office:value="-3.13001878350545" calcext:value-type="float">
            <text:p>-3.13001878350545</text:p>
          </table:table-cell>
          <table:table-cell office:value-type="float" office:value="10.2932778488409" calcext:value-type="float">
            <text:p>10.2932778488409</text:p>
          </table:table-cell>
          <table:table-cell office:value-type="float" office:value="51.3559562600008" calcext:value-type="float">
            <text:p>51.3559562600008</text:p>
          </table:table-cell>
          <table:table-cell office:value-type="float" office:value="12746.0794127461" calcext:value-type="float">
            <text:p>12746.0794127461</text:p>
          </table:table-cell>
          <table:table-cell table:number-columns-repeated="5"/>
        </table:table-row>
        <table:table-row table:style-name="ro1">
          <table:table-cell office:value-type="float" office:value="-2.75107870562949" calcext:value-type="float">
            <text:p>-2.75107870562949</text:p>
          </table:table-cell>
          <table:table-cell office:value-type="float" office:value="10.5810719447288" calcext:value-type="float">
            <text:p>10.5810719447288</text:p>
          </table:table-cell>
          <table:table-cell office:value-type="float" office:value="52.7158264230831" calcext:value-type="float">
            <text:p>52.7158264230831</text:p>
          </table:table-cell>
          <table:table-cell office:value-type="float" office:value="12779.4461127795" calcext:value-type="float">
            <text:p>12779.4461127795</text:p>
          </table:table-cell>
          <table:table-cell table:number-columns-repeated="5"/>
        </table:table-row>
        <table:table-row table:style-name="ro1">
          <table:table-cell office:value-type="float" office:value="-2.25273856209223" calcext:value-type="float">
            <text:p>-2.25273856209223</text:p>
          </table:table-cell>
          <table:table-cell office:value-type="float" office:value="10.5597120098074" calcext:value-type="float">
            <text:p>10.5597120098074</text:p>
          </table:table-cell>
          <table:table-cell office:value-type="float" office:value="52.5192112919912" calcext:value-type="float">
            <text:p>52.5192112919912</text:p>
          </table:table-cell>
          <table:table-cell office:value-type="float" office:value="12812.8128128128" calcext:value-type="float">
            <text:p>12812.8128128128</text:p>
          </table:table-cell>
          <table:table-cell table:number-columns-repeated="5"/>
        </table:table-row>
        <table:table-row table:style-name="ro1">
          <table:table-cell office:value-type="float" office:value="-1.98048715994253" calcext:value-type="float">
            <text:p>-1.98048715994253</text:p>
          </table:table-cell>
          <table:table-cell office:value-type="float" office:value="10.5390209582656" calcext:value-type="float">
            <text:p>10.5390209582656</text:p>
          </table:table-cell>
          <table:table-cell office:value-type="float" office:value="52.9797872973568" calcext:value-type="float">
            <text:p>52.9797872973568</text:p>
          </table:table-cell>
          <table:table-cell office:value-type="float" office:value="12846.1795128462" calcext:value-type="float">
            <text:p>12846.1795128462</text:p>
          </table:table-cell>
          <table:table-cell table:number-columns-repeated="5"/>
        </table:table-row>
        <table:table-row table:style-name="ro1">
          <table:table-cell office:value-type="float" office:value="-1.98048715994253" calcext:value-type="float">
            <text:p>-1.98048715994253</text:p>
          </table:table-cell>
          <table:table-cell office:value-type="float" office:value="10.5390209582656" calcext:value-type="float">
            <text:p>10.5390209582656</text:p>
          </table:table-cell>
          <table:table-cell office:value-type="float" office:value="52.9797872973568" calcext:value-type="float">
            <text:p>52.9797872973568</text:p>
          </table:table-cell>
          <table:table-cell office:value-type="float" office:value="12879.5462128795" calcext:value-type="float">
            <text:p>12879.5462128795</text:p>
          </table:table-cell>
          <table:table-cell table:number-columns-repeated="5"/>
        </table:table-row>
        <table:table-row table:style-name="ro1">
          <table:table-cell office:value-type="float" office:value="-1.03923318267907" calcext:value-type="float">
            <text:p>-1.03923318267907</text:p>
          </table:table-cell>
          <table:table-cell office:value-type="float" office:value="11.2220252726305" calcext:value-type="float">
            <text:p>11.2220252726305</text:p>
          </table:table-cell>
          <table:table-cell office:value-type="float" office:value="54.1847442184667" calcext:value-type="float">
            <text:p>54.1847442184667</text:p>
          </table:table-cell>
          <table:table-cell office:value-type="float" office:value="12912.9129129129" calcext:value-type="float">
            <text:p>12912.9129129129</text:p>
          </table:table-cell>
          <table:table-cell table:number-columns-repeated="5"/>
        </table:table-row>
        <table:table-row table:style-name="ro1">
          <table:table-cell office:value-type="float" office:value="-0.498524865753506" calcext:value-type="float">
            <text:p>-0.498524865753506</text:p>
          </table:table-cell>
          <table:table-cell office:value-type="float" office:value="11.1155088985428" calcext:value-type="float">
            <text:p>11.1155088985428</text:p>
          </table:table-cell>
          <table:table-cell office:value-type="float" office:value="53.0062375662041" calcext:value-type="float">
            <text:p>53.0062375662041</text:p>
          </table:table-cell>
          <table:table-cell office:value-type="float" office:value="12946.2796129463" calcext:value-type="float">
            <text:p>12946.2796129463</text:p>
          </table:table-cell>
          <table:table-cell table:number-columns-repeated="5"/>
        </table:table-row>
        <table:table-row table:style-name="ro1">
          <table:table-cell office:value-type="float" office:value="-0.161243074658687" calcext:value-type="float">
            <text:p>-0.161243074658687</text:p>
          </table:table-cell>
          <table:table-cell office:value-type="float" office:value="11.1138356637115" calcext:value-type="float">
            <text:p>11.1138356637115</text:p>
          </table:table-cell>
          <table:table-cell office:value-type="float" office:value="54.1558191503634" calcext:value-type="float">
            <text:p>54.1558191503634</text:p>
          </table:table-cell>
          <table:table-cell office:value-type="float" office:value="12979.6463129796" calcext:value-type="float">
            <text:p>12979.6463129796</text:p>
          </table:table-cell>
          <table:table-cell table:number-columns-repeated="5"/>
        </table:table-row>
        <table:table-row table:style-name="ro1">
          <table:table-cell office:value-type="float" office:value="-0.161243074658687" calcext:value-type="float">
            <text:p>-0.161243074658687</text:p>
          </table:table-cell>
          <table:table-cell office:value-type="float" office:value="11.1138356637115" calcext:value-type="float">
            <text:p>11.1138356637115</text:p>
          </table:table-cell>
          <table:table-cell office:value-type="float" office:value="54.1558191503634" calcext:value-type="float">
            <text:p>54.1558191503634</text:p>
          </table:table-cell>
          <table:table-cell office:value-type="float" office:value="13013.013013013" calcext:value-type="float">
            <text:p>13013.013013013</text:p>
          </table:table-cell>
          <table:table-cell table:number-columns-repeated="5"/>
        </table:table-row>
        <table:table-row table:style-name="ro1">
          <table:table-cell office:value-type="float" office:value="0.247269652629354" calcext:value-type="float">
            <text:p>0.247269652629354</text:p>
          </table:table-cell>
          <table:table-cell office:value-type="float" office:value="10.9577927720869" calcext:value-type="float">
            <text:p>10.9577927720869</text:p>
          </table:table-cell>
          <table:table-cell office:value-type="float" office:value="52.4735596926964" calcext:value-type="float">
            <text:p>52.4735596926964</text:p>
          </table:table-cell>
          <table:table-cell office:value-type="float" office:value="13046.3797130464" calcext:value-type="float">
            <text:p>13046.3797130464</text:p>
          </table:table-cell>
          <table:table-cell table:number-columns-repeated="5"/>
        </table:table-row>
        <table:table-row table:style-name="ro1">
          <table:table-cell office:value-type="float" office:value="0.275369012678481" calcext:value-type="float">
            <text:p>0.275369012678481</text:p>
          </table:table-cell>
          <table:table-cell office:value-type="float" office:value="10.9171165473234" calcext:value-type="float">
            <text:p>10.9171165473234</text:p>
          </table:table-cell>
          <table:table-cell office:value-type="float" office:value="48.1181832497411" calcext:value-type="float">
            <text:p>48.1181832497411</text:p>
          </table:table-cell>
          <table:table-cell office:value-type="float" office:value="13079.7464130797" calcext:value-type="float">
            <text:p>13079.7464130797</text:p>
          </table:table-cell>
          <table:table-cell table:number-columns-repeated="5"/>
        </table:table-row>
        <table:table-row table:style-name="ro1">
          <table:table-cell office:value-type="float" office:value="0.471944960395938" calcext:value-type="float">
            <text:p>0.471944960395938</text:p>
          </table:table-cell>
          <table:table-cell office:value-type="float" office:value="10.8810879582751" calcext:value-type="float">
            <text:p>10.8810879582751</text:p>
          </table:table-cell>
          <table:table-cell office:value-type="float" office:value="46.2680555010742" calcext:value-type="float">
            <text:p>46.2680555010742</text:p>
          </table:table-cell>
          <table:table-cell office:value-type="float" office:value="13113.1131131131" calcext:value-type="float">
            <text:p>13113.1131131131</text:p>
          </table:table-cell>
          <table:table-cell table:number-columns-repeated="5"/>
        </table:table-row>
        <table:table-row table:style-name="ro1">
          <table:table-cell office:value-type="float" office:value="1.27523493440298" calcext:value-type="float">
            <text:p>1.27523493440298</text:p>
          </table:table-cell>
          <table:table-cell office:value-type="float" office:value="10.7785783804695" calcext:value-type="float">
            <text:p>10.7785783804695</text:p>
          </table:table-cell>
          <table:table-cell office:value-type="float" office:value="53.5813728981811" calcext:value-type="float">
            <text:p>53.5813728981811</text:p>
          </table:table-cell>
          <table:table-cell office:value-type="float" office:value="13146.4798131465" calcext:value-type="float">
            <text:p>13146.4798131465</text:p>
          </table:table-cell>
          <table:table-cell table:number-columns-repeated="5"/>
        </table:table-row>
        <table:table-row table:style-name="ro1">
          <table:table-cell office:value-type="float" office:value="1.27523493440298" calcext:value-type="float">
            <text:p>1.27523493440298</text:p>
          </table:table-cell>
          <table:table-cell office:value-type="float" office:value="10.7785783804695" calcext:value-type="float">
            <text:p>10.7785783804695</text:p>
          </table:table-cell>
          <table:table-cell office:value-type="float" office:value="53.5813728981811" calcext:value-type="float">
            <text:p>53.5813728981811</text:p>
          </table:table-cell>
          <table:table-cell office:value-type="float" office:value="13179.8465131799" calcext:value-type="float">
            <text:p>13179.8465131799</text:p>
          </table:table-cell>
          <table:table-cell table:number-columns-repeated="5"/>
        </table:table-row>
        <table:table-row table:style-name="ro1">
          <table:table-cell office:value-type="float" office:value="1.66473845138465" calcext:value-type="float">
            <text:p>1.66473845138465</text:p>
          </table:table-cell>
          <table:table-cell office:value-type="float" office:value="10.6991044211955" calcext:value-type="float">
            <text:p>10.6991044211955</text:p>
          </table:table-cell>
          <table:table-cell office:value-type="float" office:value="54.5773757156348" calcext:value-type="float">
            <text:p>54.5773757156348</text:p>
          </table:table-cell>
          <table:table-cell office:value-type="float" office:value="13213.2132132132" calcext:value-type="float">
            <text:p>13213.2132132132</text:p>
          </table:table-cell>
          <table:table-cell table:number-columns-repeated="5"/>
        </table:table-row>
        <table:table-row table:style-name="ro1">
          <table:table-cell office:value-type="float" office:value="2.19945958877984" calcext:value-type="float">
            <text:p>2.19945958877984</text:p>
          </table:table-cell>
          <table:table-cell office:value-type="float" office:value="10.6508068308945" calcext:value-type="float">
            <text:p>10.6508068308945</text:p>
          </table:table-cell>
          <table:table-cell office:value-type="float" office:value="58.2428200203763" calcext:value-type="float">
            <text:p>58.2428200203763</text:p>
          </table:table-cell>
          <table:table-cell office:value-type="float" office:value="13246.5799132466" calcext:value-type="float">
            <text:p>13246.5799132466</text:p>
          </table:table-cell>
          <table:table-cell table:number-columns-repeated="5"/>
        </table:table-row>
        <table:table-row table:style-name="ro1">
          <table:table-cell office:value-type="float" office:value="2.25976222357476" calcext:value-type="float">
            <text:p>2.25976222357476</text:p>
          </table:table-cell>
          <table:table-cell office:value-type="float" office:value="10.6398582538716" calcext:value-type="float">
            <text:p>10.6398582538716</text:p>
          </table:table-cell>
          <table:table-cell office:value-type="float" office:value="53.2286969599592" calcext:value-type="float">
            <text:p>53.2286969599592</text:p>
          </table:table-cell>
          <table:table-cell office:value-type="float" office:value="13279.94661328" calcext:value-type="float">
            <text:p>13279.94661328</text:p>
          </table:table-cell>
          <table:table-cell table:number-columns-repeated="5"/>
        </table:table-row>
        <table:table-row table:style-name="ro1">
          <table:table-cell office:value-type="float" office:value="2.92515937414479" calcext:value-type="float">
            <text:p>2.92515937414479</text:p>
          </table:table-cell>
          <table:table-cell office:value-type="float" office:value="10.7199757726295" calcext:value-type="float">
            <text:p>10.7199757726295</text:p>
          </table:table-cell>
          <table:table-cell office:value-type="float" office:value="55.8779899150636" calcext:value-type="float">
            <text:p>55.8779899150636</text:p>
          </table:table-cell>
          <table:table-cell office:value-type="float" office:value="13313.3133133133" calcext:value-type="float">
            <text:p>13313.3133133133</text:p>
          </table:table-cell>
          <table:table-cell table:number-columns-repeated="5"/>
        </table:table-row>
        <table:table-row table:style-name="ro1">
          <table:table-cell office:value-type="float" office:value="2.92515937414479" calcext:value-type="float">
            <text:p>2.92515937414479</text:p>
          </table:table-cell>
          <table:table-cell office:value-type="float" office:value="10.7199757726295" calcext:value-type="float">
            <text:p>10.7199757726295</text:p>
          </table:table-cell>
          <table:table-cell office:value-type="float" office:value="55.8779899150636" calcext:value-type="float">
            <text:p>55.8779899150636</text:p>
          </table:table-cell>
          <table:table-cell office:value-type="float" office:value="13346.6800133467" calcext:value-type="float">
            <text:p>13346.6800133467</text:p>
          </table:table-cell>
          <table:table-cell table:number-columns-repeated="5"/>
        </table:table-row>
        <table:table-row table:style-name="ro1">
          <table:table-cell office:value-type="float" office:value="3.11789323366928" calcext:value-type="float">
            <text:p>3.11789323366928</text:p>
          </table:table-cell>
          <table:table-cell office:value-type="float" office:value="10.7215628791897" calcext:value-type="float">
            <text:p>10.7215628791897</text:p>
          </table:table-cell>
          <table:table-cell office:value-type="float" office:value="53.0253839524659" calcext:value-type="float">
            <text:p>53.0253839524659</text:p>
          </table:table-cell>
          <table:table-cell office:value-type="float" office:value="13380.0467133801" calcext:value-type="float">
            <text:p>13380.0467133801</text:p>
          </table:table-cell>
          <table:table-cell table:number-columns-repeated="5"/>
        </table:table-row>
        <table:table-row table:style-name="ro1">
          <table:table-cell office:value-type="float" office:value="3.7445629265729" calcext:value-type="float">
            <text:p>3.7445629265729</text:p>
          </table:table-cell>
          <table:table-cell office:value-type="float" office:value="10.8247949802104" calcext:value-type="float">
            <text:p>10.8247949802104</text:p>
          </table:table-cell>
          <table:table-cell office:value-type="float" office:value="52.5819016537049" calcext:value-type="float">
            <text:p>52.5819016537049</text:p>
          </table:table-cell>
          <table:table-cell office:value-type="float" office:value="13413.4134134134" calcext:value-type="float">
            <text:p>13413.4134134134</text:p>
          </table:table-cell>
          <table:table-cell table:number-columns-repeated="5"/>
        </table:table-row>
        <table:table-row table:style-name="ro1">
          <table:table-cell office:value-type="float" office:value="4.18318335995189" calcext:value-type="float">
            <text:p>4.18318335995189</text:p>
          </table:table-cell>
          <table:table-cell office:value-type="float" office:value="11.0198695125868" calcext:value-type="float">
            <text:p>11.0198695125868</text:p>
          </table:table-cell>
          <table:table-cell office:value-type="float" office:value="52.4943962028467" calcext:value-type="float">
            <text:p>52.4943962028467</text:p>
          </table:table-cell>
          <table:table-cell office:value-type="float" office:value="13446.7801134468" calcext:value-type="float">
            <text:p>13446.7801134468</text:p>
          </table:table-cell>
          <table:table-cell table:number-columns-repeated="5"/>
        </table:table-row>
        <table:table-row table:style-name="ro1">
          <table:table-cell office:value-type="float" office:value="5.60229440704887" calcext:value-type="float">
            <text:p>5.60229440704887</text:p>
          </table:table-cell>
          <table:table-cell office:value-type="float" office:value="11.0507861127509" calcext:value-type="float">
            <text:p>11.0507861127509</text:p>
          </table:table-cell>
          <table:table-cell office:value-type="float" office:value="60.7876146821067" calcext:value-type="float">
            <text:p>60.7876146821067</text:p>
          </table:table-cell>
          <table:table-cell office:value-type="float" office:value="13480.1468134801" calcext:value-type="float">
            <text:p>13480.1468134801</text:p>
          </table:table-cell>
          <table:table-cell table:number-columns-repeated="5"/>
        </table:table-row>
        <table:table-row table:style-name="ro1">
          <table:table-cell office:value-type="float" office:value="5.60594390534651" calcext:value-type="float">
            <text:p>5.60594390534651</text:p>
          </table:table-cell>
          <table:table-cell office:value-type="float" office:value="11.0599852657943" calcext:value-type="float">
            <text:p>11.0599852657943</text:p>
          </table:table-cell>
          <table:table-cell office:value-type="float" office:value="60.7796381042787" calcext:value-type="float">
            <text:p>60.7796381042787</text:p>
          </table:table-cell>
          <table:table-cell office:value-type="float" office:value="13513.5135135135" calcext:value-type="float">
            <text:p>13513.5135135135</text:p>
          </table:table-cell>
          <table:table-cell table:number-columns-repeated="5"/>
        </table:table-row>
        <table:table-row table:style-name="ro1">
          <table:table-cell office:value-type="float" office:value="6.05347584356323" calcext:value-type="float">
            <text:p>6.05347584356323</text:p>
          </table:table-cell>
          <table:table-cell office:value-type="float" office:value="11.0705500492048" calcext:value-type="float">
            <text:p>11.0705500492048</text:p>
          </table:table-cell>
          <table:table-cell office:value-type="float" office:value="59.6748061763107" calcext:value-type="float">
            <text:p>59.6748061763107</text:p>
          </table:table-cell>
          <table:table-cell office:value-type="float" office:value="13546.8802135469" calcext:value-type="float">
            <text:p>13546.8802135469</text:p>
          </table:table-cell>
          <table:table-cell table:number-columns-repeated="5"/>
        </table:table-row>
        <table:table-row table:style-name="ro1">
          <table:table-cell office:value-type="float" office:value="6.68229939748132" calcext:value-type="float">
            <text:p>6.68229939748132</text:p>
          </table:table-cell>
          <table:table-cell office:value-type="float" office:value="11.3992512333388" calcext:value-type="float">
            <text:p>11.3992512333388</text:p>
          </table:table-cell>
          <table:table-cell office:value-type="float" office:value="59.3007301918044" calcext:value-type="float">
            <text:p>59.3007301918044</text:p>
          </table:table-cell>
          <table:table-cell office:value-type="float" office:value="13580.2469135803" calcext:value-type="float">
            <text:p>13580.2469135803</text:p>
          </table:table-cell>
          <table:table-cell table:number-columns-repeated="5"/>
        </table:table-row>
        <table:table-row table:style-name="ro1">
          <table:table-cell office:value-type="float" office:value="6.59472929938304" calcext:value-type="float">
            <text:p>6.59472929938304</text:p>
          </table:table-cell>
          <table:table-cell office:value-type="float" office:value="11.3866218136523" calcext:value-type="float">
            <text:p>11.3866218136523</text:p>
          </table:table-cell>
          <table:table-cell office:value-type="float" office:value="54.3958508425236" calcext:value-type="float">
            <text:p>54.3958508425236</text:p>
          </table:table-cell>
          <table:table-cell office:value-type="float" office:value="13613.6136136136" calcext:value-type="float">
            <text:p>13613.6136136136</text:p>
          </table:table-cell>
          <table:table-cell table:number-columns-repeated="5"/>
        </table:table-row>
        <table:table-row table:style-name="ro1">
          <table:table-cell office:value-type="float" office:value="6.79821408792213" calcext:value-type="float">
            <text:p>6.79821408792213</text:p>
          </table:table-cell>
          <table:table-cell office:value-type="float" office:value="11.2644560936429" calcext:value-type="float">
            <text:p>11.2644560936429</text:p>
          </table:table-cell>
          <table:table-cell office:value-type="float" office:value="52.5085203796948" calcext:value-type="float">
            <text:p>52.5085203796948</text:p>
          </table:table-cell>
          <table:table-cell office:value-type="float" office:value="13646.980313647" calcext:value-type="float">
            <text:p>13646.980313647</text:p>
          </table:table-cell>
          <table:table-cell table:number-columns-repeated="5"/>
        </table:table-row>
        <table:table-row table:style-name="ro1">
          <table:table-cell office:value-type="float" office:value="6.79821408792213" calcext:value-type="float">
            <text:p>6.79821408792213</text:p>
          </table:table-cell>
          <table:table-cell office:value-type="float" office:value="11.2644560936429" calcext:value-type="float">
            <text:p>11.2644560936429</text:p>
          </table:table-cell>
          <table:table-cell office:value-type="float" office:value="52.5085203796948" calcext:value-type="float">
            <text:p>52.5085203796948</text:p>
          </table:table-cell>
          <table:table-cell office:value-type="float" office:value="13680.3470136804" calcext:value-type="float">
            <text:p>13680.3470136804</text:p>
          </table:table-cell>
          <table:table-cell table:number-columns-repeated="5"/>
        </table:table-row>
        <table:table-row table:style-name="ro1">
          <table:table-cell office:value-type="float" office:value="6.98403171206987" calcext:value-type="float">
            <text:p>6.98403171206987</text:p>
          </table:table-cell>
          <table:table-cell office:value-type="float" office:value="11.1143324315174" calcext:value-type="float">
            <text:p>11.1143324315174</text:p>
          </table:table-cell>
          <table:table-cell office:value-type="float" office:value="50.1539517848926" calcext:value-type="float">
            <text:p>50.1539517848926</text:p>
          </table:table-cell>
          <table:table-cell office:value-type="float" office:value="13713.7137137137" calcext:value-type="float">
            <text:p>13713.7137137137</text:p>
          </table:table-cell>
          <table:table-cell table:number-columns-repeated="5"/>
        </table:table-row>
        <table:table-row table:style-name="ro1">
          <table:table-cell office:value-type="float" office:value="7.49442058193938" calcext:value-type="float">
            <text:p>7.49442058193938</text:p>
          </table:table-cell>
          <table:table-cell office:value-type="float" office:value="11.0380492040328" calcext:value-type="float">
            <text:p>11.0380492040328</text:p>
          </table:table-cell>
          <table:table-cell office:value-type="float" office:value="52.0166222621084" calcext:value-type="float">
            <text:p>52.0166222621084</text:p>
          </table:table-cell>
          <table:table-cell office:value-type="float" office:value="13747.0804137471" calcext:value-type="float">
            <text:p>13747.0804137471</text:p>
          </table:table-cell>
          <table:table-cell table:number-columns-repeated="5"/>
        </table:table-row>
        <table:table-row table:style-name="ro1">
          <table:table-cell office:value-type="float" office:value="7.79538737310729" calcext:value-type="float">
            <text:p>7.79538737310729</text:p>
          </table:table-cell>
          <table:table-cell office:value-type="float" office:value="10.5794542920742" calcext:value-type="float">
            <text:p>10.5794542920742</text:p>
          </table:table-cell>
          <table:table-cell office:value-type="float" office:value="51.419108075243" calcext:value-type="float">
            <text:p>51.419108075243</text:p>
          </table:table-cell>
          <table:table-cell office:value-type="float" office:value="13780.4471137805" calcext:value-type="float">
            <text:p>13780.4471137805</text:p>
          </table:table-cell>
          <table:table-cell table:number-columns-repeated="5"/>
        </table:table-row>
        <table:table-row table:style-name="ro1">
          <table:table-cell office:value-type="float" office:value="8.94376133775211" calcext:value-type="float">
            <text:p>8.94376133775211</text:p>
          </table:table-cell>
          <table:table-cell office:value-type="float" office:value="11.0902640588126" calcext:value-type="float">
            <text:p>11.0902640588126</text:p>
          </table:table-cell>
          <table:table-cell office:value-type="float" office:value="54.1090837477899" calcext:value-type="float">
            <text:p>54.1090837477899</text:p>
          </table:table-cell>
          <table:table-cell office:value-type="float" office:value="13813.8138138138" calcext:value-type="float">
            <text:p>13813.8138138138</text:p>
          </table:table-cell>
          <table:table-cell table:number-columns-repeated="5"/>
        </table:table-row>
        <table:table-row table:style-name="ro1">
          <table:table-cell office:value-type="float" office:value="8.94376133775211" calcext:value-type="float">
            <text:p>8.94376133775211</text:p>
          </table:table-cell>
          <table:table-cell office:value-type="float" office:value="11.0902640588126" calcext:value-type="float">
            <text:p>11.0902640588126</text:p>
          </table:table-cell>
          <table:table-cell office:value-type="float" office:value="54.1090837477899" calcext:value-type="float">
            <text:p>54.1090837477899</text:p>
          </table:table-cell>
          <table:table-cell office:value-type="float" office:value="13847.1805138472" calcext:value-type="float">
            <text:p>13847.1805138472</text:p>
          </table:table-cell>
          <table:table-cell table:number-columns-repeated="5"/>
        </table:table-row>
        <table:table-row table:style-name="ro1">
          <table:table-cell office:value-type="float" office:value="9.49549321415648" calcext:value-type="float">
            <text:p>9.49549321415648</text:p>
          </table:table-cell>
          <table:table-cell office:value-type="float" office:value="11.1096420770714" calcext:value-type="float">
            <text:p>11.1096420770714</text:p>
          </table:table-cell>
          <table:table-cell office:value-type="float" office:value="54.9789407508044" calcext:value-type="float">
            <text:p>54.9789407508044</text:p>
          </table:table-cell>
          <table:table-cell office:value-type="float" office:value="13880.5472138805" calcext:value-type="float">
            <text:p>13880.5472138805</text:p>
          </table:table-cell>
          <table:table-cell table:number-columns-repeated="5"/>
        </table:table-row>
        <table:table-row table:style-name="ro1">
          <table:table-cell office:value-type="float" office:value="11.1615829260876" calcext:value-type="float">
            <text:p>11.1615829260876</text:p>
          </table:table-cell>
          <table:table-cell office:value-type="float" office:value="11.5788235759009" calcext:value-type="float">
            <text:p>11.5788235759009</text:p>
          </table:table-cell>
          <table:table-cell office:value-type="float" office:value="59.9550115125152" calcext:value-type="float">
            <text:p>59.9550115125152</text:p>
          </table:table-cell>
          <table:table-cell office:value-type="float" office:value="13913.9139139139" calcext:value-type="float">
            <text:p>13913.9139139139</text:p>
          </table:table-cell>
          <table:table-cell table:number-columns-repeated="5"/>
        </table:table-row>
        <table:table-row table:style-name="ro1">
          <table:table-cell office:value-type="float" office:value="11.6727161922917" calcext:value-type="float">
            <text:p>11.6727161922917</text:p>
          </table:table-cell>
          <table:table-cell office:value-type="float" office:value="8.16750296033473" calcext:value-type="float">
            <text:p>8.16750296033473</text:p>
          </table:table-cell>
          <table:table-cell office:value-type="float" office:value="48.3845513055548" calcext:value-type="float">
            <text:p>48.3845513055548</text:p>
          </table:table-cell>
          <table:table-cell office:value-type="float" office:value="13947.2806139473" calcext:value-type="float">
            <text:p>13947.2806139473</text:p>
          </table:table-cell>
          <table:table-cell table:number-columns-repeated="5"/>
        </table:table-row>
        <table:table-row table:style-name="ro1">
          <table:table-cell office:value-type="float" office:value="14.2047556385418" calcext:value-type="float">
            <text:p>14.2047556385418</text:p>
          </table:table-cell>
          <table:table-cell office:value-type="float" office:value="10.0201741098796" calcext:value-type="float">
            <text:p>10.0201741098796</text:p>
          </table:table-cell>
          <table:table-cell office:value-type="float" office:value="53.0110701627899" calcext:value-type="float">
            <text:p>53.0110701627899</text:p>
          </table:table-cell>
          <table:table-cell office:value-type="float" office:value="13980.6473139806" calcext:value-type="float">
            <text:p>13980.6473139806</text:p>
          </table:table-cell>
          <table:table-cell table:number-columns-repeated="5"/>
        </table:table-row>
        <table:table-row table:style-name="ro1">
          <table:table-cell office:value-type="float" office:value="14.2047556385418" calcext:value-type="float">
            <text:p>14.2047556385418</text:p>
          </table:table-cell>
          <table:table-cell office:value-type="float" office:value="10.0201741098796" calcext:value-type="float">
            <text:p>10.0201741098796</text:p>
          </table:table-cell>
          <table:table-cell office:value-type="float" office:value="53.0110701627899" calcext:value-type="float">
            <text:p>53.0110701627899</text:p>
          </table:table-cell>
          <table:table-cell office:value-type="float" office:value="14014.014014014" calcext:value-type="float">
            <text:p>14014.014014014</text:p>
          </table:table-cell>
          <table:table-cell table:number-columns-repeated="5"/>
        </table:table-row>
        <table:table-row table:style-name="ro1">
          <table:table-cell office:value-type="float" office:value="15.177934723808" calcext:value-type="float">
            <text:p>15.177934723808</text:p>
          </table:table-cell>
          <table:table-cell office:value-type="float" office:value="11.1467090428802" calcext:value-type="float">
            <text:p>11.1467090428802</text:p>
          </table:table-cell>
          <table:table-cell office:value-type="float" office:value="63.0028720433951" calcext:value-type="float">
            <text:p>63.0028720433951</text:p>
          </table:table-cell>
          <table:table-cell office:value-type="float" office:value="14047.3807140474" calcext:value-type="float">
            <text:p>14047.3807140474</text:p>
          </table:table-cell>
          <table:table-cell table:number-columns-repeated="5"/>
        </table:table-row>
        <table:table-row table:style-name="ro1">
          <table:table-cell office:value-type="float" office:value="16.129344475766" calcext:value-type="float">
            <text:p>16.129344475766</text:p>
          </table:table-cell>
          <table:table-cell office:value-type="float" office:value="11.3064425343703" calcext:value-type="float">
            <text:p>11.3064425343703</text:p>
          </table:table-cell>
          <table:table-cell office:value-type="float" office:value="63.1924788333938" calcext:value-type="float">
            <text:p>63.1924788333938</text:p>
          </table:table-cell>
          <table:table-cell office:value-type="float" office:value="14080.7474140807" calcext:value-type="float">
            <text:p>14080.7474140807</text:p>
          </table:table-cell>
          <table:table-cell table:number-columns-repeated="5"/>
        </table:table-row>
        <table:table-row table:style-name="ro1">
          <table:table-cell office:value-type="float" office:value="17.0965662836366" calcext:value-type="float">
            <text:p>17.0965662836366</text:p>
          </table:table-cell>
          <table:table-cell office:value-type="float" office:value="11.6169795329465" calcext:value-type="float">
            <text:p>11.6169795329465</text:p>
          </table:table-cell>
          <table:table-cell office:value-type="float" office:value="64.2982123735344" calcext:value-type="float">
            <text:p>64.2982123735344</text:p>
          </table:table-cell>
          <table:table-cell office:value-type="float" office:value="14114.1141141141" calcext:value-type="float">
            <text:p>14114.1141141141</text:p>
          </table:table-cell>
          <table:table-cell table:number-columns-repeated="5"/>
        </table:table-row>
        <table:table-row table:style-name="ro1">
          <table:table-cell office:value-type="float" office:value="18.0003138721827" calcext:value-type="float">
            <text:p>18.0003138721827</text:p>
          </table:table-cell>
          <table:table-cell office:value-type="float" office:value="11.7945281110113" calcext:value-type="float">
            <text:p>11.7945281110113</text:p>
          </table:table-cell>
          <table:table-cell office:value-type="float" office:value="65.164443219969" calcext:value-type="float">
            <text:p>65.164443219969</text:p>
          </table:table-cell>
          <table:table-cell office:value-type="float" office:value="14147.4808141475" calcext:value-type="float">
            <text:p>14147.4808141475</text:p>
          </table:table-cell>
          <table:table-cell table:number-columns-repeated="5"/>
        </table:table-row>
        <table:table-row table:style-name="ro1">
          <table:table-cell office:value-type="float" office:value="18.0003138721827" calcext:value-type="float">
            <text:p>18.0003138721827</text:p>
          </table:table-cell>
          <table:table-cell office:value-type="float" office:value="11.7945281110113" calcext:value-type="float">
            <text:p>11.7945281110113</text:p>
          </table:table-cell>
          <table:table-cell office:value-type="float" office:value="65.164443219969" calcext:value-type="float">
            <text:p>65.164443219969</text:p>
          </table:table-cell>
          <table:table-cell office:value-type="float" office:value="14180.8475141808" calcext:value-type="float">
            <text:p>14180.8475141808</text:p>
          </table:table-cell>
          <table:table-cell table:number-columns-repeated="5"/>
        </table:table-row>
        <table:table-row table:style-name="ro1">
          <table:table-cell office:value-type="float" office:value="18.5821943661286" calcext:value-type="float">
            <text:p>18.5821943661286</text:p>
          </table:table-cell>
          <table:table-cell office:value-type="float" office:value="12.1468023778589" calcext:value-type="float">
            <text:p>12.1468023778589</text:p>
          </table:table-cell>
          <table:table-cell office:value-type="float" office:value="66.3269344804253" calcext:value-type="float">
            <text:p>66.3269344804253</text:p>
          </table:table-cell>
          <table:table-cell office:value-type="float" office:value="14214.2142142142" calcext:value-type="float">
            <text:p>14214.2142142142</text:p>
          </table:table-cell>
          <table:table-cell table:number-columns-repeated="5"/>
        </table:table-row>
        <table:table-row table:style-name="ro1">
          <table:table-cell office:value-type="float" office:value="19.6148665947424" calcext:value-type="float">
            <text:p>19.6148665947424</text:p>
          </table:table-cell>
          <table:table-cell office:value-type="float" office:value="12.1387084254348" calcext:value-type="float">
            <text:p>12.1387084254348</text:p>
          </table:table-cell>
          <table:table-cell office:value-type="float" office:value="66.2535607295162" calcext:value-type="float">
            <text:p>66.2535607295162</text:p>
          </table:table-cell>
          <table:table-cell office:value-type="float" office:value="14247.5809142476" calcext:value-type="float">
            <text:p>14247.5809142476</text:p>
          </table:table-cell>
          <table:table-cell table:number-columns-repeated="5"/>
        </table:table-row>
        <table:table-row table:style-name="ro1">
          <table:table-cell office:value-type="float" office:value="20.3035870423304" calcext:value-type="float">
            <text:p>20.3035870423304</text:p>
          </table:table-cell>
          <table:table-cell office:value-type="float" office:value="12.1660382674281" calcext:value-type="float">
            <text:p>12.1660382674281</text:p>
          </table:table-cell>
          <table:table-cell office:value-type="float" office:value="66.5012999148323" calcext:value-type="float">
            <text:p>66.5012999148323</text:p>
          </table:table-cell>
          <table:table-cell office:value-type="float" office:value="14280.947614281" calcext:value-type="float">
            <text:p>14280.947614281</text:p>
          </table:table-cell>
          <table:table-cell table:number-columns-repeated="5"/>
        </table:table-row>
        <table:table-row table:style-name="ro1">
          <table:table-cell office:value-type="float" office:value="21.1585748710354" calcext:value-type="float">
            <text:p>21.1585748710354</text:p>
          </table:table-cell>
          <table:table-cell office:value-type="float" office:value="12.3234929438682" calcext:value-type="float">
            <text:p>12.3234929438682</text:p>
          </table:table-cell>
          <table:table-cell office:value-type="float" office:value="67.0538258541929" calcext:value-type="float">
            <text:p>67.0538258541929</text:p>
          </table:table-cell>
          <table:table-cell office:value-type="float" office:value="14314.3143143143" calcext:value-type="float">
            <text:p>14314.3143143143</text:p>
          </table:table-cell>
          <table:table-cell table:number-columns-repeated="5"/>
        </table:table-row>
        <table:table-row table:style-name="ro1">
          <table:table-cell office:value-type="float" office:value="21.1585748710354" calcext:value-type="float">
            <text:p>21.1585748710354</text:p>
          </table:table-cell>
          <table:table-cell office:value-type="float" office:value="12.3234929438682" calcext:value-type="float">
            <text:p>12.3234929438682</text:p>
          </table:table-cell>
          <table:table-cell office:value-type="float" office:value="67.0538258541929" calcext:value-type="float">
            <text:p>67.0538258541929</text:p>
          </table:table-cell>
          <table:table-cell office:value-type="float" office:value="14347.6810143477" calcext:value-type="float">
            <text:p>14347.6810143477</text:p>
          </table:table-cell>
          <table:table-cell table:number-columns-repeated="5"/>
        </table:table-row>
        <table:table-row table:style-name="ro1">
          <table:table-cell office:value-type="float" office:value="21.7083586637918" calcext:value-type="float">
            <text:p>21.7083586637918</text:p>
          </table:table-cell>
          <table:table-cell office:value-type="float" office:value="12.4969434493962" calcext:value-type="float">
            <text:p>12.4969434493962</text:p>
          </table:table-cell>
          <table:table-cell office:value-type="float" office:value="67.4559022357119" calcext:value-type="float">
            <text:p>67.4559022357119</text:p>
          </table:table-cell>
          <table:table-cell office:value-type="float" office:value="14381.0477143811" calcext:value-type="float">
            <text:p>14381.0477143811</text:p>
          </table:table-cell>
          <table:table-cell table:number-columns-repeated="5"/>
        </table:table-row>
        <table:table-row table:style-name="ro1">
          <table:table-cell office:value-type="float" office:value="22.2783654175845" calcext:value-type="float">
            <text:p>22.2783654175845</text:p>
          </table:table-cell>
          <table:table-cell office:value-type="float" office:value="12.3430660868495" calcext:value-type="float">
            <text:p>12.3430660868495</text:p>
          </table:table-cell>
          <table:table-cell office:value-type="float" office:value="66.7051191735309" calcext:value-type="float">
            <text:p>66.7051191735309</text:p>
          </table:table-cell>
          <table:table-cell office:value-type="float" office:value="14414.4144144144" calcext:value-type="float">
            <text:p>14414.4144144144</text:p>
          </table:table-cell>
          <table:table-cell table:number-columns-repeated="5"/>
        </table:table-row>
        <table:table-row table:style-name="ro1">
          <table:table-cell office:value-type="float" office:value="23.4442735476792" calcext:value-type="float">
            <text:p>23.4442735476792</text:p>
          </table:table-cell>
          <table:table-cell office:value-type="float" office:value="12.680891235695" calcext:value-type="float">
            <text:p>12.680891235695</text:p>
          </table:table-cell>
          <table:table-cell office:value-type="float" office:value="67.642310572781" calcext:value-type="float">
            <text:p>67.642310572781</text:p>
          </table:table-cell>
          <table:table-cell office:value-type="float" office:value="14447.7811144478" calcext:value-type="float">
            <text:p>14447.7811144478</text:p>
          </table:table-cell>
          <table:table-cell table:number-columns-repeated="5"/>
        </table:table-row>
        <table:table-row table:style-name="ro1">
          <table:table-cell office:value-type="float" office:value="24.203145895674" calcext:value-type="float">
            <text:p>24.203145895674</text:p>
          </table:table-cell>
          <table:table-cell office:value-type="float" office:value="12.6277282933951" calcext:value-type="float">
            <text:p>12.6277282933951</text:p>
          </table:table-cell>
          <table:table-cell office:value-type="float" office:value="67.0174692597044" calcext:value-type="float">
            <text:p>67.0174692597044</text:p>
          </table:table-cell>
          <table:table-cell office:value-type="float" office:value="14481.1478144812" calcext:value-type="float">
            <text:p>14481.1478144812</text:p>
          </table:table-cell>
          <table:table-cell table:number-columns-repeated="5"/>
        </table:table-row>
        <table:table-row table:style-name="ro1">
          <table:table-cell office:value-type="float" office:value="24.203145895674" calcext:value-type="float">
            <text:p>24.203145895674</text:p>
          </table:table-cell>
          <table:table-cell office:value-type="float" office:value="12.6277282933951" calcext:value-type="float">
            <text:p>12.6277282933951</text:p>
          </table:table-cell>
          <table:table-cell office:value-type="float" office:value="67.0174692597044" calcext:value-type="float">
            <text:p>67.0174692597044</text:p>
          </table:table-cell>
          <table:table-cell office:value-type="float" office:value="14514.5145145145" calcext:value-type="float">
            <text:p>14514.5145145145</text:p>
          </table:table-cell>
          <table:table-cell table:number-columns-repeated="5"/>
        </table:table-row>
        <table:table-row table:style-name="ro1">
          <table:table-cell office:value-type="float" office:value="24.9860998788389" calcext:value-type="float">
            <text:p>24.9860998788389</text:p>
          </table:table-cell>
          <table:table-cell office:value-type="float" office:value="12.8592957031158" calcext:value-type="float">
            <text:p>12.8592957031158</text:p>
          </table:table-cell>
          <table:table-cell office:value-type="float" office:value="67.6207270288095" calcext:value-type="float">
            <text:p>67.6207270288095</text:p>
          </table:table-cell>
          <table:table-cell office:value-type="float" office:value="14547.8812145479" calcext:value-type="float">
            <text:p>14547.8812145479</text:p>
          </table:table-cell>
          <table:table-cell table:number-columns-repeated="5"/>
        </table:table-row>
        <table:table-row table:style-name="ro1">
          <table:table-cell office:value-type="float" office:value="25.9219332571914" calcext:value-type="float">
            <text:p>25.9219332571914</text:p>
          </table:table-cell>
          <table:table-cell office:value-type="float" office:value="13.0192439476493" calcext:value-type="float">
            <text:p>13.0192439476493</text:p>
          </table:table-cell>
          <table:table-cell office:value-type="float" office:value="68.1896182807536" calcext:value-type="float">
            <text:p>68.1896182807536</text:p>
          </table:table-cell>
          <table:table-cell office:value-type="float" office:value="14581.2479145812" calcext:value-type="float">
            <text:p>14581.2479145812</text:p>
          </table:table-cell>
          <table:table-cell table:number-columns-repeated="5"/>
        </table:table-row>
        <table:table-row table:style-name="ro1">
          <table:table-cell office:value-type="float" office:value="26.1361503224912" calcext:value-type="float">
            <text:p>26.1361503224912</text:p>
          </table:table-cell>
          <table:table-cell office:value-type="float" office:value="13.0344451479061" calcext:value-type="float">
            <text:p>13.0344451479061</text:p>
          </table:table-cell>
          <table:table-cell office:value-type="float" office:value="68.1488673064697" calcext:value-type="float">
            <text:p>68.1488673064697</text:p>
          </table:table-cell>
          <table:table-cell office:value-type="float" office:value="14614.6146146146" calcext:value-type="float">
            <text:p>14614.6146146146</text:p>
          </table:table-cell>
          <table:table-cell table:number-columns-repeated="5"/>
        </table:table-row>
        <table:table-row table:style-name="ro1">
          <table:table-cell office:value-type="float" office:value="26.7301927440376" calcext:value-type="float">
            <text:p>26.7301927440376</text:p>
          </table:table-cell>
          <table:table-cell office:value-type="float" office:value="13.3808628667152" calcext:value-type="float">
            <text:p>13.3808628667152</text:p>
          </table:table-cell>
          <table:table-cell office:value-type="float" office:value="69.7066165652349" calcext:value-type="float">
            <text:p>69.7066165652349</text:p>
          </table:table-cell>
          <table:table-cell office:value-type="float" office:value="14647.981314648" calcext:value-type="float">
            <text:p>14647.981314648</text:p>
          </table:table-cell>
          <table:table-cell table:number-columns-repeated="5"/>
        </table:table-row>
        <table:table-row table:style-name="ro1">
          <table:table-cell office:value-type="float" office:value="26.7301927440376" calcext:value-type="float">
            <text:p>26.7301927440376</text:p>
          </table:table-cell>
          <table:table-cell office:value-type="float" office:value="13.3808628667152" calcext:value-type="float">
            <text:p>13.3808628667152</text:p>
          </table:table-cell>
          <table:table-cell office:value-type="float" office:value="69.7066165652349" calcext:value-type="float">
            <text:p>69.7066165652349</text:p>
          </table:table-cell>
          <table:table-cell office:value-type="float" office:value="14681.3480146813" calcext:value-type="float">
            <text:p>14681.3480146813</text:p>
          </table:table-cell>
          <table:table-cell table:number-columns-repeated="5"/>
        </table:table-row>
        <table:table-row table:style-name="ro1">
          <table:table-cell office:value-type="float" office:value="26.5578445782698" calcext:value-type="float">
            <text:p>26.5578445782698</text:p>
          </table:table-cell>
          <table:table-cell office:value-type="float" office:value="12.7525704305907" calcext:value-type="float">
            <text:p>12.7525704305907</text:p>
          </table:table-cell>
          <table:table-cell office:value-type="float" office:value="66.5590457222431" calcext:value-type="float">
            <text:p>66.5590457222431</text:p>
          </table:table-cell>
          <table:table-cell office:value-type="float" office:value="14714.7147147147" calcext:value-type="float">
            <text:p>14714.7147147147</text:p>
          </table:table-cell>
          <table:table-cell table:number-columns-repeated="5"/>
        </table:table-row>
        <table:table-row table:style-name="ro1">
          <table:table-cell office:value-type="float" office:value="27.8634844512837" calcext:value-type="float">
            <text:p>27.8634844512837</text:p>
          </table:table-cell>
          <table:table-cell office:value-type="float" office:value="13.1162606334255" calcext:value-type="float">
            <text:p>13.1162606334255</text:p>
          </table:table-cell>
          <table:table-cell office:value-type="float" office:value="68.2750879231497" calcext:value-type="float">
            <text:p>68.2750879231497</text:p>
          </table:table-cell>
          <table:table-cell office:value-type="float" office:value="14748.0814147481" calcext:value-type="float">
            <text:p>14748.0814147481</text:p>
          </table:table-cell>
          <table:table-cell table:number-columns-repeated="5"/>
        </table:table-row>
        <table:table-row table:style-name="ro1">
          <table:table-cell office:value-type="float" office:value="29.6135826427742" calcext:value-type="float">
            <text:p>29.6135826427742</text:p>
          </table:table-cell>
          <table:table-cell office:value-type="float" office:value="13.7844222170403" calcext:value-type="float">
            <text:p>13.7844222170403</text:p>
          </table:table-cell>
          <table:table-cell office:value-type="float" office:value="71.4554755065475" calcext:value-type="float">
            <text:p>71.4554755065475</text:p>
          </table:table-cell>
          <table:table-cell office:value-type="float" office:value="14781.4481147814" calcext:value-type="float">
            <text:p>14781.4481147814</text:p>
          </table:table-cell>
          <table:table-cell table:number-columns-repeated="5"/>
        </table:table-row>
        <table:table-row table:style-name="ro1">
          <table:table-cell office:value-type="float" office:value="30.460060698594" calcext:value-type="float">
            <text:p>30.460060698594</text:p>
          </table:table-cell>
          <table:table-cell office:value-type="float" office:value="13.8040899765662" calcext:value-type="float">
            <text:p>13.8040899765662</text:p>
          </table:table-cell>
          <table:table-cell office:value-type="float" office:value="71.4911300146283" calcext:value-type="float">
            <text:p>71.4911300146283</text:p>
          </table:table-cell>
          <table:table-cell office:value-type="float" office:value="14814.8148148148" calcext:value-type="float">
            <text:p>14814.8148148148</text:p>
          </table:table-cell>
          <table:table-cell table:number-columns-repeated="5"/>
        </table:table-row>
        <table:table-row table:style-name="ro1">
          <table:table-cell office:value-type="float" office:value="30.7138740425611" calcext:value-type="float">
            <text:p>30.7138740425611</text:p>
          </table:table-cell>
          <table:table-cell office:value-type="float" office:value="13.9996934333662" calcext:value-type="float">
            <text:p>13.9996934333662</text:p>
          </table:table-cell>
          <table:table-cell office:value-type="float" office:value="72.3969062156036" calcext:value-type="float">
            <text:p>72.3969062156036</text:p>
          </table:table-cell>
          <table:table-cell office:value-type="float" office:value="14848.1815148482" calcext:value-type="float">
            <text:p>14848.1815148482</text:p>
          </table:table-cell>
          <table:table-cell table:number-columns-repeated="5"/>
        </table:table-row>
        <table:table-row table:style-name="ro1">
          <table:table-cell office:value-type="float" office:value="31.209198465104" calcext:value-type="float">
            <text:p>31.209198465104</text:p>
          </table:table-cell>
          <table:table-cell office:value-type="float" office:value="13.7969679017661" calcext:value-type="float">
            <text:p>13.7969679017661</text:p>
          </table:table-cell>
          <table:table-cell office:value-type="float" office:value="71.3605985723867" calcext:value-type="float">
            <text:p>71.3605985723867</text:p>
          </table:table-cell>
          <table:table-cell office:value-type="float" office:value="14881.5482148815" calcext:value-type="float">
            <text:p>14881.5482148815</text:p>
          </table:table-cell>
          <table:table-cell table:number-columns-repeated="5"/>
        </table:table-row>
        <table:table-row table:style-name="ro1">
          <table:table-cell office:value-type="float" office:value="31.7575537739879" calcext:value-type="float">
            <text:p>31.7575537739879</text:p>
          </table:table-cell>
          <table:table-cell office:value-type="float" office:value="14.139934090626" calcext:value-type="float">
            <text:p>14.139934090626</text:p>
          </table:table-cell>
          <table:table-cell office:value-type="float" office:value="71.527444846722" calcext:value-type="float">
            <text:p>71.527444846722</text:p>
          </table:table-cell>
          <table:table-cell office:value-type="float" office:value="14914.9149149149" calcext:value-type="float">
            <text:p>14914.9149149149</text:p>
          </table:table-cell>
          <table:table-cell table:number-columns-repeated="5"/>
        </table:table-row>
        <table:table-row table:style-name="ro1">
          <table:table-cell office:value-type="float" office:value="32.2003659374681" calcext:value-type="float">
            <text:p>32.2003659374681</text:p>
          </table:table-cell>
          <table:table-cell office:value-type="float" office:value="14.1097190024655" calcext:value-type="float">
            <text:p>14.1097190024655</text:p>
          </table:table-cell>
          <table:table-cell office:value-type="float" office:value="70.7857004068689" calcext:value-type="float">
            <text:p>70.7857004068689</text:p>
          </table:table-cell>
          <table:table-cell office:value-type="float" office:value="14948.2816149483" calcext:value-type="float">
            <text:p>14948.2816149483</text:p>
          </table:table-cell>
          <table:table-cell table:number-columns-repeated="5"/>
        </table:table-row>
        <table:table-row table:style-name="ro1">
          <table:table-cell office:value-type="float" office:value="33.3038900975983" calcext:value-type="float">
            <text:p>33.3038900975983</text:p>
          </table:table-cell>
          <table:table-cell office:value-type="float" office:value="14.1562478060463" calcext:value-type="float">
            <text:p>14.1562478060463</text:p>
          </table:table-cell>
          <table:table-cell office:value-type="float" office:value="71.833115814369" calcext:value-type="float">
            <text:p>71.833115814369</text:p>
          </table:table-cell>
          <table:table-cell office:value-type="float" office:value="14981.6483149816" calcext:value-type="float">
            <text:p>14981.6483149816</text:p>
          </table:table-cell>
          <table:table-cell table:number-columns-repeated="5"/>
        </table:table-row>
        <table:table-row table:style-name="ro1">
          <table:table-cell office:value-type="float" office:value="33.3038900975983" calcext:value-type="float">
            <text:p>33.3038900975983</text:p>
          </table:table-cell>
          <table:table-cell office:value-type="float" office:value="14.1562478060463" calcext:value-type="float">
            <text:p>14.1562478060463</text:p>
          </table:table-cell>
          <table:table-cell office:value-type="float" office:value="71.833115814369" calcext:value-type="float">
            <text:p>71.833115814369</text:p>
          </table:table-cell>
          <table:table-cell office:value-type="float" office:value="15015.015015015" calcext:value-type="float">
            <text:p>15015.015015015</text:p>
          </table:table-cell>
          <table:table-cell table:number-columns-repeated="5"/>
        </table:table-row>
        <table:table-row table:style-name="ro1">
          <table:table-cell office:value-type="float" office:value="33.894769048281" calcext:value-type="float">
            <text:p>33.894769048281</text:p>
          </table:table-cell>
          <table:table-cell office:value-type="float" office:value="14.4722384353135" calcext:value-type="float">
            <text:p>14.4722384353135</text:p>
          </table:table-cell>
          <table:table-cell office:value-type="float" office:value="71.7112596900508" calcext:value-type="float">
            <text:p>71.7112596900508</text:p>
          </table:table-cell>
          <table:table-cell office:value-type="float" office:value="15048.3817150484" calcext:value-type="float">
            <text:p>15048.3817150484</text:p>
          </table:table-cell>
          <table:table-cell table:number-columns-repeated="5"/>
        </table:table-row>
        <table:table-row table:style-name="ro1">
          <table:table-cell office:value-type="float" office:value="35.4448514618661" calcext:value-type="float">
            <text:p>35.4448514618661</text:p>
          </table:table-cell>
          <table:table-cell office:value-type="float" office:value="14.3884043581637" calcext:value-type="float">
            <text:p>14.3884043581637</text:p>
          </table:table-cell>
          <table:table-cell office:value-type="float" office:value="73.3947836100804" calcext:value-type="float">
            <text:p>73.3947836100804</text:p>
          </table:table-cell>
          <table:table-cell office:value-type="float" office:value="15081.7484150817" calcext:value-type="float">
            <text:p>15081.7484150817</text:p>
          </table:table-cell>
          <table:table-cell table:number-columns-repeated="5"/>
        </table:table-row>
        <table:table-row table:style-name="ro1">
          <table:table-cell office:value-type="float" office:value="35.9081013072168" calcext:value-type="float">
            <text:p>35.9081013072168</text:p>
          </table:table-cell>
          <table:table-cell office:value-type="float" office:value="14.7125220494466" calcext:value-type="float">
            <text:p>14.7125220494466</text:p>
          </table:table-cell>
          <table:table-cell office:value-type="float" office:value="73.1053634265811" calcext:value-type="float">
            <text:p>73.1053634265811</text:p>
          </table:table-cell>
          <table:table-cell office:value-type="float" office:value="15115.1151151151" calcext:value-type="float">
            <text:p>15115.1151151151</text:p>
          </table:table-cell>
          <table:table-cell table:number-columns-repeated="5"/>
        </table:table-row>
        <table:table-row table:style-name="ro1">
          <table:table-cell office:value-type="float" office:value="35.9834776380439" calcext:value-type="float">
            <text:p>35.9834776380439</text:p>
          </table:table-cell>
          <table:table-cell office:value-type="float" office:value="14.6484921363087" calcext:value-type="float">
            <text:p>14.6484921363087</text:p>
          </table:table-cell>
          <table:table-cell office:value-type="float" office:value="71.4378638022469" calcext:value-type="float">
            <text:p>71.4378638022469</text:p>
          </table:table-cell>
          <table:table-cell office:value-type="float" office:value="15148.4818151485" calcext:value-type="float">
            <text:p>15148.4818151485</text:p>
          </table:table-cell>
          <table:table-cell table:number-columns-repeated="5"/>
        </table:table-row>
        <table:table-row table:style-name="ro1">
          <table:table-cell office:value-type="float" office:value="35.9697805165053" calcext:value-type="float">
            <text:p>35.9697805165053</text:p>
          </table:table-cell>
          <table:table-cell office:value-type="float" office:value="14.6332082202399" calcext:value-type="float">
            <text:p>14.6332082202399</text:p>
          </table:table-cell>
          <table:table-cell office:value-type="float" office:value="71.3971485694372" calcext:value-type="float">
            <text:p>71.3971485694372</text:p>
          </table:table-cell>
          <table:table-cell office:value-type="float" office:value="15181.8485151819" calcext:value-type="float">
            <text:p>15181.8485151819</text:p>
          </table:table-cell>
          <table:table-cell table:number-columns-repeated="5"/>
        </table:table-row>
        <table:table-row table:style-name="ro1">
          <table:table-cell office:value-type="float" office:value="38.128826778441" calcext:value-type="float">
            <text:p>38.128826778441</text:p>
          </table:table-cell>
          <table:table-cell office:value-type="float" office:value="14.4770177825285" calcext:value-type="float">
            <text:p>14.4770177825285</text:p>
          </table:table-cell>
          <table:table-cell office:value-type="float" office:value="74.0507361036189" calcext:value-type="float">
            <text:p>74.0507361036189</text:p>
          </table:table-cell>
          <table:table-cell office:value-type="float" office:value="15215.2152152152" calcext:value-type="float">
            <text:p>15215.2152152152</text:p>
          </table:table-cell>
          <table:table-cell table:number-columns-repeated="5"/>
        </table:table-row>
        <table:table-row table:style-name="ro1">
          <table:table-cell office:value-type="float" office:value="41.9251103062617" calcext:value-type="float">
            <text:p>41.9251103062617</text:p>
          </table:table-cell>
          <table:table-cell office:value-type="float" office:value="15.7864684860607" calcext:value-type="float">
            <text:p>15.7864684860607</text:p>
          </table:table-cell>
          <table:table-cell office:value-type="float" office:value="81.7395134131826" calcext:value-type="float">
            <text:p>81.7395134131826</text:p>
          </table:table-cell>
          <table:table-cell office:value-type="float" office:value="15248.5819152486" calcext:value-type="float">
            <text:p>15248.5819152486</text:p>
          </table:table-cell>
          <table:table-cell table:number-columns-repeated="5"/>
        </table:table-row>
        <table:table-row table:style-name="ro1">
          <table:table-cell office:value-type="float" office:value="42.6903329113762" calcext:value-type="float">
            <text:p>42.6903329113762</text:p>
          </table:table-cell>
          <table:table-cell office:value-type="float" office:value="15.763200290673" calcext:value-type="float">
            <text:p>15.763200290673</text:p>
          </table:table-cell>
          <table:table-cell office:value-type="float" office:value="81.5123669269546" calcext:value-type="float">
            <text:p>81.5123669269546</text:p>
          </table:table-cell>
          <table:table-cell office:value-type="float" office:value="15281.9486152819" calcext:value-type="float">
            <text:p>15281.9486152819</text:p>
          </table:table-cell>
          <table:table-cell table:number-columns-repeated="5"/>
        </table:table-row>
        <table:table-row table:style-name="ro1">
          <table:table-cell office:value-type="float" office:value="43.5850584458815" calcext:value-type="float">
            <text:p>43.5850584458815</text:p>
          </table:table-cell>
          <table:table-cell office:value-type="float" office:value="15.7930270515381" calcext:value-type="float">
            <text:p>15.7930270515381</text:p>
          </table:table-cell>
          <table:table-cell office:value-type="float" office:value="82.0551865995209" calcext:value-type="float">
            <text:p>82.0551865995209</text:p>
          </table:table-cell>
          <table:table-cell office:value-type="float" office:value="15315.3153153153" calcext:value-type="float">
            <text:p>15315.3153153153</text:p>
          </table:table-cell>
          <table:table-cell table:number-columns-repeated="5"/>
        </table:table-row>
        <table:table-row table:style-name="ro1">
          <table:table-cell office:value-type="float" office:value="43.5850584458815" calcext:value-type="float">
            <text:p>43.5850584458815</text:p>
          </table:table-cell>
          <table:table-cell office:value-type="float" office:value="15.7930270515381" calcext:value-type="float">
            <text:p>15.7930270515381</text:p>
          </table:table-cell>
          <table:table-cell office:value-type="float" office:value="82.0551865995209" calcext:value-type="float">
            <text:p>82.0551865995209</text:p>
          </table:table-cell>
          <table:table-cell office:value-type="float" office:value="15348.6820153487" calcext:value-type="float">
            <text:p>15348.6820153487</text:p>
          </table:table-cell>
          <table:table-cell table:number-columns-repeated="5"/>
        </table:table-row>
        <table:table-row table:style-name="ro1">
          <table:table-cell office:value-type="float" office:value="44.4360435079163" calcext:value-type="float">
            <text:p>44.4360435079163</text:p>
          </table:table-cell>
          <table:table-cell office:value-type="float" office:value="15.7666570000946" calcext:value-type="float">
            <text:p>15.7666570000946</text:p>
          </table:table-cell>
          <table:table-cell office:value-type="float" office:value="82.1808184112051" calcext:value-type="float">
            <text:p>82.1808184112051</text:p>
          </table:table-cell>
          <table:table-cell office:value-type="float" office:value="15382.048715382" calcext:value-type="float">
            <text:p>15382.048715382</text:p>
          </table:table-cell>
          <table:table-cell table:number-columns-repeated="5"/>
        </table:table-row>
        <table:table-row table:style-name="ro1">
          <table:table-cell office:value-type="float" office:value="45.1286262419038" calcext:value-type="float">
            <text:p>45.1286262419038</text:p>
          </table:table-cell>
          <table:table-cell office:value-type="float" office:value="15.7881046862636" calcext:value-type="float">
            <text:p>15.7881046862636</text:p>
          </table:table-cell>
          <table:table-cell office:value-type="float" office:value="82.3387158267164" calcext:value-type="float">
            <text:p>82.3387158267164</text:p>
          </table:table-cell>
          <table:table-cell office:value-type="float" office:value="15415.4154154154" calcext:value-type="float">
            <text:p>15415.4154154154</text:p>
          </table:table-cell>
          <table:table-cell table:number-columns-repeated="5"/>
        </table:table-row>
        <table:table-row table:style-name="ro1">
          <table:table-cell office:value-type="float" office:value="45.8231101782224" calcext:value-type="float">
            <text:p>45.8231101782224</text:p>
          </table:table-cell>
          <table:table-cell office:value-type="float" office:value="15.9368790732062" calcext:value-type="float">
            <text:p>15.9368790732062</text:p>
          </table:table-cell>
          <table:table-cell office:value-type="float" office:value="82.73278875171" calcext:value-type="float">
            <text:p>82.73278875171</text:p>
          </table:table-cell>
          <table:table-cell office:value-type="float" office:value="15448.7821154488" calcext:value-type="float">
            <text:p>15448.7821154488</text:p>
          </table:table-cell>
          <table:table-cell table:number-columns-repeated="5"/>
        </table:table-row>
        <table:table-row table:style-name="ro1">
          <table:table-cell office:value-type="float" office:value="46.2591667904797" calcext:value-type="float">
            <text:p>46.2591667904797</text:p>
          </table:table-cell>
          <table:table-cell office:value-type="float" office:value="15.9391772671136" calcext:value-type="float">
            <text:p>15.9391772671136</text:p>
          </table:table-cell>
          <table:table-cell office:value-type="float" office:value="82.5747006052511" calcext:value-type="float">
            <text:p>82.5747006052511</text:p>
          </table:table-cell>
          <table:table-cell office:value-type="float" office:value="15482.1488154822" calcext:value-type="float">
            <text:p>15482.1488154822</text:p>
          </table:table-cell>
          <table:table-cell table:number-columns-repeated="5"/>
        </table:table-row>
        <table:table-row table:style-name="ro1">
          <table:table-cell office:value-type="float" office:value="46.2591667904797" calcext:value-type="float">
            <text:p>46.2591667904797</text:p>
          </table:table-cell>
          <table:table-cell office:value-type="float" office:value="15.9391772671136" calcext:value-type="float">
            <text:p>15.9391772671136</text:p>
          </table:table-cell>
          <table:table-cell office:value-type="float" office:value="82.5747006052511" calcext:value-type="float">
            <text:p>82.5747006052511</text:p>
          </table:table-cell>
          <table:table-cell office:value-type="float" office:value="15515.5155155155" calcext:value-type="float">
            <text:p>15515.5155155155</text:p>
          </table:table-cell>
          <table:table-cell table:number-columns-repeated="5"/>
        </table:table-row>
        <table:table-row table:style-name="ro1">
          <table:table-cell office:value-type="float" office:value="46.3823379464303" calcext:value-type="float">
            <text:p>46.3823379464303</text:p>
          </table:table-cell>
          <table:table-cell office:value-type="float" office:value="16.0418893325231" calcext:value-type="float">
            <text:p>16.0418893325231</text:p>
          </table:table-cell>
          <table:table-cell office:value-type="float" office:value="81.8381822244997" calcext:value-type="float">
            <text:p>81.8381822244997</text:p>
          </table:table-cell>
          <table:table-cell office:value-type="float" office:value="15548.8822155489" calcext:value-type="float">
            <text:p>15548.8822155489</text:p>
          </table:table-cell>
          <table:table-cell table:number-columns-repeated="5"/>
        </table:table-row>
        <table:table-row table:style-name="ro1">
          <table:table-cell office:value-type="float" office:value="46.2545072715529" calcext:value-type="float">
            <text:p>46.2545072715529</text:p>
          </table:table-cell>
          <table:table-cell office:value-type="float" office:value="15.7809495397063" calcext:value-type="float">
            <text:p>15.7809495397063</text:p>
          </table:table-cell>
          <table:table-cell office:value-type="float" office:value="80.3050688414454" calcext:value-type="float">
            <text:p>80.3050688414454</text:p>
          </table:table-cell>
          <table:table-cell office:value-type="float" office:value="15582.2489155822" calcext:value-type="float">
            <text:p>15582.2489155822</text:p>
          </table:table-cell>
          <table:table-cell table:number-columns-repeated="5"/>
        </table:table-row>
        <table:table-row table:style-name="ro1">
          <table:table-cell office:value-type="float" office:value="46.7651160000626" calcext:value-type="float">
            <text:p>46.7651160000626</text:p>
          </table:table-cell>
          <table:table-cell office:value-type="float" office:value="15.770692140372" calcext:value-type="float">
            <text:p>15.770692140372</text:p>
          </table:table-cell>
          <table:table-cell office:value-type="float" office:value="80.9364332921288" calcext:value-type="float">
            <text:p>80.9364332921288</text:p>
          </table:table-cell>
          <table:table-cell office:value-type="float" office:value="15615.6156156156" calcext:value-type="float">
            <text:p>15615.6156156156</text:p>
          </table:table-cell>
          <table:table-cell table:number-columns-repeated="5"/>
        </table:table-row>
        <table:table-row table:style-name="ro1">
          <table:table-cell office:value-type="float" office:value="46.7651160000626" calcext:value-type="float">
            <text:p>46.7651160000626</text:p>
          </table:table-cell>
          <table:table-cell office:value-type="float" office:value="15.770692140372" calcext:value-type="float">
            <text:p>15.770692140372</text:p>
          </table:table-cell>
          <table:table-cell office:value-type="float" office:value="80.9364332921288" calcext:value-type="float">
            <text:p>80.9364332921288</text:p>
          </table:table-cell>
          <table:table-cell office:value-type="float" office:value="15648.982315649" calcext:value-type="float">
            <text:p>15648.982315649</text:p>
          </table:table-cell>
          <table:table-cell table:number-columns-repeated="5"/>
        </table:table-row>
        <table:table-row table:style-name="ro1">
          <table:table-cell office:value-type="float" office:value="46.459879709748" calcext:value-type="float">
            <text:p>46.459879709748</text:p>
          </table:table-cell>
          <table:table-cell office:value-type="float" office:value="15.6667036230546" calcext:value-type="float">
            <text:p>15.6667036230546</text:p>
          </table:table-cell>
          <table:table-cell office:value-type="float" office:value="79.413132723096" calcext:value-type="float">
            <text:p>79.413132723096</text:p>
          </table:table-cell>
          <table:table-cell office:value-type="float" office:value="15682.3490156824" calcext:value-type="float">
            <text:p>15682.3490156824</text:p>
          </table:table-cell>
          <table:table-cell table:number-columns-repeated="5"/>
        </table:table-row>
        <table:table-row table:style-name="ro1">
          <table:table-cell office:value-type="float" office:value="46.7986779453359" calcext:value-type="float">
            <text:p>46.7986779453359</text:p>
          </table:table-cell>
          <table:table-cell office:value-type="float" office:value="15.9623397643006" calcext:value-type="float">
            <text:p>15.9623397643006</text:p>
          </table:table-cell>
          <table:table-cell office:value-type="float" office:value="80.3050688414454" calcext:value-type="float">
            <text:p>80.3050688414454</text:p>
          </table:table-cell>
          <table:table-cell office:value-type="float" office:value="15715.7157157157" calcext:value-type="float">
            <text:p>15715.7157157157</text:p>
          </table:table-cell>
          <table:table-cell table:number-columns-repeated="5"/>
        </table:table-row>
        <table:table-row table:style-name="ro1">
          <table:table-cell office:value-type="float" office:value="47.0917057871646" calcext:value-type="float">
            <text:p>47.0917057871646</text:p>
          </table:table-cell>
          <table:table-cell office:value-type="float" office:value="16.153550240946" calcext:value-type="float">
            <text:p>16.153550240946</text:p>
          </table:table-cell>
          <table:table-cell office:value-type="float" office:value="81.0761669526482" calcext:value-type="float">
            <text:p>81.0761669526482</text:p>
          </table:table-cell>
          <table:table-cell office:value-type="float" office:value="15749.0824157491" calcext:value-type="float">
            <text:p>15749.0824157491</text:p>
          </table:table-cell>
          <table:table-cell table:number-columns-repeated="5"/>
        </table:table-row>
        <table:table-row table:style-name="ro1">
          <table:table-cell office:value-type="float" office:value="47.1995506104092" calcext:value-type="float">
            <text:p>47.1995506104092</text:p>
          </table:table-cell>
          <table:table-cell office:value-type="float" office:value="16.4136896350803" calcext:value-type="float">
            <text:p>16.4136896350803</text:p>
          </table:table-cell>
          <table:table-cell office:value-type="float" office:value="81.3481317296372" calcext:value-type="float">
            <text:p>81.3481317296372</text:p>
          </table:table-cell>
          <table:table-cell office:value-type="float" office:value="15782.4491157825" calcext:value-type="float">
            <text:p>15782.4491157825</text:p>
          </table:table-cell>
          <table:table-cell table:number-columns-repeated="5"/>
        </table:table-row>
        <table:table-row table:style-name="ro1">
          <table:table-cell office:value-type="float" office:value="47.1995506104092" calcext:value-type="float">
            <text:p>47.1995506104092</text:p>
          </table:table-cell>
          <table:table-cell office:value-type="float" office:value="16.4136896350803" calcext:value-type="float">
            <text:p>16.4136896350803</text:p>
          </table:table-cell>
          <table:table-cell office:value-type="float" office:value="81.3481317296372" calcext:value-type="float">
            <text:p>81.3481317296372</text:p>
          </table:table-cell>
          <table:table-cell office:value-type="float" office:value="15815.8158158158" calcext:value-type="float">
            <text:p>15815.8158158158</text:p>
          </table:table-cell>
          <table:table-cell table:number-columns-repeated="5"/>
        </table:table-row>
        <table:table-row table:style-name="ro1">
          <table:table-cell office:value-type="float" office:value="47.2991839128731" calcext:value-type="float">
            <text:p>47.2991839128731</text:p>
          </table:table-cell>
          <table:table-cell office:value-type="float" office:value="16.4293180945813" calcext:value-type="float">
            <text:p>16.4293180945813</text:p>
          </table:table-cell>
          <table:table-cell office:value-type="float" office:value="81.5516808124677" calcext:value-type="float">
            <text:p>81.5516808124677</text:p>
          </table:table-cell>
          <table:table-cell office:value-type="float" office:value="15849.1825158492" calcext:value-type="float">
            <text:p>15849.1825158492</text:p>
          </table:table-cell>
          <table:table-cell table:number-columns-repeated="5"/>
        </table:table-row>
        <table:table-row table:style-name="ro1">
          <table:table-cell office:value-type="float" office:value="47.45332431059" calcext:value-type="float">
            <text:p>47.45332431059</text:p>
          </table:table-cell>
          <table:table-cell office:value-type="float" office:value="16.461521417821" calcext:value-type="float">
            <text:p>16.461521417821</text:p>
          </table:table-cell>
          <table:table-cell office:value-type="float" office:value="82.0273279499436" calcext:value-type="float">
            <text:p>82.0273279499436</text:p>
          </table:table-cell>
          <table:table-cell office:value-type="float" office:value="15882.5492158825" calcext:value-type="float">
            <text:p>15882.5492158825</text:p>
          </table:table-cell>
          <table:table-cell table:number-columns-repeated="5"/>
        </table:table-row>
        <table:table-row table:style-name="ro1">
          <table:table-cell office:value-type="float" office:value="47.2887041980491" calcext:value-type="float">
            <text:p>47.2887041980491</text:p>
          </table:table-cell>
          <table:table-cell office:value-type="float" office:value="16.404414828393" calcext:value-type="float">
            <text:p>16.404414828393</text:p>
          </table:table-cell>
          <table:table-cell office:value-type="float" office:value="81.5943885985302" calcext:value-type="float">
            <text:p>81.5943885985302</text:p>
          </table:table-cell>
          <table:table-cell office:value-type="float" office:value="15915.9159159159" calcext:value-type="float">
            <text:p>15915.9159159159</text:p>
          </table:table-cell>
          <table:table-cell table:number-columns-repeated="5"/>
        </table:table-row>
        <table:table-row table:style-name="ro1">
          <table:table-cell office:value-type="float" office:value="47.1198287217919" calcext:value-type="float">
            <text:p>47.1198287217919</text:p>
          </table:table-cell>
          <table:table-cell office:value-type="float" office:value="16.4690663493642" calcext:value-type="float">
            <text:p>16.4690663493642</text:p>
          </table:table-cell>
          <table:table-cell office:value-type="float" office:value="81.390848833356" calcext:value-type="float">
            <text:p>81.390848833356</text:p>
          </table:table-cell>
          <table:table-cell office:value-type="float" office:value="15949.2826159493" calcext:value-type="float">
            <text:p>15949.2826159493</text:p>
          </table:table-cell>
          <table:table-cell table:number-columns-repeated="5"/>
        </table:table-row>
        <table:table-row table:style-name="ro1">
          <table:table-cell office:value-type="float" office:value="47.1198287217919" calcext:value-type="float">
            <text:p>47.1198287217919</text:p>
          </table:table-cell>
          <table:table-cell office:value-type="float" office:value="16.4690663493642" calcext:value-type="float">
            <text:p>16.4690663493642</text:p>
          </table:table-cell>
          <table:table-cell office:value-type="float" office:value="81.390848833356" calcext:value-type="float">
            <text:p>81.390848833356</text:p>
          </table:table-cell>
          <table:table-cell office:value-type="float" office:value="15982.6493159827" calcext:value-type="float">
            <text:p>15982.6493159827</text:p>
          </table:table-cell>
          <table:table-cell table:number-columns-repeated="5"/>
        </table:table-row>
        <table:table-row table:style-name="ro1">
          <table:table-cell office:value-type="float" office:value="46.9155629047944" calcext:value-type="float">
            <text:p>46.9155629047944</text:p>
          </table:table-cell>
          <table:table-cell office:value-type="float" office:value="16.2664368420123" calcext:value-type="float">
            <text:p>16.2664368420123</text:p>
          </table:table-cell>
          <table:table-cell office:value-type="float" office:value="80.8958100978886" calcext:value-type="float">
            <text:p>80.8958100978886</text:p>
          </table:table-cell>
          <table:table-cell office:value-type="float" office:value="16016.016016016" calcext:value-type="float">
            <text:p>16016.016016016</text:p>
          </table:table-cell>
          <table:table-cell table:number-columns-repeated="5"/>
        </table:table-row>
        <table:table-row table:style-name="ro1">
          <table:table-cell office:value-type="float" office:value="46.8587105509334" calcext:value-type="float">
            <text:p>46.8587105509334</text:p>
          </table:table-cell>
          <table:table-cell office:value-type="float" office:value="16.4727978748353" calcext:value-type="float">
            <text:p>16.4727978748353</text:p>
          </table:table-cell>
          <table:table-cell office:value-type="float" office:value="81.2861107672344" calcext:value-type="float">
            <text:p>81.2861107672344</text:p>
          </table:table-cell>
          <table:table-cell office:value-type="float" office:value="16049.3827160494" calcext:value-type="float">
            <text:p>16049.3827160494</text:p>
          </table:table-cell>
          <table:table-cell table:number-columns-repeated="5"/>
        </table:table-row>
        <table:table-row table:style-name="ro1">
          <table:table-cell office:value-type="float" office:value="46.8950842733065" calcext:value-type="float">
            <text:p>46.8950842733065</text:p>
          </table:table-cell>
          <table:table-cell office:value-type="float" office:value="16.5512062141082" calcext:value-type="float">
            <text:p>16.5512062141082</text:p>
          </table:table-cell>
          <table:table-cell office:value-type="float" office:value="82.0101480626677" calcext:value-type="float">
            <text:p>82.0101480626677</text:p>
          </table:table-cell>
          <table:table-cell office:value-type="float" office:value="16082.7494160827" calcext:value-type="float">
            <text:p>16082.7494160827</text:p>
          </table:table-cell>
          <table:table-cell table:number-columns-repeated="5"/>
        </table:table-row>
        <table:table-row table:style-name="ro1">
          <table:table-cell office:value-type="float" office:value="46.7076032200092" calcext:value-type="float">
            <text:p>46.7076032200092</text:p>
          </table:table-cell>
          <table:table-cell office:value-type="float" office:value="17.1691980215844" calcext:value-type="float">
            <text:p>17.1691980215844</text:p>
          </table:table-cell>
          <table:table-cell office:value-type="float" office:value="82.4936467938183" calcext:value-type="float">
            <text:p>82.4936467938183</text:p>
          </table:table-cell>
          <table:table-cell office:value-type="float" office:value="16116.1161161161" calcext:value-type="float">
            <text:p>16116.1161161161</text:p>
          </table:table-cell>
          <table:table-cell table:number-columns-repeated="5"/>
        </table:table-row>
        <table:table-row table:style-name="ro1">
          <table:table-cell office:value-type="float" office:value="46.6050857339891" calcext:value-type="float">
            <text:p>46.6050857339891</text:p>
          </table:table-cell>
          <table:table-cell office:value-type="float" office:value="17.1449756375565" calcext:value-type="float">
            <text:p>17.1449756375565</text:p>
          </table:table-cell>
          <table:table-cell office:value-type="float" office:value="82.6340616047779" calcext:value-type="float">
            <text:p>82.6340616047779</text:p>
          </table:table-cell>
          <table:table-cell office:value-type="float" office:value="16149.4828161495" calcext:value-type="float">
            <text:p>16149.4828161495</text:p>
          </table:table-cell>
          <table:table-cell table:number-columns-repeated="5"/>
        </table:table-row>
        <table:table-row table:style-name="ro1">
          <table:table-cell office:value-type="float" office:value="46.6050857339891" calcext:value-type="float">
            <text:p>46.6050857339891</text:p>
          </table:table-cell>
          <table:table-cell office:value-type="float" office:value="17.1449756375565" calcext:value-type="float">
            <text:p>17.1449756375565</text:p>
          </table:table-cell>
          <table:table-cell office:value-type="float" office:value="82.6340616047779" calcext:value-type="float">
            <text:p>82.6340616047779</text:p>
          </table:table-cell>
          <table:table-cell office:value-type="float" office:value="16182.8495161829" calcext:value-type="float">
            <text:p>16182.8495161829</text:p>
          </table:table-cell>
          <table:table-cell table:number-columns-repeated="5"/>
        </table:table-row>
        <table:table-row table:style-name="ro1">
          <table:table-cell office:value-type="float" office:value="46.5085318040729" calcext:value-type="float">
            <text:p>46.5085318040729</text:p>
          </table:table-cell>
          <table:table-cell office:value-type="float" office:value="17.1395983740109" calcext:value-type="float">
            <text:p>17.1395983740109</text:p>
          </table:table-cell>
          <table:table-cell office:value-type="float" office:value="82.9534126878385" calcext:value-type="float">
            <text:p>82.9534126878385</text:p>
          </table:table-cell>
          <table:table-cell office:value-type="float" office:value="16216.2162162162" calcext:value-type="float">
            <text:p>16216.2162162162</text:p>
          </table:table-cell>
          <table:table-cell table:number-columns-repeated="5"/>
        </table:table-row>
        <table:table-row table:style-name="ro1">
          <table:table-cell office:value-type="float" office:value="46.5908221239939" calcext:value-type="float">
            <text:p>46.5908221239939</text:p>
          </table:table-cell>
          <table:table-cell office:value-type="float" office:value="17.413881510543" calcext:value-type="float">
            <text:p>17.413881510543</text:p>
          </table:table-cell>
          <table:table-cell office:value-type="float" office:value="84.0160378720809" calcext:value-type="float">
            <text:p>84.0160378720809</text:p>
          </table:table-cell>
          <table:table-cell office:value-type="float" office:value="16249.5829162496" calcext:value-type="float">
            <text:p>16249.5829162496</text:p>
          </table:table-cell>
          <table:table-cell table:number-columns-repeated="5"/>
        </table:table-row>
        <table:table-row table:style-name="ro1">
          <table:table-cell office:value-type="float" office:value="46.5299408710036" calcext:value-type="float">
            <text:p>46.5299408710036</text:p>
          </table:table-cell>
          <table:table-cell office:value-type="float" office:value="17.4227135672412" calcext:value-type="float">
            <text:p>17.4227135672412</text:p>
          </table:table-cell>
          <table:table-cell office:value-type="float" office:value="84.2282699248361" calcext:value-type="float">
            <text:p>84.2282699248361</text:p>
          </table:table-cell>
          <table:table-cell office:value-type="float" office:value="16282.949616283" calcext:value-type="float">
            <text:p>16282.949616283</text:p>
          </table:table-cell>
          <table:table-cell table:number-columns-repeated="5"/>
        </table:table-row>
        <table:table-row table:style-name="ro1">
          <table:table-cell office:value-type="float" office:value="46.5470535921567" calcext:value-type="float">
            <text:p>46.5470535921567</text:p>
          </table:table-cell>
          <table:table-cell office:value-type="float" office:value="17.4264307016447" calcext:value-type="float">
            <text:p>17.4264307016447</text:p>
          </table:table-cell>
          <table:table-cell office:value-type="float" office:value="84.2839541015502" calcext:value-type="float">
            <text:p>84.2839541015502</text:p>
          </table:table-cell>
          <table:table-cell office:value-type="float" office:value="16316.3163163163" calcext:value-type="float">
            <text:p>16316.3163163163</text:p>
          </table:table-cell>
          <table:table-cell table:number-columns-repeated="5"/>
        </table:table-row>
        <table:table-row table:style-name="ro1">
          <table:table-cell office:value-type="float" office:value="46.3286574683836" calcext:value-type="float">
            <text:p>46.3286574683836</text:p>
          </table:table-cell>
          <table:table-cell office:value-type="float" office:value="17.4188752052277" calcext:value-type="float">
            <text:p>17.4188752052277</text:p>
          </table:table-cell>
          <table:table-cell office:value-type="float" office:value="84.174178880025" calcext:value-type="float">
            <text:p>84.174178880025</text:p>
          </table:table-cell>
          <table:table-cell office:value-type="float" office:value="16349.6830163497" calcext:value-type="float">
            <text:p>16349.6830163497</text:p>
          </table:table-cell>
          <table:table-cell table:number-columns-repeated="5"/>
        </table:table-row>
        <table:table-row table:style-name="ro1">
          <table:table-cell office:value-type="float" office:value="46.2070855240262" calcext:value-type="float">
            <text:p>46.2070855240262</text:p>
          </table:table-cell>
          <table:table-cell office:value-type="float" office:value="17.4171368886168" calcext:value-type="float">
            <text:p>17.4171368886168</text:p>
          </table:table-cell>
          <table:table-cell office:value-type="float" office:value="84.0423258707343" calcext:value-type="float">
            <text:p>84.0423258707343</text:p>
          </table:table-cell>
          <table:table-cell office:value-type="float" office:value="16383.049716383" calcext:value-type="float">
            <text:p>16383.049716383</text:p>
          </table:table-cell>
          <table:table-cell table:number-columns-repeated="5"/>
        </table:table-row>
        <table:table-row table:style-name="ro1">
          <table:table-cell office:value-type="float" office:value="46.1290432689626" calcext:value-type="float">
            <text:p>46.1290432689626</text:p>
          </table:table-cell>
          <table:table-cell office:value-type="float" office:value="17.392859677628" calcext:value-type="float">
            <text:p>17.392859677628</text:p>
          </table:table-cell>
          <table:table-cell office:value-type="float" office:value="83.890537221598" calcext:value-type="float">
            <text:p>83.890537221598</text:p>
          </table:table-cell>
          <table:table-cell office:value-type="float" office:value="16416.4164164164" calcext:value-type="float">
            <text:p>16416.4164164164</text:p>
          </table:table-cell>
          <table:table-cell table:number-columns-repeated="5"/>
        </table:table-row>
        <table:table-row table:style-name="ro1">
          <table:table-cell office:value-type="float" office:value="46.2513007329135" calcext:value-type="float">
            <text:p>46.2513007329135</text:p>
          </table:table-cell>
          <table:table-cell office:value-type="float" office:value="17.3889773269524" calcext:value-type="float">
            <text:p>17.3889773269524</text:p>
          </table:table-cell>
          <table:table-cell office:value-type="float" office:value="84.2637324467807" calcext:value-type="float">
            <text:p>84.2637324467807</text:p>
          </table:table-cell>
          <table:table-cell office:value-type="float" office:value="16449.7831164498" calcext:value-type="float">
            <text:p>16449.7831164498</text:p>
          </table:table-cell>
          <table:table-cell table:number-columns-repeated="5"/>
        </table:table-row>
        <table:table-row table:style-name="ro1">
          <table:table-cell office:value-type="float" office:value="46.2513007329135" calcext:value-type="float">
            <text:p>46.2513007329135</text:p>
          </table:table-cell>
          <table:table-cell office:value-type="float" office:value="17.3889773269524" calcext:value-type="float">
            <text:p>17.3889773269524</text:p>
          </table:table-cell>
          <table:table-cell office:value-type="float" office:value="84.2637324467807" calcext:value-type="float">
            <text:p>84.2637324467807</text:p>
          </table:table-cell>
          <table:table-cell office:value-type="float" office:value="16483.1498164831" calcext:value-type="float">
            <text:p>16483.1498164831</text:p>
          </table:table-cell>
          <table:table-cell table:number-columns-repeated="5"/>
        </table:table-row>
        <table:table-row table:style-name="ro1">
          <table:table-cell office:value-type="float" office:value="46.3308698793772" calcext:value-type="float">
            <text:p>46.3308698793772</text:p>
          </table:table-cell>
          <table:table-cell office:value-type="float" office:value="17.2831514120416" calcext:value-type="float">
            <text:p>17.2831514120416</text:p>
          </table:table-cell>
          <table:table-cell office:value-type="float" office:value="84.2419883812278" calcext:value-type="float">
            <text:p>84.2419883812278</text:p>
          </table:table-cell>
          <table:table-cell office:value-type="float" office:value="16516.5165165165" calcext:value-type="float">
            <text:p>16516.5165165165</text:p>
          </table:table-cell>
          <table:table-cell table:number-columns-repeated="5"/>
        </table:table-row>
        <table:table-row table:style-name="ro1">
          <table:table-cell office:value-type="float" office:value="46.4254912144399" calcext:value-type="float">
            <text:p>46.4254912144399</text:p>
          </table:table-cell>
          <table:table-cell office:value-type="float" office:value="17.2478035709144" calcext:value-type="float">
            <text:p>17.2478035709144</text:p>
          </table:table-cell>
          <table:table-cell office:value-type="float" office:value="84.2636474949968" calcext:value-type="float">
            <text:p>84.2636474949968</text:p>
          </table:table-cell>
          <table:table-cell office:value-type="float" office:value="16549.8832165499" calcext:value-type="float">
            <text:p>16549.8832165499</text:p>
          </table:table-cell>
          <table:table-cell table:number-columns-repeated="5"/>
        </table:table-row>
        <table:table-row table:style-name="ro1">
          <table:table-cell office:value-type="float" office:value="46.3410613525425" calcext:value-type="float">
            <text:p>46.3410613525425</text:p>
          </table:table-cell>
          <table:table-cell office:value-type="float" office:value="17.1753731645699" calcext:value-type="float">
            <text:p>17.1753731645699</text:p>
          </table:table-cell>
          <table:table-cell office:value-type="float" office:value="83.7293531075829" calcext:value-type="float">
            <text:p>83.7293531075829</text:p>
          </table:table-cell>
          <table:table-cell office:value-type="float" office:value="16583.2499165833" calcext:value-type="float">
            <text:p>16583.2499165833</text:p>
          </table:table-cell>
          <table:table-cell table:number-columns-repeated="5"/>
        </table:table-row>
        <table:table-row table:style-name="ro1">
          <table:table-cell office:value-type="float" office:value="46.4132951811955" calcext:value-type="float">
            <text:p>46.4132951811955</text:p>
          </table:table-cell>
          <table:table-cell office:value-type="float" office:value="17.1882122328622" calcext:value-type="float">
            <text:p>17.1882122328622</text:p>
          </table:table-cell>
          <table:table-cell office:value-type="float" office:value="83.6119332309343" calcext:value-type="float">
            <text:p>83.6119332309343</text:p>
          </table:table-cell>
          <table:table-cell office:value-type="float" office:value="16616.6166166166" calcext:value-type="float">
            <text:p>16616.6166166166</text:p>
          </table:table-cell>
          <table:table-cell table:number-columns-repeated="5"/>
        </table:table-row>
        <table:table-row table:style-name="ro1">
          <table:table-cell office:value-type="float" office:value="46.4598651497033" calcext:value-type="float">
            <text:p>46.4598651497033</text:p>
          </table:table-cell>
          <table:table-cell office:value-type="float" office:value="17.1973328705638" calcext:value-type="float">
            <text:p>17.1973328705638</text:p>
          </table:table-cell>
          <table:table-cell office:value-type="float" office:value="83.7547206212904" calcext:value-type="float">
            <text:p>83.7547206212904</text:p>
          </table:table-cell>
          <table:table-cell office:value-type="float" office:value="16649.98331665" calcext:value-type="float">
            <text:p>16649.98331665</text:p>
          </table:table-cell>
          <table:table-cell table:number-columns-repeated="5"/>
        </table:table-row>
        <table:table-row table:style-name="ro1">
          <table:table-cell office:value-type="float" office:value="46.5784974131341" calcext:value-type="float">
            <text:p>46.5784974131341</text:p>
          </table:table-cell>
          <table:table-cell office:value-type="float" office:value="17.37258490768" calcext:value-type="float">
            <text:p>17.37258490768</text:p>
          </table:table-cell>
          <table:table-cell office:value-type="float" office:value="83.9803050065874" calcext:value-type="float">
            <text:p>83.9803050065874</text:p>
          </table:table-cell>
          <table:table-cell office:value-type="float" office:value="16683.3500166834" calcext:value-type="float">
            <text:p>16683.3500166834</text:p>
          </table:table-cell>
          <table:table-cell table:number-columns-repeated="5"/>
        </table:table-row>
        <table:table-row table:style-name="ro1">
          <table:table-cell office:value-type="float" office:value="46.5295527351613" calcext:value-type="float">
            <text:p>46.5295527351613</text:p>
          </table:table-cell>
          <table:table-cell office:value-type="float" office:value="17.3525272274322" calcext:value-type="float">
            <text:p>17.3525272274322</text:p>
          </table:table-cell>
          <table:table-cell office:value-type="float" office:value="83.5201593449097" calcext:value-type="float">
            <text:p>83.5201593449097</text:p>
          </table:table-cell>
          <table:table-cell office:value-type="float" office:value="16716.7167167167" calcext:value-type="float">
            <text:p>16716.7167167167</text:p>
          </table:table-cell>
          <table:table-cell table:number-columns-repeated="5"/>
        </table:table-row>
        <table:table-row table:style-name="ro1">
          <table:table-cell office:value-type="float" office:value="46.5898391493792" calcext:value-type="float">
            <text:p>46.5898391493792</text:p>
          </table:table-cell>
          <table:table-cell office:value-type="float" office:value="17.4615780879748" calcext:value-type="float">
            <text:p>17.4615780879748</text:p>
          </table:table-cell>
          <table:table-cell office:value-type="float" office:value="83.64120997332" calcext:value-type="float">
            <text:p>83.64120997332</text:p>
          </table:table-cell>
          <table:table-cell office:value-type="float" office:value="16750.0834167501" calcext:value-type="float">
            <text:p>16750.0834167501</text:p>
          </table:table-cell>
          <table:table-cell table:number-columns-repeated="5"/>
        </table:table-row>
        <table:table-row table:style-name="ro1">
          <table:table-cell office:value-type="float" office:value="46.6598822156113" calcext:value-type="float">
            <text:p>46.6598822156113</text:p>
          </table:table-cell>
          <table:table-cell office:value-type="float" office:value="17.3228305231611" calcext:value-type="float">
            <text:p>17.3228305231611</text:p>
          </table:table-cell>
          <table:table-cell office:value-type="float" office:value="83.6138117080613" calcext:value-type="float">
            <text:p>83.6138117080613</text:p>
          </table:table-cell>
          <table:table-cell office:value-type="float" office:value="16783.4501167835" calcext:value-type="float">
            <text:p>16783.4501167835</text:p>
          </table:table-cell>
          <table:table-cell table:number-columns-repeated="5"/>
        </table:table-row>
        <table:table-row table:style-name="ro1">
          <table:table-cell office:value-type="float" office:value="46.7111039297742" calcext:value-type="float">
            <text:p>46.7111039297742</text:p>
          </table:table-cell>
          <table:table-cell office:value-type="float" office:value="17.3446584892774" calcext:value-type="float">
            <text:p>17.3446584892774</text:p>
          </table:table-cell>
          <table:table-cell office:value-type="float" office:value="83.7323116751967" calcext:value-type="float">
            <text:p>83.7323116751967</text:p>
          </table:table-cell>
          <table:table-cell office:value-type="float" office:value="16816.8168168168" calcext:value-type="float">
            <text:p>16816.8168168168</text:p>
          </table:table-cell>
          <table:table-cell table:number-columns-repeated="5"/>
        </table:table-row>
        <table:table-row table:style-name="ro1">
          <table:table-cell office:value-type="float" office:value="46.7042933825363" calcext:value-type="float">
            <text:p>46.7042933825363</text:p>
          </table:table-cell>
          <table:table-cell office:value-type="float" office:value="17.474933035332" calcext:value-type="float">
            <text:p>17.474933035332</text:p>
          </table:table-cell>
          <table:table-cell office:value-type="float" office:value="83.8247688499824" calcext:value-type="float">
            <text:p>83.8247688499824</text:p>
          </table:table-cell>
          <table:table-cell office:value-type="float" office:value="16850.1835168502" calcext:value-type="float">
            <text:p>16850.1835168502</text:p>
          </table:table-cell>
          <table:table-cell table:number-columns-repeated="5"/>
        </table:table-row>
        <table:table-row table:style-name="ro1">
          <table:table-cell office:value-type="float" office:value="46.6983894772516" calcext:value-type="float">
            <text:p>46.6983894772516</text:p>
          </table:table-cell>
          <table:table-cell office:value-type="float" office:value="17.3430517720467" calcext:value-type="float">
            <text:p>17.3430517720467</text:p>
          </table:table-cell>
          <table:table-cell office:value-type="float" office:value="83.8565894420055" calcext:value-type="float">
            <text:p>83.8565894420055</text:p>
          </table:table-cell>
          <table:table-cell office:value-type="float" office:value="16883.5502168836" calcext:value-type="float">
            <text:p>16883.5502168836</text:p>
          </table:table-cell>
          <table:table-cell table:number-columns-repeated="5"/>
        </table:table-row>
        <table:table-row table:style-name="ro1">
          <table:table-cell office:value-type="float" office:value="46.7307777837622" calcext:value-type="float">
            <text:p>46.7307777837622</text:p>
          </table:table-cell>
          <table:table-cell office:value-type="float" office:value="17.3635908809791" calcext:value-type="float">
            <text:p>17.3635908809791</text:p>
          </table:table-cell>
          <table:table-cell office:value-type="float" office:value="84.0803704512416" calcext:value-type="float">
            <text:p>84.0803704512416</text:p>
          </table:table-cell>
          <table:table-cell office:value-type="float" office:value="16916.9169169169" calcext:value-type="float">
            <text:p>16916.9169169169</text:p>
          </table:table-cell>
          <table:table-cell table:number-columns-repeated="5"/>
        </table:table-row>
        <table:table-row table:style-name="ro1">
          <table:table-cell office:value-type="float" office:value="46.6922765345074" calcext:value-type="float">
            <text:p>46.6922765345074</text:p>
          </table:table-cell>
          <table:table-cell office:value-type="float" office:value="17.3430517933852" calcext:value-type="float">
            <text:p>17.3430517933852</text:p>
          </table:table-cell>
          <table:table-cell office:value-type="float" office:value="84.0884188227069" calcext:value-type="float">
            <text:p>84.0884188227069</text:p>
          </table:table-cell>
          <table:table-cell office:value-type="float" office:value="16950.2836169503" calcext:value-type="float">
            <text:p>16950.2836169503</text:p>
          </table:table-cell>
          <table:table-cell table:number-columns-repeated="5"/>
        </table:table-row>
        <table:table-row table:style-name="ro1">
          <table:table-cell office:value-type="float" office:value="46.6922765345074" calcext:value-type="float">
            <text:p>46.6922765345074</text:p>
          </table:table-cell>
          <table:table-cell office:value-type="float" office:value="17.3430517933852" calcext:value-type="float">
            <text:p>17.3430517933852</text:p>
          </table:table-cell>
          <table:table-cell office:value-type="float" office:value="84.0884188227069" calcext:value-type="float">
            <text:p>84.0884188227069</text:p>
          </table:table-cell>
          <table:table-cell office:value-type="float" office:value="16983.6503169837" calcext:value-type="float">
            <text:p>16983.6503169837</text:p>
          </table:table-cell>
          <table:table-cell table:number-columns-repeated="5"/>
        </table:table-row>
        <table:table-row table:style-name="ro1">
          <table:table-cell office:value-type="float" office:value="46.7551727626743" calcext:value-type="float">
            <text:p>46.7551727626743</text:p>
          </table:table-cell>
          <table:table-cell office:value-type="float" office:value="17.5359853674013" calcext:value-type="float">
            <text:p>17.5359853674013</text:p>
          </table:table-cell>
          <table:table-cell office:value-type="float" office:value="84.726544440691" calcext:value-type="float">
            <text:p>84.726544440691</text:p>
          </table:table-cell>
          <table:table-cell office:value-type="float" office:value="17017.017017017" calcext:value-type="float">
            <text:p>17017.017017017</text:p>
          </table:table-cell>
          <table:table-cell table:number-columns-repeated="5"/>
        </table:table-row>
        <table:table-row table:style-name="ro1">
          <table:table-cell office:value-type="float" office:value="46.7943368789685" calcext:value-type="float">
            <text:p>46.7943368789685</text:p>
          </table:table-cell>
          <table:table-cell office:value-type="float" office:value="17.6195838882525" calcext:value-type="float">
            <text:p>17.6195838882525</text:p>
          </table:table-cell>
          <table:table-cell office:value-type="float" office:value="85.2301914913516" calcext:value-type="float">
            <text:p>85.2301914913516</text:p>
          </table:table-cell>
          <table:table-cell office:value-type="float" office:value="17050.3837170504" calcext:value-type="float">
            <text:p>17050.3837170504</text:p>
          </table:table-cell>
          <table:table-cell table:number-columns-repeated="5"/>
        </table:table-row>
        <table:table-row table:style-name="ro1">
          <table:table-cell office:value-type="float" office:value="46.7022151284604" calcext:value-type="float">
            <text:p>46.7022151284604</text:p>
          </table:table-cell>
          <table:table-cell office:value-type="float" office:value="17.6384280869691" calcext:value-type="float">
            <text:p>17.6384280869691</text:p>
          </table:table-cell>
          <table:table-cell office:value-type="float" office:value="85.5163421558503" calcext:value-type="float">
            <text:p>85.5163421558503</text:p>
          </table:table-cell>
          <table:table-cell office:value-type="float" office:value="17083.7504170838" calcext:value-type="float">
            <text:p>17083.7504170838</text:p>
          </table:table-cell>
          <table:table-cell table:number-columns-repeated="5"/>
        </table:table-row>
        <table:table-row table:style-name="ro1">
          <table:table-cell office:value-type="float" office:value="46.5509692476649" calcext:value-type="float">
            <text:p>46.5509692476649</text:p>
          </table:table-cell>
          <table:table-cell office:value-type="float" office:value="17.6490720767603" calcext:value-type="float">
            <text:p>17.6490720767603</text:p>
          </table:table-cell>
          <table:table-cell office:value-type="float" office:value="85.896188572231" calcext:value-type="float">
            <text:p>85.896188572231</text:p>
          </table:table-cell>
          <table:table-cell office:value-type="float" office:value="17117.1171171171" calcext:value-type="float">
            <text:p>17117.1171171171</text:p>
          </table:table-cell>
          <table:table-cell table:number-columns-repeated="5"/>
        </table:table-row>
        <table:table-row table:style-name="ro1">
          <table:table-cell office:value-type="float" office:value="46.5509692476649" calcext:value-type="float">
            <text:p>46.5509692476649</text:p>
          </table:table-cell>
          <table:table-cell office:value-type="float" office:value="17.6490720767603" calcext:value-type="float">
            <text:p>17.6490720767603</text:p>
          </table:table-cell>
          <table:table-cell office:value-type="float" office:value="85.896188572231" calcext:value-type="float">
            <text:p>85.896188572231</text:p>
          </table:table-cell>
          <table:table-cell office:value-type="float" office:value="17150.4838171505" calcext:value-type="float">
            <text:p>17150.4838171505</text:p>
          </table:table-cell>
          <table:table-cell table:number-columns-repeated="5"/>
        </table:table-row>
        <table:table-row table:style-name="ro1">
          <table:table-cell office:value-type="float" office:value="46.457906862834" calcext:value-type="float">
            <text:p>46.457906862834</text:p>
          </table:table-cell>
          <table:table-cell office:value-type="float" office:value="17.4610177239991" calcext:value-type="float">
            <text:p>17.4610177239991</text:p>
          </table:table-cell>
          <table:table-cell office:value-type="float" office:value="86.2948737797957" calcext:value-type="float">
            <text:p>86.2948737797957</text:p>
          </table:table-cell>
          <table:table-cell office:value-type="float" office:value="17183.8505171839" calcext:value-type="float">
            <text:p>17183.8505171839</text:p>
          </table:table-cell>
          <table:table-cell table:number-columns-repeated="5"/>
        </table:table-row>
        <table:table-row table:style-name="ro1">
          <table:table-cell office:value-type="float" office:value="46.2538367790859" calcext:value-type="float">
            <text:p>46.2538367790859</text:p>
          </table:table-cell>
          <table:table-cell office:value-type="float" office:value="17.5199427834955" calcext:value-type="float">
            <text:p>17.5199427834955</text:p>
          </table:table-cell>
          <table:table-cell office:value-type="float" office:value="86.7843874667565" calcext:value-type="float">
            <text:p>86.7843874667565</text:p>
          </table:table-cell>
          <table:table-cell office:value-type="float" office:value="17217.2172172172" calcext:value-type="float">
            <text:p>17217.2172172172</text:p>
          </table:table-cell>
          <table:table-cell table:number-columns-repeated="5"/>
        </table:table-row>
        <table:table-row table:style-name="ro1">
          <table:table-cell office:value-type="float" office:value="45.8144892464685" calcext:value-type="float">
            <text:p>45.8144892464685</text:p>
          </table:table-cell>
          <table:table-cell office:value-type="float" office:value="17.3116343757713" calcext:value-type="float">
            <text:p>17.3116343757713</text:p>
          </table:table-cell>
          <table:table-cell office:value-type="float" office:value="86.3053384045239" calcext:value-type="float">
            <text:p>86.3053384045239</text:p>
          </table:table-cell>
          <table:table-cell office:value-type="float" office:value="17250.5839172506" calcext:value-type="float">
            <text:p>17250.5839172506</text:p>
          </table:table-cell>
          <table:table-cell table:number-columns-repeated="5"/>
        </table:table-row>
        <table:table-row table:style-name="ro1">
          <table:table-cell office:value-type="float" office:value="45.6257988024187" calcext:value-type="float">
            <text:p>45.6257988024187</text:p>
          </table:table-cell>
          <table:table-cell office:value-type="float" office:value="17.3168010761548" calcext:value-type="float">
            <text:p>17.3168010761548</text:p>
          </table:table-cell>
          <table:table-cell office:value-type="float" office:value="86.6014032712627" calcext:value-type="float">
            <text:p>86.6014032712627</text:p>
          </table:table-cell>
          <table:table-cell office:value-type="float" office:value="17283.9506172839" calcext:value-type="float">
            <text:p>17283.9506172839</text:p>
          </table:table-cell>
          <table:table-cell table:number-columns-repeated="5"/>
        </table:table-row>
        <table:table-row table:style-name="ro1">
          <table:table-cell office:value-type="float" office:value="45.6257988024187" calcext:value-type="float">
            <text:p>45.6257988024187</text:p>
          </table:table-cell>
          <table:table-cell office:value-type="float" office:value="17.3168010761548" calcext:value-type="float">
            <text:p>17.3168010761548</text:p>
          </table:table-cell>
          <table:table-cell office:value-type="float" office:value="86.6014032712627" calcext:value-type="float">
            <text:p>86.6014032712627</text:p>
          </table:table-cell>
          <table:table-cell office:value-type="float" office:value="17317.3173173173" calcext:value-type="float">
            <text:p>17317.3173173173</text:p>
          </table:table-cell>
          <table:table-cell table:number-columns-repeated="5"/>
        </table:table-row>
        <table:table-row table:style-name="ro1">
          <table:table-cell office:value-type="float" office:value="45.3734113699907" calcext:value-type="float">
            <text:p>45.3734113699907</text:p>
          </table:table-cell>
          <table:table-cell office:value-type="float" office:value="17.5186442741123" calcext:value-type="float">
            <text:p>17.5186442741123</text:p>
          </table:table-cell>
          <table:table-cell office:value-type="float" office:value="87.1300798496677" calcext:value-type="float">
            <text:p>87.1300798496677</text:p>
          </table:table-cell>
          <table:table-cell office:value-type="float" office:value="17350.6840173507" calcext:value-type="float">
            <text:p>17350.6840173507</text:p>
          </table:table-cell>
          <table:table-cell table:number-columns-repeated="5"/>
        </table:table-row>
        <table:table-row table:style-name="ro1">
          <table:table-cell office:value-type="float" office:value="44.4253876997151" calcext:value-type="float">
            <text:p>44.4253876997151</text:p>
          </table:table-cell>
          <table:table-cell office:value-type="float" office:value="17.4762198850752" calcext:value-type="float">
            <text:p>17.4762198850752</text:p>
          </table:table-cell>
          <table:table-cell office:value-type="float" office:value="85.9956794564637" calcext:value-type="float">
            <text:p>85.9956794564637</text:p>
          </table:table-cell>
          <table:table-cell office:value-type="float" office:value="17384.0507173841" calcext:value-type="float">
            <text:p>17384.0507173841</text:p>
          </table:table-cell>
          <table:table-cell table:number-columns-repeated="5"/>
        </table:table-row>
        <table:table-row table:style-name="ro1">
          <table:table-cell office:value-type="float" office:value="42.33732314229" calcext:value-type="float">
            <text:p>42.33732314229</text:p>
          </table:table-cell>
          <table:table-cell office:value-type="float" office:value="17.4967800683475" calcext:value-type="float">
            <text:p>17.4967800683475</text:p>
          </table:table-cell>
          <table:table-cell office:value-type="float" office:value="82.7845617134296" calcext:value-type="float">
            <text:p>82.7845617134296</text:p>
          </table:table-cell>
          <table:table-cell office:value-type="float" office:value="17417.4174174174" calcext:value-type="float">
            <text:p>17417.4174174174</text:p>
          </table:table-cell>
          <table:table-cell table:number-columns-repeated="5"/>
        </table:table-row>
        <table:table-row table:style-name="ro1">
          <table:table-cell office:value-type="float" office:value="41.2270032989988" calcext:value-type="float">
            <text:p>41.2270032989988</text:p>
          </table:table-cell>
          <table:table-cell office:value-type="float" office:value="17.4069569484662" calcext:value-type="float">
            <text:p>17.4069569484662</text:p>
          </table:table-cell>
          <table:table-cell office:value-type="float" office:value="81.5547407744721" calcext:value-type="float">
            <text:p>81.5547407744721</text:p>
          </table:table-cell>
          <table:table-cell office:value-type="float" office:value="17450.7841174508" calcext:value-type="float">
            <text:p>17450.7841174508</text:p>
          </table:table-cell>
          <table:table-cell table:number-columns-repeated="5"/>
        </table:table-row>
        <table:table-row table:style-name="ro1">
          <table:table-cell office:value-type="float" office:value="41.2270032989988" calcext:value-type="float">
            <text:p>41.2270032989988</text:p>
          </table:table-cell>
          <table:table-cell office:value-type="float" office:value="17.4069569484662" calcext:value-type="float">
            <text:p>17.4069569484662</text:p>
          </table:table-cell>
          <table:table-cell office:value-type="float" office:value="81.5547407744721" calcext:value-type="float">
            <text:p>81.5547407744721</text:p>
          </table:table-cell>
          <table:table-cell office:value-type="float" office:value="17484.1508174842" calcext:value-type="float">
            <text:p>17484.1508174842</text:p>
          </table:table-cell>
          <table:table-cell table:number-columns-repeated="5"/>
        </table:table-row>
        <table:table-row table:style-name="ro1">
          <table:table-cell office:value-type="float" office:value="41.16573430731" calcext:value-type="float">
            <text:p>41.16573430731</text:p>
          </table:table-cell>
          <table:table-cell office:value-type="float" office:value="17.0382164724306" calcext:value-type="float">
            <text:p>17.0382164724306</text:p>
          </table:table-cell>
          <table:table-cell office:value-type="float" office:value="82.5613654377616" calcext:value-type="float">
            <text:p>82.5613654377616</text:p>
          </table:table-cell>
          <table:table-cell office:value-type="float" office:value="17517.5175175175" calcext:value-type="float">
            <text:p>17517.5175175175</text:p>
          </table:table-cell>
          <table:table-cell table:number-columns-repeated="5"/>
        </table:table-row>
        <table:table-row table:style-name="ro1">
          <table:table-cell office:value-type="float" office:value="40.3289910215742" calcext:value-type="float">
            <text:p>40.3289910215742</text:p>
          </table:table-cell>
          <table:table-cell office:value-type="float" office:value="17.3938303863425" calcext:value-type="float">
            <text:p>17.3938303863425</text:p>
          </table:table-cell>
          <table:table-cell office:value-type="float" office:value="82.741244115033" calcext:value-type="float">
            <text:p>82.741244115033</text:p>
          </table:table-cell>
          <table:table-cell office:value-type="float" office:value="17550.8842175509" calcext:value-type="float">
            <text:p>17550.8842175509</text:p>
          </table:table-cell>
          <table:table-cell table:number-columns-repeated="5"/>
        </table:table-row>
        <table:table-row table:style-name="ro1">
          <table:table-cell office:value-type="float" office:value="37.8364807438226" calcext:value-type="float">
            <text:p>37.8364807438226</text:p>
          </table:table-cell>
          <table:table-cell office:value-type="float" office:value="17.6542322160215" calcext:value-type="float">
            <text:p>17.6542322160215</text:p>
          </table:table-cell>
          <table:table-cell office:value-type="float" office:value="79.0308969393773" calcext:value-type="float">
            <text:p>79.0308969393773</text:p>
          </table:table-cell>
          <table:table-cell office:value-type="float" office:value="17584.2509175843" calcext:value-type="float">
            <text:p>17584.2509175843</text:p>
          </table:table-cell>
          <table:table-cell table:number-columns-repeated="5"/>
        </table:table-row>
        <table:table-row table:style-name="ro1">
          <table:table-cell office:value-type="float" office:value="39.1173024085126" calcext:value-type="float">
            <text:p>39.1173024085126</text:p>
          </table:table-cell>
          <table:table-cell office:value-type="float" office:value="17.8005770285115" calcext:value-type="float">
            <text:p>17.8005770285115</text:p>
          </table:table-cell>
          <table:table-cell office:value-type="float" office:value="84.7544024054362" calcext:value-type="float">
            <text:p>84.7544024054362</text:p>
          </table:table-cell>
          <table:table-cell office:value-type="float" office:value="17617.6176176176" calcext:value-type="float">
            <text:p>17617.6176176176</text:p>
          </table:table-cell>
          <table:table-cell table:number-columns-repeated="5"/>
        </table:table-row>
        <table:table-row table:style-name="ro1">
          <table:table-cell office:value-type="float" office:value="39.1173024085126" calcext:value-type="float">
            <text:p>39.1173024085126</text:p>
          </table:table-cell>
          <table:table-cell office:value-type="float" office:value="17.8005770285115" calcext:value-type="float">
            <text:p>17.8005770285115</text:p>
          </table:table-cell>
          <table:table-cell office:value-type="float" office:value="84.7544024054362" calcext:value-type="float">
            <text:p>84.7544024054362</text:p>
          </table:table-cell>
          <table:table-cell office:value-type="float" office:value="17650.984317651" calcext:value-type="float">
            <text:p>17650.984317651</text:p>
          </table:table-cell>
          <table:table-cell table:number-columns-repeated="5"/>
        </table:table-row>
        <table:table-row table:style-name="ro1">
          <table:table-cell office:value-type="float" office:value="37.2699000583489" calcext:value-type="float">
            <text:p>37.2699000583489</text:p>
          </table:table-cell>
          <table:table-cell office:value-type="float" office:value="17.4135521671639" calcext:value-type="float">
            <text:p>17.4135521671639</text:p>
          </table:table-cell>
          <table:table-cell office:value-type="float" office:value="82.5539725005191" calcext:value-type="float">
            <text:p>82.5539725005191</text:p>
          </table:table-cell>
          <table:table-cell office:value-type="float" office:value="17684.3510176844" calcext:value-type="float">
            <text:p>17684.3510176844</text:p>
          </table:table-cell>
          <table:table-cell table:number-columns-repeated="5"/>
        </table:table-row>
        <table:table-row table:style-name="ro1">
          <table:table-cell office:value-type="float" office:value="36.0674638814576" calcext:value-type="float">
            <text:p>36.0674638814576</text:p>
          </table:table-cell>
          <table:table-cell office:value-type="float" office:value="17.6367347415137" calcext:value-type="float">
            <text:p>17.6367347415137</text:p>
          </table:table-cell>
          <table:table-cell office:value-type="float" office:value="82.5656415889492" calcext:value-type="float">
            <text:p>82.5656415889492</text:p>
          </table:table-cell>
          <table:table-cell office:value-type="float" office:value="17717.7177177177" calcext:value-type="float">
            <text:p>17717.7177177177</text:p>
          </table:table-cell>
          <table:table-cell table:number-columns-repeated="5"/>
        </table:table-row>
        <table:table-row table:style-name="ro1">
          <table:table-cell office:value-type="float" office:value="35.5913910365498" calcext:value-type="float">
            <text:p>35.5913910365498</text:p>
          </table:table-cell>
          <table:table-cell office:value-type="float" office:value="17.8882292113971" calcext:value-type="float">
            <text:p>17.8882292113971</text:p>
          </table:table-cell>
          <table:table-cell office:value-type="float" office:value="84.5039718317837" calcext:value-type="float">
            <text:p>84.5039718317837</text:p>
          </table:table-cell>
          <table:table-cell office:value-type="float" office:value="17751.0844177511" calcext:value-type="float">
            <text:p>17751.0844177511</text:p>
          </table:table-cell>
          <table:table-cell table:number-columns-repeated="5"/>
        </table:table-row>
        <table:table-row table:style-name="ro1">
          <table:table-cell office:value-type="float" office:value="34.3709674363043" calcext:value-type="float">
            <text:p>34.3709674363043</text:p>
          </table:table-cell>
          <table:table-cell office:value-type="float" office:value="17.5514035730898" calcext:value-type="float">
            <text:p>17.5514035730898</text:p>
          </table:table-cell>
          <table:table-cell office:value-type="float" office:value="83.7197106052565" calcext:value-type="float">
            <text:p>83.7197106052565</text:p>
          </table:table-cell>
          <table:table-cell office:value-type="float" office:value="17784.4511177845" calcext:value-type="float">
            <text:p>17784.4511177845</text:p>
          </table:table-cell>
          <table:table-cell table:number-columns-repeated="5"/>
        </table:table-row>
        <table:table-row table:style-name="ro1">
          <table:table-cell office:value-type="float" office:value="34.3709674363043" calcext:value-type="float">
            <text:p>34.3709674363043</text:p>
          </table:table-cell>
          <table:table-cell office:value-type="float" office:value="17.5514035730898" calcext:value-type="float">
            <text:p>17.5514035730898</text:p>
          </table:table-cell>
          <table:table-cell office:value-type="float" office:value="83.7197106052565" calcext:value-type="float">
            <text:p>83.7197106052565</text:p>
          </table:table-cell>
          <table:table-cell office:value-type="float" office:value="17817.8178178178" calcext:value-type="float">
            <text:p>17817.8178178178</text:p>
          </table:table-cell>
          <table:table-cell table:number-columns-repeated="5"/>
        </table:table-row>
        <table:table-row table:style-name="ro1">
          <table:table-cell office:value-type="float" office:value="32.7394605348263" calcext:value-type="float">
            <text:p>32.7394605348263</text:p>
          </table:table-cell>
          <table:table-cell office:value-type="float" office:value="17.7907573187692" calcext:value-type="float">
            <text:p>17.7907573187692</text:p>
          </table:table-cell>
          <table:table-cell office:value-type="float" office:value="82.5625976760266" calcext:value-type="float">
            <text:p>82.5625976760266</text:p>
          </table:table-cell>
          <table:table-cell office:value-type="float" office:value="17851.1845178512" calcext:value-type="float">
            <text:p>17851.1845178512</text:p>
          </table:table-cell>
          <table:table-cell table:number-columns-repeated="5"/>
        </table:table-row>
        <table:table-row table:style-name="ro1">
          <table:table-cell office:value-type="float" office:value="31.431002972875" calcext:value-type="float">
            <text:p>31.431002972875</text:p>
          </table:table-cell>
          <table:table-cell office:value-type="float" office:value="17.6699001432356" calcext:value-type="float">
            <text:p>17.6699001432356</text:p>
          </table:table-cell>
          <table:table-cell office:value-type="float" office:value="81.6854047649197" calcext:value-type="float">
            <text:p>81.6854047649197</text:p>
          </table:table-cell>
          <table:table-cell office:value-type="float" office:value="17884.5512178846" calcext:value-type="float">
            <text:p>17884.5512178846</text:p>
          </table:table-cell>
          <table:table-cell table:number-columns-repeated="5"/>
        </table:table-row>
        <table:table-row table:style-name="ro1">
          <table:table-cell office:value-type="float" office:value="31.036036833062" calcext:value-type="float">
            <text:p>31.036036833062</text:p>
          </table:table-cell>
          <table:table-cell office:value-type="float" office:value="17.9760321758178" calcext:value-type="float">
            <text:p>17.9760321758178</text:p>
          </table:table-cell>
          <table:table-cell office:value-type="float" office:value="83.5381079939528" calcext:value-type="float">
            <text:p>83.5381079939528</text:p>
          </table:table-cell>
          <table:table-cell office:value-type="float" office:value="17917.9179179179" calcext:value-type="float">
            <text:p>17917.9179179179</text:p>
          </table:table-cell>
          <table:table-cell table:number-columns-repeated="5"/>
        </table:table-row>
        <table:table-row table:style-name="ro1">
          <table:table-cell office:value-type="float" office:value="30.445569098895" calcext:value-type="float">
            <text:p>30.445569098895</text:p>
          </table:table-cell>
          <table:table-cell office:value-type="float" office:value="18.2275229552348" calcext:value-type="float">
            <text:p>18.2275229552348</text:p>
          </table:table-cell>
          <table:table-cell office:value-type="float" office:value="84.7273429348965" calcext:value-type="float">
            <text:p>84.7273429348965</text:p>
          </table:table-cell>
          <table:table-cell office:value-type="float" office:value="17951.2846179513" calcext:value-type="float">
            <text:p>17951.2846179513</text:p>
          </table:table-cell>
          <table:table-cell table:number-columns-repeated="5"/>
        </table:table-row>
        <table:table-row table:style-name="ro1">
          <table:table-cell office:value-type="float" office:value="30.445569098895" calcext:value-type="float">
            <text:p>30.445569098895</text:p>
          </table:table-cell>
          <table:table-cell office:value-type="float" office:value="18.2275229552348" calcext:value-type="float">
            <text:p>18.2275229552348</text:p>
          </table:table-cell>
          <table:table-cell office:value-type="float" office:value="84.7273429348965" calcext:value-type="float">
            <text:p>84.7273429348965</text:p>
          </table:table-cell>
          <table:table-cell office:value-type="float" office:value="17984.6513179847" calcext:value-type="float">
            <text:p>17984.6513179847</text:p>
          </table:table-cell>
          <table:table-cell table:number-columns-repeated="5"/>
        </table:table-row>
        <table:table-row table:style-name="ro1">
          <table:table-cell office:value-type="float" office:value="28.3405044216794" calcext:value-type="float">
            <text:p>28.3405044216794</text:p>
          </table:table-cell>
          <table:table-cell office:value-type="float" office:value="17.338755810779" calcext:value-type="float">
            <text:p>17.338755810779</text:p>
          </table:table-cell>
          <table:table-cell office:value-type="float" office:value="76.6602139356317" calcext:value-type="float">
            <text:p>76.6602139356317</text:p>
          </table:table-cell>
          <table:table-cell office:value-type="float" office:value="18018.018018018" calcext:value-type="float">
            <text:p>18018.018018018</text:p>
          </table:table-cell>
          <table:table-cell table:number-columns-repeated="5"/>
        </table:table-row>
        <table:table-row table:style-name="ro1">
          <table:table-cell office:value-type="float" office:value="28.6431951895598" calcext:value-type="float">
            <text:p>28.6431951895598</text:p>
          </table:table-cell>
          <table:table-cell office:value-type="float" office:value="17.9133633407723" calcext:value-type="float">
            <text:p>17.9133633407723</text:p>
          </table:table-cell>
          <table:table-cell office:value-type="float" office:value="80.6251052716891" calcext:value-type="float">
            <text:p>80.6251052716891</text:p>
          </table:table-cell>
          <table:table-cell office:value-type="float" office:value="18051.3847180514" calcext:value-type="float">
            <text:p>18051.3847180514</text:p>
          </table:table-cell>
          <table:table-cell table:number-columns-repeated="5"/>
        </table:table-row>
        <table:table-row table:style-name="ro1">
          <table:table-cell office:value-type="float" office:value="28.5009283681169" calcext:value-type="float">
            <text:p>28.5009283681169</text:p>
          </table:table-cell>
          <table:table-cell office:value-type="float" office:value="18.381706243932" calcext:value-type="float">
            <text:p>18.381706243932</text:p>
          </table:table-cell>
          <table:table-cell office:value-type="float" office:value="83.2116527047059" calcext:value-type="float">
            <text:p>83.2116527047059</text:p>
          </table:table-cell>
          <table:table-cell office:value-type="float" office:value="18084.7514180848" calcext:value-type="float">
            <text:p>18084.7514180848</text:p>
          </table:table-cell>
          <table:table-cell table:number-columns-repeated="5"/>
        </table:table-row>
        <table:table-row table:style-name="ro1">
          <table:table-cell office:value-type="float" office:value="26.1851096786927" calcext:value-type="float">
            <text:p>26.1851096786927</text:p>
          </table:table-cell>
          <table:table-cell office:value-type="float" office:value="18.435514773785" calcext:value-type="float">
            <text:p>18.435514773785</text:p>
          </table:table-cell>
          <table:table-cell office:value-type="float" office:value="82.2392515809431" calcext:value-type="float">
            <text:p>82.2392515809431</text:p>
          </table:table-cell>
          <table:table-cell office:value-type="float" office:value="18118.1181181181" calcext:value-type="float">
            <text:p>18118.1181181181</text:p>
          </table:table-cell>
          <table:table-cell table:number-columns-repeated="5"/>
        </table:table-row>
        <table:table-row table:style-name="ro1">
          <table:table-cell office:value-type="float" office:value="26.1851096786927" calcext:value-type="float">
            <text:p>26.1851096786927</text:p>
          </table:table-cell>
          <table:table-cell office:value-type="float" office:value="18.435514773785" calcext:value-type="float">
            <text:p>18.435514773785</text:p>
          </table:table-cell>
          <table:table-cell office:value-type="float" office:value="82.2392515809431" calcext:value-type="float">
            <text:p>82.2392515809431</text:p>
          </table:table-cell>
          <table:table-cell office:value-type="float" office:value="18151.4848181515" calcext:value-type="float">
            <text:p>18151.4848181515</text:p>
          </table:table-cell>
          <table:table-cell table:number-columns-repeated="5"/>
        </table:table-row>
        <table:table-row table:style-name="ro1">
          <table:table-cell office:value-type="float" office:value="25.6645377382674" calcext:value-type="float">
            <text:p>25.6645377382674</text:p>
          </table:table-cell>
          <table:table-cell office:value-type="float" office:value="18.8825189153559" calcext:value-type="float">
            <text:p>18.8825189153559</text:p>
          </table:table-cell>
          <table:table-cell office:value-type="float" office:value="84.3232823926106" calcext:value-type="float">
            <text:p>84.3232823926106</text:p>
          </table:table-cell>
          <table:table-cell office:value-type="float" office:value="18184.8515181848" calcext:value-type="float">
            <text:p>18184.8515181848</text:p>
          </table:table-cell>
          <table:table-cell table:number-columns-repeated="5"/>
        </table:table-row>
        <table:table-row table:style-name="ro1">
          <table:table-cell office:value-type="float" office:value="24.5383174415536" calcext:value-type="float">
            <text:p>24.5383174415536</text:p>
          </table:table-cell>
          <table:table-cell office:value-type="float" office:value="18.9843951766169" calcext:value-type="float">
            <text:p>18.9843951766169</text:p>
          </table:table-cell>
          <table:table-cell office:value-type="float" office:value="83.6232890290112" calcext:value-type="float">
            <text:p>83.6232890290112</text:p>
          </table:table-cell>
          <table:table-cell office:value-type="float" office:value="18218.2182182182" calcext:value-type="float">
            <text:p>18218.2182182182</text:p>
          </table:table-cell>
          <table:table-cell table:number-columns-repeated="5"/>
        </table:table-row>
        <table:table-row table:style-name="ro1">
          <table:table-cell office:value-type="float" office:value="23.5094845366783" calcext:value-type="float">
            <text:p>23.5094845366783</text:p>
          </table:table-cell>
          <table:table-cell office:value-type="float" office:value="19.1745852622706" calcext:value-type="float">
            <text:p>19.1745852622706</text:p>
          </table:table-cell>
          <table:table-cell office:value-type="float" office:value="83.7466382806754" calcext:value-type="float">
            <text:p>83.7466382806754</text:p>
          </table:table-cell>
          <table:table-cell office:value-type="float" office:value="18251.5849182516" calcext:value-type="float">
            <text:p>18251.5849182516</text:p>
          </table:table-cell>
          <table:table-cell table:number-columns-repeated="5"/>
        </table:table-row>
        <table:table-row table:style-name="ro1">
          <table:table-cell office:value-type="float" office:value="23.5094845366783" calcext:value-type="float">
            <text:p>23.5094845366783</text:p>
          </table:table-cell>
          <table:table-cell office:value-type="float" office:value="19.1745852622706" calcext:value-type="float">
            <text:p>19.1745852622706</text:p>
          </table:table-cell>
          <table:table-cell office:value-type="float" office:value="83.7466382806754" calcext:value-type="float">
            <text:p>83.7466382806754</text:p>
          </table:table-cell>
          <table:table-cell office:value-type="float" office:value="18284.951618285" calcext:value-type="float">
            <text:p>18284.951618285</text:p>
          </table:table-cell>
          <table:table-cell table:number-columns-repeated="5"/>
        </table:table-row>
        <table:table-row table:style-name="ro1">
          <table:table-cell office:value-type="float" office:value="22.6847029677455" calcext:value-type="float">
            <text:p>22.6847029677455</text:p>
          </table:table-cell>
          <table:table-cell office:value-type="float" office:value="19.4942816925157" calcext:value-type="float">
            <text:p>19.4942816925157</text:p>
          </table:table-cell>
          <table:table-cell office:value-type="float" office:value="84.9608421429227" calcext:value-type="float">
            <text:p>84.9608421429227</text:p>
          </table:table-cell>
          <table:table-cell office:value-type="float" office:value="18318.3183183183" calcext:value-type="float">
            <text:p>18318.3183183183</text:p>
          </table:table-cell>
          <table:table-cell table:number-columns-repeated="5"/>
        </table:table-row>
        <table:table-row table:style-name="ro1">
          <table:table-cell office:value-type="float" office:value="21.4563464416738" calcext:value-type="float">
            <text:p>21.4563464416738</text:p>
          </table:table-cell>
          <table:table-cell office:value-type="float" office:value="19.5296750676529" calcext:value-type="float">
            <text:p>19.5296750676529</text:p>
          </table:table-cell>
          <table:table-cell office:value-type="float" office:value="82.6924081645901" calcext:value-type="float">
            <text:p>82.6924081645901</text:p>
          </table:table-cell>
          <table:table-cell office:value-type="float" office:value="18351.6850183517" calcext:value-type="float">
            <text:p>18351.6850183517</text:p>
          </table:table-cell>
          <table:table-cell table:number-columns-repeated="5"/>
        </table:table-row>
        <table:table-row table:style-name="ro1">
          <table:table-cell office:value-type="float" office:value="20.9844055482587" calcext:value-type="float">
            <text:p>20.9844055482587</text:p>
          </table:table-cell>
          <table:table-cell office:value-type="float" office:value="19.8962440826425" calcext:value-type="float">
            <text:p>19.8962440826425</text:p>
          </table:table-cell>
          <table:table-cell office:value-type="float" office:value="86.6226947835064" calcext:value-type="float">
            <text:p>86.6226947835064</text:p>
          </table:table-cell>
          <table:table-cell office:value-type="float" office:value="18385.0517183851" calcext:value-type="float">
            <text:p>18385.0517183851</text:p>
          </table:table-cell>
          <table:table-cell table:number-columns-repeated="5"/>
        </table:table-row>
        <table:table-row table:style-name="ro1">
          <table:table-cell office:value-type="float" office:value="19.8131269587635" calcext:value-type="float">
            <text:p>19.8131269587635</text:p>
          </table:table-cell>
          <table:table-cell office:value-type="float" office:value="20.021985923397" calcext:value-type="float">
            <text:p>20.021985923397</text:p>
          </table:table-cell>
          <table:table-cell office:value-type="float" office:value="86.6642508911604" calcext:value-type="float">
            <text:p>86.6642508911604</text:p>
          </table:table-cell>
          <table:table-cell office:value-type="float" office:value="18418.4184184184" calcext:value-type="float">
            <text:p>18418.4184184184</text:p>
          </table:table-cell>
          <table:table-cell table:number-columns-repeated="5"/>
        </table:table-row>
        <table:table-row table:style-name="ro1">
          <table:table-cell office:value-type="float" office:value="19.8131269587635" calcext:value-type="float">
            <text:p>19.8131269587635</text:p>
          </table:table-cell>
          <table:table-cell office:value-type="float" office:value="20.021985923397" calcext:value-type="float">
            <text:p>20.021985923397</text:p>
          </table:table-cell>
          <table:table-cell office:value-type="float" office:value="86.6642508911604" calcext:value-type="float">
            <text:p>86.6642508911604</text:p>
          </table:table-cell>
          <table:table-cell office:value-type="float" office:value="18451.7851184518" calcext:value-type="float">
            <text:p>18451.7851184518</text:p>
          </table:table-cell>
          <table:table-cell table:number-columns-repeated="5"/>
        </table:table-row>
        <table:table-row table:style-name="ro1">
          <table:table-cell office:value-type="float" office:value="18.7462505420659" calcext:value-type="float">
            <text:p>18.7462505420659</text:p>
          </table:table-cell>
          <table:table-cell office:value-type="float" office:value="20.0797422291752" calcext:value-type="float">
            <text:p>20.0797422291752</text:p>
          </table:table-cell>
          <table:table-cell office:value-type="float" office:value="86.7231116717146" calcext:value-type="float">
            <text:p>86.7231116717146</text:p>
          </table:table-cell>
          <table:table-cell office:value-type="float" office:value="18485.1518184852" calcext:value-type="float">
            <text:p>18485.1518184852</text:p>
          </table:table-cell>
          <table:table-cell table:number-columns-repeated="5"/>
        </table:table-row>
        <table:table-row table:style-name="ro1">
          <table:table-cell office:value-type="float" office:value="17.730122065485" calcext:value-type="float">
            <text:p>17.730122065485</text:p>
          </table:table-cell>
          <table:table-cell office:value-type="float" office:value="20.134572022169" calcext:value-type="float">
            <text:p>20.134572022169</text:p>
          </table:table-cell>
          <table:table-cell office:value-type="float" office:value="87.7946101635398" calcext:value-type="float">
            <text:p>87.7946101635398</text:p>
          </table:table-cell>
          <table:table-cell office:value-type="float" office:value="18518.5185185185" calcext:value-type="float">
            <text:p>18518.5185185185</text:p>
          </table:table-cell>
          <table:table-cell table:number-columns-repeated="5"/>
        </table:table-row>
        <table:table-row table:style-name="ro1">
          <table:table-cell office:value-type="float" office:value="16.605522023553" calcext:value-type="float">
            <text:p>16.605522023553</text:p>
          </table:table-cell>
          <table:table-cell office:value-type="float" office:value="20.3927463447142" calcext:value-type="float">
            <text:p>20.3927463447142</text:p>
          </table:table-cell>
          <table:table-cell office:value-type="float" office:value="88.9953326100987" calcext:value-type="float">
            <text:p>88.9953326100987</text:p>
          </table:table-cell>
          <table:table-cell office:value-type="float" office:value="18551.8852185519" calcext:value-type="float">
            <text:p>18551.8852185519</text:p>
          </table:table-cell>
          <table:table-cell table:number-columns-repeated="5"/>
        </table:table-row>
        <table:table-row table:style-name="ro1">
          <table:table-cell office:value-type="float" office:value="15.9928341991456" calcext:value-type="float">
            <text:p>15.9928341991456</text:p>
          </table:table-cell>
          <table:table-cell office:value-type="float" office:value="19.9192186432473" calcext:value-type="float">
            <text:p>19.9192186432473</text:p>
          </table:table-cell>
          <table:table-cell office:value-type="float" office:value="87.1788961745755" calcext:value-type="float">
            <text:p>87.1788961745755</text:p>
          </table:table-cell>
          <table:table-cell office:value-type="float" office:value="18585.2519185852" calcext:value-type="float">
            <text:p>18585.2519185852</text:p>
          </table:table-cell>
          <table:table-cell table:number-columns-repeated="5"/>
        </table:table-row>
        <table:table-row table:style-name="ro1">
          <table:table-cell office:value-type="float" office:value="15.9928341991456" calcext:value-type="float">
            <text:p>15.9928341991456</text:p>
          </table:table-cell>
          <table:table-cell office:value-type="float" office:value="19.9192186432473" calcext:value-type="float">
            <text:p>19.9192186432473</text:p>
          </table:table-cell>
          <table:table-cell office:value-type="float" office:value="87.1788961745755" calcext:value-type="float">
            <text:p>87.1788961745755</text:p>
          </table:table-cell>
          <table:table-cell office:value-type="float" office:value="18618.6186186186" calcext:value-type="float">
            <text:p>18618.6186186186</text:p>
          </table:table-cell>
          <table:table-cell table:number-columns-repeated="5"/>
        </table:table-row>
        <table:table-row table:style-name="ro1">
          <table:table-cell office:value-type="float" office:value="15.5693753901448" calcext:value-type="float">
            <text:p>15.5693753901448</text:p>
          </table:table-cell>
          <table:table-cell office:value-type="float" office:value="20.604075196297" calcext:value-type="float">
            <text:p>20.604075196297</text:p>
          </table:table-cell>
          <table:table-cell office:value-type="float" office:value="90.9306094258072" calcext:value-type="float">
            <text:p>90.9306094258072</text:p>
          </table:table-cell>
          <table:table-cell office:value-type="float" office:value="18651.985318652" calcext:value-type="float">
            <text:p>18651.985318652</text:p>
          </table:table-cell>
          <table:table-cell table:number-columns-repeated="5"/>
        </table:table-row>
        <table:table-row table:style-name="ro1">
          <table:table-cell office:value-type="float" office:value="14.2392607859882" calcext:value-type="float">
            <text:p>14.2392607859882</text:p>
          </table:table-cell>
          <table:table-cell office:value-type="float" office:value="19.6548787943714" calcext:value-type="float">
            <text:p>19.6548787943714</text:p>
          </table:table-cell>
          <table:table-cell office:value-type="float" office:value="86.0457669192539" calcext:value-type="float">
            <text:p>86.0457669192539</text:p>
          </table:table-cell>
          <table:table-cell office:value-type="float" office:value="18685.3520186854" calcext:value-type="float">
            <text:p>18685.3520186854</text:p>
          </table:table-cell>
          <table:table-cell table:number-columns-repeated="5"/>
        </table:table-row>
        <table:table-row table:style-name="ro1">
          <table:table-cell office:value-type="float" office:value="13.4412322569194" calcext:value-type="float">
            <text:p>13.4412322569194</text:p>
          </table:table-cell>
          <table:table-cell office:value-type="float" office:value="19.9061820402453" calcext:value-type="float">
            <text:p>19.9061820402453</text:p>
          </table:table-cell>
          <table:table-cell office:value-type="float" office:value="86.854003467091" calcext:value-type="float">
            <text:p>86.854003467091</text:p>
          </table:table-cell>
          <table:table-cell office:value-type="float" office:value="18718.7187187187" calcext:value-type="float">
            <text:p>18718.7187187187</text:p>
          </table:table-cell>
          <table:table-cell table:number-columns-repeated="5"/>
        </table:table-row>
        <table:table-row table:style-name="ro1">
          <table:table-cell office:value-type="float" office:value="12.6140937185707" calcext:value-type="float">
            <text:p>12.6140937185707</text:p>
          </table:table-cell>
          <table:table-cell office:value-type="float" office:value="20.252987624039" calcext:value-type="float">
            <text:p>20.252987624039</text:p>
          </table:table-cell>
          <table:table-cell office:value-type="float" office:value="88.7434736684783" calcext:value-type="float">
            <text:p>88.7434736684783</text:p>
          </table:table-cell>
          <table:table-cell office:value-type="float" office:value="18752.0854187521" calcext:value-type="float">
            <text:p>18752.0854187521</text:p>
          </table:table-cell>
          <table:table-cell table:number-columns-repeated="5"/>
        </table:table-row>
        <table:table-row table:style-name="ro1">
          <table:table-cell office:value-type="float" office:value="11.7700731648351" calcext:value-type="float">
            <text:p>11.7700731648351</text:p>
          </table:table-cell>
          <table:table-cell office:value-type="float" office:value="20.4477673527963" calcext:value-type="float">
            <text:p>20.4477673527963</text:p>
          </table:table-cell>
          <table:table-cell office:value-type="float" office:value="90.6354248664885" calcext:value-type="float">
            <text:p>90.6354248664885</text:p>
          </table:table-cell>
          <table:table-cell office:value-type="float" office:value="18785.4521187854" calcext:value-type="float">
            <text:p>18785.4521187854</text:p>
          </table:table-cell>
          <table:table-cell table:number-columns-repeated="5"/>
        </table:table-row>
        <table:table-row table:style-name="ro1">
          <table:table-cell office:value-type="float" office:value="11.7700731648351" calcext:value-type="float">
            <text:p>11.7700731648351</text:p>
          </table:table-cell>
          <table:table-cell office:value-type="float" office:value="20.4477673527963" calcext:value-type="float">
            <text:p>20.4477673527963</text:p>
          </table:table-cell>
          <table:table-cell office:value-type="float" office:value="90.6354248664885" calcext:value-type="float">
            <text:p>90.6354248664885</text:p>
          </table:table-cell>
          <table:table-cell office:value-type="float" office:value="18818.8188188188" calcext:value-type="float">
            <text:p>18818.8188188188</text:p>
          </table:table-cell>
          <table:table-cell table:number-columns-repeated="5"/>
        </table:table-row>
        <table:table-row table:style-name="ro1">
          <table:table-cell office:value-type="float" office:value="11.1037681466464" calcext:value-type="float">
            <text:p>11.1037681466464</text:p>
          </table:table-cell>
          <table:table-cell office:value-type="float" office:value="21.0202230502664" calcext:value-type="float">
            <text:p>21.0202230502664</text:p>
          </table:table-cell>
          <table:table-cell office:value-type="float" office:value="93.8092884950924" calcext:value-type="float">
            <text:p>93.8092884950924</text:p>
          </table:table-cell>
          <table:table-cell office:value-type="float" office:value="18852.1855188522" calcext:value-type="float">
            <text:p>18852.1855188522</text:p>
          </table:table-cell>
          <table:table-cell table:number-columns-repeated="5"/>
        </table:table-row>
        <table:table-row table:style-name="ro1">
          <table:table-cell office:value-type="float" office:value="10.4563841739164" calcext:value-type="float">
            <text:p>10.4563841739164</text:p>
          </table:table-cell>
          <table:table-cell office:value-type="float" office:value="21.3547526656323" calcext:value-type="float">
            <text:p>21.3547526656323</text:p>
          </table:table-cell>
          <table:table-cell office:value-type="float" office:value="95.1484162890817" calcext:value-type="float">
            <text:p>95.1484162890817</text:p>
          </table:table-cell>
          <table:table-cell office:value-type="float" office:value="18885.5522188856" calcext:value-type="float">
            <text:p>18885.5522188856</text:p>
          </table:table-cell>
          <table:table-cell table:number-columns-repeated="5"/>
        </table:table-row>
        <table:table-row table:style-name="ro1">
          <table:table-cell office:value-type="float" office:value="9.91623946678743" calcext:value-type="float">
            <text:p>9.91623946678743</text:p>
          </table:table-cell>
          <table:table-cell office:value-type="float" office:value="21.7500266542501" calcext:value-type="float">
            <text:p>21.7500266542501</text:p>
          </table:table-cell>
          <table:table-cell office:value-type="float" office:value="96.8051329463332" calcext:value-type="float">
            <text:p>96.8051329463332</text:p>
          </table:table-cell>
          <table:table-cell office:value-type="float" office:value="18918.9189189189" calcext:value-type="float">
            <text:p>18918.9189189189</text:p>
          </table:table-cell>
          <table:table-cell table:number-columns-repeated="5"/>
        </table:table-row>
        <table:table-row table:style-name="ro1">
          <table:table-cell office:value-type="float" office:value="9.91623946678743" calcext:value-type="float">
            <text:p>9.91623946678743</text:p>
          </table:table-cell>
          <table:table-cell office:value-type="float" office:value="21.7500266542501" calcext:value-type="float">
            <text:p>21.7500266542501</text:p>
          </table:table-cell>
          <table:table-cell office:value-type="float" office:value="96.8051329463332" calcext:value-type="float">
            <text:p>96.8051329463332</text:p>
          </table:table-cell>
          <table:table-cell office:value-type="float" office:value="18952.2856189523" calcext:value-type="float">
            <text:p>18952.2856189523</text:p>
          </table:table-cell>
          <table:table-cell table:number-columns-repeated="5"/>
        </table:table-row>
        <table:table-row table:style-name="ro1">
          <table:table-cell office:value-type="float" office:value="9.32739289548241" calcext:value-type="float">
            <text:p>9.32739289548241</text:p>
          </table:table-cell>
          <table:table-cell office:value-type="float" office:value="20.8377926388437" calcext:value-type="float">
            <text:p>20.8377926388437</text:p>
          </table:table-cell>
          <table:table-cell office:value-type="float" office:value="91.8586939517575" calcext:value-type="float">
            <text:p>91.8586939517575</text:p>
          </table:table-cell>
          <table:table-cell office:value-type="float" office:value="18985.6523189856" calcext:value-type="float">
            <text:p>18985.6523189856</text:p>
          </table:table-cell>
          <table:table-cell table:number-columns-repeated="5"/>
        </table:table-row>
        <table:table-row table:style-name="ro1">
          <table:table-cell office:value-type="float" office:value="8.89134400608018" calcext:value-type="float">
            <text:p>8.89134400608018</text:p>
          </table:table-cell>
          <table:table-cell office:value-type="float" office:value="21.8147103259739" calcext:value-type="float">
            <text:p>21.8147103259739</text:p>
          </table:table-cell>
          <table:table-cell office:value-type="float" office:value="95.1859083565718" calcext:value-type="float">
            <text:p>95.1859083565718</text:p>
          </table:table-cell>
          <table:table-cell office:value-type="float" office:value="19019.019019019" calcext:value-type="float">
            <text:p>19019.019019019</text:p>
          </table:table-cell>
          <table:table-cell table:number-columns-repeated="5"/>
        </table:table-row>
        <table:table-row table:style-name="ro1">
          <table:table-cell office:value-type="float" office:value="8.26435916338551" calcext:value-type="float">
            <text:p>8.26435916338551</text:p>
          </table:table-cell>
          <table:table-cell office:value-type="float" office:value="21.8391659629056" calcext:value-type="float">
            <text:p>21.8391659629056</text:p>
          </table:table-cell>
          <table:table-cell office:value-type="float" office:value="96.6228498607252" calcext:value-type="float">
            <text:p>96.6228498607252</text:p>
          </table:table-cell>
          <table:table-cell office:value-type="float" office:value="19052.3857190524" calcext:value-type="float">
            <text:p>19052.3857190524</text:p>
          </table:table-cell>
          <table:table-cell table:number-columns-repeated="5"/>
        </table:table-row>
        <table:table-row table:style-name="ro1">
          <table:table-cell office:value-type="float" office:value="7.73948096975342" calcext:value-type="float">
            <text:p>7.73948096975342</text:p>
          </table:table-cell>
          <table:table-cell office:value-type="float" office:value="21.9024480117868" calcext:value-type="float">
            <text:p>21.9024480117868</text:p>
          </table:table-cell>
          <table:table-cell office:value-type="float" office:value="96.1107874077641" calcext:value-type="float">
            <text:p>96.1107874077641</text:p>
          </table:table-cell>
          <table:table-cell office:value-type="float" office:value="19085.7524190858" calcext:value-type="float">
            <text:p>19085.7524190858</text:p>
          </table:table-cell>
          <table:table-cell table:number-columns-repeated="5"/>
        </table:table-row>
        <table:table-row table:style-name="ro1">
          <table:table-cell office:value-type="float" office:value="7.73948096975342" calcext:value-type="float">
            <text:p>7.73948096975342</text:p>
          </table:table-cell>
          <table:table-cell office:value-type="float" office:value="21.9024480117868" calcext:value-type="float">
            <text:p>21.9024480117868</text:p>
          </table:table-cell>
          <table:table-cell office:value-type="float" office:value="96.1107874077641" calcext:value-type="float">
            <text:p>96.1107874077641</text:p>
          </table:table-cell>
          <table:table-cell office:value-type="float" office:value="19119.1191191191" calcext:value-type="float">
            <text:p>19119.1191191191</text:p>
          </table:table-cell>
          <table:table-cell table:number-columns-repeated="5"/>
        </table:table-row>
        <table:table-row table:style-name="ro1">
          <table:table-cell office:value-type="float" office:value="7.10939531985461" calcext:value-type="float">
            <text:p>7.10939531985461</text:p>
          </table:table-cell>
          <table:table-cell office:value-type="float" office:value="20.7247176311644" calcext:value-type="float">
            <text:p>20.7247176311644</text:p>
          </table:table-cell>
          <table:table-cell office:value-type="float" office:value="92.4337140486229" calcext:value-type="float">
            <text:p>92.4337140486229</text:p>
          </table:table-cell>
          <table:table-cell office:value-type="float" office:value="19152.4858191525" calcext:value-type="float">
            <text:p>19152.4858191525</text:p>
          </table:table-cell>
          <table:table-cell table:number-columns-repeated="5"/>
        </table:table-row>
        <table:table-row table:style-name="ro1">
          <table:table-cell office:value-type="float" office:value="6.47952273446534" calcext:value-type="float">
            <text:p>6.47952273446534</text:p>
          </table:table-cell>
          <table:table-cell office:value-type="float" office:value="22.5426917086525" calcext:value-type="float">
            <text:p>22.5426917086525</text:p>
          </table:table-cell>
          <table:table-cell office:value-type="float" office:value="101.58321590268" calcext:value-type="float">
            <text:p>101.58321590268</text:p>
          </table:table-cell>
          <table:table-cell office:value-type="float" office:value="19185.8525191859" calcext:value-type="float">
            <text:p>19185.8525191859</text:p>
          </table:table-cell>
          <table:table-cell table:number-columns-repeated="5"/>
        </table:table-row>
        <table:table-row table:style-name="ro1">
          <table:table-cell office:value-type="float" office:value="6.04594834672072" calcext:value-type="float">
            <text:p>6.04594834672072</text:p>
          </table:table-cell>
          <table:table-cell office:value-type="float" office:value="22.5724164839274" calcext:value-type="float">
            <text:p>22.5724164839274</text:p>
          </table:table-cell>
          <table:table-cell office:value-type="float" office:value="100.14356952217" calcext:value-type="float">
            <text:p>100.14356952217</text:p>
          </table:table-cell>
          <table:table-cell office:value-type="float" office:value="19219.2192192192" calcext:value-type="float">
            <text:p>19219.2192192192</text:p>
          </table:table-cell>
          <table:table-cell table:number-columns-repeated="5"/>
        </table:table-row>
        <table:table-row table:style-name="ro1">
          <table:table-cell office:value-type="float" office:value="5.31374323652288" calcext:value-type="float">
            <text:p>5.31374323652288</text:p>
          </table:table-cell>
          <table:table-cell office:value-type="float" office:value="23.3290341716119" calcext:value-type="float">
            <text:p>23.3290341716119</text:p>
          </table:table-cell>
          <table:table-cell office:value-type="float" office:value="105.009161386513" calcext:value-type="float">
            <text:p>105.009161386513</text:p>
          </table:table-cell>
          <table:table-cell office:value-type="float" office:value="19252.5859192526" calcext:value-type="float">
            <text:p>19252.5859192526</text:p>
          </table:table-cell>
          <table:table-cell table:number-columns-repeated="5"/>
        </table:table-row>
        <table:table-row table:style-name="ro1">
          <table:table-cell office:value-type="float" office:value="5.31374323652288" calcext:value-type="float">
            <text:p>5.31374323652288</text:p>
          </table:table-cell>
          <table:table-cell office:value-type="float" office:value="23.3290341716119" calcext:value-type="float">
            <text:p>23.3290341716119</text:p>
          </table:table-cell>
          <table:table-cell office:value-type="float" office:value="105.009161386513" calcext:value-type="float">
            <text:p>105.009161386513</text:p>
          </table:table-cell>
          <table:table-cell office:value-type="float" office:value="19285.952619286" calcext:value-type="float">
            <text:p>19285.952619286</text:p>
          </table:table-cell>
          <table:table-cell table:number-columns-repeated="5"/>
        </table:table-row>
        <table:table-row table:style-name="ro1">
          <table:table-cell office:value-type="float" office:value="4.42633039500166" calcext:value-type="float">
            <text:p>4.42633039500166</text:p>
          </table:table-cell>
          <table:table-cell office:value-type="float" office:value="23.72333028903" calcext:value-type="float">
            <text:p>23.72333028903</text:p>
          </table:table-cell>
          <table:table-cell office:value-type="float" office:value="107.23600683153" calcext:value-type="float">
            <text:p>107.23600683153</text:p>
          </table:table-cell>
          <table:table-cell office:value-type="float" office:value="19319.3193193193" calcext:value-type="float">
            <text:p>19319.3193193193</text:p>
          </table:table-cell>
          <table:table-cell table:number-columns-repeated="5"/>
        </table:table-row>
        <table:table-row table:style-name="ro1">
          <table:table-cell office:value-type="float" office:value="3.84558221022564" calcext:value-type="float">
            <text:p>3.84558221022564</text:p>
          </table:table-cell>
          <table:table-cell office:value-type="float" office:value="23.6329683364314" calcext:value-type="float">
            <text:p>23.6329683364314</text:p>
          </table:table-cell>
          <table:table-cell office:value-type="float" office:value="106.184115052521" calcext:value-type="float">
            <text:p>106.184115052521</text:p>
          </table:table-cell>
          <table:table-cell office:value-type="float" office:value="19352.6860193527" calcext:value-type="float">
            <text:p>19352.6860193527</text:p>
          </table:table-cell>
          <table:table-cell table:number-columns-repeated="5"/>
        </table:table-row>
        <table:table-row table:style-name="ro1">
          <table:table-cell office:value-type="float" office:value="3.5372449134223" calcext:value-type="float">
            <text:p>3.5372449134223</text:p>
          </table:table-cell>
          <table:table-cell office:value-type="float" office:value="23.9470957090172" calcext:value-type="float">
            <text:p>23.9470957090172</text:p>
          </table:table-cell>
          <table:table-cell office:value-type="float" office:value="107.075996631051" calcext:value-type="float">
            <text:p>107.075996631051</text:p>
          </table:table-cell>
          <table:table-cell office:value-type="float" office:value="19386.052719386" calcext:value-type="float">
            <text:p>19386.052719386</text:p>
          </table:table-cell>
          <table:table-cell table:number-columns-repeated="5"/>
        </table:table-row>
        <table:table-row table:style-name="ro1">
          <table:table-cell office:value-type="float" office:value="3.21358251783103" calcext:value-type="float">
            <text:p>3.21358251783103</text:p>
          </table:table-cell>
          <table:table-cell office:value-type="float" office:value="24.1959288835548" calcext:value-type="float">
            <text:p>24.1959288835548</text:p>
          </table:table-cell>
          <table:table-cell office:value-type="float" office:value="107.443691114131" calcext:value-type="float">
            <text:p>107.443691114131</text:p>
          </table:table-cell>
          <table:table-cell office:value-type="float" office:value="19419.4194194194" calcext:value-type="float">
            <text:p>19419.4194194194</text:p>
          </table:table-cell>
          <table:table-cell table:number-columns-repeated="5"/>
        </table:table-row>
        <table:table-row table:style-name="ro1">
          <table:table-cell office:value-type="float" office:value="3.21358251783103" calcext:value-type="float">
            <text:p>3.21358251783103</text:p>
          </table:table-cell>
          <table:table-cell office:value-type="float" office:value="24.1959288835548" calcext:value-type="float">
            <text:p>24.1959288835548</text:p>
          </table:table-cell>
          <table:table-cell office:value-type="float" office:value="107.443691114131" calcext:value-type="float">
            <text:p>107.443691114131</text:p>
          </table:table-cell>
          <table:table-cell office:value-type="float" office:value="19452.7861194528" calcext:value-type="float">
            <text:p>19452.7861194528</text:p>
          </table:table-cell>
          <table:table-cell table:number-columns-repeated="5"/>
        </table:table-row>
        <table:table-row table:style-name="ro1">
          <table:table-cell office:value-type="float" office:value="2.94891263712342" calcext:value-type="float">
            <text:p>2.94891263712342</text:p>
          </table:table-cell>
          <table:table-cell office:value-type="float" office:value="24.4656482842039" calcext:value-type="float">
            <text:p>24.4656482842039</text:p>
          </table:table-cell>
          <table:table-cell office:value-type="float" office:value="107.97216745335" calcext:value-type="float">
            <text:p>107.97216745335</text:p>
          </table:table-cell>
          <table:table-cell office:value-type="float" office:value="19486.1528194862" calcext:value-type="float">
            <text:p>19486.1528194862</text:p>
          </table:table-cell>
          <table:table-cell table:number-columns-repeated="5"/>
        </table:table-row>
        <table:table-row table:style-name="ro1">
          <table:table-cell office:value-type="float" office:value="2.55073451715469" calcext:value-type="float">
            <text:p>2.55073451715469</text:p>
          </table:table-cell>
          <table:table-cell office:value-type="float" office:value="24.4447512146324" calcext:value-type="float">
            <text:p>24.4447512146324</text:p>
          </table:table-cell>
          <table:table-cell office:value-type="float" office:value="107.562062855967" calcext:value-type="float">
            <text:p>107.562062855967</text:p>
          </table:table-cell>
          <table:table-cell office:value-type="float" office:value="19519.5195195195" calcext:value-type="float">
            <text:p>19519.5195195195</text:p>
          </table:table-cell>
          <table:table-cell table:number-columns-repeated="5"/>
        </table:table-row>
        <table:table-row table:style-name="ro1">
          <table:table-cell office:value-type="float" office:value="2.39325599679829" calcext:value-type="float">
            <text:p>2.39325599679829</text:p>
          </table:table-cell>
          <table:table-cell office:value-type="float" office:value="24.7509822231936" calcext:value-type="float">
            <text:p>24.7509822231936</text:p>
          </table:table-cell>
          <table:table-cell office:value-type="float" office:value="108.51131047144" calcext:value-type="float">
            <text:p>108.51131047144</text:p>
          </table:table-cell>
          <table:table-cell office:value-type="float" office:value="19552.8862195529" calcext:value-type="float">
            <text:p>19552.8862195529</text:p>
          </table:table-cell>
          <table:table-cell table:number-columns-repeated="5"/>
        </table:table-row>
        <table:table-row table:style-name="ro1">
          <table:table-cell office:value-type="float" office:value="2.22397424450893" calcext:value-type="float">
            <text:p>2.22397424450893</text:p>
          </table:table-cell>
          <table:table-cell office:value-type="float" office:value="24.7579802304518" calcext:value-type="float">
            <text:p>24.7579802304518</text:p>
          </table:table-cell>
          <table:table-cell office:value-type="float" office:value="108.404173597611" calcext:value-type="float">
            <text:p>108.404173597611</text:p>
          </table:table-cell>
          <table:table-cell office:value-type="float" office:value="19586.2529195863" calcext:value-type="float">
            <text:p>19586.2529195863</text:p>
          </table:table-cell>
          <table:table-cell table:number-columns-repeated="5"/>
        </table:table-row>
        <table:table-row table:style-name="ro1">
          <table:table-cell office:value-type="float" office:value="2.22397424450893" calcext:value-type="float">
            <text:p>2.22397424450893</text:p>
          </table:table-cell>
          <table:table-cell office:value-type="float" office:value="24.7579802304518" calcext:value-type="float">
            <text:p>24.7579802304518</text:p>
          </table:table-cell>
          <table:table-cell office:value-type="float" office:value="108.404173597611" calcext:value-type="float">
            <text:p>108.404173597611</text:p>
          </table:table-cell>
          <table:table-cell office:value-type="float" office:value="19619.6196196196" calcext:value-type="float">
            <text:p>19619.6196196196</text:p>
          </table:table-cell>
          <table:table-cell table:number-columns-repeated="5"/>
        </table:table-row>
        <table:table-row table:style-name="ro1">
          <table:table-cell office:value-type="float" office:value="2.04702002730553" calcext:value-type="float">
            <text:p>2.04702002730553</text:p>
          </table:table-cell>
          <table:table-cell office:value-type="float" office:value="24.64780927006" calcext:value-type="float">
            <text:p>24.64780927006</text:p>
          </table:table-cell>
          <table:table-cell office:value-type="float" office:value="107.346036397856" calcext:value-type="float">
            <text:p>107.346036397856</text:p>
          </table:table-cell>
          <table:table-cell office:value-type="float" office:value="19652.986319653" calcext:value-type="float">
            <text:p>19652.986319653</text:p>
          </table:table-cell>
          <table:table-cell table:number-columns-repeated="5"/>
        </table:table-row>
        <table:table-row table:style-name="ro1">
          <table:table-cell office:value-type="float" office:value="1.84342506163362" calcext:value-type="float">
            <text:p>1.84342506163362</text:p>
          </table:table-cell>
          <table:table-cell office:value-type="float" office:value="24.4854661064478" calcext:value-type="float">
            <text:p>24.4854661064478</text:p>
          </table:table-cell>
          <table:table-cell office:value-type="float" office:value="105.905438446392" calcext:value-type="float">
            <text:p>105.905438446392</text:p>
          </table:table-cell>
          <table:table-cell office:value-type="float" office:value="19686.3530196864" calcext:value-type="float">
            <text:p>19686.3530196864</text:p>
          </table:table-cell>
          <table:table-cell table:number-columns-repeated="5"/>
        </table:table-row>
        <table:table-row table:style-name="ro1">
          <table:table-cell office:value-type="float" office:value="1.32072024775248" calcext:value-type="float">
            <text:p>1.32072024775248</text:p>
          </table:table-cell>
          <table:table-cell office:value-type="float" office:value="24.6266099479907" calcext:value-type="float">
            <text:p>24.6266099479907</text:p>
          </table:table-cell>
          <table:table-cell office:value-type="float" office:value="107.327930988611" calcext:value-type="float">
            <text:p>107.327930988611</text:p>
          </table:table-cell>
          <table:table-cell office:value-type="float" office:value="19719.7197197197" calcext:value-type="float">
            <text:p>19719.7197197197</text:p>
          </table:table-cell>
          <table:table-cell table:number-columns-repeated="5"/>
        </table:table-row>
        <table:table-row table:style-name="ro1">
          <table:table-cell office:value-type="float" office:value="0.87478294928772" calcext:value-type="float">
            <text:p>0.87478294928772</text:p>
          </table:table-cell>
          <table:table-cell office:value-type="float" office:value="24.0549024900185" calcext:value-type="float">
            <text:p>24.0549024900185</text:p>
          </table:table-cell>
          <table:table-cell office:value-type="float" office:value="105.191561103948" calcext:value-type="float">
            <text:p>105.191561103948</text:p>
          </table:table-cell>
          <table:table-cell office:value-type="float" office:value="19753.0864197531" calcext:value-type="float">
            <text:p>19753.0864197531</text:p>
          </table:table-cell>
          <table:table-cell table:number-columns-repeated="5"/>
        </table:table-row>
        <table:table-row table:style-name="ro1">
          <table:table-cell office:value-type="float" office:value="0.87478294928772" calcext:value-type="float">
            <text:p>0.87478294928772</text:p>
          </table:table-cell>
          <table:table-cell office:value-type="float" office:value="24.0549024900185" calcext:value-type="float">
            <text:p>24.0549024900185</text:p>
          </table:table-cell>
          <table:table-cell office:value-type="float" office:value="105.191561103948" calcext:value-type="float">
            <text:p>105.191561103948</text:p>
          </table:table-cell>
          <table:table-cell office:value-type="float" office:value="19786.4531197865" calcext:value-type="float">
            <text:p>19786.4531197865</text:p>
          </table:table-cell>
          <table:table-cell table:number-columns-repeated="5"/>
        </table:table-row>
        <table:table-row table:style-name="ro1">
          <table:table-cell office:value-type="float" office:value="0.24387844757548" calcext:value-type="float">
            <text:p>0.24387844757548</text:p>
          </table:table-cell>
          <table:table-cell office:value-type="float" office:value="23.4437116625647" calcext:value-type="float">
            <text:p>23.4437116625647</text:p>
          </table:table-cell>
          <table:table-cell office:value-type="float" office:value="102.778415567797" calcext:value-type="float">
            <text:p>102.778415567797</text:p>
          </table:table-cell>
          <table:table-cell office:value-type="float" office:value="19819.8198198198" calcext:value-type="float">
            <text:p>19819.8198198198</text:p>
          </table:table-cell>
          <table:table-cell table:number-columns-repeated="5"/>
        </table:table-row>
        <table:table-row table:style-name="ro1">
          <table:table-cell office:value-type="float" office:value="-0.332174269216443" calcext:value-type="float">
            <text:p>-0.332174269216443</text:p>
          </table:table-cell>
          <table:table-cell office:value-type="float" office:value="23.5874871656718" calcext:value-type="float">
            <text:p>23.5874871656718</text:p>
          </table:table-cell>
          <table:table-cell office:value-type="float" office:value="103.796537399852" calcext:value-type="float">
            <text:p>103.796537399852</text:p>
          </table:table-cell>
          <table:table-cell office:value-type="float" office:value="19853.1865198532" calcext:value-type="float">
            <text:p>19853.1865198532</text:p>
          </table:table-cell>
          <table:table-cell table:number-columns-repeated="5"/>
        </table:table-row>
        <table:table-row table:style-name="ro1">
          <table:table-cell office:value-type="float" office:value="-0.567610700425244" calcext:value-type="float">
            <text:p>-0.567610700425244</text:p>
          </table:table-cell>
          <table:table-cell office:value-type="float" office:value="22.8156939037617" calcext:value-type="float">
            <text:p>22.8156939037617</text:p>
          </table:table-cell>
          <table:table-cell office:value-type="float" office:value="99.2622771113345" calcext:value-type="float">
            <text:p>99.2622771113345</text:p>
          </table:table-cell>
          <table:table-cell office:value-type="float" office:value="19886.5532198866" calcext:value-type="float">
            <text:p>19886.5532198866</text:p>
          </table:table-cell>
          <table:table-cell table:number-columns-repeated="5"/>
        </table:table-row>
        <table:table-row table:style-name="ro1">
          <table:table-cell office:value-type="float" office:value="-1.63727817335712" calcext:value-type="float">
            <text:p>-1.63727817335712</text:p>
          </table:table-cell>
          <table:table-cell office:value-type="float" office:value="23.6118703724052" calcext:value-type="float">
            <text:p>23.6118703724052</text:p>
          </table:table-cell>
          <table:table-cell office:value-type="float" office:value="103.916495707807" calcext:value-type="float">
            <text:p>103.916495707807</text:p>
          </table:table-cell>
          <table:table-cell office:value-type="float" office:value="19919.9199199199" calcext:value-type="float">
            <text:p>19919.9199199199</text:p>
          </table:table-cell>
          <table:table-cell table:number-columns-repeated="5"/>
        </table:table-row>
        <table:table-row table:style-name="ro1">
          <table:table-cell office:value-type="float" office:value="-1.60749502680328" calcext:value-type="float">
            <text:p>-1.60749502680328</text:p>
          </table:table-cell>
          <table:table-cell office:value-type="float" office:value="23.5207838695717" calcext:value-type="float">
            <text:p>23.5207838695717</text:p>
          </table:table-cell>
          <table:table-cell office:value-type="float" office:value="103.468277412247" calcext:value-type="float">
            <text:p>103.468277412247</text:p>
          </table:table-cell>
          <table:table-cell office:value-type="float" office:value="19953.2866199533" calcext:value-type="float">
            <text:p>19953.2866199533</text:p>
          </table:table-cell>
          <table:table-cell table:number-columns-repeated="5"/>
        </table:table-row>
        <table:table-row table:style-name="ro1">
          <table:table-cell office:value-type="float" office:value="-2.28942979122114" calcext:value-type="float">
            <text:p>-2.28942979122114</text:p>
          </table:table-cell>
          <table:table-cell office:value-type="float" office:value="24.0261677120829" calcext:value-type="float">
            <text:p>24.0261677120829</text:p>
          </table:table-cell>
          <table:table-cell office:value-type="float" office:value="105.450368032648" calcext:value-type="float">
            <text:p>105.450368032648</text:p>
          </table:table-cell>
          <table:table-cell office:value-type="float" office:value="19986.6533199867" calcext:value-type="float">
            <text:p>19986.6533199867</text:p>
          </table:table-cell>
          <table:table-cell table:number-columns-repeated="5"/>
        </table:table-row>
        <table:table-row table:style-name="ro1">
          <table:table-cell office:value-type="float" office:value="-3.22282349282793" calcext:value-type="float">
            <text:p>-3.22282349282793</text:p>
          </table:table-cell>
          <table:table-cell office:value-type="float" office:value="24.4210545433139" calcext:value-type="float">
            <text:p>24.4210545433139</text:p>
          </table:table-cell>
          <table:table-cell office:value-type="float" office:value="107.317639197451" calcext:value-type="float">
            <text:p>107.317639197451</text:p>
          </table:table-cell>
          <table:table-cell office:value-type="float" office:value="20020.02002002" calcext:value-type="float">
            <text:p>20020.02002002</text:p>
          </table:table-cell>
          <table:table-cell table:number-columns-repeated="5"/>
        </table:table-row>
        <table:table-row table:style-name="ro1">
          <table:table-cell office:value-type="float" office:value="-3.97832896531358" calcext:value-type="float">
            <text:p>-3.97832896531358</text:p>
          </table:table-cell>
          <table:table-cell office:value-type="float" office:value="24.3698676498341" calcext:value-type="float">
            <text:p>24.3698676498341</text:p>
          </table:table-cell>
          <table:table-cell office:value-type="float" office:value="106.750519730403" calcext:value-type="float">
            <text:p>106.750519730403</text:p>
          </table:table-cell>
          <table:table-cell office:value-type="float" office:value="20053.3867200534" calcext:value-type="float">
            <text:p>20053.3867200534</text:p>
          </table:table-cell>
          <table:table-cell table:number-columns-repeated="5"/>
        </table:table-row>
        <table:table-row table:style-name="ro1">
          <table:table-cell office:value-type="float" office:value="-4.71673270435104" calcext:value-type="float">
            <text:p>-4.71673270435104</text:p>
          </table:table-cell>
          <table:table-cell office:value-type="float" office:value="24.2176348143332" calcext:value-type="float">
            <text:p>24.2176348143332</text:p>
          </table:table-cell>
          <table:table-cell office:value-type="float" office:value="106.527227348851" calcext:value-type="float">
            <text:p>106.527227348851</text:p>
          </table:table-cell>
          <table:table-cell office:value-type="float" office:value="20086.7534200868" calcext:value-type="float">
            <text:p>20086.7534200868</text:p>
          </table:table-cell>
          <table:table-cell table:number-columns-repeated="5"/>
        </table:table-row>
        <table:table-row table:style-name="ro1">
          <table:table-cell office:value-type="float" office:value="-4.71673270435104" calcext:value-type="float">
            <text:p>-4.71673270435104</text:p>
          </table:table-cell>
          <table:table-cell office:value-type="float" office:value="24.2176348143332" calcext:value-type="float">
            <text:p>24.2176348143332</text:p>
          </table:table-cell>
          <table:table-cell office:value-type="float" office:value="106.527227348851" calcext:value-type="float">
            <text:p>106.527227348851</text:p>
          </table:table-cell>
          <table:table-cell office:value-type="float" office:value="20120.1201201201" calcext:value-type="float">
            <text:p>20120.1201201201</text:p>
          </table:table-cell>
          <table:table-cell table:number-columns-repeated="5"/>
        </table:table-row>
        <table:table-row table:style-name="ro1">
          <table:table-cell office:value-type="float" office:value="-5.42616997926063" calcext:value-type="float">
            <text:p>-5.42616997926063</text:p>
          </table:table-cell>
          <table:table-cell office:value-type="float" office:value="23.8243839743616" calcext:value-type="float">
            <text:p>23.8243839743616</text:p>
          </table:table-cell>
          <table:table-cell office:value-type="float" office:value="105.535583458135" calcext:value-type="float">
            <text:p>105.535583458135</text:p>
          </table:table-cell>
          <table:table-cell office:value-type="float" office:value="20153.4868201535" calcext:value-type="float">
            <text:p>20153.4868201535</text:p>
          </table:table-cell>
          <table:table-cell table:number-columns-repeated="5"/>
        </table:table-row>
        <table:table-row table:style-name="ro1">
          <table:table-cell office:value-type="float" office:value="-6.1879352616156" calcext:value-type="float">
            <text:p>-6.1879352616156</text:p>
          </table:table-cell>
          <table:table-cell office:value-type="float" office:value="23.7855690678728" calcext:value-type="float">
            <text:p>23.7855690678728</text:p>
          </table:table-cell>
          <table:table-cell office:value-type="float" office:value="105.622861721884" calcext:value-type="float">
            <text:p>105.622861721884</text:p>
          </table:table-cell>
          <table:table-cell office:value-type="float" office:value="20186.8535201869" calcext:value-type="float">
            <text:p>20186.8535201869</text:p>
          </table:table-cell>
          <table:table-cell table:number-columns-repeated="5"/>
        </table:table-row>
        <table:table-row table:style-name="ro1">
          <table:table-cell office:value-type="float" office:value="-6.95124927185911" calcext:value-type="float">
            <text:p>-6.95124927185911</text:p>
          </table:table-cell>
          <table:table-cell office:value-type="float" office:value="24.1638665164626" calcext:value-type="float">
            <text:p>24.1638665164626</text:p>
          </table:table-cell>
          <table:table-cell office:value-type="float" office:value="106.805686009176" calcext:value-type="float">
            <text:p>106.805686009176</text:p>
          </table:table-cell>
          <table:table-cell office:value-type="float" office:value="20220.2202202202" calcext:value-type="float">
            <text:p>20220.2202202202</text:p>
          </table:table-cell>
          <table:table-cell table:number-columns-repeated="5"/>
        </table:table-row>
        <table:table-row table:style-name="ro1">
          <table:table-cell office:value-type="float" office:value="-7.71658789973488" calcext:value-type="float">
            <text:p>-7.71658789973488</text:p>
          </table:table-cell>
          <table:table-cell office:value-type="float" office:value="23.9974964860414" calcext:value-type="float">
            <text:p>23.9974964860414</text:p>
          </table:table-cell>
          <table:table-cell office:value-type="float" office:value="106.03737341331" calcext:value-type="float">
            <text:p>106.03737341331</text:p>
          </table:table-cell>
          <table:table-cell office:value-type="float" office:value="20253.5869202536" calcext:value-type="float">
            <text:p>20253.5869202536</text:p>
          </table:table-cell>
          <table:table-cell table:number-columns-repeated="5"/>
        </table:table-row>
        <table:table-row table:style-name="ro1">
          <table:table-cell office:value-type="float" office:value="-7.71658789973488" calcext:value-type="float">
            <text:p>-7.71658789973488</text:p>
          </table:table-cell>
          <table:table-cell office:value-type="float" office:value="23.9974964860414" calcext:value-type="float">
            <text:p>23.9974964860414</text:p>
          </table:table-cell>
          <table:table-cell office:value-type="float" office:value="106.03737341331" calcext:value-type="float">
            <text:p>106.03737341331</text:p>
          </table:table-cell>
          <table:table-cell office:value-type="float" office:value="20286.953620287" calcext:value-type="float">
            <text:p>20286.953620287</text:p>
          </table:table-cell>
          <table:table-cell table:number-columns-repeated="5"/>
        </table:table-row>
        <table:table-row table:style-name="ro1">
          <table:table-cell office:value-type="float" office:value="-7.21255535167958" calcext:value-type="float">
            <text:p>-7.21255535167958</text:p>
          </table:table-cell>
          <table:table-cell office:value-type="float" office:value="21.9588171612715" calcext:value-type="float">
            <text:p>21.9588171612715</text:p>
          </table:table-cell>
          <table:table-cell office:value-type="float" office:value="95.3104445337216" calcext:value-type="float">
            <text:p>95.3104445337216</text:p>
          </table:table-cell>
          <table:table-cell office:value-type="float" office:value="20320.3203203203" calcext:value-type="float">
            <text:p>20320.3203203203</text:p>
          </table:table-cell>
          <table:table-cell table:number-columns-repeated="5"/>
        </table:table-row>
        <table:table-row table:style-name="ro1">
          <table:table-cell office:value-type="float" office:value="-9.5779521236359" calcext:value-type="float">
            <text:p>-9.5779521236359</text:p>
          </table:table-cell>
          <table:table-cell office:value-type="float" office:value="24.3309176679795" calcext:value-type="float">
            <text:p>24.3309176679795</text:p>
          </table:table-cell>
          <table:table-cell office:value-type="float" office:value="108.393074743803" calcext:value-type="float">
            <text:p>108.393074743803</text:p>
          </table:table-cell>
          <table:table-cell office:value-type="float" office:value="20353.6870203537" calcext:value-type="float">
            <text:p>20353.6870203537</text:p>
          </table:table-cell>
          <table:table-cell table:number-columns-repeated="5"/>
        </table:table-row>
        <table:table-row table:style-name="ro1">
          <table:table-cell office:value-type="float" office:value="-10.5298592932416" calcext:value-type="float">
            <text:p>-10.5298592932416</text:p>
          </table:table-cell>
          <table:table-cell office:value-type="float" office:value="24.2254349351203" calcext:value-type="float">
            <text:p>24.2254349351203</text:p>
          </table:table-cell>
          <table:table-cell office:value-type="float" office:value="108.366301019622" calcext:value-type="float">
            <text:p>108.366301019622</text:p>
          </table:table-cell>
          <table:table-cell office:value-type="float" office:value="20387.0537203871" calcext:value-type="float">
            <text:p>20387.0537203871</text:p>
          </table:table-cell>
          <table:table-cell table:number-columns-repeated="5"/>
        </table:table-row>
        <table:table-row table:style-name="ro1">
          <table:table-cell office:value-type="float" office:value="-10.2343861274892" calcext:value-type="float">
            <text:p>-10.2343861274892</text:p>
          </table:table-cell>
          <table:table-cell office:value-type="float" office:value="22.268699417675" calcext:value-type="float">
            <text:p>22.268699417675</text:p>
          </table:table-cell>
          <table:table-cell office:value-type="float" office:value="98.8431787037666" calcext:value-type="float">
            <text:p>98.8431787037666</text:p>
          </table:table-cell>
          <table:table-cell office:value-type="float" office:value="20420.4204204204" calcext:value-type="float">
            <text:p>20420.4204204204</text:p>
          </table:table-cell>
          <table:table-cell table:number-columns-repeated="5"/>
        </table:table-row>
        <table:table-row table:style-name="ro1">
          <table:table-cell office:value-type="float" office:value="-10.2343861274892" calcext:value-type="float">
            <text:p>-10.2343861274892</text:p>
          </table:table-cell>
          <table:table-cell office:value-type="float" office:value="22.268699417675" calcext:value-type="float">
            <text:p>22.268699417675</text:p>
          </table:table-cell>
          <table:table-cell office:value-type="float" office:value="98.8431787037666" calcext:value-type="float">
            <text:p>98.8431787037666</text:p>
          </table:table-cell>
          <table:table-cell office:value-type="float" office:value="20453.7871204538" calcext:value-type="float">
            <text:p>20453.7871204538</text:p>
          </table:table-cell>
          <table:table-cell table:number-columns-repeated="5"/>
        </table:table-row>
        <table:table-row table:style-name="ro1">
          <table:table-cell office:value-type="float" office:value="-11.0357909879142" calcext:value-type="float">
            <text:p>-11.0357909879142</text:p>
          </table:table-cell>
          <table:table-cell office:value-type="float" office:value="21.6392297149334" calcext:value-type="float">
            <text:p>21.6392297149334</text:p>
          </table:table-cell>
          <table:table-cell office:value-type="float" office:value="96.9264250462943" calcext:value-type="float">
            <text:p>96.9264250462943</text:p>
          </table:table-cell>
          <table:table-cell office:value-type="float" office:value="20487.1538204872" calcext:value-type="float">
            <text:p>20487.1538204872</text:p>
          </table:table-cell>
          <table:table-cell table:number-columns-repeated="5"/>
        </table:table-row>
        <table:table-row table:style-name="ro1">
          <table:table-cell office:value-type="float" office:value="-13.8034884294999" calcext:value-type="float">
            <text:p>-13.8034884294999</text:p>
          </table:table-cell>
          <table:table-cell office:value-type="float" office:value="24.4728353518793" calcext:value-type="float">
            <text:p>24.4728353518793</text:p>
          </table:table-cell>
          <table:table-cell office:value-type="float" office:value="110.579694190997" calcext:value-type="float">
            <text:p>110.579694190997</text:p>
          </table:table-cell>
          <table:table-cell office:value-type="float" office:value="20520.5205205205" calcext:value-type="float">
            <text:p>20520.5205205205</text:p>
          </table:table-cell>
          <table:table-cell table:number-columns-repeated="5"/>
        </table:table-row>
        <table:table-row table:style-name="ro1">
          <table:table-cell office:value-type="float" office:value="-14.9102386272853" calcext:value-type="float">
            <text:p>-14.9102386272853</text:p>
          </table:table-cell>
          <table:table-cell office:value-type="float" office:value="24.9262767891257" calcext:value-type="float">
            <text:p>24.9262767891257</text:p>
          </table:table-cell>
          <table:table-cell office:value-type="float" office:value="111.468740953164" calcext:value-type="float">
            <text:p>111.468740953164</text:p>
          </table:table-cell>
          <table:table-cell office:value-type="float" office:value="20553.8872205539" calcext:value-type="float">
            <text:p>20553.8872205539</text:p>
          </table:table-cell>
          <table:table-cell table:number-columns-repeated="5"/>
        </table:table-row>
        <table:table-row table:style-name="ro1">
          <table:table-cell office:value-type="float" office:value="-17.1154628428512" calcext:value-type="float">
            <text:p>-17.1154628428512</text:p>
          </table:table-cell>
          <table:table-cell office:value-type="float" office:value="26.0129602317837" calcext:value-type="float">
            <text:p>26.0129602317837</text:p>
          </table:table-cell>
          <table:table-cell office:value-type="float" office:value="118.920236004208" calcext:value-type="float">
            <text:p>118.920236004208</text:p>
          </table:table-cell>
          <table:table-cell office:value-type="float" office:value="20587.2539205873" calcext:value-type="float">
            <text:p>20587.2539205873</text:p>
          </table:table-cell>
          <table:table-cell table:number-columns-repeated="5"/>
        </table:table-row>
        <table:table-row table:style-name="ro1">
          <table:table-cell office:value-type="float" office:value="-17.1475697791341" calcext:value-type="float">
            <text:p>-17.1475697791341</text:p>
          </table:table-cell>
          <table:table-cell office:value-type="float" office:value="26.0284252237212" calcext:value-type="float">
            <text:p>26.0284252237212</text:p>
          </table:table-cell>
          <table:table-cell office:value-type="float" office:value="119.162143921845" calcext:value-type="float">
            <text:p>119.162143921845</text:p>
          </table:table-cell>
          <table:table-cell office:value-type="float" office:value="20620.6206206206" calcext:value-type="float">
            <text:p>20620.6206206206</text:p>
          </table:table-cell>
          <table:table-cell table:number-columns-repeated="5"/>
        </table:table-row>
        <table:table-row table:style-name="ro1">
          <table:table-cell office:value-type="float" office:value="-17.9978875263001" calcext:value-type="float">
            <text:p>-17.9978875263001</text:p>
          </table:table-cell>
          <table:table-cell office:value-type="float" office:value="25.5444176668738" calcext:value-type="float">
            <text:p>25.5444176668738</text:p>
          </table:table-cell>
          <table:table-cell office:value-type="float" office:value="117.578641046369" calcext:value-type="float">
            <text:p>117.578641046369</text:p>
          </table:table-cell>
          <table:table-cell office:value-type="float" office:value="20653.987320654" calcext:value-type="float">
            <text:p>20653.987320654</text:p>
          </table:table-cell>
          <table:table-cell table:number-columns-repeated="5"/>
        </table:table-row>
        <table:table-row table:style-name="ro1">
          <table:table-cell office:value-type="float" office:value="-19.0753227982814" calcext:value-type="float">
            <text:p>-19.0753227982814</text:p>
          </table:table-cell>
          <table:table-cell office:value-type="float" office:value="25.4641757422808" calcext:value-type="float">
            <text:p>25.4641757422808</text:p>
          </table:table-cell>
          <table:table-cell office:value-type="float" office:value="117.592290037225" calcext:value-type="float">
            <text:p>117.592290037225</text:p>
          </table:table-cell>
          <table:table-cell office:value-type="float" office:value="20687.3540206874" calcext:value-type="float">
            <text:p>20687.3540206874</text:p>
          </table:table-cell>
          <table:table-cell table:number-columns-repeated="5"/>
        </table:table-row>
        <table:table-row table:style-name="ro1">
          <table:table-cell office:value-type="float" office:value="-20.4219949310486" calcext:value-type="float">
            <text:p>-20.4219949310486</text:p>
          </table:table-cell>
          <table:table-cell office:value-type="float" office:value="25.8580715363" calcext:value-type="float">
            <text:p>25.8580715363</text:p>
          </table:table-cell>
          <table:table-cell office:value-type="float" office:value="119.863623587375" calcext:value-type="float">
            <text:p>119.863623587375</text:p>
          </table:table-cell>
          <table:table-cell office:value-type="float" office:value="20720.7207207207" calcext:value-type="float">
            <text:p>20720.7207207207</text:p>
          </table:table-cell>
          <table:table-cell table:number-columns-repeated="5"/>
        </table:table-row>
        <table:table-row table:style-name="ro1">
          <table:table-cell office:value-type="float" office:value="-21.1778936548326" calcext:value-type="float">
            <text:p>-21.1778936548326</text:p>
          </table:table-cell>
          <table:table-cell office:value-type="float" office:value="25.5039906824101" calcext:value-type="float">
            <text:p>25.5039906824101</text:p>
          </table:table-cell>
          <table:table-cell office:value-type="float" office:value="118.435343255813" calcext:value-type="float">
            <text:p>118.435343255813</text:p>
          </table:table-cell>
          <table:table-cell office:value-type="float" office:value="20754.0874207541" calcext:value-type="float">
            <text:p>20754.0874207541</text:p>
          </table:table-cell>
          <table:table-cell table:number-columns-repeated="5"/>
        </table:table-row>
        <table:table-row table:style-name="ro1">
          <table:table-cell office:value-type="float" office:value="-21.1778936548326" calcext:value-type="float">
            <text:p>-21.1778936548326</text:p>
          </table:table-cell>
          <table:table-cell office:value-type="float" office:value="25.5039906824101" calcext:value-type="float">
            <text:p>25.5039906824101</text:p>
          </table:table-cell>
          <table:table-cell office:value-type="float" office:value="118.435343255813" calcext:value-type="float">
            <text:p>118.435343255813</text:p>
          </table:table-cell>
          <table:table-cell office:value-type="float" office:value="20787.4541207874" calcext:value-type="float">
            <text:p>20787.4541207874</text:p>
          </table:table-cell>
          <table:table-cell table:number-columns-repeated="5"/>
        </table:table-row>
        <table:table-row table:style-name="ro1">
          <table:table-cell office:value-type="float" office:value="-22.1249405389473" calcext:value-type="float">
            <text:p>-22.1249405389473</text:p>
          </table:table-cell>
          <table:table-cell office:value-type="float" office:value="25.4534099695042" calcext:value-type="float">
            <text:p>25.4534099695042</text:p>
          </table:table-cell>
          <table:table-cell office:value-type="float" office:value="118.223697756875" calcext:value-type="float">
            <text:p>118.223697756875</text:p>
          </table:table-cell>
          <table:table-cell office:value-type="float" office:value="20820.8208208208" calcext:value-type="float">
            <text:p>20820.8208208208</text:p>
          </table:table-cell>
          <table:table-cell table:number-columns-repeated="5"/>
        </table:table-row>
        <table:table-row table:style-name="ro1">
          <table:table-cell office:value-type="float" office:value="-22.8620270590992" calcext:value-type="float">
            <text:p>-22.8620270590992</text:p>
          </table:table-cell>
          <table:table-cell office:value-type="float" office:value="25.4816343262876" calcext:value-type="float">
            <text:p>25.4816343262876</text:p>
          </table:table-cell>
          <table:table-cell office:value-type="float" office:value="118.489234495458" calcext:value-type="float">
            <text:p>118.489234495458</text:p>
          </table:table-cell>
          <table:table-cell office:value-type="float" office:value="20854.1875208542" calcext:value-type="float">
            <text:p>20854.1875208542</text:p>
          </table:table-cell>
          <table:table-cell table:number-columns-repeated="5"/>
        </table:table-row>
        <table:table-row table:style-name="ro1">
          <table:table-cell office:value-type="float" office:value="-23.6628514593026" calcext:value-type="float">
            <text:p>-23.6628514593026</text:p>
          </table:table-cell>
          <table:table-cell office:value-type="float" office:value="25.151172956063" calcext:value-type="float">
            <text:p>25.151172956063</text:p>
          </table:table-cell>
          <table:table-cell office:value-type="float" office:value="117.535894916851" calcext:value-type="float">
            <text:p>117.535894916851</text:p>
          </table:table-cell>
          <table:table-cell office:value-type="float" office:value="20887.5542208876" calcext:value-type="float">
            <text:p>20887.5542208876</text:p>
          </table:table-cell>
          <table:table-cell table:number-columns-repeated="5"/>
        </table:table-row>
        <table:table-row table:style-name="ro1">
          <table:table-cell office:value-type="float" office:value="-23.6628514593026" calcext:value-type="float">
            <text:p>-23.6628514593026</text:p>
          </table:table-cell>
          <table:table-cell office:value-type="float" office:value="25.151172956063" calcext:value-type="float">
            <text:p>25.151172956063</text:p>
          </table:table-cell>
          <table:table-cell office:value-type="float" office:value="117.535894916851" calcext:value-type="float">
            <text:p>117.535894916851</text:p>
          </table:table-cell>
          <table:table-cell office:value-type="float" office:value="20920.9209209209" calcext:value-type="float">
            <text:p>20920.9209209209</text:p>
          </table:table-cell>
          <table:table-cell table:number-columns-repeated="5"/>
        </table:table-row>
        <table:table-row table:style-name="ro1">
          <table:table-cell office:value-type="float" office:value="-24.373003244985" calcext:value-type="float">
            <text:p>-24.373003244985</text:p>
          </table:table-cell>
          <table:table-cell office:value-type="float" office:value="25.151172956063" calcext:value-type="float">
            <text:p>25.151172956063</text:p>
          </table:table-cell>
          <table:table-cell office:value-type="float" office:value="117.535894916851" calcext:value-type="float">
            <text:p>117.535894916851</text:p>
          </table:table-cell>
          <table:table-cell office:value-type="float" office:value="20954.2876209543" calcext:value-type="float">
            <text:p>20954.2876209543</text:p>
          </table:table-cell>
          <table:table-cell table:number-columns-repeated="5"/>
        </table:table-row>
        <table:table-row table:style-name="ro1">
          <table:table-cell office:value-type="float" office:value="-25.4005978558219" calcext:value-type="float">
            <text:p>-25.4005978558219</text:p>
          </table:table-cell>
          <table:table-cell office:value-type="float" office:value="25.1459290019161" calcext:value-type="float">
            <text:p>25.1459290019161</text:p>
          </table:table-cell>
          <table:table-cell office:value-type="float" office:value="117.578388308788" calcext:value-type="float">
            <text:p>117.578388308788</text:p>
          </table:table-cell>
          <table:table-cell office:value-type="float" office:value="20987.6543209876" calcext:value-type="float">
            <text:p>20987.6543209876</text:p>
          </table:table-cell>
          <table:table-cell table:number-columns-repeated="5"/>
        </table:table-row>
        <table:table-row table:style-name="ro1">
          <table:table-cell office:value-type="float" office:value="-26.1428299865131" calcext:value-type="float">
            <text:p>-26.1428299865131</text:p>
          </table:table-cell>
          <table:table-cell office:value-type="float" office:value="25.1434114860796" calcext:value-type="float">
            <text:p>25.1434114860796</text:p>
          </table:table-cell>
          <table:table-cell office:value-type="float" office:value="117.592721251661" calcext:value-type="float">
            <text:p>117.592721251661</text:p>
          </table:table-cell>
          <table:table-cell office:value-type="float" office:value="21021.021021021" calcext:value-type="float">
            <text:p>21021.021021021</text:p>
          </table:table-cell>
          <table:table-cell table:number-columns-repeated="5"/>
        </table:table-row>
        <table:table-row table:style-name="ro1">
          <table:table-cell office:value-type="float" office:value="-26.9735452389983" calcext:value-type="float">
            <text:p>-26.9735452389983</text:p>
          </table:table-cell>
          <table:table-cell office:value-type="float" office:value="25.2278882523525" calcext:value-type="float">
            <text:p>25.2278882523525</text:p>
          </table:table-cell>
          <table:table-cell office:value-type="float" office:value="118.182111074971" calcext:value-type="float">
            <text:p>118.182111074971</text:p>
          </table:table-cell>
          <table:table-cell office:value-type="float" office:value="21054.3877210544" calcext:value-type="float">
            <text:p>21054.3877210544</text:p>
          </table:table-cell>
          <table:table-cell table:number-columns-repeated="5"/>
        </table:table-row>
        <table:table-row table:style-name="ro1">
          <table:table-cell office:value-type="float" office:value="-26.9735452389983" calcext:value-type="float">
            <text:p>-26.9735452389983</text:p>
          </table:table-cell>
          <table:table-cell office:value-type="float" office:value="25.2278882523525" calcext:value-type="float">
            <text:p>25.2278882523525</text:p>
          </table:table-cell>
          <table:table-cell office:value-type="float" office:value="118.182111074971" calcext:value-type="float">
            <text:p>118.182111074971</text:p>
          </table:table-cell>
          <table:table-cell office:value-type="float" office:value="21087.7544210878" calcext:value-type="float">
            <text:p>21087.7544210878</text:p>
          </table:table-cell>
          <table:table-cell table:number-columns-repeated="5"/>
        </table:table-row>
        <table:table-row table:style-name="ro1">
          <table:table-cell office:value-type="float" office:value="-27.6440806057948" calcext:value-type="float">
            <text:p>-27.6440806057948</text:p>
          </table:table-cell>
          <table:table-cell office:value-type="float" office:value="25.2304256891425" calcext:value-type="float">
            <text:p>25.2304256891425</text:p>
          </table:table-cell>
          <table:table-cell office:value-type="float" office:value="118.164005889117" calcext:value-type="float">
            <text:p>118.164005889117</text:p>
          </table:table-cell>
          <table:table-cell office:value-type="float" office:value="21121.1211211211" calcext:value-type="float">
            <text:p>21121.1211211211</text:p>
          </table:table-cell>
          <table:table-cell table:number-columns-repeated="5"/>
        </table:table-row>
        <table:table-row table:style-name="ro1">
          <table:table-cell office:value-type="float" office:value="-28.3043129499728" calcext:value-type="float">
            <text:p>-28.3043129499728</text:p>
          </table:table-cell>
          <table:table-cell office:value-type="float" office:value="25.2329631276415" calcext:value-type="float">
            <text:p>25.2329631276415</text:p>
          </table:table-cell>
          <table:table-cell office:value-type="float" office:value="118.138345009117" calcext:value-type="float">
            <text:p>118.138345009117</text:p>
          </table:table-cell>
          <table:table-cell office:value-type="float" office:value="21154.4878211545" calcext:value-type="float">
            <text:p>21154.4878211545</text:p>
          </table:table-cell>
          <table:table-cell table:number-columns-repeated="5"/>
        </table:table-row>
        <table:table-row table:style-name="ro1">
          <table:table-cell office:value-type="float" office:value="-29.1946398033729" calcext:value-type="float">
            <text:p>-29.1946398033729</text:p>
          </table:table-cell>
          <table:table-cell office:value-type="float" office:value="25.5646871622759" calcext:value-type="float">
            <text:p>25.5646871622759</text:p>
          </table:table-cell>
          <table:table-cell office:value-type="float" office:value="119.572390778904" calcext:value-type="float">
            <text:p>119.572390778904</text:p>
          </table:table-cell>
          <table:table-cell office:value-type="float" office:value="21187.8545211878" calcext:value-type="float">
            <text:p>21187.8545211878</text:p>
          </table:table-cell>
          <table:table-cell table:number-columns-repeated="5"/>
        </table:table-row>
        <table:table-row table:style-name="ro1">
          <table:table-cell office:value-type="float" office:value="-29.3903862157034" calcext:value-type="float">
            <text:p>-29.3903862157034</text:p>
          </table:table-cell>
          <table:table-cell office:value-type="float" office:value="25.2703776217005" calcext:value-type="float">
            <text:p>25.2703776217005</text:p>
          </table:table-cell>
          <table:table-cell office:value-type="float" office:value="118.377644019488" calcext:value-type="float">
            <text:p>118.377644019488</text:p>
          </table:table-cell>
          <table:table-cell office:value-type="float" office:value="21221.2212212212" calcext:value-type="float">
            <text:p>21221.2212212212</text:p>
          </table:table-cell>
          <table:table-cell table:number-columns-repeated="5"/>
        </table:table-row>
        <table:table-row table:style-name="ro1">
          <table:table-cell office:value-type="float" office:value="-29.3903862157034" calcext:value-type="float">
            <text:p>-29.3903862157034</text:p>
          </table:table-cell>
          <table:table-cell office:value-type="float" office:value="25.2703776217005" calcext:value-type="float">
            <text:p>25.2703776217005</text:p>
          </table:table-cell>
          <table:table-cell office:value-type="float" office:value="118.377644019488" calcext:value-type="float">
            <text:p>118.377644019488</text:p>
          </table:table-cell>
          <table:table-cell office:value-type="float" office:value="21254.5879212546" calcext:value-type="float">
            <text:p>21254.5879212546</text:p>
          </table:table-cell>
          <table:table-cell table:number-columns-repeated="5"/>
        </table:table-row>
        <table:table-row table:style-name="ro1">
          <table:table-cell office:value-type="float" office:value="-30.1757480372185" calcext:value-type="float">
            <text:p>-30.1757480372185</text:p>
          </table:table-cell>
          <table:table-cell office:value-type="float" office:value="25.2513509523777" calcext:value-type="float">
            <text:p>25.2513509523777</text:p>
          </table:table-cell>
          <table:table-cell office:value-type="float" office:value="118.485205706111" calcext:value-type="float">
            <text:p>118.485205706111</text:p>
          </table:table-cell>
          <table:table-cell office:value-type="float" office:value="21287.954621288" calcext:value-type="float">
            <text:p>21287.954621288</text:p>
          </table:table-cell>
          <table:table-cell table:number-columns-repeated="5"/>
        </table:table-row>
        <table:table-row table:style-name="ro1">
          <table:table-cell office:value-type="float" office:value="-30.8850919352881" calcext:value-type="float">
            <text:p>-30.8850919352881</text:p>
          </table:table-cell>
          <table:table-cell office:value-type="float" office:value="25.2804613524366" calcext:value-type="float">
            <text:p>25.2804613524366</text:p>
          </table:table-cell>
          <table:table-cell office:value-type="float" office:value="118.721901212208" calcext:value-type="float">
            <text:p>118.721901212208</text:p>
          </table:table-cell>
          <table:table-cell office:value-type="float" office:value="21321.3213213213" calcext:value-type="float">
            <text:p>21321.3213213213</text:p>
          </table:table-cell>
          <table:table-cell table:number-columns-repeated="5"/>
        </table:table-row>
        <table:table-row table:style-name="ro1">
          <table:table-cell office:value-type="float" office:value="-31.5392618825917" calcext:value-type="float">
            <text:p>-31.5392618825917</text:p>
          </table:table-cell>
          <table:table-cell office:value-type="float" office:value="25.3287463540256" calcext:value-type="float">
            <text:p>25.3287463540256</text:p>
          </table:table-cell>
          <table:table-cell office:value-type="float" office:value="118.890893389224" calcext:value-type="float">
            <text:p>118.890893389224</text:p>
          </table:table-cell>
          <table:table-cell office:value-type="float" office:value="21354.6880213547" calcext:value-type="float">
            <text:p>21354.6880213547</text:p>
          </table:table-cell>
          <table:table-cell table:number-columns-repeated="5"/>
        </table:table-row>
        <table:table-row table:style-name="ro1">
          <table:table-cell office:value-type="float" office:value="-32.3459998598693" calcext:value-type="float">
            <text:p>-32.3459998598693</text:p>
          </table:table-cell>
          <table:table-cell office:value-type="float" office:value="25.7369908404698" calcext:value-type="float">
            <text:p>25.7369908404698</text:p>
          </table:table-cell>
          <table:table-cell office:value-type="float" office:value="120.973895219571" calcext:value-type="float">
            <text:p>120.973895219571</text:p>
          </table:table-cell>
          <table:table-cell office:value-type="float" office:value="21388.0547213881" calcext:value-type="float">
            <text:p>21388.0547213881</text:p>
          </table:table-cell>
          <table:table-cell table:number-columns-repeated="5"/>
        </table:table-row>
        <table:table-row table:style-name="ro1">
          <table:table-cell office:value-type="float" office:value="-33.1765652050948" calcext:value-type="float">
            <text:p>-33.1765652050948</text:p>
          </table:table-cell>
          <table:table-cell office:value-type="float" office:value="25.7649737455691" calcext:value-type="float">
            <text:p>25.7649737455691</text:p>
          </table:table-cell>
          <table:table-cell office:value-type="float" office:value="121.557814004785" calcext:value-type="float">
            <text:p>121.557814004785</text:p>
          </table:table-cell>
          <table:table-cell office:value-type="float" office:value="21421.4214214214" calcext:value-type="float">
            <text:p>21421.4214214214</text:p>
          </table:table-cell>
          <table:table-cell table:number-columns-repeated="5"/>
        </table:table-row>
        <table:table-row table:style-name="ro1">
          <table:table-cell office:value-type="float" office:value="-33.1743814840435" calcext:value-type="float">
            <text:p>-33.1743814840435</text:p>
          </table:table-cell>
          <table:table-cell office:value-type="float" office:value="25.8299980347755" calcext:value-type="float">
            <text:p>25.8299980347755</text:p>
          </table:table-cell>
          <table:table-cell office:value-type="float" office:value="122.063464288497" calcext:value-type="float">
            <text:p>122.063464288497</text:p>
          </table:table-cell>
          <table:table-cell office:value-type="float" office:value="21454.7881214548" calcext:value-type="float">
            <text:p>21454.7881214548</text:p>
          </table:table-cell>
          <table:table-cell table:number-columns-repeated="5"/>
        </table:table-row>
        <table:table-row table:style-name="ro1">
          <table:table-cell office:value-type="float" office:value="-33.3172481264568" calcext:value-type="float">
            <text:p>-33.3172481264568</text:p>
          </table:table-cell>
          <table:table-cell office:value-type="float" office:value="25.5135327161383" calcext:value-type="float">
            <text:p>25.5135327161383</text:p>
          </table:table-cell>
          <table:table-cell office:value-type="float" office:value="120.913283184088" calcext:value-type="float">
            <text:p>120.913283184088</text:p>
          </table:table-cell>
          <table:table-cell office:value-type="float" office:value="21488.1548214882" calcext:value-type="float">
            <text:p>21488.1548214882</text:p>
          </table:table-cell>
          <table:table-cell table:number-columns-repeated="5"/>
        </table:table-row>
        <table:table-row table:style-name="ro1">
          <table:table-cell office:value-type="float" office:value="-33.4331683064967" calcext:value-type="float">
            <text:p>-33.4331683064967</text:p>
          </table:table-cell>
          <table:table-cell office:value-type="float" office:value="25.0748762298725" calcext:value-type="float">
            <text:p>25.0748762298725</text:p>
          </table:table-cell>
          <table:table-cell office:value-type="float" office:value="118.930951234037" calcext:value-type="float">
            <text:p>118.930951234037</text:p>
          </table:table-cell>
          <table:table-cell office:value-type="float" office:value="21521.5215215215" calcext:value-type="float">
            <text:p>21521.5215215215</text:p>
          </table:table-cell>
          <table:table-cell table:number-columns-repeated="5"/>
        </table:table-row>
        <table:table-row table:style-name="ro1">
          <table:table-cell office:value-type="float" office:value="-33.9001981050859" calcext:value-type="float">
            <text:p>-33.9001981050859</text:p>
          </table:table-cell>
          <table:table-cell office:value-type="float" office:value="24.852188941196" calcext:value-type="float">
            <text:p>24.852188941196</text:p>
          </table:table-cell>
          <table:table-cell office:value-type="float" office:value="118.881225611547" calcext:value-type="float">
            <text:p>118.881225611547</text:p>
          </table:table-cell>
          <table:table-cell office:value-type="float" office:value="21554.8882215549" calcext:value-type="float">
            <text:p>21554.8882215549</text:p>
          </table:table-cell>
          <table:table-cell table:number-columns-repeated="5"/>
        </table:table-row>
        <table:table-row table:style-name="ro1">
          <table:table-cell office:value-type="float" office:value="-33.767639843865" calcext:value-type="float">
            <text:p>-33.767639843865</text:p>
          </table:table-cell>
          <table:table-cell office:value-type="float" office:value="24.8544133119239" calcext:value-type="float">
            <text:p>24.8544133119239</text:p>
          </table:table-cell>
          <table:table-cell office:value-type="float" office:value="118.81904665339" calcext:value-type="float">
            <text:p>118.81904665339</text:p>
          </table:table-cell>
          <table:table-cell office:value-type="float" office:value="21588.2549215883" calcext:value-type="float">
            <text:p>21588.2549215883</text:p>
          </table:table-cell>
          <table:table-cell table:number-columns-repeated="5"/>
        </table:table-row>
        <table:table-row table:style-name="ro1">
          <table:table-cell office:value-type="float" office:value="-34.3366337130784" calcext:value-type="float">
            <text:p>-34.3366337130784</text:p>
          </table:table-cell>
          <table:table-cell office:value-type="float" office:value="24.8795729023254" calcext:value-type="float">
            <text:p>24.8795729023254</text:p>
          </table:table-cell>
          <table:table-cell office:value-type="float" office:value="119.265379602775" calcext:value-type="float">
            <text:p>119.265379602775</text:p>
          </table:table-cell>
          <table:table-cell office:value-type="float" office:value="21621.6216216216" calcext:value-type="float">
            <text:p>21621.6216216216</text:p>
          </table:table-cell>
          <table:table-cell table:number-columns-repeated="5"/>
        </table:table-row>
        <table:table-row table:style-name="ro1">
          <table:table-cell office:value-type="float" office:value="-34.9975600971507" calcext:value-type="float">
            <text:p>-34.9975600971507</text:p>
          </table:table-cell>
          <table:table-cell office:value-type="float" office:value="24.9495312791022" calcext:value-type="float">
            <text:p>24.9495312791022</text:p>
          </table:table-cell>
          <table:table-cell office:value-type="float" office:value="120.220152922844" calcext:value-type="float">
            <text:p>120.220152922844</text:p>
          </table:table-cell>
          <table:table-cell office:value-type="float" office:value="21654.988321655" calcext:value-type="float">
            <text:p>21654.988321655</text:p>
          </table:table-cell>
          <table:table-cell table:number-columns-repeated="5"/>
        </table:table-row>
        <table:table-row table:style-name="ro1">
          <table:table-cell office:value-type="float" office:value="-35.5790739508713" calcext:value-type="float">
            <text:p>-35.5790739508713</text:p>
          </table:table-cell>
          <table:table-cell office:value-type="float" office:value="25.0453146337587" calcext:value-type="float">
            <text:p>25.0453146337587</text:p>
          </table:table-cell>
          <table:table-cell office:value-type="float" office:value="121.116307098971" calcext:value-type="float">
            <text:p>121.116307098971</text:p>
          </table:table-cell>
          <table:table-cell office:value-type="float" office:value="21688.3550216884" calcext:value-type="float">
            <text:p>21688.3550216884</text:p>
          </table:table-cell>
          <table:table-cell table:number-columns-repeated="5"/>
        </table:table-row>
        <table:table-row table:style-name="ro1">
          <table:table-cell office:value-type="float" office:value="-36.2274740930839" calcext:value-type="float">
            <text:p>-36.2274740930839</text:p>
          </table:table-cell>
          <table:table-cell office:value-type="float" office:value="25.0975306636718" calcext:value-type="float">
            <text:p>25.0975306636718</text:p>
          </table:table-cell>
          <table:table-cell office:value-type="float" office:value="121.930367682948" calcext:value-type="float">
            <text:p>121.930367682948</text:p>
          </table:table-cell>
          <table:table-cell office:value-type="float" office:value="21721.7217217217" calcext:value-type="float">
            <text:p>21721.7217217217</text:p>
          </table:table-cell>
          <table:table-cell table:number-columns-repeated="5"/>
        </table:table-row>
        <table:table-row table:style-name="ro1">
          <table:table-cell office:value-type="float" office:value="-36.2274740930839" calcext:value-type="float">
            <text:p>-36.2274740930839</text:p>
          </table:table-cell>
          <table:table-cell office:value-type="float" office:value="25.0975306636718" calcext:value-type="float">
            <text:p>25.0975306636718</text:p>
          </table:table-cell>
          <table:table-cell office:value-type="float" office:value="121.930367682948" calcext:value-type="float">
            <text:p>121.930367682948</text:p>
          </table:table-cell>
          <table:table-cell office:value-type="float" office:value="21755.0884217551" calcext:value-type="float">
            <text:p>21755.0884217551</text:p>
          </table:table-cell>
          <table:table-cell table:number-columns-repeated="5"/>
        </table:table-row>
        <table:table-row table:style-name="ro1">
          <table:table-cell office:value-type="float" office:value="-36.7203654608336" calcext:value-type="float">
            <text:p>-36.7203654608336</text:p>
          </table:table-cell>
          <table:table-cell office:value-type="float" office:value="25.1750342881273" calcext:value-type="float">
            <text:p>25.1750342881273</text:p>
          </table:table-cell>
          <table:table-cell office:value-type="float" office:value="122.364922945073" calcext:value-type="float">
            <text:p>122.364922945073</text:p>
          </table:table-cell>
          <table:table-cell office:value-type="float" office:value="21788.4551217884" calcext:value-type="float">
            <text:p>21788.4551217884</text:p>
          </table:table-cell>
          <table:table-cell table:number-columns-repeated="5"/>
        </table:table-row>
        <table:table-row table:style-name="ro1">
          <table:table-cell office:value-type="float" office:value="-37.2998524280656" calcext:value-type="float">
            <text:p>-37.2998524280656</text:p>
          </table:table-cell>
          <table:table-cell office:value-type="float" office:value="25.2457571826187" calcext:value-type="float">
            <text:p>25.2457571826187</text:p>
          </table:table-cell>
          <table:table-cell office:value-type="float" office:value="123.242789232453" calcext:value-type="float">
            <text:p>123.242789232453</text:p>
          </table:table-cell>
          <table:table-cell office:value-type="float" office:value="21821.8218218218" calcext:value-type="float">
            <text:p>21821.8218218218</text:p>
          </table:table-cell>
          <table:table-cell table:number-columns-repeated="5"/>
        </table:table-row>
        <table:table-row table:style-name="ro1">
          <table:table-cell office:value-type="float" office:value="-37.9664687885138" calcext:value-type="float">
            <text:p>-37.9664687885138</text:p>
          </table:table-cell>
          <table:table-cell office:value-type="float" office:value="25.6369897791752" calcext:value-type="float">
            <text:p>25.6369897791752</text:p>
          </table:table-cell>
          <table:table-cell office:value-type="float" office:value="125.056796227226" calcext:value-type="float">
            <text:p>125.056796227226</text:p>
          </table:table-cell>
          <table:table-cell office:value-type="float" office:value="21855.1885218552" calcext:value-type="float">
            <text:p>21855.1885218552</text:p>
          </table:table-cell>
          <table:table-cell table:number-columns-repeated="5"/>
        </table:table-row>
        <table:table-row table:style-name="ro1">
          <table:table-cell office:value-type="float" office:value="-38.3225345287852" calcext:value-type="float">
            <text:p>-38.3225345287852</text:p>
          </table:table-cell>
          <table:table-cell office:value-type="float" office:value="25.6870309841245" calcext:value-type="float">
            <text:p>25.6870309841245</text:p>
          </table:table-cell>
          <table:table-cell office:value-type="float" office:value="125.56203453811" calcext:value-type="float">
            <text:p>125.56203453811</text:p>
          </table:table-cell>
          <table:table-cell office:value-type="float" office:value="21888.5552218886" calcext:value-type="float">
            <text:p>21888.5552218886</text:p>
          </table:table-cell>
          <table:table-cell table:number-columns-repeated="5"/>
        </table:table-row>
        <table:table-row table:style-name="ro1">
          <table:table-cell office:value-type="float" office:value="-38.3763390879348" calcext:value-type="float">
            <text:p>-38.3763390879348</text:p>
          </table:table-cell>
          <table:table-cell office:value-type="float" office:value="25.6502557469018" calcext:value-type="float">
            <text:p>25.6502557469018</text:p>
          </table:table-cell>
          <table:table-cell office:value-type="float" office:value="125.33357330015" calcext:value-type="float">
            <text:p>125.33357330015</text:p>
          </table:table-cell>
          <table:table-cell office:value-type="float" office:value="21921.9219219219" calcext:value-type="float">
            <text:p>21921.9219219219</text:p>
          </table:table-cell>
          <table:table-cell table:number-columns-repeated="5"/>
        </table:table-row>
        <table:table-row table:style-name="ro1">
          <table:table-cell office:value-type="float" office:value="-38.6664276827324" calcext:value-type="float">
            <text:p>-38.6664276827324</text:p>
          </table:table-cell>
          <table:table-cell office:value-type="float" office:value="25.7003463320601" calcext:value-type="float">
            <text:p>25.7003463320601</text:p>
          </table:table-cell>
          <table:table-cell office:value-type="float" office:value="125.766001879101" calcext:value-type="float">
            <text:p>125.766001879101</text:p>
          </table:table-cell>
          <table:table-cell office:value-type="float" office:value="21955.2886219553" calcext:value-type="float">
            <text:p>21955.2886219553</text:p>
          </table:table-cell>
          <table:table-cell table:number-columns-repeated="5"/>
        </table:table-row>
        <table:table-row table:style-name="ro1">
          <table:table-cell office:value-type="float" office:value="-38.8424580183968" calcext:value-type="float">
            <text:p>-38.8424580183968</text:p>
          </table:table-cell>
          <table:table-cell office:value-type="float" office:value="25.7115782070256" calcext:value-type="float">
            <text:p>25.7115782070256</text:p>
          </table:table-cell>
          <table:table-cell office:value-type="float" office:value="125.540707878888" calcext:value-type="float">
            <text:p>125.540707878888</text:p>
          </table:table-cell>
          <table:table-cell office:value-type="float" office:value="21988.6553219887" calcext:value-type="float">
            <text:p>21988.6553219887</text:p>
          </table:table-cell>
          <table:table-cell table:number-columns-repeated="5"/>
        </table:table-row>
        <table:table-row table:style-name="ro1">
          <table:table-cell office:value-type="float" office:value="-39.4429886419808" calcext:value-type="float">
            <text:p>-39.4429886419808</text:p>
          </table:table-cell>
          <table:table-cell office:value-type="float" office:value="26.1141485921259" calcext:value-type="float">
            <text:p>26.1141485921259</text:p>
          </table:table-cell>
          <table:table-cell office:value-type="float" office:value="127.32192821352" calcext:value-type="float">
            <text:p>127.32192821352</text:p>
          </table:table-cell>
          <table:table-cell office:value-type="float" office:value="22022.022022022" calcext:value-type="float">
            <text:p>22022.022022022</text:p>
          </table:table-cell>
          <table:table-cell table:number-columns-repeated="5"/>
        </table:table-row>
        <table:table-row table:style-name="ro1">
          <table:table-cell office:value-type="float" office:value="-39.2764050456909" calcext:value-type="float">
            <text:p>-39.2764050456909</text:p>
          </table:table-cell>
          <table:table-cell office:value-type="float" office:value="25.7519361612834" calcext:value-type="float">
            <text:p>25.7519361612834</text:p>
          </table:table-cell>
          <table:table-cell office:value-type="float" office:value="125.820256594197" calcext:value-type="float">
            <text:p>125.820256594197</text:p>
          </table:table-cell>
          <table:table-cell office:value-type="float" office:value="22055.3887220554" calcext:value-type="float">
            <text:p>22055.3887220554</text:p>
          </table:table-cell>
          <table:table-cell table:number-columns-repeated="5"/>
        </table:table-row>
        <table:table-row table:style-name="ro1">
          <table:table-cell office:value-type="float" office:value="-39.2701398807697" calcext:value-type="float">
            <text:p>-39.2701398807697</text:p>
          </table:table-cell>
          <table:table-cell office:value-type="float" office:value="25.7508002209582" calcext:value-type="float">
            <text:p>25.7508002209582</text:p>
          </table:table-cell>
          <table:table-cell office:value-type="float" office:value="125.805803899975" calcext:value-type="float">
            <text:p>125.805803899975</text:p>
          </table:table-cell>
          <table:table-cell office:value-type="float" office:value="22088.7554220888" calcext:value-type="float">
            <text:p>22088.7554220888</text:p>
          </table:table-cell>
          <table:table-cell table:number-columns-repeated="5"/>
        </table:table-row>
        <table:table-row table:style-name="ro1">
          <table:table-cell office:value-type="float" office:value="-39.4049151616313" calcext:value-type="float">
            <text:p>-39.4049151616313</text:p>
          </table:table-cell>
          <table:table-cell office:value-type="float" office:value="25.7298269390582" calcext:value-type="float">
            <text:p>25.7298269390582</text:p>
          </table:table-cell>
          <table:table-cell office:value-type="float" office:value="125.541590932546" calcext:value-type="float">
            <text:p>125.541590932546</text:p>
          </table:table-cell>
          <table:table-cell office:value-type="float" office:value="22122.1221221221" calcext:value-type="float">
            <text:p>22122.1221221221</text:p>
          </table:table-cell>
          <table:table-cell table:number-columns-repeated="5"/>
        </table:table-row>
        <table:table-row table:style-name="ro1">
          <table:table-cell office:value-type="float" office:value="-39.9678462677475" calcext:value-type="float">
            <text:p>-39.9678462677475</text:p>
          </table:table-cell>
          <table:table-cell office:value-type="float" office:value="26.1600738198956" calcext:value-type="float">
            <text:p>26.1600738198956</text:p>
          </table:table-cell>
          <table:table-cell office:value-type="float" office:value="127.477132340909" calcext:value-type="float">
            <text:p>127.477132340909</text:p>
          </table:table-cell>
          <table:table-cell office:value-type="float" office:value="22155.4888221555" calcext:value-type="float">
            <text:p>22155.4888221555</text:p>
          </table:table-cell>
          <table:table-cell table:number-columns-repeated="5"/>
        </table:table-row>
        <table:table-row table:style-name="ro1">
          <table:table-cell office:value-type="float" office:value="-39.931527052694" calcext:value-type="float">
            <text:p>-39.931527052694</text:p>
          </table:table-cell>
          <table:table-cell office:value-type="float" office:value="26.0982045210676" calcext:value-type="float">
            <text:p>26.0982045210676</text:p>
          </table:table-cell>
          <table:table-cell office:value-type="float" office:value="126.946752553111" calcext:value-type="float">
            <text:p>126.946752553111</text:p>
          </table:table-cell>
          <table:table-cell office:value-type="float" office:value="22188.8555221889" calcext:value-type="float">
            <text:p>22188.8555221889</text:p>
          </table:table-cell>
          <table:table-cell table:number-columns-repeated="5"/>
        </table:table-row>
        <table:table-row table:style-name="ro1">
          <table:table-cell office:value-type="float" office:value="-39.8750078466846" calcext:value-type="float">
            <text:p>-39.8750078466846</text:p>
          </table:table-cell>
          <table:table-cell office:value-type="float" office:value="25.7724445435755" calcext:value-type="float">
            <text:p>25.7724445435755</text:p>
          </table:table-cell>
          <table:table-cell office:value-type="float" office:value="125.885217187498" calcext:value-type="float">
            <text:p>125.885217187498</text:p>
          </table:table-cell>
          <table:table-cell office:value-type="float" office:value="22222.2222222222" calcext:value-type="float">
            <text:p>22222.2222222222</text:p>
          </table:table-cell>
          <table:table-cell table:number-columns-repeated="5"/>
        </table:table-row>
        <table:table-row table:style-name="ro1">
          <table:table-cell office:value-type="float" office:value="-39.8750078466846" calcext:value-type="float">
            <text:p>-39.8750078466846</text:p>
          </table:table-cell>
          <table:table-cell office:value-type="float" office:value="25.7724445435755" calcext:value-type="float">
            <text:p>25.7724445435755</text:p>
          </table:table-cell>
          <table:table-cell office:value-type="float" office:value="125.885217187498" calcext:value-type="float">
            <text:p>125.885217187498</text:p>
          </table:table-cell>
          <table:table-cell office:value-type="float" office:value="22255.5889222556" calcext:value-type="float">
            <text:p>22255.5889222556</text:p>
          </table:table-cell>
          <table:table-cell table:number-columns-repeated="5"/>
        </table:table-row>
        <table:table-row table:style-name="ro1">
          <table:table-cell office:value-type="float" office:value="-39.9797871992752" calcext:value-type="float">
            <text:p>-39.9797871992752</text:p>
          </table:table-cell>
          <table:table-cell office:value-type="float" office:value="25.7808919059547" calcext:value-type="float">
            <text:p>25.7808919059547</text:p>
          </table:table-cell>
          <table:table-cell office:value-type="float" office:value="125.870425213125" calcext:value-type="float">
            <text:p>125.870425213125</text:p>
          </table:table-cell>
          <table:table-cell office:value-type="float" office:value="22288.955622289" calcext:value-type="float">
            <text:p>22288.955622289</text:p>
          </table:table-cell>
          <table:table-cell table:number-columns-repeated="5"/>
        </table:table-row>
        <table:table-row table:style-name="ro1">
          <table:table-cell office:value-type="float" office:value="-40.2075079158868" calcext:value-type="float">
            <text:p>-40.2075079158868</text:p>
          </table:table-cell>
          <table:table-cell office:value-type="float" office:value="25.8157827992077" calcext:value-type="float">
            <text:p>25.8157827992077</text:p>
          </table:table-cell>
          <table:table-cell office:value-type="float" office:value="126.313994514237" calcext:value-type="float">
            <text:p>126.313994514237</text:p>
          </table:table-cell>
          <table:table-cell office:value-type="float" office:value="22322.3223223223" calcext:value-type="float">
            <text:p>22322.3223223223</text:p>
          </table:table-cell>
          <table:table-cell table:number-columns-repeated="5"/>
        </table:table-row>
        <table:table-row table:style-name="ro1">
          <table:table-cell office:value-type="float" office:value="-40.3018118011835" calcext:value-type="float">
            <text:p>-40.3018118011835</text:p>
          </table:table-cell>
          <table:table-cell office:value-type="float" office:value="25.7910038353618" calcext:value-type="float">
            <text:p>25.7910038353618</text:p>
          </table:table-cell>
          <table:table-cell office:value-type="float" office:value="126.169056907668" calcext:value-type="float">
            <text:p>126.169056907668</text:p>
          </table:table-cell>
          <table:table-cell office:value-type="float" office:value="22355.6890223557" calcext:value-type="float">
            <text:p>22355.6890223557</text:p>
          </table:table-cell>
          <table:table-cell table:number-columns-repeated="5"/>
        </table:table-row>
        <table:table-row table:style-name="ro1">
          <table:table-cell office:value-type="float" office:value="-40.6251839741944" calcext:value-type="float">
            <text:p>-40.6251839741944</text:p>
          </table:table-cell>
          <table:table-cell office:value-type="float" office:value="26.1293413982658" calcext:value-type="float">
            <text:p>26.1293413982658</text:p>
          </table:table-cell>
          <table:table-cell office:value-type="float" office:value="127.367584895965" calcext:value-type="float">
            <text:p>127.367584895965</text:p>
          </table:table-cell>
          <table:table-cell office:value-type="float" office:value="22389.0557223891" calcext:value-type="float">
            <text:p>22389.0557223891</text:p>
          </table:table-cell>
          <table:table-cell table:number-columns-repeated="5"/>
        </table:table-row>
        <table:table-row table:style-name="ro1">
          <table:table-cell office:value-type="float" office:value="-40.6251839741944" calcext:value-type="float">
            <text:p>-40.6251839741944</text:p>
          </table:table-cell>
          <table:table-cell office:value-type="float" office:value="26.1293413982658" calcext:value-type="float">
            <text:p>26.1293413982658</text:p>
          </table:table-cell>
          <table:table-cell office:value-type="float" office:value="127.367584895965" calcext:value-type="float">
            <text:p>127.367584895965</text:p>
          </table:table-cell>
          <table:table-cell office:value-type="float" office:value="22422.4224224224" calcext:value-type="float">
            <text:p>22422.4224224224</text:p>
          </table:table-cell>
          <table:table-cell table:number-columns-repeated="5"/>
        </table:table-row>
        <table:table-row table:style-name="ro1">
          <table:table-cell office:value-type="float" office:value="-40.470774030215" calcext:value-type="float">
            <text:p>-40.470774030215</text:p>
          </table:table-cell>
          <table:table-cell office:value-type="float" office:value="25.8089453828766" calcext:value-type="float">
            <text:p>25.8089453828766</text:p>
          </table:table-cell>
          <table:table-cell office:value-type="float" office:value="126.264044118058" calcext:value-type="float">
            <text:p>126.264044118058</text:p>
          </table:table-cell>
          <table:table-cell office:value-type="float" office:value="22455.7891224558" calcext:value-type="float">
            <text:p>22455.7891224558</text:p>
          </table:table-cell>
          <table:table-cell table:number-columns-repeated="5"/>
        </table:table-row>
        <table:table-row table:style-name="ro1">
          <table:table-cell office:value-type="float" office:value="-40.4738242255993" calcext:value-type="float">
            <text:p>-40.4738242255993</text:p>
          </table:table-cell>
          <table:table-cell office:value-type="float" office:value="25.7748932276322" calcext:value-type="float">
            <text:p>25.7748932276322</text:p>
          </table:table-cell>
          <table:table-cell office:value-type="float" office:value="125.976011434004" calcext:value-type="float">
            <text:p>125.976011434004</text:p>
          </table:table-cell>
          <table:table-cell office:value-type="float" office:value="22489.1558224892" calcext:value-type="float">
            <text:p>22489.1558224892</text:p>
          </table:table-cell>
          <table:table-cell table:number-columns-repeated="5"/>
        </table:table-row>
        <table:table-row table:style-name="ro1">
          <table:table-cell office:value-type="float" office:value="-40.741689454812" calcext:value-type="float">
            <text:p>-40.741689454812</text:p>
          </table:table-cell>
          <table:table-cell office:value-type="float" office:value="26.1287300780552" calcext:value-type="float">
            <text:p>26.1287300780552</text:p>
          </table:table-cell>
          <table:table-cell office:value-type="float" office:value="127.240727653268" calcext:value-type="float">
            <text:p>127.240727653268</text:p>
          </table:table-cell>
          <table:table-cell office:value-type="float" office:value="22522.5225225225" calcext:value-type="float">
            <text:p>22522.5225225225</text:p>
          </table:table-cell>
          <table:table-cell table:number-columns-repeated="5"/>
        </table:table-row>
        <table:table-row table:style-name="ro1">
          <table:table-cell office:value-type="float" office:value="-40.6115189857398" calcext:value-type="float">
            <text:p>-40.6115189857398</text:p>
          </table:table-cell>
          <table:table-cell office:value-type="float" office:value="26.1002097729209" calcext:value-type="float">
            <text:p>26.1002097729209</text:p>
          </table:table-cell>
          <table:table-cell office:value-type="float" office:value="126.900686598418" calcext:value-type="float">
            <text:p>126.900686598418</text:p>
          </table:table-cell>
          <table:table-cell office:value-type="float" office:value="22555.8892225559" calcext:value-type="float">
            <text:p>22555.8892225559</text:p>
          </table:table-cell>
          <table:table-cell table:number-columns-repeated="5"/>
        </table:table-row>
        <table:table-row table:style-name="ro1">
          <table:table-cell office:value-type="float" office:value="-40.6771577785854" calcext:value-type="float">
            <text:p>-40.6771577785854</text:p>
          </table:table-cell>
          <table:table-cell office:value-type="float" office:value="26.1160929386598" calcext:value-type="float">
            <text:p>26.1160929386598</text:p>
          </table:table-cell>
          <table:table-cell office:value-type="float" office:value="127.083966125442" calcext:value-type="float">
            <text:p>127.083966125442</text:p>
          </table:table-cell>
          <table:table-cell office:value-type="float" office:value="22589.2559225893" calcext:value-type="float">
            <text:p>22589.2559225893</text:p>
          </table:table-cell>
          <table:table-cell table:number-columns-repeated="5"/>
        </table:table-row>
        <table:table-row table:style-name="ro1">
          <table:table-cell office:value-type="float" office:value="-40.7106974367514" calcext:value-type="float">
            <text:p>-40.7106974367514</text:p>
          </table:table-cell>
          <table:table-cell office:value-type="float" office:value="26.1537426959566" calcext:value-type="float">
            <text:p>26.1537426959566</text:p>
          </table:table-cell>
          <table:table-cell office:value-type="float" office:value="127.415889671276" calcext:value-type="float">
            <text:p>127.415889671276</text:p>
          </table:table-cell>
          <table:table-cell office:value-type="float" office:value="22622.6226226226" calcext:value-type="float">
            <text:p>22622.6226226226</text:p>
          </table:table-cell>
          <table:table-cell table:number-columns-repeated="5"/>
        </table:table-row>
        <table:table-row table:style-name="ro1">
          <table:table-cell office:value-type="float" office:value="-40.5655422602791" calcext:value-type="float">
            <text:p>-40.5655422602791</text:p>
          </table:table-cell>
          <table:table-cell office:value-type="float" office:value="26.1577554966862" calcext:value-type="float">
            <text:p>26.1577554966862</text:p>
          </table:table-cell>
          <table:table-cell office:value-type="float" office:value="127.336270563028" calcext:value-type="float">
            <text:p>127.336270563028</text:p>
          </table:table-cell>
          <table:table-cell office:value-type="float" office:value="22655.989322656" calcext:value-type="float">
            <text:p>22655.989322656</text:p>
          </table:table-cell>
          <table:table-cell table:number-columns-repeated="5"/>
        </table:table-row>
        <table:table-row table:style-name="ro1">
          <table:table-cell office:value-type="float" office:value="-40.4107422409481" calcext:value-type="float">
            <text:p>-40.4107422409481</text:p>
          </table:table-cell>
          <table:table-cell office:value-type="float" office:value="26.1112261220816" calcext:value-type="float">
            <text:p>26.1112261220816</text:p>
          </table:table-cell>
          <table:table-cell office:value-type="float" office:value="127.031720044205" calcext:value-type="float">
            <text:p>127.031720044205</text:p>
          </table:table-cell>
          <table:table-cell office:value-type="float" office:value="22689.3560226894" calcext:value-type="float">
            <text:p>22689.3560226894</text:p>
          </table:table-cell>
          <table:table-cell table:number-columns-repeated="5"/>
        </table:table-row>
        <table:table-row table:style-name="ro1">
          <table:table-cell office:value-type="float" office:value="-40.3044085597721" calcext:value-type="float">
            <text:p>-40.3044085597721</text:p>
          </table:table-cell>
          <table:table-cell office:value-type="float" office:value="26.1724578241123" calcext:value-type="float">
            <text:p>26.1724578241123</text:p>
          </table:table-cell>
          <table:table-cell office:value-type="float" office:value="127.452282281607" calcext:value-type="float">
            <text:p>127.452282281607</text:p>
          </table:table-cell>
          <table:table-cell office:value-type="float" office:value="22722.7227227227" calcext:value-type="float">
            <text:p>22722.7227227227</text:p>
          </table:table-cell>
          <table:table-cell table:number-columns-repeated="5"/>
        </table:table-row>
        <table:table-row table:style-name="ro1">
          <table:table-cell office:value-type="float" office:value="-40.3044085597721" calcext:value-type="float">
            <text:p>-40.3044085597721</text:p>
          </table:table-cell>
          <table:table-cell office:value-type="float" office:value="26.1724578241123" calcext:value-type="float">
            <text:p>26.1724578241123</text:p>
          </table:table-cell>
          <table:table-cell office:value-type="float" office:value="127.452282281607" calcext:value-type="float">
            <text:p>127.452282281607</text:p>
          </table:table-cell>
          <table:table-cell office:value-type="float" office:value="22756.0894227561" calcext:value-type="float">
            <text:p>22756.0894227561</text:p>
          </table:table-cell>
          <table:table-cell table:number-columns-repeated="5"/>
        </table:table-row>
        <table:table-row table:style-name="ro1">
          <table:table-cell office:value-type="float" office:value="-40.0991297486184" calcext:value-type="float">
            <text:p>-40.0991297486184</text:p>
          </table:table-cell>
          <table:table-cell office:value-type="float" office:value="26.2051586456159" calcext:value-type="float">
            <text:p>26.2051586456159</text:p>
          </table:table-cell>
          <table:table-cell office:value-type="float" office:value="127.760066259301" calcext:value-type="float">
            <text:p>127.760066259301</text:p>
          </table:table-cell>
          <table:table-cell office:value-type="float" office:value="22789.4561227894" calcext:value-type="float">
            <text:p>22789.4561227894</text:p>
          </table:table-cell>
          <table:table-cell table:number-columns-repeated="5"/>
        </table:table-row>
        <table:table-row table:style-name="ro1">
          <table:table-cell office:value-type="float" office:value="-39.9710118539379" calcext:value-type="float">
            <text:p>-39.9710118539379</text:p>
          </table:table-cell>
          <table:table-cell office:value-type="float" office:value="26.2144524436791" calcext:value-type="float">
            <text:p>26.2144524436791</text:p>
          </table:table-cell>
          <table:table-cell office:value-type="float" office:value="127.926935869359" calcext:value-type="float">
            <text:p>127.926935869359</text:p>
          </table:table-cell>
          <table:table-cell office:value-type="float" office:value="22822.8228228228" calcext:value-type="float">
            <text:p>22822.8228228228</text:p>
          </table:table-cell>
          <table:table-cell table:number-columns-repeated="5"/>
        </table:table-row>
        <table:table-row table:style-name="ro1">
          <table:table-cell office:value-type="float" office:value="-39.811428715592" calcext:value-type="float">
            <text:p>-39.811428715592</text:p>
          </table:table-cell>
          <table:table-cell office:value-type="float" office:value="26.2561419925788" calcext:value-type="float">
            <text:p>26.2561419925788</text:p>
          </table:table-cell>
          <table:table-cell office:value-type="float" office:value="128.343281803678" calcext:value-type="float">
            <text:p>128.343281803678</text:p>
          </table:table-cell>
          <table:table-cell office:value-type="float" office:value="22856.1895228562" calcext:value-type="float">
            <text:p>22856.1895228562</text:p>
          </table:table-cell>
          <table:table-cell table:number-columns-repeated="5"/>
        </table:table-row>
        <table:table-row table:style-name="ro1">
          <table:table-cell office:value-type="float" office:value="-39.5635781947453" calcext:value-type="float">
            <text:p>-39.5635781947453</text:p>
          </table:table-cell>
          <table:table-cell office:value-type="float" office:value="26.2694895269251" calcext:value-type="float">
            <text:p>26.2694895269251</text:p>
          </table:table-cell>
          <table:table-cell office:value-type="float" office:value="128.458535885523" calcext:value-type="float">
            <text:p>128.458535885523</text:p>
          </table:table-cell>
          <table:table-cell office:value-type="float" office:value="22889.5562228896" calcext:value-type="float">
            <text:p>22889.5562228896</text:p>
          </table:table-cell>
          <table:table-cell table:number-columns-repeated="5"/>
        </table:table-row>
        <table:table-row table:style-name="ro1">
          <table:table-cell office:value-type="float" office:value="-39.5635781947453" calcext:value-type="float">
            <text:p>-39.5635781947453</text:p>
          </table:table-cell>
          <table:table-cell office:value-type="float" office:value="26.2694895269251" calcext:value-type="float">
            <text:p>26.2694895269251</text:p>
          </table:table-cell>
          <table:table-cell office:value-type="float" office:value="128.458535885523" calcext:value-type="float">
            <text:p>128.458535885523</text:p>
          </table:table-cell>
          <table:table-cell office:value-type="float" office:value="22922.9229229229" calcext:value-type="float">
            <text:p>22922.9229229229</text:p>
          </table:table-cell>
          <table:table-cell table:number-columns-repeated="5"/>
        </table:table-row>
        <table:table-row table:style-name="ro1">
          <table:table-cell office:value-type="float" office:value="-39.4605661161657" calcext:value-type="float">
            <text:p>-39.4605661161657</text:p>
          </table:table-cell>
          <table:table-cell office:value-type="float" office:value="26.2439371084799" calcext:value-type="float">
            <text:p>26.2439371084799</text:p>
          </table:table-cell>
          <table:table-cell office:value-type="float" office:value="128.367307223222" calcext:value-type="float">
            <text:p>128.367307223222</text:p>
          </table:table-cell>
          <table:table-cell office:value-type="float" office:value="22956.2896229563" calcext:value-type="float">
            <text:p>22956.2896229563</text:p>
          </table:table-cell>
          <table:table-cell table:number-columns-repeated="5"/>
        </table:table-row>
        <table:table-row table:style-name="ro1">
          <table:table-cell office:value-type="float" office:value="-39.2146887636254" calcext:value-type="float">
            <text:p>-39.2146887636254</text:p>
          </table:table-cell>
          <table:table-cell office:value-type="float" office:value="26.2602515421695" calcext:value-type="float">
            <text:p>26.2602515421695</text:p>
          </table:table-cell>
          <table:table-cell office:value-type="float" office:value="128.505946309873" calcext:value-type="float">
            <text:p>128.505946309873</text:p>
          </table:table-cell>
          <table:table-cell office:value-type="float" office:value="22989.6563229897" calcext:value-type="float">
            <text:p>22989.6563229897</text:p>
          </table:table-cell>
          <table:table-cell table:number-columns-repeated="5"/>
        </table:table-row>
        <table:table-row table:style-name="ro1">
          <table:table-cell office:value-type="float" office:value="-39.0269802719226" calcext:value-type="float">
            <text:p>-39.0269802719226</text:p>
          </table:table-cell>
          <table:table-cell office:value-type="float" office:value="26.2573719383653" calcext:value-type="float">
            <text:p>26.2573719383653</text:p>
          </table:table-cell>
          <table:table-cell office:value-type="float" office:value="128.538888252992" calcext:value-type="float">
            <text:p>128.538888252992</text:p>
          </table:table-cell>
          <table:table-cell office:value-type="float" office:value="23023.023023023" calcext:value-type="float">
            <text:p>23023.023023023</text:p>
          </table:table-cell>
          <table:table-cell table:number-columns-repeated="5"/>
        </table:table-row>
        <table:table-row table:style-name="ro1">
          <table:table-cell office:value-type="float" office:value="-38.7688306498543" calcext:value-type="float">
            <text:p>-38.7688306498543</text:p>
          </table:table-cell>
          <table:table-cell office:value-type="float" office:value="26.2323090489852" calcext:value-type="float">
            <text:p>26.2323090489852</text:p>
          </table:table-cell>
          <table:table-cell office:value-type="float" office:value="128.332825556282" calcext:value-type="float">
            <text:p>128.332825556282</text:p>
          </table:table-cell>
          <table:table-cell office:value-type="float" office:value="23056.3897230564" calcext:value-type="float">
            <text:p>23056.3897230564</text:p>
          </table:table-cell>
          <table:table-cell table:number-columns-repeated="5"/>
        </table:table-row>
        <table:table-row table:style-name="ro1">
          <table:table-cell office:value-type="float" office:value="-38.7100330055802" calcext:value-type="float">
            <text:p>-38.7100330055802</text:p>
          </table:table-cell>
          <table:table-cell office:value-type="float" office:value="26.218148490571" calcext:value-type="float">
            <text:p>26.218148490571</text:p>
          </table:table-cell>
          <table:table-cell office:value-type="float" office:value="128.166067475923" calcext:value-type="float">
            <text:p>128.166067475923</text:p>
          </table:table-cell>
          <table:table-cell office:value-type="float" office:value="23089.7564230898" calcext:value-type="float">
            <text:p>23089.7564230898</text:p>
          </table:table-cell>
          <table:table-cell table:number-columns-repeated="5"/>
        </table:table-row>
        <table:table-row table:style-name="ro1">
          <table:table-cell office:value-type="float" office:value="-38.1738180744704" calcext:value-type="float">
            <text:p>-38.1738180744704</text:p>
          </table:table-cell>
          <table:table-cell office:value-type="float" office:value="25.8954237932095" calcext:value-type="float">
            <text:p>25.8954237932095</text:p>
          </table:table-cell>
          <table:table-cell office:value-type="float" office:value="127.150688699842" calcext:value-type="float">
            <text:p>127.150688699842</text:p>
          </table:table-cell>
          <table:table-cell office:value-type="float" office:value="23123.1231231231" calcext:value-type="float">
            <text:p>23123.1231231231</text:p>
          </table:table-cell>
          <table:table-cell table:number-columns-repeated="5"/>
        </table:table-row>
        <table:table-row table:style-name="ro1">
          <table:table-cell office:value-type="float" office:value="-37.5791002794494" calcext:value-type="float">
            <text:p>-37.5791002794494</text:p>
          </table:table-cell>
          <table:table-cell office:value-type="float" office:value="25.4779266591795" calcext:value-type="float">
            <text:p>25.4779266591795</text:p>
          </table:table-cell>
          <table:table-cell office:value-type="float" office:value="125.451223350784" calcext:value-type="float">
            <text:p>125.451223350784</text:p>
          </table:table-cell>
          <table:table-cell office:value-type="float" office:value="23156.4898231565" calcext:value-type="float">
            <text:p>23156.4898231565</text:p>
          </table:table-cell>
          <table:table-cell table:number-columns-repeated="5"/>
        </table:table-row>
        <table:table-row table:style-name="ro1">
          <table:table-cell office:value-type="float" office:value="-37.5157810642446" calcext:value-type="float">
            <text:p>-37.5157810642446</text:p>
          </table:table-cell>
          <table:table-cell office:value-type="float" office:value="25.4912054781492" calcext:value-type="float">
            <text:p>25.4912054781492</text:p>
          </table:table-cell>
          <table:table-cell office:value-type="float" office:value="125.929575582107" calcext:value-type="float">
            <text:p>125.929575582107</text:p>
          </table:table-cell>
          <table:table-cell office:value-type="float" office:value="23189.8565231899" calcext:value-type="float">
            <text:p>23189.8565231899</text:p>
          </table:table-cell>
          <table:table-cell table:number-columns-repeated="5"/>
        </table:table-row>
        <table:table-row table:style-name="ro1">
          <table:table-cell office:value-type="float" office:value="-36.7789907423659" calcext:value-type="float">
            <text:p>-36.7789907423659</text:p>
          </table:table-cell>
          <table:table-cell office:value-type="float" office:value="25.1369180406657" calcext:value-type="float">
            <text:p>25.1369180406657</text:p>
          </table:table-cell>
          <table:table-cell office:value-type="float" office:value="124.413209110548" calcext:value-type="float">
            <text:p>124.413209110548</text:p>
          </table:table-cell>
          <table:table-cell office:value-type="float" office:value="23223.2232232232" calcext:value-type="float">
            <text:p>23223.2232232232</text:p>
          </table:table-cell>
          <table:table-cell table:number-columns-repeated="5"/>
        </table:table-row>
        <table:table-row table:style-name="ro1">
          <table:table-cell office:value-type="float" office:value="-36.7789907423659" calcext:value-type="float">
            <text:p>-36.7789907423659</text:p>
          </table:table-cell>
          <table:table-cell office:value-type="float" office:value="25.1369180406657" calcext:value-type="float">
            <text:p>25.1369180406657</text:p>
          </table:table-cell>
          <table:table-cell office:value-type="float" office:value="124.413209110548" calcext:value-type="float">
            <text:p>124.413209110548</text:p>
          </table:table-cell>
          <table:table-cell office:value-type="float" office:value="23256.5899232566" calcext:value-type="float">
            <text:p>23256.5899232566</text:p>
          </table:table-cell>
          <table:table-cell table:number-columns-repeated="5"/>
        </table:table-row>
        <table:table-row table:style-name="ro1">
          <table:table-cell office:value-type="float" office:value="-36.4470571718253" calcext:value-type="float">
            <text:p>-36.4470571718253</text:p>
          </table:table-cell>
          <table:table-cell office:value-type="float" office:value="25.1262462865318" calcext:value-type="float">
            <text:p>25.1262462865318</text:p>
          </table:table-cell>
          <table:table-cell office:value-type="float" office:value="124.437306423747" calcext:value-type="float">
            <text:p>124.437306423747</text:p>
          </table:table-cell>
          <table:table-cell office:value-type="float" office:value="23289.95662329" calcext:value-type="float">
            <text:p>23289.95662329</text:p>
          </table:table-cell>
          <table:table-cell table:number-columns-repeated="5"/>
        </table:table-row>
        <table:table-row table:style-name="ro1">
          <table:table-cell office:value-type="float" office:value="-36.4259077599545" calcext:value-type="float">
            <text:p>-36.4259077599545</text:p>
          </table:table-cell>
          <table:table-cell office:value-type="float" office:value="25.2333208557371" calcext:value-type="float">
            <text:p>25.2333208557371</text:p>
          </table:table-cell>
          <table:table-cell office:value-type="float" office:value="125.55455978922" calcext:value-type="float">
            <text:p>125.55455978922</text:p>
          </table:table-cell>
          <table:table-cell office:value-type="float" office:value="23323.3233233233" calcext:value-type="float">
            <text:p>23323.3233233233</text:p>
          </table:table-cell>
          <table:table-cell table:number-columns-repeated="5"/>
        </table:table-row>
        <table:table-row table:style-name="ro1">
          <table:table-cell office:value-type="float" office:value="-35.5274915826143" calcext:value-type="float">
            <text:p>-35.5274915826143</text:p>
          </table:table-cell>
          <table:table-cell office:value-type="float" office:value="24.4908034174075" calcext:value-type="float">
            <text:p>24.4908034174075</text:p>
          </table:table-cell>
          <table:table-cell office:value-type="float" office:value="122.81945768628" calcext:value-type="float">
            <text:p>122.81945768628</text:p>
          </table:table-cell>
          <table:table-cell office:value-type="float" office:value="23356.6900233567" calcext:value-type="float">
            <text:p>23356.6900233567</text:p>
          </table:table-cell>
          <table:table-cell table:number-columns-repeated="5"/>
        </table:table-row>
        <table:table-row table:style-name="ro1">
          <table:table-cell office:value-type="float" office:value="-35.4822974879486" calcext:value-type="float">
            <text:p>-35.4822974879486</text:p>
          </table:table-cell>
          <table:table-cell office:value-type="float" office:value="24.6184340208139" calcext:value-type="float">
            <text:p>24.6184340208139</text:p>
          </table:table-cell>
          <table:table-cell office:value-type="float" office:value="124.334218502939" calcext:value-type="float">
            <text:p>124.334218502939</text:p>
          </table:table-cell>
          <table:table-cell office:value-type="float" office:value="23390.0567233901" calcext:value-type="float">
            <text:p>23390.0567233901</text:p>
          </table:table-cell>
          <table:table-cell table:number-columns-repeated="5"/>
        </table:table-row>
        <table:table-row table:style-name="ro1">
          <table:table-cell office:value-type="float" office:value="-35.4822974879486" calcext:value-type="float">
            <text:p>-35.4822974879486</text:p>
          </table:table-cell>
          <table:table-cell office:value-type="float" office:value="24.6184340208139" calcext:value-type="float">
            <text:p>24.6184340208139</text:p>
          </table:table-cell>
          <table:table-cell office:value-type="float" office:value="124.334218502939" calcext:value-type="float">
            <text:p>124.334218502939</text:p>
          </table:table-cell>
          <table:table-cell office:value-type="float" office:value="23423.4234234234" calcext:value-type="float">
            <text:p>23423.4234234234</text:p>
          </table:table-cell>
          <table:table-cell table:number-columns-repeated="5"/>
        </table:table-row>
        <table:table-row table:style-name="ro1">
          <table:table-cell office:value-type="float" office:value="-35.0788838933142" calcext:value-type="float">
            <text:p>-35.0788838933142</text:p>
          </table:table-cell>
          <table:table-cell office:value-type="float" office:value="24.6398315595483" calcext:value-type="float">
            <text:p>24.6398315595483</text:p>
          </table:table-cell>
          <table:table-cell office:value-type="float" office:value="124.60423821334" calcext:value-type="float">
            <text:p>124.60423821334</text:p>
          </table:table-cell>
          <table:table-cell office:value-type="float" office:value="23456.7901234568" calcext:value-type="float">
            <text:p>23456.7901234568</text:p>
          </table:table-cell>
          <table:table-cell table:number-columns-repeated="5"/>
        </table:table-row>
        <table:table-row table:style-name="ro1">
          <table:table-cell office:value-type="float" office:value="-34.2009267658211" calcext:value-type="float">
            <text:p>-34.2009267658211</text:p>
          </table:table-cell>
          <table:table-cell office:value-type="float" office:value="24.2716254467117" calcext:value-type="float">
            <text:p>24.2716254467117</text:p>
          </table:table-cell>
          <table:table-cell office:value-type="float" office:value="123.168842069567" calcext:value-type="float">
            <text:p>123.168842069567</text:p>
          </table:table-cell>
          <table:table-cell office:value-type="float" office:value="23490.1568234902" calcext:value-type="float">
            <text:p>23490.1568234902</text:p>
          </table:table-cell>
          <table:table-cell table:number-columns-repeated="5"/>
        </table:table-row>
        <table:table-row table:style-name="ro1">
          <table:table-cell office:value-type="float" office:value="-34.1448220474278" calcext:value-type="float">
            <text:p>-34.1448220474278</text:p>
          </table:table-cell>
          <table:table-cell office:value-type="float" office:value="24.7084348634114" calcext:value-type="float">
            <text:p>24.7084348634114</text:p>
          </table:table-cell>
          <table:table-cell office:value-type="float" office:value="125.270611323986" calcext:value-type="float">
            <text:p>125.270611323986</text:p>
          </table:table-cell>
          <table:table-cell office:value-type="float" office:value="23523.5235235235" calcext:value-type="float">
            <text:p>23523.5235235235</text:p>
          </table:table-cell>
          <table:table-cell table:number-columns-repeated="5"/>
        </table:table-row>
        <table:table-row table:style-name="ro1">
          <table:table-cell office:value-type="float" office:value="-34.1448220474278" calcext:value-type="float">
            <text:p>-34.1448220474278</text:p>
          </table:table-cell>
          <table:table-cell office:value-type="float" office:value="24.7084348634114" calcext:value-type="float">
            <text:p>24.7084348634114</text:p>
          </table:table-cell>
          <table:table-cell office:value-type="float" office:value="125.270611323986" calcext:value-type="float">
            <text:p>125.270611323986</text:p>
          </table:table-cell>
          <table:table-cell office:value-type="float" office:value="23556.8902235569" calcext:value-type="float">
            <text:p>23556.8902235569</text:p>
          </table:table-cell>
          <table:table-cell table:number-columns-repeated="5"/>
        </table:table-row>
        <table:table-row table:style-name="ro1">
          <table:table-cell office:value-type="float" office:value="-33.4784825817114" calcext:value-type="float">
            <text:p>-33.4784825817114</text:p>
          </table:table-cell>
          <table:table-cell office:value-type="float" office:value="24.769338659212" calcext:value-type="float">
            <text:p>24.769338659212</text:p>
          </table:table-cell>
          <table:table-cell office:value-type="float" office:value="125.716992260915" calcext:value-type="float">
            <text:p>125.716992260915</text:p>
          </table:table-cell>
          <table:table-cell office:value-type="float" office:value="23590.2569235903" calcext:value-type="float">
            <text:p>23590.2569235903</text:p>
          </table:table-cell>
          <table:table-cell table:number-columns-repeated="5"/>
        </table:table-row>
        <table:table-row table:style-name="ro1">
          <table:table-cell office:value-type="float" office:value="-33.3668643999116" calcext:value-type="float">
            <text:p>-33.3668643999116</text:p>
          </table:table-cell>
          <table:table-cell office:value-type="float" office:value="24.7801442557512" calcext:value-type="float">
            <text:p>24.7801442557512</text:p>
          </table:table-cell>
          <table:table-cell office:value-type="float" office:value="126.343486801935" calcext:value-type="float">
            <text:p>126.343486801935</text:p>
          </table:table-cell>
          <table:table-cell office:value-type="float" office:value="23623.6236236236" calcext:value-type="float">
            <text:p>23623.6236236236</text:p>
          </table:table-cell>
          <table:table-cell table:number-columns-repeated="5"/>
        </table:table-row>
        <table:table-row table:style-name="ro1">
          <table:table-cell office:value-type="float" office:value="-33.115934591292" calcext:value-type="float">
            <text:p>-33.115934591292</text:p>
          </table:table-cell>
          <table:table-cell office:value-type="float" office:value="25.1824330829586" calcext:value-type="float">
            <text:p>25.1824330829586</text:p>
          </table:table-cell>
          <table:table-cell office:value-type="float" office:value="128.180466030866" calcext:value-type="float">
            <text:p>128.180466030866</text:p>
          </table:table-cell>
          <table:table-cell office:value-type="float" office:value="23656.990323657" calcext:value-type="float">
            <text:p>23656.990323657</text:p>
          </table:table-cell>
          <table:table-cell table:number-columns-repeated="5"/>
        </table:table-row>
        <table:table-row table:style-name="ro1">
          <table:table-cell office:value-type="float" office:value="-32.1680213961747" calcext:value-type="float">
            <text:p>-32.1680213961747</text:p>
          </table:table-cell>
          <table:table-cell office:value-type="float" office:value="24.7762611007158" calcext:value-type="float">
            <text:p>24.7762611007158</text:p>
          </table:table-cell>
          <table:table-cell office:value-type="float" office:value="126.363131939445" calcext:value-type="float">
            <text:p>126.363131939445</text:p>
          </table:table-cell>
          <table:table-cell office:value-type="float" office:value="23690.3570236904" calcext:value-type="float">
            <text:p>23690.3570236904</text:p>
          </table:table-cell>
          <table:table-cell table:number-columns-repeated="5"/>
        </table:table-row>
        <table:table-row table:style-name="ro1">
          <table:table-cell office:value-type="float" office:value="-32.1680213961747" calcext:value-type="float">
            <text:p>-32.1680213961747</text:p>
          </table:table-cell>
          <table:table-cell office:value-type="float" office:value="24.7762611007158" calcext:value-type="float">
            <text:p>24.7762611007158</text:p>
          </table:table-cell>
          <table:table-cell office:value-type="float" office:value="126.363131939445" calcext:value-type="float">
            <text:p>126.363131939445</text:p>
          </table:table-cell>
          <table:table-cell office:value-type="float" office:value="23723.7237237237" calcext:value-type="float">
            <text:p>23723.7237237237</text:p>
          </table:table-cell>
          <table:table-cell table:number-columns-repeated="5"/>
        </table:table-row>
        <table:table-row table:style-name="ro1">
          <table:table-cell office:value-type="float" office:value="-31.0079156656237" calcext:value-type="float">
            <text:p>-31.0079156656237</text:p>
          </table:table-cell>
          <table:table-cell office:value-type="float" office:value="24.456825102901" calcext:value-type="float">
            <text:p>24.456825102901</text:p>
          </table:table-cell>
          <table:table-cell office:value-type="float" office:value="125.320980453456" calcext:value-type="float">
            <text:p>125.320980453456</text:p>
          </table:table-cell>
          <table:table-cell office:value-type="float" office:value="23757.0904237571" calcext:value-type="float">
            <text:p>23757.0904237571</text:p>
          </table:table-cell>
          <table:table-cell table:number-columns-repeated="5"/>
        </table:table-row>
        <table:table-row table:style-name="ro1">
          <table:table-cell office:value-type="float" office:value="-30.7138125824117" calcext:value-type="float">
            <text:p>-30.7138125824117</text:p>
          </table:table-cell>
          <table:table-cell office:value-type="float" office:value="24.9204905199352" calcext:value-type="float">
            <text:p>24.9204905199352</text:p>
          </table:table-cell>
          <table:table-cell office:value-type="float" office:value="127.955538343114" calcext:value-type="float">
            <text:p>127.955538343114</text:p>
          </table:table-cell>
          <table:table-cell office:value-type="float" office:value="23790.4571237905" calcext:value-type="float">
            <text:p>23790.4571237905</text:p>
          </table:table-cell>
          <table:table-cell table:number-columns-repeated="5"/>
        </table:table-row>
        <table:table-row table:style-name="ro1">
          <table:table-cell office:value-type="float" office:value="-29.970552018566" calcext:value-type="float">
            <text:p>-29.970552018566</text:p>
          </table:table-cell>
          <table:table-cell office:value-type="float" office:value="25.0287098795111" calcext:value-type="float">
            <text:p>25.0287098795111</text:p>
          </table:table-cell>
          <table:table-cell office:value-type="float" office:value="129.208035374541" calcext:value-type="float">
            <text:p>129.208035374541</text:p>
          </table:table-cell>
          <table:table-cell office:value-type="float" office:value="23823.8238238238" calcext:value-type="float">
            <text:p>23823.8238238238</text:p>
          </table:table-cell>
          <table:table-cell table:number-columns-repeated="5"/>
        </table:table-row>
        <table:table-row table:style-name="ro1">
          <table:table-cell office:value-type="float" office:value="-29.3128173351955" calcext:value-type="float">
            <text:p>-29.3128173351955</text:p>
          </table:table-cell>
          <table:table-cell office:value-type="float" office:value="25.1317457781139" calcext:value-type="float">
            <text:p>25.1317457781139</text:p>
          </table:table-cell>
          <table:table-cell office:value-type="float" office:value="130.239005019622" calcext:value-type="float">
            <text:p>130.239005019622</text:p>
          </table:table-cell>
          <table:table-cell office:value-type="float" office:value="23857.1905238572" calcext:value-type="float">
            <text:p>23857.1905238572</text:p>
          </table:table-cell>
          <table:table-cell table:number-columns-repeated="5"/>
        </table:table-row>
        <table:table-row table:style-name="ro1">
          <table:table-cell office:value-type="float" office:value="-29.3128173351955" calcext:value-type="float">
            <text:p>-29.3128173351955</text:p>
          </table:table-cell>
          <table:table-cell office:value-type="float" office:value="25.1317457781139" calcext:value-type="float">
            <text:p>25.1317457781139</text:p>
          </table:table-cell>
          <table:table-cell office:value-type="float" office:value="130.239005019622" calcext:value-type="float">
            <text:p>130.239005019622</text:p>
          </table:table-cell>
          <table:table-cell office:value-type="float" office:value="23890.5572238906" calcext:value-type="float">
            <text:p>23890.5572238906</text:p>
          </table:table-cell>
          <table:table-cell table:number-columns-repeated="5"/>
        </table:table-row>
        <table:table-row table:style-name="ro1">
          <table:table-cell office:value-type="float" office:value="-28.2417849761388" calcext:value-type="float">
            <text:p>-28.2417849761388</text:p>
          </table:table-cell>
          <table:table-cell office:value-type="float" office:value="24.6957312571617" calcext:value-type="float">
            <text:p>24.6957312571617</text:p>
          </table:table-cell>
          <table:table-cell office:value-type="float" office:value="128.570487676633" calcext:value-type="float">
            <text:p>128.570487676633</text:p>
          </table:table-cell>
          <table:table-cell office:value-type="float" office:value="23923.9239239239" calcext:value-type="float">
            <text:p>23923.9239239239</text:p>
          </table:table-cell>
          <table:table-cell table:number-columns-repeated="5"/>
        </table:table-row>
        <table:table-row table:style-name="ro1">
          <table:table-cell office:value-type="float" office:value="-27.2374152555403" calcext:value-type="float">
            <text:p>-27.2374152555403</text:p>
          </table:table-cell>
          <table:table-cell office:value-type="float" office:value="24.8191400693007" calcext:value-type="float">
            <text:p>24.8191400693007</text:p>
          </table:table-cell>
          <table:table-cell office:value-type="float" office:value="129.411289614059" calcext:value-type="float">
            <text:p>129.411289614059</text:p>
          </table:table-cell>
          <table:table-cell office:value-type="float" office:value="23957.2906239573" calcext:value-type="float">
            <text:p>23957.2906239573</text:p>
          </table:table-cell>
          <table:table-cell table:number-columns-repeated="5"/>
        </table:table-row>
        <table:table-row table:style-name="ro1">
          <table:table-cell office:value-type="float" office:value="-26.4253975622823" calcext:value-type="float">
            <text:p>-26.4253975622823</text:p>
          </table:table-cell>
          <table:table-cell office:value-type="float" office:value="24.9144566535775" calcext:value-type="float">
            <text:p>24.9144566535775</text:p>
          </table:table-cell>
          <table:table-cell office:value-type="float" office:value="130.80537216099" calcext:value-type="float">
            <text:p>130.80537216099</text:p>
          </table:table-cell>
          <table:table-cell office:value-type="float" office:value="23990.6573239907" calcext:value-type="float">
            <text:p>23990.6573239907</text:p>
          </table:table-cell>
          <table:table-cell table:number-columns-repeated="5"/>
        </table:table-row>
        <table:table-row table:style-name="ro1">
          <table:table-cell office:value-type="float" office:value="-25.4072847969136" calcext:value-type="float">
            <text:p>-25.4072847969136</text:p>
          </table:table-cell>
          <table:table-cell office:value-type="float" office:value="24.9849101686724" calcext:value-type="float">
            <text:p>24.9849101686724</text:p>
          </table:table-cell>
          <table:table-cell office:value-type="float" office:value="131.190121066826" calcext:value-type="float">
            <text:p>131.190121066826</text:p>
          </table:table-cell>
          <table:table-cell office:value-type="float" office:value="24024.024024024" calcext:value-type="float">
            <text:p>24024.024024024</text:p>
          </table:table-cell>
          <table:table-cell table:number-columns-repeated="5"/>
        </table:table-row>
        <table:table-row table:style-name="ro1">
          <table:table-cell office:value-type="float" office:value="-24.4098847408401" calcext:value-type="float">
            <text:p>-24.4098847408401</text:p>
          </table:table-cell>
          <table:table-cell office:value-type="float" office:value="25.0556488874232" calcext:value-type="float">
            <text:p>25.0556488874232</text:p>
          </table:table-cell>
          <table:table-cell office:value-type="float" office:value="131.900994825769" calcext:value-type="float">
            <text:p>131.900994825769</text:p>
          </table:table-cell>
          <table:table-cell office:value-type="float" office:value="24057.3907240574" calcext:value-type="float">
            <text:p>24057.3907240574</text:p>
          </table:table-cell>
          <table:table-cell table:number-columns-repeated="5"/>
        </table:table-row>
        <table:table-row table:style-name="ro1">
          <table:table-cell office:value-type="float" office:value="-24.4098847408401" calcext:value-type="float">
            <text:p>-24.4098847408401</text:p>
          </table:table-cell>
          <table:table-cell office:value-type="float" office:value="25.0556488874232" calcext:value-type="float">
            <text:p>25.0556488874232</text:p>
          </table:table-cell>
          <table:table-cell office:value-type="float" office:value="131.900994825769" calcext:value-type="float">
            <text:p>131.900994825769</text:p>
          </table:table-cell>
          <table:table-cell office:value-type="float" office:value="24090.7574240908" calcext:value-type="float">
            <text:p>24090.7574240908</text:p>
          </table:table-cell>
          <table:table-cell table:number-columns-repeated="5"/>
        </table:table-row>
        <table:table-row table:style-name="ro1">
          <table:table-cell office:value-type="float" office:value="-23.2662284550734" calcext:value-type="float">
            <text:p>-23.2662284550734</text:p>
          </table:table-cell>
          <table:table-cell office:value-type="float" office:value="25.0874399749155" calcext:value-type="float">
            <text:p>25.0874399749155</text:p>
          </table:table-cell>
          <table:table-cell office:value-type="float" office:value="132.118455878495" calcext:value-type="float">
            <text:p>132.118455878495</text:p>
          </table:table-cell>
          <table:table-cell office:value-type="float" office:value="24124.1241241241" calcext:value-type="float">
            <text:p>24124.1241241241</text:p>
          </table:table-cell>
          <table:table-cell table:number-columns-repeated="5"/>
        </table:table-row>
        <table:table-row table:style-name="ro1">
          <table:table-cell office:value-type="float" office:value="-22.133259407606" calcext:value-type="float">
            <text:p>-22.133259407606</text:p>
          </table:table-cell>
          <table:table-cell office:value-type="float" office:value="25.1102475150618" calcext:value-type="float">
            <text:p>25.1102475150618</text:p>
          </table:table-cell>
          <table:table-cell office:value-type="float" office:value="132.274455530411" calcext:value-type="float">
            <text:p>132.274455530411</text:p>
          </table:table-cell>
          <table:table-cell office:value-type="float" office:value="24157.4908241575" calcext:value-type="float">
            <text:p>24157.4908241575</text:p>
          </table:table-cell>
          <table:table-cell table:number-columns-repeated="5"/>
        </table:table-row>
        <table:table-row table:style-name="ro1">
          <table:table-cell office:value-type="float" office:value="-21.4487918980419" calcext:value-type="float">
            <text:p>-21.4487918980419</text:p>
          </table:table-cell>
          <table:table-cell office:value-type="float" office:value="25.612075789974" calcext:value-type="float">
            <text:p>25.612075789974</text:p>
          </table:table-cell>
          <table:table-cell office:value-type="float" office:value="135.156342924426" calcext:value-type="float">
            <text:p>135.156342924426</text:p>
          </table:table-cell>
          <table:table-cell office:value-type="float" office:value="24190.8575241909" calcext:value-type="float">
            <text:p>24190.8575241909</text:p>
          </table:table-cell>
          <table:table-cell table:number-columns-repeated="5"/>
        </table:table-row>
        <table:table-row table:style-name="ro1">
          <table:table-cell office:value-type="float" office:value="-21.4487918980419" calcext:value-type="float">
            <text:p>-21.4487918980419</text:p>
          </table:table-cell>
          <table:table-cell office:value-type="float" office:value="25.612075789974" calcext:value-type="float">
            <text:p>25.612075789974</text:p>
          </table:table-cell>
          <table:table-cell office:value-type="float" office:value="135.156342924426" calcext:value-type="float">
            <text:p>135.156342924426</text:p>
          </table:table-cell>
          <table:table-cell office:value-type="float" office:value="24224.2242242242" calcext:value-type="float">
            <text:p>24224.2242242242</text:p>
          </table:table-cell>
          <table:table-cell table:number-columns-repeated="5"/>
        </table:table-row>
        <table:table-row table:style-name="ro1">
          <table:table-cell office:value-type="float" office:value="-20.2237967941893" calcext:value-type="float">
            <text:p>-20.2237967941893</text:p>
          </table:table-cell>
          <table:table-cell office:value-type="float" office:value="25.6343888819854" calcext:value-type="float">
            <text:p>25.6343888819854</text:p>
          </table:table-cell>
          <table:table-cell office:value-type="float" office:value="135.460705417818" calcext:value-type="float">
            <text:p>135.460705417818</text:p>
          </table:table-cell>
          <table:table-cell office:value-type="float" office:value="24257.5909242576" calcext:value-type="float">
            <text:p>24257.5909242576</text:p>
          </table:table-cell>
          <table:table-cell table:number-columns-repeated="5"/>
        </table:table-row>
        <table:table-row table:style-name="ro1">
          <table:table-cell office:value-type="float" office:value="-19.4445855711773" calcext:value-type="float">
            <text:p>-19.4445855711773</text:p>
          </table:table-cell>
          <table:table-cell office:value-type="float" office:value="26.1077398195775" calcext:value-type="float">
            <text:p>26.1077398195775</text:p>
          </table:table-cell>
          <table:table-cell office:value-type="float" office:value="138.042349464079" calcext:value-type="float">
            <text:p>138.042349464079</text:p>
          </table:table-cell>
          <table:table-cell office:value-type="float" office:value="24290.957624291" calcext:value-type="float">
            <text:p>24290.957624291</text:p>
          </table:table-cell>
          <table:table-cell table:number-columns-repeated="5"/>
        </table:table-row>
        <table:table-row table:style-name="ro1">
          <table:table-cell office:value-type="float" office:value="-18.2690384807361" calcext:value-type="float">
            <text:p>-18.2690384807361</text:p>
          </table:table-cell>
          <table:table-cell office:value-type="float" office:value="26.1588091509461" calcext:value-type="float">
            <text:p>26.1588091509461</text:p>
          </table:table-cell>
          <table:table-cell office:value-type="float" office:value="138.40242073058" calcext:value-type="float">
            <text:p>138.40242073058</text:p>
          </table:table-cell>
          <table:table-cell office:value-type="float" office:value="24324.3243243243" calcext:value-type="float">
            <text:p>24324.3243243243</text:p>
          </table:table-cell>
          <table:table-cell table:number-columns-repeated="5"/>
        </table:table-row>
        <table:table-row table:style-name="ro1">
          <table:table-cell office:value-type="float" office:value="-16.488162924113" calcext:value-type="float">
            <text:p>-16.488162924113</text:p>
          </table:table-cell>
          <table:table-cell office:value-type="float" office:value="25.970087434862" calcext:value-type="float">
            <text:p>25.970087434862</text:p>
          </table:table-cell>
          <table:table-cell office:value-type="float" office:value="136.391751599429" calcext:value-type="float">
            <text:p>136.391751599429</text:p>
          </table:table-cell>
          <table:table-cell office:value-type="float" office:value="24357.6910243577" calcext:value-type="float">
            <text:p>24357.6910243577</text:p>
          </table:table-cell>
          <table:table-cell table:number-columns-repeated="5"/>
        </table:table-row>
        <table:table-row table:style-name="ro1">
          <table:table-cell office:value-type="float" office:value="-16.488162924113" calcext:value-type="float">
            <text:p>-16.488162924113</text:p>
          </table:table-cell>
          <table:table-cell office:value-type="float" office:value="25.970087434862" calcext:value-type="float">
            <text:p>25.970087434862</text:p>
          </table:table-cell>
          <table:table-cell office:value-type="float" office:value="136.391751599429" calcext:value-type="float">
            <text:p>136.391751599429</text:p>
          </table:table-cell>
          <table:table-cell office:value-type="float" office:value="24391.0577243911" calcext:value-type="float">
            <text:p>24391.0577243911</text:p>
          </table:table-cell>
          <table:table-cell table:number-columns-repeated="5"/>
        </table:table-row>
        <table:table-row table:style-name="ro1">
          <table:table-cell office:value-type="float" office:value="-14.4455213984526" calcext:value-type="float">
            <text:p>-14.4455213984526</text:p>
          </table:table-cell>
          <table:table-cell office:value-type="float" office:value="25.279662447292" calcext:value-type="float">
            <text:p>25.279662447292</text:p>
          </table:table-cell>
          <table:table-cell office:value-type="float" office:value="131.668799701284" calcext:value-type="float">
            <text:p>131.668799701284</text:p>
          </table:table-cell>
          <table:table-cell office:value-type="float" office:value="24424.4244244244" calcext:value-type="float">
            <text:p>24424.4244244244</text:p>
          </table:table-cell>
          <table:table-cell table:number-columns-repeated="5"/>
        </table:table-row>
        <table:table-row table:style-name="ro1">
          <table:table-cell office:value-type="float" office:value="-13.2761083801168" calcext:value-type="float">
            <text:p>-13.2761083801168</text:p>
          </table:table-cell>
          <table:table-cell office:value-type="float" office:value="25.5109533578714" calcext:value-type="float">
            <text:p>25.5109533578714</text:p>
          </table:table-cell>
          <table:table-cell office:value-type="float" office:value="133.234495135915" calcext:value-type="float">
            <text:p>133.234495135915</text:p>
          </table:table-cell>
          <table:table-cell office:value-type="float" office:value="24457.7911244578" calcext:value-type="float">
            <text:p>24457.7911244578</text:p>
          </table:table-cell>
          <table:table-cell table:number-columns-repeated="5"/>
        </table:table-row>
        <table:table-row table:style-name="ro1">
          <table:table-cell office:value-type="float" office:value="-11.1499905265667" calcext:value-type="float">
            <text:p>-11.1499905265667</text:p>
          </table:table-cell>
          <table:table-cell office:value-type="float" office:value="24.6975286155769" calcext:value-type="float">
            <text:p>24.6975286155769</text:p>
          </table:table-cell>
          <table:table-cell office:value-type="float" office:value="127.7239465223" calcext:value-type="float">
            <text:p>127.7239465223</text:p>
          </table:table-cell>
          <table:table-cell office:value-type="float" office:value="24491.1578244912" calcext:value-type="float">
            <text:p>24491.1578244912</text:p>
          </table:table-cell>
          <table:table-cell table:number-columns-repeated="5"/>
        </table:table-row>
        <table:table-row table:style-name="ro1">
          <table:table-cell office:value-type="float" office:value="-10.0075106638735" calcext:value-type="float">
            <text:p>-10.0075106638735</text:p>
          </table:table-cell>
          <table:table-cell office:value-type="float" office:value="24.6511238609079" calcext:value-type="float">
            <text:p>24.6511238609079</text:p>
          </table:table-cell>
          <table:table-cell office:value-type="float" office:value="130.006837020202" calcext:value-type="float">
            <text:p>130.006837020202</text:p>
          </table:table-cell>
          <table:table-cell office:value-type="float" office:value="24524.5245245245" calcext:value-type="float">
            <text:p>24524.5245245245</text:p>
          </table:table-cell>
          <table:table-cell table:number-columns-repeated="5"/>
        </table:table-row>
        <table:table-row table:style-name="ro1">
          <table:table-cell office:value-type="float" office:value="-10.0075106638735" calcext:value-type="float">
            <text:p>-10.0075106638735</text:p>
          </table:table-cell>
          <table:table-cell office:value-type="float" office:value="24.6511238609079" calcext:value-type="float">
            <text:p>24.6511238609079</text:p>
          </table:table-cell>
          <table:table-cell office:value-type="float" office:value="130.006837020202" calcext:value-type="float">
            <text:p>130.006837020202</text:p>
          </table:table-cell>
          <table:table-cell office:value-type="float" office:value="24557.8912245579" calcext:value-type="float">
            <text:p>24557.8912245579</text:p>
          </table:table-cell>
          <table:table-cell table:number-columns-repeated="5"/>
        </table:table-row>
        <table:table-row table:style-name="ro1">
          <table:table-cell office:value-type="float" office:value="-9.16830005239747" calcext:value-type="float">
            <text:p>-9.16830005239747</text:p>
          </table:table-cell>
          <table:table-cell office:value-type="float" office:value="25.2153090980209" calcext:value-type="float">
            <text:p>25.2153090980209</text:p>
          </table:table-cell>
          <table:table-cell office:value-type="float" office:value="135.145725049322" calcext:value-type="float">
            <text:p>135.145725049322</text:p>
          </table:table-cell>
          <table:table-cell office:value-type="float" office:value="24591.2579245913" calcext:value-type="float">
            <text:p>24591.2579245913</text:p>
          </table:table-cell>
          <table:table-cell table:number-columns-repeated="5"/>
        </table:table-row>
        <table:table-row table:style-name="ro1">
          <table:table-cell office:value-type="float" office:value="-7.30117448757476" calcext:value-type="float">
            <text:p>-7.30117448757476</text:p>
          </table:table-cell>
          <table:table-cell office:value-type="float" office:value="24.3372482919159" calcext:value-type="float">
            <text:p>24.3372482919159</text:p>
          </table:table-cell>
          <table:table-cell office:value-type="float" office:value="130.491194912957" calcext:value-type="float">
            <text:p>130.491194912957</text:p>
          </table:table-cell>
          <table:table-cell office:value-type="float" office:value="24624.6246246246" calcext:value-type="float">
            <text:p>24624.6246246246</text:p>
          </table:table-cell>
          <table:table-cell table:number-columns-repeated="5"/>
        </table:table-row>
        <table:table-row table:style-name="ro1">
          <table:table-cell office:value-type="float" office:value="-6.03803960860391" calcext:value-type="float">
            <text:p>-6.03803960860391</text:p>
          </table:table-cell>
          <table:table-cell office:value-type="float" office:value="24.7544769244448" calcext:value-type="float">
            <text:p>24.7544769244448</text:p>
          </table:table-cell>
          <table:table-cell office:value-type="float" office:value="134.151265861678" calcext:value-type="float">
            <text:p>134.151265861678</text:p>
          </table:table-cell>
          <table:table-cell office:value-type="float" office:value="24657.991324658" calcext:value-type="float">
            <text:p>24657.991324658</text:p>
          </table:table-cell>
          <table:table-cell table:number-columns-repeated="5"/>
        </table:table-row>
        <table:table-row table:style-name="ro1">
          <table:table-cell office:value-type="float" office:value="-4.5140703483251" calcext:value-type="float">
            <text:p>-4.5140703483251</text:p>
          </table:table-cell>
          <table:table-cell office:value-type="float" office:value="24.1736510397454" calcext:value-type="float">
            <text:p>24.1736510397454</text:p>
          </table:table-cell>
          <table:table-cell office:value-type="float" office:value="130.806796958285" calcext:value-type="float">
            <text:p>130.806796958285</text:p>
          </table:table-cell>
          <table:table-cell office:value-type="float" office:value="24691.3580246914" calcext:value-type="float">
            <text:p>24691.3580246914</text:p>
          </table:table-cell>
          <table:table-cell table:number-columns-repeated="5"/>
        </table:table-row>
        <table:table-row table:style-name="ro1">
          <table:table-cell office:value-type="float" office:value="-4.5140703483251" calcext:value-type="float">
            <text:p>-4.5140703483251</text:p>
          </table:table-cell>
          <table:table-cell office:value-type="float" office:value="24.1736510397454" calcext:value-type="float">
            <text:p>24.1736510397454</text:p>
          </table:table-cell>
          <table:table-cell office:value-type="float" office:value="130.806796958285" calcext:value-type="float">
            <text:p>130.806796958285</text:p>
          </table:table-cell>
          <table:table-cell office:value-type="float" office:value="24724.7247247247" calcext:value-type="float">
            <text:p>24724.7247247247</text:p>
          </table:table-cell>
          <table:table-cell table:number-columns-repeated="5"/>
        </table:table-row>
        <table:table-row table:style-name="ro1">
          <table:table-cell office:value-type="float" office:value="-3.06482993005529" calcext:value-type="float">
            <text:p>-3.06482993005529</text:p>
          </table:table-cell>
          <table:table-cell office:value-type="float" office:value="23.8759308847986" calcext:value-type="float">
            <text:p>23.8759308847986</text:p>
          </table:table-cell>
          <table:table-cell office:value-type="float" office:value="128.604962089285" calcext:value-type="float">
            <text:p>128.604962089285</text:p>
          </table:table-cell>
          <table:table-cell office:value-type="float" office:value="24758.0914247581" calcext:value-type="float">
            <text:p>24758.0914247581</text:p>
          </table:table-cell>
          <table:table-cell table:number-columns-repeated="5"/>
        </table:table-row>
        <table:table-row table:style-name="ro1">
          <table:table-cell office:value-type="float" office:value="-1.80452766185264" calcext:value-type="float">
            <text:p>-1.80452766185264</text:p>
          </table:table-cell>
          <table:table-cell office:value-type="float" office:value="24.7013022641166" calcext:value-type="float">
            <text:p>24.7013022641166</text:p>
          </table:table-cell>
          <table:table-cell office:value-type="float" office:value="130.853619584574" calcext:value-type="float">
            <text:p>130.853619584574</text:p>
          </table:table-cell>
          <table:table-cell office:value-type="float" office:value="24791.4581247915" calcext:value-type="float">
            <text:p>24791.4581247915</text:p>
          </table:table-cell>
          <table:table-cell table:number-columns-repeated="5"/>
        </table:table-row>
        <table:table-row table:style-name="ro1">
          <table:table-cell office:value-type="float" office:value="-0.443985874512464" calcext:value-type="float">
            <text:p>-0.443985874512464</text:p>
          </table:table-cell>
          <table:table-cell office:value-type="float" office:value="23.8800177940117" calcext:value-type="float">
            <text:p>23.8800177940117</text:p>
          </table:table-cell>
          <table:table-cell office:value-type="float" office:value="126.458648171943" calcext:value-type="float">
            <text:p>126.458648171943</text:p>
          </table:table-cell>
          <table:table-cell office:value-type="float" office:value="24824.8248248248" calcext:value-type="float">
            <text:p>24824.8248248248</text:p>
          </table:table-cell>
          <table:table-cell table:number-columns-repeated="5"/>
        </table:table-row>
        <table:table-row table:style-name="ro1">
          <table:table-cell office:value-type="float" office:value="0.875066903380406" calcext:value-type="float">
            <text:p>0.875066903380406</text:p>
          </table:table-cell>
          <table:table-cell office:value-type="float" office:value="24.5274711771599" calcext:value-type="float">
            <text:p>24.5274711771599</text:p>
          </table:table-cell>
          <table:table-cell office:value-type="float" office:value="130.814199324952" calcext:value-type="float">
            <text:p>130.814199324952</text:p>
          </table:table-cell>
          <table:table-cell office:value-type="float" office:value="24858.1915248582" calcext:value-type="float">
            <text:p>24858.1915248582</text:p>
          </table:table-cell>
          <table:table-cell table:number-columns-repeated="5"/>
        </table:table-row>
        <table:table-row table:style-name="ro1">
          <table:table-cell office:value-type="float" office:value="0.875066903380406" calcext:value-type="float">
            <text:p>0.875066903380406</text:p>
          </table:table-cell>
          <table:table-cell office:value-type="float" office:value="24.5274711771599" calcext:value-type="float">
            <text:p>24.5274711771599</text:p>
          </table:table-cell>
          <table:table-cell office:value-type="float" office:value="130.814199324952" calcext:value-type="float">
            <text:p>130.814199324952</text:p>
          </table:table-cell>
          <table:table-cell office:value-type="float" office:value="24891.5582248916" calcext:value-type="float">
            <text:p>24891.5582248916</text:p>
          </table:table-cell>
          <table:table-cell table:number-columns-repeated="5"/>
        </table:table-row>
        <table:table-row table:style-name="ro1">
          <table:table-cell office:value-type="float" office:value="1.9372372307058" calcext:value-type="float">
            <text:p>1.9372372307058</text:p>
          </table:table-cell>
          <table:table-cell office:value-type="float" office:value="24.613089581496" calcext:value-type="float">
            <text:p>24.613089581496</text:p>
          </table:table-cell>
          <table:table-cell office:value-type="float" office:value="131.015517861517" calcext:value-type="float">
            <text:p>131.015517861517</text:p>
          </table:table-cell>
          <table:table-cell office:value-type="float" office:value="24924.9249249249" calcext:value-type="float">
            <text:p>24924.9249249249</text:p>
          </table:table-cell>
          <table:table-cell table:number-columns-repeated="5"/>
        </table:table-row>
        <table:table-row table:style-name="ro1">
          <table:table-cell office:value-type="float" office:value="3.03105449071703" calcext:value-type="float">
            <text:p>3.03105449071703</text:p>
          </table:table-cell>
          <table:table-cell office:value-type="float" office:value="23.9533891682236" calcext:value-type="float">
            <text:p>23.9533891682236</text:p>
          </table:table-cell>
          <table:table-cell office:value-type="float" office:value="127.807247599735" calcext:value-type="float">
            <text:p>127.807247599735</text:p>
          </table:table-cell>
          <table:table-cell office:value-type="float" office:value="24958.2916249583" calcext:value-type="float">
            <text:p>24958.2916249583</text:p>
          </table:table-cell>
          <table:table-cell table:number-columns-repeated="5"/>
        </table:table-row>
        <table:table-row table:style-name="ro1">
          <table:table-cell office:value-type="float" office:value="3.9090753699162" calcext:value-type="float">
            <text:p>3.9090753699162</text:p>
          </table:table-cell>
          <table:table-cell office:value-type="float" office:value="24.0560492509553" calcext:value-type="float">
            <text:p>24.0560492509553</text:p>
          </table:table-cell>
          <table:table-cell office:value-type="float" office:value="128.441807970738" calcext:value-type="float">
            <text:p>128.441807970738</text:p>
          </table:table-cell>
          <table:table-cell office:value-type="float" office:value="24991.6583249917" calcext:value-type="float">
            <text:p>24991.6583249917</text:p>
          </table:table-cell>
          <table:table-cell table:number-columns-repeated="5"/>
        </table:table-row>
        <table:table-row table:style-name="ro1">
          <table:table-cell office:value-type="float" office:value="4.84563065603917" calcext:value-type="float">
            <text:p>4.84563065603917</text:p>
          </table:table-cell>
          <table:table-cell office:value-type="float" office:value="23.259027148988" calcext:value-type="float">
            <text:p>23.259027148988</text:p>
          </table:table-cell>
          <table:table-cell office:value-type="float" office:value="121.246310234844" calcext:value-type="float">
            <text:p>121.246310234844</text:p>
          </table:table-cell>
          <table:table-cell office:value-type="float" office:value="25025.025025025" calcext:value-type="float">
            <text:p>25025.025025025</text:p>
          </table:table-cell>
          <table:table-cell table:number-columns-repeated="5"/>
        </table:table-row>
        <table:table-row table:style-name="ro1">
          <table:table-cell office:value-type="float" office:value="4.76472891828649" calcext:value-type="float">
            <text:p>4.76472891828649</text:p>
          </table:table-cell>
          <table:table-cell office:value-type="float" office:value="23.8244221594453" calcext:value-type="float">
            <text:p>23.8244221594453</text:p>
          </table:table-cell>
          <table:table-cell office:value-type="float" office:value="127.89353622713" calcext:value-type="float">
            <text:p>127.89353622713</text:p>
          </table:table-cell>
          <table:table-cell office:value-type="float" office:value="25058.3917250584" calcext:value-type="float">
            <text:p>25058.3917250584</text:p>
          </table:table-cell>
          <table:table-cell table:number-columns-repeated="5"/>
        </table:table-row>
        <table:table-row table:style-name="ro1">
          <table:table-cell office:value-type="float" office:value="5.52572259404929" calcext:value-type="float">
            <text:p>5.52572259404929</text:p>
          </table:table-cell>
          <table:table-cell office:value-type="float" office:value="24.0178435415782" calcext:value-type="float">
            <text:p>24.0178435415782</text:p>
          </table:table-cell>
          <table:table-cell office:value-type="float" office:value="127.40118317981" calcext:value-type="float">
            <text:p>127.40118317981</text:p>
          </table:table-cell>
          <table:table-cell office:value-type="float" office:value="25091.7584250918" calcext:value-type="float">
            <text:p>25091.7584250918</text:p>
          </table:table-cell>
          <table:table-cell table:number-columns-repeated="5"/>
        </table:table-row>
        <table:table-row table:style-name="ro1">
          <table:table-cell office:value-type="float" office:value="5.46958003039638" calcext:value-type="float">
            <text:p>5.46958003039638</text:p>
          </table:table-cell>
          <table:table-cell office:value-type="float" office:value="22.3438162943852" calcext:value-type="float">
            <text:p>22.3438162943852</text:p>
          </table:table-cell>
          <table:table-cell office:value-type="float" office:value="114.885653613764" calcext:value-type="float">
            <text:p>114.885653613764</text:p>
          </table:table-cell>
          <table:table-cell office:value-type="float" office:value="25125.1251251251" calcext:value-type="float">
            <text:p>25125.1251251251</text:p>
          </table:table-cell>
          <table:table-cell table:number-columns-repeated="5"/>
        </table:table-row>
        <table:table-row table:style-name="ro1">
          <table:table-cell office:value-type="float" office:value="5.58064321031491" calcext:value-type="float">
            <text:p>5.58064321031491</text:p>
          </table:table-cell>
          <table:table-cell office:value-type="float" office:value="21.6392287746905" calcext:value-type="float">
            <text:p>21.6392287746905</text:p>
          </table:table-cell>
          <table:table-cell office:value-type="float" office:value="111.565165113863" calcext:value-type="float">
            <text:p>111.565165113863</text:p>
          </table:table-cell>
          <table:table-cell office:value-type="float" office:value="25158.4918251585" calcext:value-type="float">
            <text:p>25158.4918251585</text:p>
          </table:table-cell>
          <table:table-cell table:number-columns-repeated="5"/>
        </table:table-row>
        <table:table-row table:style-name="ro1">
          <table:table-cell office:value-type="float" office:value="6.35788908438477" calcext:value-type="float">
            <text:p>6.35788908438477</text:p>
          </table:table-cell>
          <table:table-cell office:value-type="float" office:value="22.8136020086748" calcext:value-type="float">
            <text:p>22.8136020086748</text:p>
          </table:table-cell>
          <table:table-cell office:value-type="float" office:value="125.937773148536" calcext:value-type="float">
            <text:p>125.937773148536</text:p>
          </table:table-cell>
          <table:table-cell office:value-type="float" office:value="25191.8585251919" calcext:value-type="float">
            <text:p>25191.8585251919</text:p>
          </table:table-cell>
          <table:table-cell table:number-columns-repeated="5"/>
        </table:table-row>
        <table:table-row table:style-name="ro1">
          <table:table-cell office:value-type="float" office:value="6.35788908438477" calcext:value-type="float">
            <text:p>6.35788908438477</text:p>
          </table:table-cell>
          <table:table-cell office:value-type="float" office:value="22.8136020086748" calcext:value-type="float">
            <text:p>22.8136020086748</text:p>
          </table:table-cell>
          <table:table-cell office:value-type="float" office:value="125.937773148536" calcext:value-type="float">
            <text:p>125.937773148536</text:p>
          </table:table-cell>
          <table:table-cell office:value-type="float" office:value="25225.2252252252" calcext:value-type="float">
            <text:p>25225.2252252252</text:p>
          </table:table-cell>
          <table:table-cell table:number-columns-repeated="5"/>
        </table:table-row>
        <table:table-row table:style-name="ro1">
          <table:table-cell office:value-type="float" office:value="6.37026642551379" calcext:value-type="float">
            <text:p>6.37026642551379</text:p>
          </table:table-cell>
          <table:table-cell office:value-type="float" office:value="22.5092873403222" calcext:value-type="float">
            <text:p>22.5092873403222</text:p>
          </table:table-cell>
          <table:table-cell office:value-type="float" office:value="125.299159423772" calcext:value-type="float">
            <text:p>125.299159423772</text:p>
          </table:table-cell>
          <table:table-cell office:value-type="float" office:value="25258.5919252586" calcext:value-type="float">
            <text:p>25258.5919252586</text:p>
          </table:table-cell>
          <table:table-cell table:number-columns-repeated="5"/>
        </table:table-row>
        <table:table-row table:style-name="ro1">
          <table:table-cell office:value-type="float" office:value="6.30508022752498" calcext:value-type="float">
            <text:p>6.30508022752498</text:p>
          </table:table-cell>
          <table:table-cell office:value-type="float" office:value="21.7174985614749" calcext:value-type="float">
            <text:p>21.7174985614749</text:p>
          </table:table-cell>
          <table:table-cell office:value-type="float" office:value="115.402289982856" calcext:value-type="float">
            <text:p>115.402289982856</text:p>
          </table:table-cell>
          <table:table-cell office:value-type="float" office:value="25291.958625292" calcext:value-type="float">
            <text:p>25291.958625292</text:p>
          </table:table-cell>
          <table:table-cell table:number-columns-repeated="5"/>
        </table:table-row>
        <table:table-row table:style-name="ro1">
          <table:table-cell office:value-type="float" office:value="6.40057237599576" calcext:value-type="float">
            <text:p>6.40057237599576</text:p>
          </table:table-cell>
          <table:table-cell office:value-type="float" office:value="21.6455720351857" calcext:value-type="float">
            <text:p>21.6455720351857</text:p>
          </table:table-cell>
          <table:table-cell office:value-type="float" office:value="114.885653613764" calcext:value-type="float">
            <text:p>114.885653613764</text:p>
          </table:table-cell>
          <table:table-cell office:value-type="float" office:value="25325.3253253253" calcext:value-type="float">
            <text:p>25325.3253253253</text:p>
          </table:table-cell>
          <table:table-cell table:number-columns-repeated="5"/>
        </table:table-row>
        <table:table-row table:style-name="ro1">
          <table:table-cell office:value-type="float" office:value="7.85486216362761" calcext:value-type="float">
            <text:p>7.85486216362761</text:p>
          </table:table-cell>
          <table:table-cell office:value-type="float" office:value="22.2955220207902" calcext:value-type="float">
            <text:p>22.2955220207902</text:p>
          </table:table-cell>
          <table:table-cell office:value-type="float" office:value="122.515262248414" calcext:value-type="float">
            <text:p>122.515262248414</text:p>
          </table:table-cell>
          <table:table-cell office:value-type="float" office:value="25358.6920253587" calcext:value-type="float">
            <text:p>25358.6920253587</text:p>
          </table:table-cell>
          <table:table-cell table:number-columns-repeated="5"/>
        </table:table-row>
        <table:table-row table:style-name="ro1">
          <table:table-cell office:value-type="float" office:value="7.85486216362761" calcext:value-type="float">
            <text:p>7.85486216362761</text:p>
          </table:table-cell>
          <table:table-cell office:value-type="float" office:value="22.2955220207902" calcext:value-type="float">
            <text:p>22.2955220207902</text:p>
          </table:table-cell>
          <table:table-cell office:value-type="float" office:value="122.515262248414" calcext:value-type="float">
            <text:p>122.515262248414</text:p>
          </table:table-cell>
          <table:table-cell office:value-type="float" office:value="25392.0587253921" calcext:value-type="float">
            <text:p>25392.0587253921</text:p>
          </table:table-cell>
          <table:table-cell table:number-columns-repeated="5"/>
        </table:table-row>
        <table:table-row table:style-name="ro1">
          <table:table-cell office:value-type="float" office:value="7.5178442880332" calcext:value-type="float">
            <text:p>7.5178442880332</text:p>
          </table:table-cell>
          <table:table-cell office:value-type="float" office:value="15.5995268976689" calcext:value-type="float">
            <text:p>15.5995268976689</text:p>
          </table:table-cell>
          <table:table-cell office:value-type="float" office:value="84.7517206822846" calcext:value-type="float">
            <text:p>84.7517206822846</text:p>
          </table:table-cell>
          <table:table-cell office:value-type="float" office:value="25425.4254254254" calcext:value-type="float">
            <text:p>25425.4254254254</text:p>
          </table:table-cell>
          <table:table-cell table:number-columns-repeated="5"/>
        </table:table-row>
        <table:table-row table:style-name="ro1">
          <table:table-cell office:value-type="float" office:value="9.19894146226843" calcext:value-type="float">
            <text:p>9.19894146226843</text:p>
          </table:table-cell>
          <table:table-cell office:value-type="float" office:value="22.5977146960726" calcext:value-type="float">
            <text:p>22.5977146960726</text:p>
          </table:table-cell>
          <table:table-cell office:value-type="float" office:value="123.911273772313" calcext:value-type="float">
            <text:p>123.911273772313</text:p>
          </table:table-cell>
          <table:table-cell office:value-type="float" office:value="25458.7921254588" calcext:value-type="float">
            <text:p>25458.7921254588</text:p>
          </table:table-cell>
          <table:table-cell table:number-columns-repeated="5"/>
        </table:table-row>
        <table:table-row table:style-name="ro1">
          <table:table-cell office:value-type="float" office:value="7.9709033687067" calcext:value-type="float">
            <text:p>7.9709033687067</text:p>
          </table:table-cell>
          <table:table-cell office:value-type="float" office:value="17.2702906321979" calcext:value-type="float">
            <text:p>17.2702906321979</text:p>
          </table:table-cell>
          <table:table-cell office:value-type="float" office:value="95.8559991675196" calcext:value-type="float">
            <text:p>95.8559991675196</text:p>
          </table:table-cell>
          <table:table-cell office:value-type="float" office:value="25492.1588254922" calcext:value-type="float">
            <text:p>25492.1588254922</text:p>
          </table:table-cell>
          <table:table-cell table:number-columns-repeated="5"/>
        </table:table-row>
        <table:table-row table:style-name="ro1">
          <table:table-cell office:value-type="float" office:value="9.29412810762429" calcext:value-type="float">
            <text:p>9.29412810762429</text:p>
          </table:table-cell>
          <table:table-cell office:value-type="float" office:value="22.7650413165279" calcext:value-type="float">
            <text:p>22.7650413165279</text:p>
          </table:table-cell>
          <table:table-cell office:value-type="float" office:value="122.188457134803" calcext:value-type="float">
            <text:p>122.188457134803</text:p>
          </table:table-cell>
          <table:table-cell office:value-type="float" office:value="25525.5255255255" calcext:value-type="float">
            <text:p>25525.5255255255</text:p>
          </table:table-cell>
          <table:table-cell table:number-columns-repeated="5"/>
        </table:table-row>
        <table:table-row table:style-name="ro1">
          <table:table-cell office:value-type="float" office:value="9.68715949396904" calcext:value-type="float">
            <text:p>9.68715949396904</text:p>
          </table:table-cell>
          <table:table-cell office:value-type="float" office:value="23.07760442041" calcext:value-type="float">
            <text:p>23.07760442041</text:p>
          </table:table-cell>
          <table:table-cell office:value-type="float" office:value="124.38016510025" calcext:value-type="float">
            <text:p>124.38016510025</text:p>
          </table:table-cell>
          <table:table-cell office:value-type="float" office:value="25558.8922255589" calcext:value-type="float">
            <text:p>25558.8922255589</text:p>
          </table:table-cell>
          <table:table-cell table:number-columns-repeated="5"/>
        </table:table-row>
        <table:table-row table:style-name="ro1">
          <table:table-cell office:value-type="float" office:value="10.0049768173501" calcext:value-type="float">
            <text:p>10.0049768173501</text:p>
          </table:table-cell>
          <table:table-cell office:value-type="float" office:value="22.4960289106677" calcext:value-type="float">
            <text:p>22.4960289106677</text:p>
          </table:table-cell>
          <table:table-cell office:value-type="float" office:value="120.02083498125" calcext:value-type="float">
            <text:p>120.02083498125</text:p>
          </table:table-cell>
          <table:table-cell office:value-type="float" office:value="25592.2589255923" calcext:value-type="float">
            <text:p>25592.2589255923</text:p>
          </table:table-cell>
          <table:table-cell table:number-columns-repeated="5"/>
        </table:table-row>
        <table:table-row table:style-name="ro1">
          <table:table-cell office:value-type="float" office:value="11.0285027186606" calcext:value-type="float">
            <text:p>11.0285027186606</text:p>
          </table:table-cell>
          <table:table-cell office:value-type="float" office:value="22.9978588796476" calcext:value-type="float">
            <text:p>22.9978588796476</text:p>
          </table:table-cell>
          <table:table-cell office:value-type="float" office:value="123.560568890075" calcext:value-type="float">
            <text:p>123.560568890075</text:p>
          </table:table-cell>
          <table:table-cell office:value-type="float" office:value="25625.6256256256" calcext:value-type="float">
            <text:p>25625.6256256256</text:p>
          </table:table-cell>
          <table:table-cell table:number-columns-repeated="5"/>
        </table:table-row>
        <table:table-row table:style-name="ro1">
          <table:table-cell office:value-type="float" office:value="12.2242210562342" calcext:value-type="float">
            <text:p>12.2242210562342</text:p>
          </table:table-cell>
          <table:table-cell office:value-type="float" office:value="23.328054964438" calcext:value-type="float">
            <text:p>23.328054964438</text:p>
          </table:table-cell>
          <table:table-cell office:value-type="float" office:value="126.830488373807" calcext:value-type="float">
            <text:p>126.830488373807</text:p>
          </table:table-cell>
          <table:table-cell office:value-type="float" office:value="25658.992325659" calcext:value-type="float">
            <text:p>25658.992325659</text:p>
          </table:table-cell>
          <table:table-cell table:number-columns-repeated="5"/>
        </table:table-row>
        <table:table-row table:style-name="ro1">
          <table:table-cell office:value-type="float" office:value="12.325526490386" calcext:value-type="float">
            <text:p>12.325526490386</text:p>
          </table:table-cell>
          <table:table-cell office:value-type="float" office:value="22.6952070118798" calcext:value-type="float">
            <text:p>22.6952070118798</text:p>
          </table:table-cell>
          <table:table-cell office:value-type="float" office:value="122.579083216613" calcext:value-type="float">
            <text:p>122.579083216613</text:p>
          </table:table-cell>
          <table:table-cell office:value-type="float" office:value="25692.3590256924" calcext:value-type="float">
            <text:p>25692.3590256924</text:p>
          </table:table-cell>
          <table:table-cell table:number-columns-repeated="5"/>
        </table:table-row>
        <table:table-row table:style-name="ro1">
          <table:table-cell office:value-type="float" office:value="12.325526490386" calcext:value-type="float">
            <text:p>12.325526490386</text:p>
          </table:table-cell>
          <table:table-cell office:value-type="float" office:value="22.6952070118798" calcext:value-type="float">
            <text:p>22.6952070118798</text:p>
          </table:table-cell>
          <table:table-cell office:value-type="float" office:value="122.579083216613" calcext:value-type="float">
            <text:p>122.579083216613</text:p>
          </table:table-cell>
          <table:table-cell office:value-type="float" office:value="25725.7257257257" calcext:value-type="float">
            <text:p>25725.7257257257</text:p>
          </table:table-cell>
          <table:table-cell table:number-columns-repeated="5"/>
        </table:table-row>
        <table:table-row table:style-name="ro1">
          <table:table-cell office:value-type="float" office:value="12.689801507327" calcext:value-type="float">
            <text:p>12.689801507327</text:p>
          </table:table-cell>
          <table:table-cell office:value-type="float" office:value="22.4590920475922" calcext:value-type="float">
            <text:p>22.4590920475922</text:p>
          </table:table-cell>
          <table:table-cell office:value-type="float" office:value="120.544308298368" calcext:value-type="float">
            <text:p>120.544308298368</text:p>
          </table:table-cell>
          <table:table-cell office:value-type="float" office:value="25759.0924257591" calcext:value-type="float">
            <text:p>25759.0924257591</text:p>
          </table:table-cell>
          <table:table-cell table:number-columns-repeated="5"/>
        </table:table-row>
        <table:table-row table:style-name="ro1">
          <table:table-cell office:value-type="float" office:value="16.608474137355" calcext:value-type="float">
            <text:p>16.608474137355</text:p>
          </table:table-cell>
          <table:table-cell office:value-type="float" office:value="23.7686881908758" calcext:value-type="float">
            <text:p>23.7686881908758</text:p>
          </table:table-cell>
          <table:table-cell office:value-type="float" office:value="131.898461571276" calcext:value-type="float">
            <text:p>131.898461571276</text:p>
          </table:table-cell>
          <table:table-cell office:value-type="float" office:value="25792.4591257925" calcext:value-type="float">
            <text:p>25792.4591257925</text:p>
          </table:table-cell>
          <table:table-cell table:number-columns-repeated="5"/>
        </table:table-row>
        <table:table-row table:style-name="ro1">
          <table:table-cell office:value-type="float" office:value="17.5263254318146" calcext:value-type="float">
            <text:p>17.5263254318146</text:p>
          </table:table-cell>
          <table:table-cell office:value-type="float" office:value="23.3118170122949" calcext:value-type="float">
            <text:p>23.3118170122949</text:p>
          </table:table-cell>
          <table:table-cell office:value-type="float" office:value="129.336143696202" calcext:value-type="float">
            <text:p>129.336143696202</text:p>
          </table:table-cell>
          <table:table-cell office:value-type="float" office:value="25825.8258258258" calcext:value-type="float">
            <text:p>25825.8258258258</text:p>
          </table:table-cell>
          <table:table-cell table:number-columns-repeated="5"/>
        </table:table-row>
        <table:table-row table:style-name="ro1">
          <table:table-cell office:value-type="float" office:value="18.2621033519081" calcext:value-type="float">
            <text:p>18.2621033519081</text:p>
          </table:table-cell>
          <table:table-cell office:value-type="float" office:value="23.591497872686" calcext:value-type="float">
            <text:p>23.591497872686</text:p>
          </table:table-cell>
          <table:table-cell office:value-type="float" office:value="129.592633867966" calcext:value-type="float">
            <text:p>129.592633867966</text:p>
          </table:table-cell>
          <table:table-cell office:value-type="float" office:value="25859.1925258592" calcext:value-type="float">
            <text:p>25859.1925258592</text:p>
          </table:table-cell>
          <table:table-cell table:number-columns-repeated="5"/>
        </table:table-row>
        <table:table-row table:style-name="ro1">
          <table:table-cell office:value-type="float" office:value="18.2621033519081" calcext:value-type="float">
            <text:p>18.2621033519081</text:p>
          </table:table-cell>
          <table:table-cell office:value-type="float" office:value="23.591497872686" calcext:value-type="float">
            <text:p>23.591497872686</text:p>
          </table:table-cell>
          <table:table-cell office:value-type="float" office:value="129.592633867966" calcext:value-type="float">
            <text:p>129.592633867966</text:p>
          </table:table-cell>
          <table:table-cell office:value-type="float" office:value="25892.5592258926" calcext:value-type="float">
            <text:p>25892.5592258926</text:p>
          </table:table-cell>
          <table:table-cell table:number-columns-repeated="5"/>
        </table:table-row>
        <table:table-row table:style-name="ro1">
          <table:table-cell office:value-type="float" office:value="19.5555005804294" calcext:value-type="float">
            <text:p>19.5555005804294</text:p>
          </table:table-cell>
          <table:table-cell office:value-type="float" office:value="23.7231648983819" calcext:value-type="float">
            <text:p>23.7231648983819</text:p>
          </table:table-cell>
          <table:table-cell office:value-type="float" office:value="131.264425631099" calcext:value-type="float">
            <text:p>131.264425631099</text:p>
          </table:table-cell>
          <table:table-cell office:value-type="float" office:value="25925.9259259259" calcext:value-type="float">
            <text:p>25925.9259259259</text:p>
          </table:table-cell>
          <table:table-cell table:number-columns-repeated="5"/>
        </table:table-row>
        <table:table-row table:style-name="ro1">
          <table:table-cell office:value-type="float" office:value="19.9986021737065" calcext:value-type="float">
            <text:p>19.9986021737065</text:p>
          </table:table-cell>
          <table:table-cell office:value-type="float" office:value="24.8560583293266" calcext:value-type="float">
            <text:p>24.8560583293266</text:p>
          </table:table-cell>
          <table:table-cell office:value-type="float" office:value="135.079947641591" calcext:value-type="float">
            <text:p>135.079947641591</text:p>
          </table:table-cell>
          <table:table-cell office:value-type="float" office:value="25959.2926259593" calcext:value-type="float">
            <text:p>25959.2926259593</text:p>
          </table:table-cell>
          <table:table-cell table:number-columns-repeated="5"/>
        </table:table-row>
        <table:table-row table:style-name="ro1">
          <table:table-cell office:value-type="float" office:value="21.2630444868196" calcext:value-type="float">
            <text:p>21.2630444868196</text:p>
          </table:table-cell>
          <table:table-cell office:value-type="float" office:value="24.3909636099198" calcext:value-type="float">
            <text:p>24.3909636099198</text:p>
          </table:table-cell>
          <table:table-cell office:value-type="float" office:value="133.006666733228" calcext:value-type="float">
            <text:p>133.006666733228</text:p>
          </table:table-cell>
          <table:table-cell office:value-type="float" office:value="25992.6593259927" calcext:value-type="float">
            <text:p>25992.6593259927</text:p>
          </table:table-cell>
          <table:table-cell table:number-columns-repeated="5"/>
        </table:table-row>
        <table:table-row table:style-name="ro1">
          <table:table-cell office:value-type="float" office:value="22.2067475750696" calcext:value-type="float">
            <text:p>22.2067475750696</text:p>
          </table:table-cell>
          <table:table-cell office:value-type="float" office:value="24.8816553034547" calcext:value-type="float">
            <text:p>24.8816553034547</text:p>
          </table:table-cell>
          <table:table-cell office:value-type="float" office:value="135.528666343372" calcext:value-type="float">
            <text:p>135.528666343372</text:p>
          </table:table-cell>
          <table:table-cell office:value-type="float" office:value="26026.026026026" calcext:value-type="float">
            <text:p>26026.026026026</text:p>
          </table:table-cell>
          <table:table-cell table:number-columns-repeated="5"/>
        </table:table-row>
        <table:table-row table:style-name="ro1">
          <table:table-cell office:value-type="float" office:value="22.2067475750696" calcext:value-type="float">
            <text:p>22.2067475750696</text:p>
          </table:table-cell>
          <table:table-cell office:value-type="float" office:value="24.8816553034547" calcext:value-type="float">
            <text:p>24.8816553034547</text:p>
          </table:table-cell>
          <table:table-cell office:value-type="float" office:value="135.528666343372" calcext:value-type="float">
            <text:p>135.528666343372</text:p>
          </table:table-cell>
          <table:table-cell office:value-type="float" office:value="26059.3927260594" calcext:value-type="float">
            <text:p>26059.3927260594</text:p>
          </table:table-cell>
          <table:table-cell table:number-columns-repeated="5"/>
        </table:table-row>
        <table:table-row table:style-name="ro1">
          <table:table-cell office:value-type="float" office:value="22.8771529577543" calcext:value-type="float">
            <text:p>22.8771529577543</text:p>
          </table:table-cell>
          <table:table-cell office:value-type="float" office:value="24.8775137420194" calcext:value-type="float">
            <text:p>24.8775137420194</text:p>
          </table:table-cell>
          <table:table-cell office:value-type="float" office:value="133.266806318672" calcext:value-type="float">
            <text:p>133.266806318672</text:p>
          </table:table-cell>
          <table:table-cell office:value-type="float" office:value="26092.7594260928" calcext:value-type="float">
            <text:p>26092.7594260928</text:p>
          </table:table-cell>
          <table:table-cell table:number-columns-repeated="5"/>
        </table:table-row>
        <table:table-row table:style-name="ro1">
          <table:table-cell office:value-type="float" office:value="24.0924997037399" calcext:value-type="float">
            <text:p>24.0924997037399</text:p>
          </table:table-cell>
          <table:table-cell office:value-type="float" office:value="25.3253691904662" calcext:value-type="float">
            <text:p>25.3253691904662</text:p>
          </table:table-cell>
          <table:table-cell office:value-type="float" office:value="135.931122585581" calcext:value-type="float">
            <text:p>135.931122585581</text:p>
          </table:table-cell>
          <table:table-cell office:value-type="float" office:value="26126.1261261261" calcext:value-type="float">
            <text:p>26126.1261261261</text:p>
          </table:table-cell>
          <table:table-cell table:number-columns-repeated="5"/>
        </table:table-row>
        <table:table-row table:style-name="ro1">
          <table:table-cell office:value-type="float" office:value="25.0089563676976" calcext:value-type="float">
            <text:p>25.0089563676976</text:p>
          </table:table-cell>
          <table:table-cell office:value-type="float" office:value="25.8870984892532" calcext:value-type="float">
            <text:p>25.8870984892532</text:p>
          </table:table-cell>
          <table:table-cell office:value-type="float" office:value="139.523579440812" calcext:value-type="float">
            <text:p>139.523579440812</text:p>
          </table:table-cell>
          <table:table-cell office:value-type="float" office:value="26159.4928261595" calcext:value-type="float">
            <text:p>26159.4928261595</text:p>
          </table:table-cell>
          <table:table-cell table:number-columns-repeated="5"/>
        </table:table-row>
        <table:table-row table:style-name="ro1">
          <table:table-cell office:value-type="float" office:value="25.0089563676976" calcext:value-type="float">
            <text:p>25.0089563676976</text:p>
          </table:table-cell>
          <table:table-cell office:value-type="float" office:value="25.8870984892532" calcext:value-type="float">
            <text:p>25.8870984892532</text:p>
          </table:table-cell>
          <table:table-cell office:value-type="float" office:value="139.523579440812" calcext:value-type="float">
            <text:p>139.523579440812</text:p>
          </table:table-cell>
          <table:table-cell office:value-type="float" office:value="26192.8595261929" calcext:value-type="float">
            <text:p>26192.8595261929</text:p>
          </table:table-cell>
          <table:table-cell table:number-columns-repeated="5"/>
        </table:table-row>
        <table:table-row table:style-name="ro1">
          <table:table-cell office:value-type="float" office:value="24.6306877152726" calcext:value-type="float">
            <text:p>24.6306877152726</text:p>
          </table:table-cell>
          <table:table-cell office:value-type="float" office:value="25.4626495189401" calcext:value-type="float">
            <text:p>25.4626495189401</text:p>
          </table:table-cell>
          <table:table-cell office:value-type="float" office:value="136.299006050806" calcext:value-type="float">
            <text:p>136.299006050806</text:p>
          </table:table-cell>
          <table:table-cell office:value-type="float" office:value="26226.2262262262" calcext:value-type="float">
            <text:p>26226.2262262262</text:p>
          </table:table-cell>
          <table:table-cell table:number-columns-repeated="5"/>
        </table:table-row>
        <table:table-row table:style-name="ro1">
          <table:table-cell office:value-type="float" office:value="25.4656966429592" calcext:value-type="float">
            <text:p>25.4656966429592</text:p>
          </table:table-cell>
          <table:table-cell office:value-type="float" office:value="25.4641121333595" calcext:value-type="float">
            <text:p>25.4641121333595</text:p>
          </table:table-cell>
          <table:table-cell office:value-type="float" office:value="136.27570978269" calcext:value-type="float">
            <text:p>136.27570978269</text:p>
          </table:table-cell>
          <table:table-cell office:value-type="float" office:value="26259.5929262596" calcext:value-type="float">
            <text:p>26259.5929262596</text:p>
          </table:table-cell>
          <table:table-cell table:number-columns-repeated="5"/>
        </table:table-row>
        <table:table-row table:style-name="ro1">
          <table:table-cell office:value-type="float" office:value="25.8414470311542" calcext:value-type="float">
            <text:p>25.8414470311542</text:p>
          </table:table-cell>
          <table:table-cell office:value-type="float" office:value="25.3343369411151" calcext:value-type="float">
            <text:p>25.3343369411151</text:p>
          </table:table-cell>
          <table:table-cell office:value-type="float" office:value="132.816080427012" calcext:value-type="float">
            <text:p>132.816080427012</text:p>
          </table:table-cell>
          <table:table-cell office:value-type="float" office:value="26292.959626293" calcext:value-type="float">
            <text:p>26292.959626293</text:p>
          </table:table-cell>
          <table:table-cell table:number-columns-repeated="5"/>
        </table:table-row>
        <table:table-row table:style-name="ro1">
          <table:table-cell office:value-type="float" office:value="27.7664660897174" calcext:value-type="float">
            <text:p>27.7664660897174</text:p>
          </table:table-cell>
          <table:table-cell office:value-type="float" office:value="25.6202658122514" calcext:value-type="float">
            <text:p>25.6202658122514</text:p>
          </table:table-cell>
          <table:table-cell office:value-type="float" office:value="138.507816465413" calcext:value-type="float">
            <text:p>138.507816465413</text:p>
          </table:table-cell>
          <table:table-cell office:value-type="float" office:value="26326.3263263263" calcext:value-type="float">
            <text:p>26326.3263263263</text:p>
          </table:table-cell>
          <table:table-cell table:number-columns-repeated="5"/>
        </table:table-row>
        <table:table-row table:style-name="ro1">
          <table:table-cell office:value-type="float" office:value="27.7664660897174" calcext:value-type="float">
            <text:p>27.7664660897174</text:p>
          </table:table-cell>
          <table:table-cell office:value-type="float" office:value="25.6202658122514" calcext:value-type="float">
            <text:p>25.6202658122514</text:p>
          </table:table-cell>
          <table:table-cell office:value-type="float" office:value="138.507816465413" calcext:value-type="float">
            <text:p>138.507816465413</text:p>
          </table:table-cell>
          <table:table-cell office:value-type="float" office:value="26359.6930263597" calcext:value-type="float">
            <text:p>26359.6930263597</text:p>
          </table:table-cell>
          <table:table-cell table:number-columns-repeated="5"/>
        </table:table-row>
        <table:table-row table:style-name="ro1">
          <table:table-cell office:value-type="float" office:value="22.8219653495581" calcext:value-type="float">
            <text:p>22.8219653495581</text:p>
          </table:table-cell>
          <table:table-cell office:value-type="float" office:value="19.5620361844504" calcext:value-type="float">
            <text:p>19.5620361844504</text:p>
          </table:table-cell>
          <table:table-cell office:value-type="float" office:value="107.809277459645" calcext:value-type="float">
            <text:p>107.809277459645</text:p>
          </table:table-cell>
          <table:table-cell office:value-type="float" office:value="26393.0597263931" calcext:value-type="float">
            <text:p>26393.0597263931</text:p>
          </table:table-cell>
          <table:table-cell table:number-columns-repeated="5"/>
        </table:table-row>
        <table:table-row table:style-name="ro1">
          <table:table-cell office:value-type="float" office:value="24.1300746291739" calcext:value-type="float">
            <text:p>24.1300746291739</text:p>
          </table:table-cell>
          <table:table-cell office:value-type="float" office:value="18.7869653464594" calcext:value-type="float">
            <text:p>18.7869653464594</text:p>
          </table:table-cell>
          <table:table-cell office:value-type="float" office:value="106.274627695826" calcext:value-type="float">
            <text:p>106.274627695826</text:p>
          </table:table-cell>
          <table:table-cell office:value-type="float" office:value="26426.4264264264" calcext:value-type="float">
            <text:p>26426.4264264264</text:p>
          </table:table-cell>
          <table:table-cell table:number-columns-repeated="5"/>
        </table:table-row>
        <table:table-row table:style-name="ro1">
          <table:table-cell office:value-type="float" office:value="29.780078432026" calcext:value-type="float">
            <text:p>29.780078432026</text:p>
          </table:table-cell>
          <table:table-cell office:value-type="float" office:value="25.0296808823629" calcext:value-type="float">
            <text:p>25.0296808823629</text:p>
          </table:table-cell>
          <table:table-cell office:value-type="float" office:value="134.411448435307" calcext:value-type="float">
            <text:p>134.411448435307</text:p>
          </table:table-cell>
          <table:table-cell office:value-type="float" office:value="26459.7931264598" calcext:value-type="float">
            <text:p>26459.7931264598</text:p>
          </table:table-cell>
          <table:table-cell table:number-columns-repeated="5"/>
        </table:table-row>
        <table:table-row table:style-name="ro1">
          <table:table-cell office:value-type="float" office:value="31.3670703702977" calcext:value-type="float">
            <text:p>31.3670703702977</text:p>
          </table:table-cell>
          <table:table-cell office:value-type="float" office:value="25.3603311007123" calcext:value-type="float">
            <text:p>25.3603311007123</text:p>
          </table:table-cell>
          <table:table-cell office:value-type="float" office:value="136.705647702321" calcext:value-type="float">
            <text:p>136.705647702321</text:p>
          </table:table-cell>
          <table:table-cell office:value-type="float" office:value="26493.1598264932" calcext:value-type="float">
            <text:p>26493.1598264932</text:p>
          </table:table-cell>
          <table:table-cell table:number-columns-repeated="5"/>
        </table:table-row>
        <table:table-row table:style-name="ro1">
          <table:table-cell office:value-type="float" office:value="32.7900336973826" calcext:value-type="float">
            <text:p>32.7900336973826</text:p>
          </table:table-cell>
          <table:table-cell office:value-type="float" office:value="25.5652617469893" calcext:value-type="float">
            <text:p>25.5652617469893</text:p>
          </table:table-cell>
          <table:table-cell office:value-type="float" office:value="138.217217115607" calcext:value-type="float">
            <text:p>138.217217115607</text:p>
          </table:table-cell>
          <table:table-cell office:value-type="float" office:value="26526.5265265265" calcext:value-type="float">
            <text:p>26526.5265265265</text:p>
          </table:table-cell>
          <table:table-cell table:number-columns-repeated="5"/>
        </table:table-row>
        <table:table-row table:style-name="ro1">
          <table:table-cell office:value-type="float" office:value="32.7900336973826" calcext:value-type="float">
            <text:p>32.7900336973826</text:p>
          </table:table-cell>
          <table:table-cell office:value-type="float" office:value="25.5652617469893" calcext:value-type="float">
            <text:p>25.5652617469893</text:p>
          </table:table-cell>
          <table:table-cell office:value-type="float" office:value="138.217217115607" calcext:value-type="float">
            <text:p>138.217217115607</text:p>
          </table:table-cell>
          <table:table-cell office:value-type="float" office:value="26559.8932265599" calcext:value-type="float">
            <text:p>26559.8932265599</text:p>
          </table:table-cell>
          <table:table-cell table:number-columns-repeated="5"/>
        </table:table-row>
        <table:table-row table:style-name="ro1">
          <table:table-cell office:value-type="float" office:value="34.5374508469637" calcext:value-type="float">
            <text:p>34.5374508469637</text:p>
          </table:table-cell>
          <table:table-cell office:value-type="float" office:value="25.5915215471521" calcext:value-type="float">
            <text:p>25.5915215471521</text:p>
          </table:table-cell>
          <table:table-cell office:value-type="float" office:value="140.45783765349" calcext:value-type="float">
            <text:p>140.45783765349</text:p>
          </table:table-cell>
          <table:table-cell office:value-type="float" office:value="26593.2599265933" calcext:value-type="float">
            <text:p>26593.2599265933</text:p>
          </table:table-cell>
          <table:table-cell table:number-columns-repeated="5"/>
        </table:table-row>
        <table:table-row table:style-name="ro1">
          <table:table-cell office:value-type="float" office:value="35.7752704377428" calcext:value-type="float">
            <text:p>35.7752704377428</text:p>
          </table:table-cell>
          <table:table-cell office:value-type="float" office:value="25.6339300373822" calcext:value-type="float">
            <text:p>25.6339300373822</text:p>
          </table:table-cell>
          <table:table-cell office:value-type="float" office:value="141.100160512528" calcext:value-type="float">
            <text:p>141.100160512528</text:p>
          </table:table-cell>
          <table:table-cell office:value-type="float" office:value="26626.6266266266" calcext:value-type="float">
            <text:p>26626.6266266266</text:p>
          </table:table-cell>
          <table:table-cell table:number-columns-repeated="5"/>
        </table:table-row>
        <table:table-row table:style-name="ro1">
          <table:table-cell office:value-type="float" office:value="37.2469427137931" calcext:value-type="float">
            <text:p>37.2469427137931</text:p>
          </table:table-cell>
          <table:table-cell office:value-type="float" office:value="25.8172203676864" calcext:value-type="float">
            <text:p>25.8172203676864</text:p>
          </table:table-cell>
          <table:table-cell office:value-type="float" office:value="142.879555114518" calcext:value-type="float">
            <text:p>142.879555114518</text:p>
          </table:table-cell>
          <table:table-cell office:value-type="float" office:value="26659.99332666" calcext:value-type="float">
            <text:p>26659.99332666</text:p>
          </table:table-cell>
          <table:table-cell table:number-columns-repeated="5"/>
        </table:table-row>
        <table:table-row table:style-name="ro1">
          <table:table-cell office:value-type="float" office:value="38.0380966468589" calcext:value-type="float">
            <text:p>38.0380966468589</text:p>
          </table:table-cell>
          <table:table-cell office:value-type="float" office:value="25.7887011233425" calcext:value-type="float">
            <text:p>25.7887011233425</text:p>
          </table:table-cell>
          <table:table-cell office:value-type="float" office:value="142.640265802458" calcext:value-type="float">
            <text:p>142.640265802458</text:p>
          </table:table-cell>
          <table:table-cell office:value-type="float" office:value="26693.3600266934" calcext:value-type="float">
            <text:p>26693.3600266934</text:p>
          </table:table-cell>
          <table:table-cell table:number-columns-repeated="5"/>
        </table:table-row>
        <table:table-row table:style-name="ro1">
          <table:table-cell office:value-type="float" office:value="38.0380966468589" calcext:value-type="float">
            <text:p>38.0380966468589</text:p>
          </table:table-cell>
          <table:table-cell office:value-type="float" office:value="25.7887011233425" calcext:value-type="float">
            <text:p>25.7887011233425</text:p>
          </table:table-cell>
          <table:table-cell office:value-type="float" office:value="142.640265802458" calcext:value-type="float">
            <text:p>142.640265802458</text:p>
          </table:table-cell>
          <table:table-cell office:value-type="float" office:value="26726.7267267267" calcext:value-type="float">
            <text:p>26726.7267267267</text:p>
          </table:table-cell>
          <table:table-cell table:number-columns-repeated="5"/>
        </table:table-row>
        <table:table-row table:style-name="ro1">
          <table:table-cell office:value-type="float" office:value="40.1074987702425" calcext:value-type="float">
            <text:p>40.1074987702425</text:p>
          </table:table-cell>
          <table:table-cell office:value-type="float" office:value="26.3714478047299" calcext:value-type="float">
            <text:p>26.3714478047299</text:p>
          </table:table-cell>
          <table:table-cell office:value-type="float" office:value="146.388227728353" calcext:value-type="float">
            <text:p>146.388227728353</text:p>
          </table:table-cell>
          <table:table-cell office:value-type="float" office:value="26760.0934267601" calcext:value-type="float">
            <text:p>26760.0934267601</text:p>
          </table:table-cell>
          <table:table-cell table:number-columns-repeated="5"/>
        </table:table-row>
        <table:table-row table:style-name="ro1">
          <table:table-cell office:value-type="float" office:value="40.8222294067324" calcext:value-type="float">
            <text:p>40.8222294067324</text:p>
          </table:table-cell>
          <table:table-cell office:value-type="float" office:value="26.0551594761694" calcext:value-type="float">
            <text:p>26.0551594761694</text:p>
          </table:table-cell>
          <table:table-cell office:value-type="float" office:value="145.609824327479" calcext:value-type="float">
            <text:p>145.609824327479</text:p>
          </table:table-cell>
          <table:table-cell office:value-type="float" office:value="26793.4601267935" calcext:value-type="float">
            <text:p>26793.4601267935</text:p>
          </table:table-cell>
          <table:table-cell table:number-columns-repeated="5"/>
        </table:table-row>
        <table:table-row table:style-name="ro1">
          <table:table-cell office:value-type="float" office:value="42.2797322992914" calcext:value-type="float">
            <text:p>42.2797322992914</text:p>
          </table:table-cell>
          <table:table-cell office:value-type="float" office:value="26.2134340255607" calcext:value-type="float">
            <text:p>26.2134340255607</text:p>
          </table:table-cell>
          <table:table-cell office:value-type="float" office:value="147.488242156324" calcext:value-type="float">
            <text:p>147.488242156324</text:p>
          </table:table-cell>
          <table:table-cell office:value-type="float" office:value="26826.8268268268" calcext:value-type="float">
            <text:p>26826.8268268268</text:p>
          </table:table-cell>
          <table:table-cell table:number-columns-repeated="5"/>
        </table:table-row>
        <table:table-row table:style-name="ro1">
          <table:table-cell office:value-type="float" office:value="42.2797322992914" calcext:value-type="float">
            <text:p>42.2797322992914</text:p>
          </table:table-cell>
          <table:table-cell office:value-type="float" office:value="26.2134340255607" calcext:value-type="float">
            <text:p>26.2134340255607</text:p>
          </table:table-cell>
          <table:table-cell office:value-type="float" office:value="147.488242156324" calcext:value-type="float">
            <text:p>147.488242156324</text:p>
          </table:table-cell>
          <table:table-cell office:value-type="float" office:value="26860.1935268602" calcext:value-type="float">
            <text:p>26860.1935268602</text:p>
          </table:table-cell>
          <table:table-cell table:number-columns-repeated="5"/>
        </table:table-row>
        <table:table-row table:style-name="ro1">
          <table:table-cell office:value-type="float" office:value="43.3247331681579" calcext:value-type="float">
            <text:p>43.3247331681579</text:p>
          </table:table-cell>
          <table:table-cell office:value-type="float" office:value="26.210318358107" calcext:value-type="float">
            <text:p>26.210318358107</text:p>
          </table:table-cell>
          <table:table-cell office:value-type="float" office:value="147.817624104389" calcext:value-type="float">
            <text:p>147.817624104389</text:p>
          </table:table-cell>
          <table:table-cell office:value-type="float" office:value="26893.5602268936" calcext:value-type="float">
            <text:p>26893.5602268936</text:p>
          </table:table-cell>
          <table:table-cell table:number-columns-repeated="5"/>
        </table:table-row>
        <table:table-row table:style-name="ro1">
          <table:table-cell office:value-type="float" office:value="44.0455470709586" calcext:value-type="float">
            <text:p>44.0455470709586</text:p>
          </table:table-cell>
          <table:table-cell office:value-type="float" office:value="26.2677412248519" calcext:value-type="float">
            <text:p>26.2677412248519</text:p>
          </table:table-cell>
          <table:table-cell office:value-type="float" office:value="148.235628271549" calcext:value-type="float">
            <text:p>148.235628271549</text:p>
          </table:table-cell>
          <table:table-cell office:value-type="float" office:value="26926.9269269269" calcext:value-type="float">
            <text:p>26926.9269269269</text:p>
          </table:table-cell>
          <table:table-cell table:number-columns-repeated="5"/>
        </table:table-row>
        <table:table-row table:style-name="ro1">
          <table:table-cell office:value-type="float" office:value="44.5097548024922" calcext:value-type="float">
            <text:p>44.5097548024922</text:p>
          </table:table-cell>
          <table:table-cell office:value-type="float" office:value="25.8878709919638" calcext:value-type="float">
            <text:p>25.8878709919638</text:p>
          </table:table-cell>
          <table:table-cell office:value-type="float" office:value="147.047877662219" calcext:value-type="float">
            <text:p>147.047877662219</text:p>
          </table:table-cell>
          <table:table-cell office:value-type="float" office:value="26960.2936269603" calcext:value-type="float">
            <text:p>26960.2936269603</text:p>
          </table:table-cell>
          <table:table-cell table:number-columns-repeated="5"/>
        </table:table-row>
        <table:table-row table:style-name="ro1">
          <table:table-cell office:value-type="float" office:value="45.1703520622016" calcext:value-type="float">
            <text:p>45.1703520622016</text:p>
          </table:table-cell>
          <table:table-cell office:value-type="float" office:value="25.9146869415193" calcext:value-type="float">
            <text:p>25.9146869415193</text:p>
          </table:table-cell>
          <table:table-cell office:value-type="float" office:value="147.583371031621" calcext:value-type="float">
            <text:p>147.583371031621</text:p>
          </table:table-cell>
          <table:table-cell office:value-type="float" office:value="26993.6603269937" calcext:value-type="float">
            <text:p>26993.6603269937</text:p>
          </table:table-cell>
          <table:table-cell table:number-columns-repeated="5"/>
        </table:table-row>
        <table:table-row table:style-name="ro1">
          <table:table-cell office:value-type="float" office:value="45.1703520622016" calcext:value-type="float">
            <text:p>45.1703520622016</text:p>
          </table:table-cell>
          <table:table-cell office:value-type="float" office:value="25.9146869415193" calcext:value-type="float">
            <text:p>25.9146869415193</text:p>
          </table:table-cell>
          <table:table-cell office:value-type="float" office:value="147.583371031621" calcext:value-type="float">
            <text:p>147.583371031621</text:p>
          </table:table-cell>
          <table:table-cell office:value-type="float" office:value="27027.027027027" calcext:value-type="float">
            <text:p>27027.027027027</text:p>
          </table:table-cell>
          <table:table-cell table:number-columns-repeated="5"/>
        </table:table-row>
        <table:table-row table:style-name="ro1">
          <table:table-cell office:value-type="float" office:value="46.0429937687088" calcext:value-type="float">
            <text:p>46.0429937687088</text:p>
          </table:table-cell>
          <table:table-cell office:value-type="float" office:value="25.9629125625129" calcext:value-type="float">
            <text:p>25.9629125625129</text:p>
          </table:table-cell>
          <table:table-cell office:value-type="float" office:value="148.580807083855" calcext:value-type="float">
            <text:p>148.580807083855</text:p>
          </table:table-cell>
          <table:table-cell office:value-type="float" office:value="27060.3937270604" calcext:value-type="float">
            <text:p>27060.3937270604</text:p>
          </table:table-cell>
          <table:table-cell table:number-columns-repeated="5"/>
        </table:table-row>
        <table:table-row table:style-name="ro1">
          <table:table-cell office:value-type="float" office:value="46.622909236581" calcext:value-type="float">
            <text:p>46.622909236581</text:p>
          </table:table-cell>
          <table:table-cell office:value-type="float" office:value="26.0651514885678" calcext:value-type="float">
            <text:p>26.0651514885678</text:p>
          </table:table-cell>
          <table:table-cell office:value-type="float" office:value="149.466942072105" calcext:value-type="float">
            <text:p>149.466942072105</text:p>
          </table:table-cell>
          <table:table-cell office:value-type="float" office:value="27093.7604270938" calcext:value-type="float">
            <text:p>27093.7604270938</text:p>
          </table:table-cell>
          <table:table-cell table:number-columns-repeated="5"/>
        </table:table-row>
        <table:table-row table:style-name="ro1">
          <table:table-cell office:value-type="float" office:value="47.033982559864" calcext:value-type="float">
            <text:p>47.033982559864</text:p>
          </table:table-cell>
          <table:table-cell office:value-type="float" office:value="25.783501461819" calcext:value-type="float">
            <text:p>25.783501461819</text:p>
          </table:table-cell>
          <table:table-cell office:value-type="float" office:value="149.127851582292" calcext:value-type="float">
            <text:p>149.127851582292</text:p>
          </table:table-cell>
          <table:table-cell office:value-type="float" office:value="27127.1271271271" calcext:value-type="float">
            <text:p>27127.1271271271</text:p>
          </table:table-cell>
          <table:table-cell table:number-columns-repeated="5"/>
        </table:table-row>
        <table:table-row table:style-name="ro1">
          <table:table-cell office:value-type="float" office:value="46.931422380038" calcext:value-type="float">
            <text:p>46.931422380038</text:p>
          </table:table-cell>
          <table:table-cell office:value-type="float" office:value="25.3335850756836" calcext:value-type="float">
            <text:p>25.3335850756836</text:p>
          </table:table-cell>
          <table:table-cell office:value-type="float" office:value="147.06214311991" calcext:value-type="float">
            <text:p>147.06214311991</text:p>
          </table:table-cell>
          <table:table-cell office:value-type="float" office:value="27160.4938271605" calcext:value-type="float">
            <text:p>27160.4938271605</text:p>
          </table:table-cell>
          <table:table-cell table:number-columns-repeated="5"/>
        </table:table-row>
        <table:table-row table:style-name="ro1">
          <table:table-cell office:value-type="float" office:value="46.931422380038" calcext:value-type="float">
            <text:p>46.931422380038</text:p>
          </table:table-cell>
          <table:table-cell office:value-type="float" office:value="25.3335850756836" calcext:value-type="float">
            <text:p>25.3335850756836</text:p>
          </table:table-cell>
          <table:table-cell office:value-type="float" office:value="147.06214311991" calcext:value-type="float">
            <text:p>147.06214311991</text:p>
          </table:table-cell>
          <table:table-cell office:value-type="float" office:value="27193.8605271939" calcext:value-type="float">
            <text:p>27193.8605271939</text:p>
          </table:table-cell>
          <table:table-cell table:number-columns-repeated="5"/>
        </table:table-row>
        <table:table-row table:style-name="ro1">
          <table:table-cell office:value-type="float" office:value="47.8389984035386" calcext:value-type="float">
            <text:p>47.8389984035386</text:p>
          </table:table-cell>
          <table:table-cell office:value-type="float" office:value="25.3849323874471" calcext:value-type="float">
            <text:p>25.3849323874471</text:p>
          </table:table-cell>
          <table:table-cell office:value-type="float" office:value="148.283876978717" calcext:value-type="float">
            <text:p>148.283876978717</text:p>
          </table:table-cell>
          <table:table-cell office:value-type="float" office:value="27227.2272272272" calcext:value-type="float">
            <text:p>27227.2272272272</text:p>
          </table:table-cell>
          <table:table-cell table:number-columns-repeated="5"/>
        </table:table-row>
        <table:table-row table:style-name="ro1">
          <table:table-cell office:value-type="float" office:value="48.2430890983864" calcext:value-type="float">
            <text:p>48.2430890983864</text:p>
          </table:table-cell>
          <table:table-cell office:value-type="float" office:value="25.4421506761209" calcext:value-type="float">
            <text:p>25.4421506761209</text:p>
          </table:table-cell>
          <table:table-cell office:value-type="float" office:value="148.643582692644" calcext:value-type="float">
            <text:p>148.643582692644</text:p>
          </table:table-cell>
          <table:table-cell office:value-type="float" office:value="27260.5939272606" calcext:value-type="float">
            <text:p>27260.5939272606</text:p>
          </table:table-cell>
          <table:table-cell table:number-columns-repeated="5"/>
        </table:table-row>
        <table:table-row table:style-name="ro1">
          <table:table-cell office:value-type="float" office:value="48.3111633959241" calcext:value-type="float">
            <text:p>48.3111633959241</text:p>
          </table:table-cell>
          <table:table-cell office:value-type="float" office:value="25.395870155709" calcext:value-type="float">
            <text:p>25.395870155709</text:p>
          </table:table-cell>
          <table:table-cell office:value-type="float" office:value="148.580807083855" calcext:value-type="float">
            <text:p>148.580807083855</text:p>
          </table:table-cell>
          <table:table-cell office:value-type="float" office:value="27293.960627294" calcext:value-type="float">
            <text:p>27293.960627294</text:p>
          </table:table-cell>
          <table:table-cell table:number-columns-repeated="5"/>
        </table:table-row>
        <table:table-row table:style-name="ro1">
          <table:table-cell office:value-type="float" office:value="48.006647661377" calcext:value-type="float">
            <text:p>48.006647661377</text:p>
          </table:table-cell>
          <table:table-cell office:value-type="float" office:value="25.0172491925245" calcext:value-type="float">
            <text:p>25.0172491925245</text:p>
          </table:table-cell>
          <table:table-cell office:value-type="float" office:value="146.875181128513" calcext:value-type="float">
            <text:p>146.875181128513</text:p>
          </table:table-cell>
          <table:table-cell office:value-type="float" office:value="27327.3273273273" calcext:value-type="float">
            <text:p>27327.3273273273</text:p>
          </table:table-cell>
          <table:table-cell table:number-columns-repeated="5"/>
        </table:table-row>
        <table:table-row table:style-name="ro1">
          <table:table-cell office:value-type="float" office:value="48.006647661377" calcext:value-type="float">
            <text:p>48.006647661377</text:p>
          </table:table-cell>
          <table:table-cell office:value-type="float" office:value="25.0172491925245" calcext:value-type="float">
            <text:p>25.0172491925245</text:p>
          </table:table-cell>
          <table:table-cell office:value-type="float" office:value="146.875181128513" calcext:value-type="float">
            <text:p>146.875181128513</text:p>
          </table:table-cell>
          <table:table-cell office:value-type="float" office:value="27360.6940273607" calcext:value-type="float">
            <text:p>27360.6940273607</text:p>
          </table:table-cell>
          <table:table-cell table:number-columns-repeated="5"/>
        </table:table-row>
        <table:table-row table:style-name="ro1">
          <table:table-cell office:value-type="float" office:value="49.1050019558551" calcext:value-type="float">
            <text:p>49.1050019558551</text:p>
          </table:table-cell>
          <table:table-cell office:value-type="float" office:value="25.5514367155632" calcext:value-type="float">
            <text:p>25.5514367155632</text:p>
          </table:table-cell>
          <table:table-cell office:value-type="float" office:value="150.160770436841" calcext:value-type="float">
            <text:p>150.160770436841</text:p>
          </table:table-cell>
          <table:table-cell office:value-type="float" office:value="27394.0607273941" calcext:value-type="float">
            <text:p>27394.0607273941</text:p>
          </table:table-cell>
          <table:table-cell table:number-columns-repeated="5"/>
        </table:table-row>
        <table:table-row table:style-name="ro1">
          <table:table-cell office:value-type="float" office:value="49.1474956879603" calcext:value-type="float">
            <text:p>49.1474956879603</text:p>
          </table:table-cell>
          <table:table-cell office:value-type="float" office:value="25.6200565225208" calcext:value-type="float">
            <text:p>25.6200565225208</text:p>
          </table:table-cell>
          <table:table-cell office:value-type="float" office:value="150.813996905478" calcext:value-type="float">
            <text:p>150.813996905478</text:p>
          </table:table-cell>
          <table:table-cell office:value-type="float" office:value="27427.4274274274" calcext:value-type="float">
            <text:p>27427.4274274274</text:p>
          </table:table-cell>
          <table:table-cell table:number-columns-repeated="5"/>
        </table:table-row>
        <table:table-row table:style-name="ro1">
          <table:table-cell office:value-type="float" office:value="49.2513593092047" calcext:value-type="float">
            <text:p>49.2513593092047</text:p>
          </table:table-cell>
          <table:table-cell office:value-type="float" office:value="25.671583065745" calcext:value-type="float">
            <text:p>25.671583065745</text:p>
          </table:table-cell>
          <table:table-cell office:value-type="float" office:value="151.37546631633" calcext:value-type="float">
            <text:p>151.37546631633</text:p>
          </table:table-cell>
          <table:table-cell office:value-type="float" office:value="27460.7941274608" calcext:value-type="float">
            <text:p>27460.7941274608</text:p>
          </table:table-cell>
          <table:table-cell table:number-columns-repeated="5"/>
        </table:table-row>
        <table:table-row table:style-name="ro1">
          <table:table-cell office:value-type="float" office:value="49.8646998876314" calcext:value-type="float">
            <text:p>49.8646998876314</text:p>
          </table:table-cell>
          <table:table-cell office:value-type="float" office:value="26.2135740755158" calcext:value-type="float">
            <text:p>26.2135740755158</text:p>
          </table:table-cell>
          <table:table-cell office:value-type="float" office:value="154.453604347797" calcext:value-type="float">
            <text:p>154.453604347797</text:p>
          </table:table-cell>
          <table:table-cell office:value-type="float" office:value="27494.1608274942" calcext:value-type="float">
            <text:p>27494.1608274942</text:p>
          </table:table-cell>
          <table:table-cell table:number-columns-repeated="5"/>
        </table:table-row>
        <table:table-row table:style-name="ro1">
          <table:table-cell office:value-type="float" office:value="49.8520940699287" calcext:value-type="float">
            <text:p>49.8520940699287</text:p>
          </table:table-cell>
          <table:table-cell office:value-type="float" office:value="26.2279795727039" calcext:value-type="float">
            <text:p>26.2279795727039</text:p>
          </table:table-cell>
          <table:table-cell office:value-type="float" office:value="154.569012571649" calcext:value-type="float">
            <text:p>154.569012571649</text:p>
          </table:table-cell>
          <table:table-cell office:value-type="float" office:value="27527.5275275275" calcext:value-type="float">
            <text:p>27527.5275275275</text:p>
          </table:table-cell>
          <table:table-cell table:number-columns-repeated="5"/>
        </table:table-row>
        <table:table-row table:style-name="ro1">
          <table:table-cell office:value-type="float" office:value="49.8655676640178" calcext:value-type="float">
            <text:p>49.8655676640178</text:p>
          </table:table-cell>
          <table:table-cell office:value-type="float" office:value="26.2294680318612" calcext:value-type="float">
            <text:p>26.2294680318612</text:p>
          </table:table-cell>
          <table:table-cell office:value-type="float" office:value="154.594565037976" calcext:value-type="float">
            <text:p>154.594565037976</text:p>
          </table:table-cell>
          <table:table-cell office:value-type="float" office:value="27560.8942275609" calcext:value-type="float">
            <text:p>27560.8942275609</text:p>
          </table:table-cell>
          <table:table-cell table:number-columns-repeated="5"/>
        </table:table-row>
        <table:table-row table:style-name="ro1">
          <table:table-cell office:value-type="float" office:value="49.8138502908794" calcext:value-type="float">
            <text:p>49.8138502908794</text:p>
          </table:table-cell>
          <table:table-cell office:value-type="float" office:value="26.2625760733406" calcext:value-type="float">
            <text:p>26.2625760733406</text:p>
          </table:table-cell>
          <table:table-cell office:value-type="float" office:value="154.846139597393" calcext:value-type="float">
            <text:p>154.846139597393</text:p>
          </table:table-cell>
          <table:table-cell office:value-type="float" office:value="27594.2609275943" calcext:value-type="float">
            <text:p>27594.2609275943</text:p>
          </table:table-cell>
          <table:table-cell table:number-columns-repeated="5"/>
        </table:table-row>
        <table:table-row table:style-name="ro1">
          <table:table-cell office:value-type="float" office:value="49.9359643260304" calcext:value-type="float">
            <text:p>49.9359643260304</text:p>
          </table:table-cell>
          <table:table-cell office:value-type="float" office:value="26.3532329534924" calcext:value-type="float">
            <text:p>26.3532329534924</text:p>
          </table:table-cell>
          <table:table-cell office:value-type="float" office:value="155.779151234222" calcext:value-type="float">
            <text:p>155.779151234222</text:p>
          </table:table-cell>
          <table:table-cell office:value-type="float" office:value="27627.6276276276" calcext:value-type="float">
            <text:p>27627.6276276276</text:p>
          </table:table-cell>
          <table:table-cell table:number-columns-repeated="5"/>
        </table:table-row>
        <table:table-row table:style-name="ro1">
          <table:table-cell office:value-type="float" office:value="49.7085208076835" calcext:value-type="float">
            <text:p>49.7085208076835</text:p>
          </table:table-cell>
          <table:table-cell office:value-type="float" office:value="26.324926699927" calcext:value-type="float">
            <text:p>26.324926699927</text:p>
          </table:table-cell>
          <table:table-cell office:value-type="float" office:value="155.571076402031" calcext:value-type="float">
            <text:p>155.571076402031</text:p>
          </table:table-cell>
          <table:table-cell office:value-type="float" office:value="27660.994327661" calcext:value-type="float">
            <text:p>27660.994327661</text:p>
          </table:table-cell>
          <table:table-cell table:number-columns-repeated="5"/>
        </table:table-row>
        <table:table-row table:style-name="ro1">
          <table:table-cell office:value-type="float" office:value="49.7294246214914" calcext:value-type="float">
            <text:p>49.7294246214914</text:p>
          </table:table-cell>
          <table:table-cell office:value-type="float" office:value="26.3752605671849" calcext:value-type="float">
            <text:p>26.3752605671849</text:p>
          </table:table-cell>
          <table:table-cell office:value-type="float" office:value="156.051250994891" calcext:value-type="float">
            <text:p>156.051250994891</text:p>
          </table:table-cell>
          <table:table-cell office:value-type="float" office:value="27694.3610276944" calcext:value-type="float">
            <text:p>27694.3610276944</text:p>
          </table:table-cell>
          <table:table-cell table:number-columns-repeated="5"/>
        </table:table-row>
        <table:table-row table:style-name="ro1">
          <table:table-cell office:value-type="float" office:value="48.6478942003817" calcext:value-type="float">
            <text:p>48.6478942003817</text:p>
          </table:table-cell>
          <table:table-cell office:value-type="float" office:value="25.412690610778" calcext:value-type="float">
            <text:p>25.412690610778</text:p>
          </table:table-cell>
          <table:table-cell office:value-type="float" office:value="151.417229979882" calcext:value-type="float">
            <text:p>151.417229979882</text:p>
          </table:table-cell>
          <table:table-cell office:value-type="float" office:value="27727.7277277277" calcext:value-type="float">
            <text:p>27727.7277277277</text:p>
          </table:table-cell>
          <table:table-cell table:number-columns-repeated="5"/>
        </table:table-row>
        <table:table-row table:style-name="ro1">
          <table:table-cell office:value-type="float" office:value="48.6685190609239" calcext:value-type="float">
            <text:p>48.6685190609239</text:p>
          </table:table-cell>
          <table:table-cell office:value-type="float" office:value="25.4760562035344" calcext:value-type="float">
            <text:p>25.4760562035344</text:p>
          </table:table-cell>
          <table:table-cell office:value-type="float" office:value="152.082461886505" calcext:value-type="float">
            <text:p>152.082461886505</text:p>
          </table:table-cell>
          <table:table-cell office:value-type="float" office:value="27761.0944277611" calcext:value-type="float">
            <text:p>27761.0944277611</text:p>
          </table:table-cell>
          <table:table-cell table:number-columns-repeated="5"/>
        </table:table-row>
        <table:table-row table:style-name="ro1">
          <table:table-cell office:value-type="float" office:value="49.4443776180509" calcext:value-type="float">
            <text:p>49.4443776180509</text:p>
          </table:table-cell>
          <table:table-cell office:value-type="float" office:value="25.6517626467711" calcext:value-type="float">
            <text:p>25.6517626467711</text:p>
          </table:table-cell>
          <table:table-cell office:value-type="float" office:value="154.32490436712" calcext:value-type="float">
            <text:p>154.32490436712</text:p>
          </table:table-cell>
          <table:table-cell office:value-type="float" office:value="27794.4611277945" calcext:value-type="float">
            <text:p>27794.4611277945</text:p>
          </table:table-cell>
          <table:table-cell table:number-columns-repeated="5"/>
        </table:table-row>
        <table:table-row table:style-name="ro1">
          <table:table-cell office:value-type="float" office:value="48.9203905522912" calcext:value-type="float">
            <text:p>48.9203905522912</text:p>
          </table:table-cell>
          <table:table-cell office:value-type="float" office:value="25.1820011124022" calcext:value-type="float">
            <text:p>25.1820011124022</text:p>
          </table:table-cell>
          <table:table-cell office:value-type="float" office:value="152.008945010439" calcext:value-type="float">
            <text:p>152.008945010439</text:p>
          </table:table-cell>
          <table:table-cell office:value-type="float" office:value="27827.8278278278" calcext:value-type="float">
            <text:p>27827.8278278278</text:p>
          </table:table-cell>
          <table:table-cell table:number-columns-repeated="5"/>
        </table:table-row>
        <table:table-row table:style-name="ro1">
          <table:table-cell office:value-type="float" office:value="49.6261139660387" calcext:value-type="float">
            <text:p>49.6261139660387</text:p>
          </table:table-cell>
          <table:table-cell office:value-type="float" office:value="25.689253220569" calcext:value-type="float">
            <text:p>25.689253220569</text:p>
          </table:table-cell>
          <table:table-cell office:value-type="float" office:value="154.820342936734" calcext:value-type="float">
            <text:p>154.820342936734</text:p>
          </table:table-cell>
          <table:table-cell office:value-type="float" office:value="27861.1945278612" calcext:value-type="float">
            <text:p>27861.1945278612</text:p>
          </table:table-cell>
          <table:table-cell table:number-columns-repeated="5"/>
        </table:table-row>
        <table:table-row table:style-name="ro1">
          <table:table-cell office:value-type="float" office:value="49.8319313091061" calcext:value-type="float">
            <text:p>49.8319313091061</text:p>
          </table:table-cell>
          <table:table-cell office:value-type="float" office:value="25.7479905225732" calcext:value-type="float">
            <text:p>25.7479905225732</text:p>
          </table:table-cell>
          <table:table-cell office:value-type="float" office:value="155.542830613801" calcext:value-type="float">
            <text:p>155.542830613801</text:p>
          </table:table-cell>
          <table:table-cell office:value-type="float" office:value="27894.5612278946" calcext:value-type="float">
            <text:p>27894.5612278946</text:p>
          </table:table-cell>
          <table:table-cell table:number-columns-repeated="5"/>
        </table:table-row>
        <table:table-row table:style-name="ro1">
          <table:table-cell office:value-type="float" office:value="50.4123440193548" calcext:value-type="float">
            <text:p>50.4123440193548</text:p>
          </table:table-cell>
          <table:table-cell office:value-type="float" office:value="25.8854589108726" calcext:value-type="float">
            <text:p>25.8854589108726</text:p>
          </table:table-cell>
          <table:table-cell office:value-type="float" office:value="157.095563897309" calcext:value-type="float">
            <text:p>157.095563897309</text:p>
          </table:table-cell>
          <table:table-cell office:value-type="float" office:value="27927.9279279279" calcext:value-type="float">
            <text:p>27927.9279279279</text:p>
          </table:table-cell>
          <table:table-cell table:number-columns-repeated="5"/>
        </table:table-row>
        <table:table-row table:style-name="ro1">
          <table:table-cell office:value-type="float" office:value="50.4665924953482" calcext:value-type="float">
            <text:p>50.4665924953482</text:p>
          </table:table-cell>
          <table:table-cell office:value-type="float" office:value="25.8536706204549" calcext:value-type="float">
            <text:p>25.8536706204549</text:p>
          </table:table-cell>
          <table:table-cell office:value-type="float" office:value="157.067551741454" calcext:value-type="float">
            <text:p>157.067551741454</text:p>
          </table:table-cell>
          <table:table-cell office:value-type="float" office:value="27961.2946279613" calcext:value-type="float">
            <text:p>27961.2946279613</text:p>
          </table:table-cell>
          <table:table-cell table:number-columns-repeated="5"/>
        </table:table-row>
        <table:table-row table:style-name="ro1">
          <table:table-cell office:value-type="float" office:value="50.5928336575735" calcext:value-type="float">
            <text:p>50.5928336575735</text:p>
          </table:table-cell>
          <table:table-cell office:value-type="float" office:value="25.9123854237746" calcext:value-type="float">
            <text:p>25.9123854237746</text:p>
          </table:table-cell>
          <table:table-cell office:value-type="float" office:value="157.722126014806" calcext:value-type="float">
            <text:p>157.722126014806</text:p>
          </table:table-cell>
          <table:table-cell office:value-type="float" office:value="27994.6613279947" calcext:value-type="float">
            <text:p>27994.6613279947</text:p>
          </table:table-cell>
          <table:table-cell table:number-columns-repeated="5"/>
        </table:table-row>
        <table:table-row table:style-name="ro1">
          <table:table-cell office:value-type="float" office:value="50.5928336575735" calcext:value-type="float">
            <text:p>50.5928336575735</text:p>
          </table:table-cell>
          <table:table-cell office:value-type="float" office:value="25.9123854237746" calcext:value-type="float">
            <text:p>25.9123854237746</text:p>
          </table:table-cell>
          <table:table-cell office:value-type="float" office:value="157.722126014806" calcext:value-type="float">
            <text:p>157.722126014806</text:p>
          </table:table-cell>
          <table:table-cell office:value-type="float" office:value="28028.028028028" calcext:value-type="float">
            <text:p>28028.028028028</text:p>
          </table:table-cell>
          <table:table-cell table:number-columns-repeated="5"/>
        </table:table-row>
        <table:table-row table:style-name="ro1">
          <table:table-cell office:value-type="float" office:value="50.6572054020534" calcext:value-type="float">
            <text:p>50.6572054020534</text:p>
          </table:table-cell>
          <table:table-cell office:value-type="float" office:value="25.9562724700519" calcext:value-type="float">
            <text:p>25.9562724700519</text:p>
          </table:table-cell>
          <table:table-cell office:value-type="float" office:value="157.960570735129" calcext:value-type="float">
            <text:p>157.960570735129</text:p>
          </table:table-cell>
          <table:table-cell office:value-type="float" office:value="28061.3947280614" calcext:value-type="float">
            <text:p>28061.3947280614</text:p>
          </table:table-cell>
          <table:table-cell table:number-columns-repeated="5"/>
        </table:table-row>
        <table:table-row table:style-name="ro1">
          <table:table-cell office:value-type="float" office:value="50.9203167266485" calcext:value-type="float">
            <text:p>50.9203167266485</text:p>
          </table:table-cell>
          <table:table-cell office:value-type="float" office:value="25.9968002643107" calcext:value-type="float">
            <text:p>25.9968002643107</text:p>
          </table:table-cell>
          <table:table-cell office:value-type="float" office:value="158.543157736733" calcext:value-type="float">
            <text:p>158.543157736733</text:p>
          </table:table-cell>
          <table:table-cell office:value-type="float" office:value="28094.7614280948" calcext:value-type="float">
            <text:p>28094.7614280948</text:p>
          </table:table-cell>
          <table:table-cell table:number-columns-repeated="5"/>
        </table:table-row>
        <table:table-row table:style-name="ro1">
          <table:table-cell office:value-type="float" office:value="50.097933804121" calcext:value-type="float">
            <text:p>50.097933804121</text:p>
          </table:table-cell>
          <table:table-cell office:value-type="float" office:value="25.4468284635332" calcext:value-type="float">
            <text:p>25.4468284635332</text:p>
          </table:table-cell>
          <table:table-cell office:value-type="float" office:value="155.697250807897" calcext:value-type="float">
            <text:p>155.697250807897</text:p>
          </table:table-cell>
          <table:table-cell office:value-type="float" office:value="28128.1281281281" calcext:value-type="float">
            <text:p>28128.1281281281</text:p>
          </table:table-cell>
          <table:table-cell table:number-columns-repeated="5"/>
        </table:table-row>
        <table:table-row table:style-name="ro1">
          <table:table-cell office:value-type="float" office:value="49.9348152409624" calcext:value-type="float">
            <text:p>49.9348152409624</text:p>
          </table:table-cell>
          <table:table-cell office:value-type="float" office:value="25.0919403643655" calcext:value-type="float">
            <text:p>25.0919403643655</text:p>
          </table:table-cell>
          <table:table-cell office:value-type="float" office:value="154.718366714785" calcext:value-type="float">
            <text:p>154.718366714785</text:p>
          </table:table-cell>
          <table:table-cell office:value-type="float" office:value="28161.4948281615" calcext:value-type="float">
            <text:p>28161.4948281615</text:p>
          </table:table-cell>
          <table:table-cell table:number-columns-repeated="5"/>
        </table:table-row>
        <table:table-row table:style-name="ro1">
          <table:table-cell office:value-type="float" office:value="50.1086265177187" calcext:value-type="float">
            <text:p>50.1086265177187</text:p>
          </table:table-cell>
          <table:table-cell office:value-type="float" office:value="25.0903789845755" calcext:value-type="float">
            <text:p>25.0903789845755</text:p>
          </table:table-cell>
          <table:table-cell office:value-type="float" office:value="154.847037773731" calcext:value-type="float">
            <text:p>154.847037773731</text:p>
          </table:table-cell>
          <table:table-cell office:value-type="float" office:value="28194.8615281949" calcext:value-type="float">
            <text:p>28194.8615281949</text:p>
          </table:table-cell>
          <table:table-cell table:number-columns-repeated="5"/>
        </table:table-row>
        <table:table-row table:style-name="ro1">
          <table:table-cell office:value-type="float" office:value="50.1086265177187" calcext:value-type="float">
            <text:p>50.1086265177187</text:p>
          </table:table-cell>
          <table:table-cell office:value-type="float" office:value="25.0903789845755" calcext:value-type="float">
            <text:p>25.0903789845755</text:p>
          </table:table-cell>
          <table:table-cell office:value-type="float" office:value="154.847037773731" calcext:value-type="float">
            <text:p>154.847037773731</text:p>
          </table:table-cell>
          <table:table-cell office:value-type="float" office:value="28228.2282282282" calcext:value-type="float">
            <text:p>28228.2282282282</text:p>
          </table:table-cell>
          <table:table-cell table:number-columns-repeated="5"/>
        </table:table-row>
        <table:table-row table:style-name="ro1">
          <table:table-cell office:value-type="float" office:value="49.9193226917925" calcext:value-type="float">
            <text:p>49.9193226917925</text:p>
          </table:table-cell>
          <table:table-cell office:value-type="float" office:value="25.1031433895331" calcext:value-type="float">
            <text:p>25.1031433895331</text:p>
          </table:table-cell>
          <table:table-cell office:value-type="float" office:value="154.819175621744" calcext:value-type="float">
            <text:p>154.819175621744</text:p>
          </table:table-cell>
          <table:table-cell office:value-type="float" office:value="28261.5949282616" calcext:value-type="float">
            <text:p>28261.5949282616</text:p>
          </table:table-cell>
          <table:table-cell table:number-columns-repeated="5"/>
        </table:table-row>
        <table:table-row table:style-name="ro1">
          <table:table-cell office:value-type="float" office:value="50.0497139981677" calcext:value-type="float">
            <text:p>50.0497139981677</text:p>
          </table:table-cell>
          <table:table-cell office:value-type="float" office:value="25.1298576394648" calcext:value-type="float">
            <text:p>25.1298576394648</text:p>
          </table:table-cell>
          <table:table-cell office:value-type="float" office:value="155.185146419845" calcext:value-type="float">
            <text:p>155.185146419845</text:p>
          </table:table-cell>
          <table:table-cell office:value-type="float" office:value="28294.961628295" calcext:value-type="float">
            <text:p>28294.961628295</text:p>
          </table:table-cell>
          <table:table-cell table:number-columns-repeated="5"/>
        </table:table-row>
        <table:table-row table:style-name="ro1">
          <table:table-cell office:value-type="float" office:value="49.9298309019" calcext:value-type="float">
            <text:p>49.9298309019</text:p>
          </table:table-cell>
          <table:table-cell office:value-type="float" office:value="25.1038616663158" calcext:value-type="float">
            <text:p>25.1038616663158</text:p>
          </table:table-cell>
          <table:table-cell office:value-type="float" office:value="154.834239524893" calcext:value-type="float">
            <text:p>154.834239524893</text:p>
          </table:table-cell>
          <table:table-cell office:value-type="float" office:value="28328.3283283283" calcext:value-type="float">
            <text:p>28328.3283283283</text:p>
          </table:table-cell>
          <table:table-cell table:number-columns-repeated="5"/>
        </table:table-row>
        <table:table-row table:style-name="ro1">
          <table:table-cell office:value-type="float" office:value="49.9298309019" calcext:value-type="float">
            <text:p>49.9298309019</text:p>
          </table:table-cell>
          <table:table-cell office:value-type="float" office:value="25.1038616663158" calcext:value-type="float">
            <text:p>25.1038616663158</text:p>
          </table:table-cell>
          <table:table-cell office:value-type="float" office:value="154.834239524893" calcext:value-type="float">
            <text:p>154.834239524893</text:p>
          </table:table-cell>
          <table:table-cell office:value-type="float" office:value="28361.6950283617" calcext:value-type="float">
            <text:p>28361.6950283617</text:p>
          </table:table-cell>
          <table:table-cell table:number-columns-repeated="5"/>
        </table:table-row>
        <table:table-row table:style-name="ro1">
          <table:table-cell office:value-type="float" office:value="50.304431993543" calcext:value-type="float">
            <text:p>50.304431993543</text:p>
          </table:table-cell>
          <table:table-cell office:value-type="float" office:value="25.4080807955454" calcext:value-type="float">
            <text:p>25.4080807955454</text:p>
          </table:table-cell>
          <table:table-cell office:value-type="float" office:value="155.898780469757" calcext:value-type="float">
            <text:p>155.898780469757</text:p>
          </table:table-cell>
          <table:table-cell office:value-type="float" office:value="28395.0617283951" calcext:value-type="float">
            <text:p>28395.0617283951</text:p>
          </table:table-cell>
          <table:table-cell table:number-columns-repeated="5"/>
        </table:table-row>
        <table:table-row table:style-name="ro1">
          <table:table-cell office:value-type="float" office:value="50.1182298474614" calcext:value-type="float">
            <text:p>50.1182298474614</text:p>
          </table:table-cell>
          <table:table-cell office:value-type="float" office:value="25.4637259216407" calcext:value-type="float">
            <text:p>25.4637259216407</text:p>
          </table:table-cell>
          <table:table-cell office:value-type="float" office:value="155.634652942446" calcext:value-type="float">
            <text:p>155.634652942446</text:p>
          </table:table-cell>
          <table:table-cell office:value-type="float" office:value="28428.4284284284" calcext:value-type="float">
            <text:p>28428.4284284284</text:p>
          </table:table-cell>
          <table:table-cell table:number-columns-repeated="5"/>
        </table:table-row>
        <table:table-row table:style-name="ro1">
          <table:table-cell office:value-type="float" office:value="50.2124252960997" calcext:value-type="float">
            <text:p>50.2124252960997</text:p>
          </table:table-cell>
          <table:table-cell office:value-type="float" office:value="25.7378613317952" calcext:value-type="float">
            <text:p>25.7378613317952</text:p>
          </table:table-cell>
          <table:table-cell office:value-type="float" office:value="156.086665326279" calcext:value-type="float">
            <text:p>156.086665326279</text:p>
          </table:table-cell>
          <table:table-cell office:value-type="float" office:value="28461.7951284618" calcext:value-type="float">
            <text:p>28461.7951284618</text:p>
          </table:table-cell>
          <table:table-cell table:number-columns-repeated="5"/>
        </table:table-row>
        <table:table-row table:style-name="ro1">
          <table:table-cell office:value-type="float" office:value="50.0733926419144" calcext:value-type="float">
            <text:p>50.0733926419144</text:p>
          </table:table-cell>
          <table:table-cell office:value-type="float" office:value="25.6974888924781" calcext:value-type="float">
            <text:p>25.6974888924781</text:p>
          </table:table-cell>
          <table:table-cell office:value-type="float" office:value="155.276527839308" calcext:value-type="float">
            <text:p>155.276527839308</text:p>
          </table:table-cell>
          <table:table-cell office:value-type="float" office:value="28495.1618284952" calcext:value-type="float">
            <text:p>28495.1618284952</text:p>
          </table:table-cell>
          <table:table-cell table:number-columns-repeated="5"/>
        </table:table-row>
        <table:table-row table:style-name="ro1">
          <table:table-cell office:value-type="float" office:value="49.8982552159571" calcext:value-type="float">
            <text:p>49.8982552159571</text:p>
          </table:table-cell>
          <table:table-cell office:value-type="float" office:value="25.7115638717817" calcext:value-type="float">
            <text:p>25.7115638717817</text:p>
          </table:table-cell>
          <table:table-cell office:value-type="float" office:value="155.246787015699" calcext:value-type="float">
            <text:p>155.246787015699</text:p>
          </table:table-cell>
          <table:table-cell office:value-type="float" office:value="28528.5285285285" calcext:value-type="float">
            <text:p>28528.5285285285</text:p>
          </table:table-cell>
          <table:table-cell table:number-columns-repeated="5"/>
        </table:table-row>
        <table:table-row table:style-name="ro1">
          <table:table-cell office:value-type="float" office:value="49.6074155543351" calcext:value-type="float">
            <text:p>49.6074155543351</text:p>
          </table:table-cell>
          <table:table-cell office:value-type="float" office:value="25.6289669394821" calcext:value-type="float">
            <text:p>25.6289669394821</text:p>
          </table:table-cell>
          <table:table-cell office:value-type="float" office:value="154.225152486229" calcext:value-type="float">
            <text:p>154.225152486229</text:p>
          </table:table-cell>
          <table:table-cell office:value-type="float" office:value="28561.8952285619" calcext:value-type="float">
            <text:p>28561.8952285619</text:p>
          </table:table-cell>
          <table:table-cell table:number-columns-repeated="5"/>
        </table:table-row>
        <table:table-row table:style-name="ro1">
          <table:table-cell office:value-type="float" office:value="49.4433800027522" calcext:value-type="float">
            <text:p>49.4433800027522</text:p>
          </table:table-cell>
          <table:table-cell office:value-type="float" office:value="25.5854170035041" calcext:value-type="float">
            <text:p>25.5854170035041</text:p>
          </table:table-cell>
          <table:table-cell office:value-type="float" office:value="153.678101278022" calcext:value-type="float">
            <text:p>153.678101278022</text:p>
          </table:table-cell>
          <table:table-cell office:value-type="float" office:value="28595.2619285953" calcext:value-type="float">
            <text:p>28595.2619285953</text:p>
          </table:table-cell>
          <table:table-cell table:number-columns-repeated="5"/>
        </table:table-row>
        <table:table-row table:style-name="ro1">
          <table:table-cell office:value-type="float" office:value="49.3243916961171" calcext:value-type="float">
            <text:p>49.3243916961171</text:p>
          </table:table-cell>
          <table:table-cell office:value-type="float" office:value="25.5816368214743" calcext:value-type="float">
            <text:p>25.5816368214743</text:p>
          </table:table-cell>
          <table:table-cell office:value-type="float" office:value="153.550512941437" calcext:value-type="float">
            <text:p>153.550512941437</text:p>
          </table:table-cell>
          <table:table-cell office:value-type="float" office:value="28628.6286286286" calcext:value-type="float">
            <text:p>28628.6286286286</text:p>
          </table:table-cell>
          <table:table-cell table:number-columns-repeated="5"/>
        </table:table-row>
        <table:table-row table:style-name="ro1">
          <table:table-cell office:value-type="float" office:value="49.1680505493186" calcext:value-type="float">
            <text:p>49.1680505493186</text:p>
          </table:table-cell>
          <table:table-cell office:value-type="float" office:value="25.5267755064309" calcext:value-type="float">
            <text:p>25.5267755064309</text:p>
          </table:table-cell>
          <table:table-cell office:value-type="float" office:value="152.901154267605" calcext:value-type="float">
            <text:p>152.901154267605</text:p>
          </table:table-cell>
          <table:table-cell office:value-type="float" office:value="28661.995328662" calcext:value-type="float">
            <text:p>28661.995328662</text:p>
          </table:table-cell>
          <table:table-cell table:number-columns-repeated="5"/>
        </table:table-row>
        <table:table-row table:style-name="ro1">
          <table:table-cell office:value-type="float" office:value="49.07344550969" calcext:value-type="float">
            <text:p>49.07344550969</text:p>
          </table:table-cell>
          <table:table-cell office:value-type="float" office:value="25.5530367151048" calcext:value-type="float">
            <text:p>25.5530367151048</text:p>
          </table:table-cell>
          <table:table-cell office:value-type="float" office:value="153.097665525497" calcext:value-type="float">
            <text:p>153.097665525497</text:p>
          </table:table-cell>
          <table:table-cell office:value-type="float" office:value="28695.3620286954" calcext:value-type="float">
            <text:p>28695.3620286954</text:p>
          </table:table-cell>
          <table:table-cell table:number-columns-repeated="5"/>
        </table:table-row>
        <table:table-row table:style-name="ro1">
          <table:table-cell office:value-type="float" office:value="49.8255909945649" calcext:value-type="float">
            <text:p>49.8255909945649</text:p>
          </table:table-cell>
          <table:table-cell office:value-type="float" office:value="26.0920994261479" calcext:value-type="float">
            <text:p>26.0920994261479</text:p>
          </table:table-cell>
          <table:table-cell office:value-type="float" office:value="156.026800130715" calcext:value-type="float">
            <text:p>156.026800130715</text:p>
          </table:table-cell>
          <table:table-cell office:value-type="float" office:value="28728.7287287287" calcext:value-type="float">
            <text:p>28728.7287287287</text:p>
          </table:table-cell>
          <table:table-cell table:number-columns-repeated="5"/>
        </table:table-row>
        <table:table-row table:style-name="ro1">
          <table:table-cell office:value-type="float" office:value="49.920065161866" calcext:value-type="float">
            <text:p>49.920065161866</text:p>
          </table:table-cell>
          <table:table-cell office:value-type="float" office:value="26.0644588013283" calcext:value-type="float">
            <text:p>26.0644588013283</text:p>
          </table:table-cell>
          <table:table-cell office:value-type="float" office:value="155.821339664103" calcext:value-type="float">
            <text:p>155.821339664103</text:p>
          </table:table-cell>
          <table:table-cell office:value-type="float" office:value="28762.0954287621" calcext:value-type="float">
            <text:p>28762.0954287621</text:p>
          </table:table-cell>
          <table:table-cell table:number-columns-repeated="5"/>
        </table:table-row>
        <table:table-row table:style-name="ro1">
          <table:table-cell office:value-type="float" office:value="49.8255909945649" calcext:value-type="float">
            <text:p>49.8255909945649</text:p>
          </table:table-cell>
          <table:table-cell office:value-type="float" office:value="26.0920994261479" calcext:value-type="float">
            <text:p>26.0920994261479</text:p>
          </table:table-cell>
          <table:table-cell office:value-type="float" office:value="156.026800130715" calcext:value-type="float">
            <text:p>156.026800130715</text:p>
          </table:table-cell>
          <table:table-cell office:value-type="float" office:value="28795.4621287955" calcext:value-type="float">
            <text:p>28795.4621287955</text:p>
          </table:table-cell>
          <table:table-cell table:number-columns-repeated="5"/>
        </table:table-row>
        <table:table-row table:style-name="ro1">
          <table:table-cell office:value-type="float" office:value="49.8255909945649" calcext:value-type="float">
            <text:p>49.8255909945649</text:p>
          </table:table-cell>
          <table:table-cell office:value-type="float" office:value="26.0920994261479" calcext:value-type="float">
            <text:p>26.0920994261479</text:p>
          </table:table-cell>
          <table:table-cell office:value-type="float" office:value="156.026800130715" calcext:value-type="float">
            <text:p>156.026800130715</text:p>
          </table:table-cell>
          <table:table-cell office:value-type="float" office:value="28828.8288288288" calcext:value-type="float">
            <text:p>28828.8288288288</text:p>
          </table:table-cell>
          <table:table-cell table:number-columns-repeated="5"/>
        </table:table-row>
        <table:table-row table:style-name="ro1">
          <table:table-cell office:value-type="float" office:value="50.5360116719898" calcext:value-type="float">
            <text:p>50.5360116719898</text:p>
          </table:table-cell>
          <table:table-cell office:value-type="float" office:value="26.5429784619935" calcext:value-type="float">
            <text:p>26.5429784619935</text:p>
          </table:table-cell>
          <table:table-cell office:value-type="float" office:value="158.258936889694" calcext:value-type="float">
            <text:p>158.258936889694</text:p>
          </table:table-cell>
          <table:table-cell office:value-type="float" office:value="28862.1955288622" calcext:value-type="float">
            <text:p>28862.1955288622</text:p>
          </table:table-cell>
          <table:table-cell table:number-columns-repeated="5"/>
        </table:table-row>
        <table:table-row table:style-name="ro1">
          <table:table-cell office:value-type="float" office:value="50.4705604650015" calcext:value-type="float">
            <text:p>50.4705604650015</text:p>
          </table:table-cell>
          <table:table-cell office:value-type="float" office:value="26.405476640825" calcext:value-type="float">
            <text:p>26.405476640825</text:p>
          </table:table-cell>
          <table:table-cell office:value-type="float" office:value="157.019237596873" calcext:value-type="float">
            <text:p>157.019237596873</text:p>
          </table:table-cell>
          <table:table-cell office:value-type="float" office:value="28895.5622288956" calcext:value-type="float">
            <text:p>28895.5622288956</text:p>
          </table:table-cell>
          <table:table-cell table:number-columns-repeated="5"/>
        </table:table-row>
        <table:table-row table:style-name="ro1">
          <table:table-cell office:value-type="float" office:value="50.2354428876222" calcext:value-type="float">
            <text:p>50.2354428876222</text:p>
          </table:table-cell>
          <table:table-cell office:value-type="float" office:value="26.3603715559816" calcext:value-type="float">
            <text:p>26.3603715559816</text:p>
          </table:table-cell>
          <table:table-cell office:value-type="float" office:value="156.385547839216" calcext:value-type="float">
            <text:p>156.385547839216</text:p>
          </table:table-cell>
          <table:table-cell office:value-type="float" office:value="28928.9289289289" calcext:value-type="float">
            <text:p>28928.9289289289</text:p>
          </table:table-cell>
          <table:table-cell table:number-columns-repeated="5"/>
        </table:table-row>
        <table:table-row table:style-name="ro1">
          <table:table-cell office:value-type="float" office:value="50.3613099782974" calcext:value-type="float">
            <text:p>50.3613099782974</text:p>
          </table:table-cell>
          <table:table-cell office:value-type="float" office:value="26.4373088800039" calcext:value-type="float">
            <text:p>26.4373088800039</text:p>
          </table:table-cell>
          <table:table-cell office:value-type="float" office:value="156.666821942596" calcext:value-type="float">
            <text:p>156.666821942596</text:p>
          </table:table-cell>
          <table:table-cell office:value-type="float" office:value="28962.2956289623" calcext:value-type="float">
            <text:p>28962.2956289623</text:p>
          </table:table-cell>
          <table:table-cell table:number-columns-repeated="5"/>
        </table:table-row>
        <table:table-row table:style-name="ro1">
          <table:table-cell office:value-type="float" office:value="50.3613099782974" calcext:value-type="float">
            <text:p>50.3613099782974</text:p>
          </table:table-cell>
          <table:table-cell office:value-type="float" office:value="26.4373088800039" calcext:value-type="float">
            <text:p>26.4373088800039</text:p>
          </table:table-cell>
          <table:table-cell office:value-type="float" office:value="156.666821942596" calcext:value-type="float">
            <text:p>156.666821942596</text:p>
          </table:table-cell>
          <table:table-cell office:value-type="float" office:value="28995.6623289957" calcext:value-type="float">
            <text:p>28995.6623289957</text:p>
          </table:table-cell>
          <table:table-cell table:number-columns-repeated="5"/>
        </table:table-row>
        <table:table-row table:style-name="ro1">
          <table:table-cell office:value-type="float" office:value="50.3299806807274" calcext:value-type="float">
            <text:p>50.3299806807274</text:p>
          </table:table-cell>
          <table:table-cell office:value-type="float" office:value="26.3889131270571" calcext:value-type="float">
            <text:p>26.3889131270571</text:p>
          </table:table-cell>
          <table:table-cell office:value-type="float" office:value="156.186747707651" calcext:value-type="float">
            <text:p>156.186747707651</text:p>
          </table:table-cell>
          <table:table-cell office:value-type="float" office:value="29029.029029029" calcext:value-type="float">
            <text:p>29029.029029029</text:p>
          </table:table-cell>
          <table:table-cell table:number-columns-repeated="5"/>
        </table:table-row>
        <table:table-row table:style-name="ro1">
          <table:table-cell office:value-type="float" office:value="50.2388745888237" calcext:value-type="float">
            <text:p>50.2388745888237</text:p>
          </table:table-cell>
          <table:table-cell office:value-type="float" office:value="26.3151470026349" calcext:value-type="float">
            <text:p>26.3151470026349</text:p>
          </table:table-cell>
          <table:table-cell office:value-type="float" office:value="155.220683720237" calcext:value-type="float">
            <text:p>155.220683720237</text:p>
          </table:table-cell>
          <table:table-cell office:value-type="float" office:value="29062.3957290624" calcext:value-type="float">
            <text:p>29062.3957290624</text:p>
          </table:table-cell>
          <table:table-cell table:number-columns-repeated="5"/>
        </table:table-row>
        <table:table-row table:style-name="ro1">
          <table:table-cell office:value-type="float" office:value="50.8065468276283" calcext:value-type="float">
            <text:p>50.8065468276283</text:p>
          </table:table-cell>
          <table:table-cell office:value-type="float" office:value="26.6564381570684" calcext:value-type="float">
            <text:p>26.6564381570684</text:p>
          </table:table-cell>
          <table:table-cell office:value-type="float" office:value="156.370841327302" calcext:value-type="float">
            <text:p>156.370841327302</text:p>
          </table:table-cell>
          <table:table-cell office:value-type="float" office:value="29095.7624290958" calcext:value-type="float">
            <text:p>29095.7624290958</text:p>
          </table:table-cell>
          <table:table-cell table:number-columns-repeated="5"/>
        </table:table-row>
        <table:table-row table:style-name="ro1">
          <table:table-cell office:value-type="float" office:value="50.7387436175296" calcext:value-type="float">
            <text:p>50.7387436175296</text:p>
          </table:table-cell>
          <table:table-cell office:value-type="float" office:value="26.6034185077384" calcext:value-type="float">
            <text:p>26.6034185077384</text:p>
          </table:table-cell>
          <table:table-cell office:value-type="float" office:value="155.563793698298" calcext:value-type="float">
            <text:p>155.563793698298</text:p>
          </table:table-cell>
          <table:table-cell office:value-type="float" office:value="29129.1291291291" calcext:value-type="float">
            <text:p>29129.1291291291</text:p>
          </table:table-cell>
          <table:table-cell table:number-columns-repeated="5"/>
        </table:table-row>
        <table:table-row table:style-name="ro1">
          <table:table-cell office:value-type="float" office:value="50.5869113474013" calcext:value-type="float">
            <text:p>50.5869113474013</text:p>
          </table:table-cell>
          <table:table-cell office:value-type="float" office:value="26.4550098640315" calcext:value-type="float">
            <text:p>26.4550098640315</text:p>
          </table:table-cell>
          <table:table-cell office:value-type="float" office:value="154.161553783769" calcext:value-type="float">
            <text:p>154.161553783769</text:p>
          </table:table-cell>
          <table:table-cell office:value-type="float" office:value="29162.4958291625" calcext:value-type="float">
            <text:p>29162.4958291625</text:p>
          </table:table-cell>
          <table:table-cell table:number-columns-repeated="5"/>
        </table:table-row>
        <table:table-row table:style-name="ro1">
          <table:table-cell office:value-type="float" office:value="50.5869113474013" calcext:value-type="float">
            <text:p>50.5869113474013</text:p>
          </table:table-cell>
          <table:table-cell office:value-type="float" office:value="26.4550098640315" calcext:value-type="float">
            <text:p>26.4550098640315</text:p>
          </table:table-cell>
          <table:table-cell office:value-type="float" office:value="154.161553783769" calcext:value-type="float">
            <text:p>154.161553783769</text:p>
          </table:table-cell>
          <table:table-cell office:value-type="float" office:value="29195.8625291959" calcext:value-type="float">
            <text:p>29195.8625291959</text:p>
          </table:table-cell>
          <table:table-cell table:number-columns-repeated="5"/>
        </table:table-row>
        <table:table-row table:style-name="ro1">
          <table:table-cell office:value-type="float" office:value="50.6630612907095" calcext:value-type="float">
            <text:p>50.6630612907095</text:p>
          </table:table-cell>
          <table:table-cell office:value-type="float" office:value="26.5166620025121" calcext:value-type="float">
            <text:p>26.5166620025121</text:p>
          </table:table-cell>
          <table:table-cell office:value-type="float" office:value="154.475480674875" calcext:value-type="float">
            <text:p>154.475480674875</text:p>
          </table:table-cell>
          <table:table-cell office:value-type="float" office:value="29229.2292292292" calcext:value-type="float">
            <text:p>29229.2292292292</text:p>
          </table:table-cell>
          <table:table-cell table:number-columns-repeated="5"/>
        </table:table-row>
        <table:table-row table:style-name="ro1">
          <table:table-cell office:value-type="float" office:value="50.762101302563" calcext:value-type="float">
            <text:p>50.762101302563</text:p>
          </table:table-cell>
          <table:table-cell office:value-type="float" office:value="26.4781656194913" calcext:value-type="float">
            <text:p>26.4781656194913</text:p>
          </table:table-cell>
          <table:table-cell office:value-type="float" office:value="154.234904465471" calcext:value-type="float">
            <text:p>154.234904465471</text:p>
          </table:table-cell>
          <table:table-cell office:value-type="float" office:value="29262.5959292626" calcext:value-type="float">
            <text:p>29262.5959292626</text:p>
          </table:table-cell>
          <table:table-cell table:number-columns-repeated="5"/>
        </table:table-row>
        <table:table-row table:style-name="ro1">
          <table:table-cell office:value-type="float" office:value="50.762101302563" calcext:value-type="float">
            <text:p>50.762101302563</text:p>
          </table:table-cell>
          <table:table-cell office:value-type="float" office:value="26.4781656194913" calcext:value-type="float">
            <text:p>26.4781656194913</text:p>
          </table:table-cell>
          <table:table-cell office:value-type="float" office:value="154.234904465471" calcext:value-type="float">
            <text:p>154.234904465471</text:p>
          </table:table-cell>
          <table:table-cell office:value-type="float" office:value="29295.962629296" calcext:value-type="float">
            <text:p>29295.962629296</text:p>
          </table:table-cell>
          <table:table-cell table:number-columns-repeated="5"/>
        </table:table-row>
        <table:table-row table:style-name="ro1">
          <table:table-cell office:value-type="float" office:value="51.5018363127239" calcext:value-type="float">
            <text:p>51.5018363127239</text:p>
          </table:table-cell>
          <table:table-cell office:value-type="float" office:value="27.0510482248773" calcext:value-type="float">
            <text:p>27.0510482248773</text:p>
          </table:table-cell>
          <table:table-cell office:value-type="float" office:value="157.299874628326" calcext:value-type="float">
            <text:p>157.299874628326</text:p>
          </table:table-cell>
          <table:table-cell office:value-type="float" office:value="29329.3293293293" calcext:value-type="float">
            <text:p>29329.3293293293</text:p>
          </table:table-cell>
          <table:table-cell table:number-columns-repeated="5"/>
        </table:table-row>
        <table:table-row table:style-name="ro1">
          <table:table-cell office:value-type="float" office:value="51.5018363127239" calcext:value-type="float">
            <text:p>51.5018363127239</text:p>
          </table:table-cell>
          <table:table-cell office:value-type="float" office:value="27.0510482248773" calcext:value-type="float">
            <text:p>27.0510482248773</text:p>
          </table:table-cell>
          <table:table-cell office:value-type="float" office:value="157.299874628326" calcext:value-type="float">
            <text:p>157.299874628326</text:p>
          </table:table-cell>
          <table:table-cell office:value-type="float" office:value="29362.6960293627" calcext:value-type="float">
            <text:p>29362.6960293627</text:p>
          </table:table-cell>
          <table:table-cell table:number-columns-repeated="5"/>
        </table:table-row>
        <table:table-row table:style-name="ro1">
          <table:table-cell office:value-type="float" office:value="51.5312805462104" calcext:value-type="float">
            <text:p>51.5312805462104</text:p>
          </table:table-cell>
          <table:table-cell office:value-type="float" office:value="27.0554999929223" calcext:value-type="float">
            <text:p>27.0554999929223</text:p>
          </table:table-cell>
          <table:table-cell office:value-type="float" office:value="157.364923440601" calcext:value-type="float">
            <text:p>157.364923440601</text:p>
          </table:table-cell>
          <table:table-cell office:value-type="float" office:value="29396.0627293961" calcext:value-type="float">
            <text:p>29396.0627293961</text:p>
          </table:table-cell>
          <table:table-cell table:number-columns-repeated="5"/>
        </table:table-row>
        <table:table-row table:style-name="ro1">
          <table:table-cell office:value-type="float" office:value="51.5689882525258" calcext:value-type="float">
            <text:p>51.5689882525258</text:p>
          </table:table-cell>
          <table:table-cell office:value-type="float" office:value="27.0679280490488" calcext:value-type="float">
            <text:p>27.0679280490488</text:p>
          </table:table-cell>
          <table:table-cell office:value-type="float" office:value="157.249540084261" calcext:value-type="float">
            <text:p>157.249540084261</text:p>
          </table:table-cell>
          <table:table-cell office:value-type="float" office:value="29429.4294294294" calcext:value-type="float">
            <text:p>29429.4294294294</text:p>
          </table:table-cell>
          <table:table-cell table:number-columns-repeated="5"/>
        </table:table-row>
        <table:table-row table:style-name="ro1">
          <table:table-cell office:value-type="float" office:value="51.672809101486" calcext:value-type="float">
            <text:p>51.672809101486</text:p>
          </table:table-cell>
          <table:table-cell office:value-type="float" office:value="27.116221211728" calcext:value-type="float">
            <text:p>27.116221211728</text:p>
          </table:table-cell>
          <table:table-cell office:value-type="float" office:value="157.563990026531" calcext:value-type="float">
            <text:p>157.563990026531</text:p>
          </table:table-cell>
          <table:table-cell office:value-type="float" office:value="29462.7961294628" calcext:value-type="float">
            <text:p>29462.7961294628</text:p>
          </table:table-cell>
          <table:table-cell table:number-columns-repeated="5"/>
        </table:table-row>
        <table:table-row table:style-name="ro1">
          <table:table-cell office:value-type="float" office:value="51.672809101486" calcext:value-type="float">
            <text:p>51.672809101486</text:p>
          </table:table-cell>
          <table:table-cell office:value-type="float" office:value="27.116221211728" calcext:value-type="float">
            <text:p>27.116221211728</text:p>
          </table:table-cell>
          <table:table-cell office:value-type="float" office:value="157.563990026531" calcext:value-type="float">
            <text:p>157.563990026531</text:p>
          </table:table-cell>
          <table:table-cell office:value-type="float" office:value="29496.1628294962" calcext:value-type="float">
            <text:p>29496.1628294962</text:p>
          </table:table-cell>
          <table:table-cell table:number-columns-repeated="5"/>
        </table:table-row>
        <table:table-row table:style-name="ro1">
          <table:table-cell office:value-type="float" office:value="51.672809101486" calcext:value-type="float">
            <text:p>51.672809101486</text:p>
          </table:table-cell>
          <table:table-cell office:value-type="float" office:value="27.116221211728" calcext:value-type="float">
            <text:p>27.116221211728</text:p>
          </table:table-cell>
          <table:table-cell office:value-type="float" office:value="157.563990026531" calcext:value-type="float">
            <text:p>157.563990026531</text:p>
          </table:table-cell>
          <table:table-cell office:value-type="float" office:value="29529.5295295295" calcext:value-type="float">
            <text:p>29529.5295295295</text:p>
          </table:table-cell>
          <table:table-cell table:number-columns-repeated="5"/>
        </table:table-row>
        <table:table-row table:style-name="ro1">
          <table:table-cell office:value-type="float" office:value="51.5738579102471" calcext:value-type="float">
            <text:p>51.5738579102471</text:p>
          </table:table-cell>
          <table:table-cell office:value-type="float" office:value="27.0485988720002" calcext:value-type="float">
            <text:p>27.0485988720002</text:p>
          </table:table-cell>
          <table:table-cell office:value-type="float" office:value="156.868385057847" calcext:value-type="float">
            <text:p>156.868385057847</text:p>
          </table:table-cell>
          <table:table-cell office:value-type="float" office:value="29562.8962295629" calcext:value-type="float">
            <text:p>29562.8962295629</text:p>
          </table:table-cell>
          <table:table-cell table:number-columns-repeated="5"/>
        </table:table-row>
        <table:table-row table:style-name="ro1">
          <table:table-cell office:value-type="float" office:value="51.3926334557264" calcext:value-type="float">
            <text:p>51.3926334557264</text:p>
          </table:table-cell>
          <table:table-cell office:value-type="float" office:value="26.9479997776445" calcext:value-type="float">
            <text:p>26.9479997776445</text:p>
          </table:table-cell>
          <table:table-cell office:value-type="float" office:value="155.821339664103" calcext:value-type="float">
            <text:p>155.821339664103</text:p>
          </table:table-cell>
          <table:table-cell office:value-type="float" office:value="29596.2629295963" calcext:value-type="float">
            <text:p>29596.2629295963</text:p>
          </table:table-cell>
          <table:table-cell table:number-columns-repeated="5"/>
        </table:table-row>
        <table:table-row table:style-name="ro1">
          <table:table-cell office:value-type="float" office:value="51.2543167245635" calcext:value-type="float">
            <text:p>51.2543167245635</text:p>
          </table:table-cell>
          <table:table-cell office:value-type="float" office:value="26.9508949160783" calcext:value-type="float">
            <text:p>26.9508949160783</text:p>
          </table:table-cell>
          <table:table-cell office:value-type="float" office:value="155.757916391636" calcext:value-type="float">
            <text:p>155.757916391636</text:p>
          </table:table-cell>
          <table:table-cell office:value-type="float" office:value="29629.6296296296" calcext:value-type="float">
            <text:p>29629.6296296296</text:p>
          </table:table-cell>
          <table:table-cell table:number-columns-repeated="5"/>
        </table:table-row>
        <table:table-row table:style-name="ro1">
          <table:table-cell office:value-type="float" office:value="51.2543167245635" calcext:value-type="float">
            <text:p>51.2543167245635</text:p>
          </table:table-cell>
          <table:table-cell office:value-type="float" office:value="26.9508949160783" calcext:value-type="float">
            <text:p>26.9508949160783</text:p>
          </table:table-cell>
          <table:table-cell office:value-type="float" office:value="155.757916391636" calcext:value-type="float">
            <text:p>155.757916391636</text:p>
          </table:table-cell>
          <table:table-cell office:value-type="float" office:value="29662.996329663" calcext:value-type="float">
            <text:p>29662.996329663</text:p>
          </table:table-cell>
          <table:table-cell table:number-columns-repeated="5"/>
        </table:table-row>
        <table:table-row table:style-name="ro1">
          <table:table-cell office:value-type="float" office:value="51.2543167245635" calcext:value-type="float">
            <text:p>51.2543167245635</text:p>
          </table:table-cell>
          <table:table-cell office:value-type="float" office:value="26.9508949160783" calcext:value-type="float">
            <text:p>26.9508949160783</text:p>
          </table:table-cell>
          <table:table-cell office:value-type="float" office:value="155.757916391636" calcext:value-type="float">
            <text:p>155.757916391636</text:p>
          </table:table-cell>
          <table:table-cell office:value-type="float" office:value="29696.3630296964" calcext:value-type="float">
            <text:p>29696.3630296964</text:p>
          </table:table-cell>
          <table:table-cell table:number-columns-repeated="5"/>
        </table:table-row>
        <table:table-row table:style-name="ro1">
          <table:table-cell office:value-type="float" office:value="51.2543167245635" calcext:value-type="float">
            <text:p>51.2543167245635</text:p>
          </table:table-cell>
          <table:table-cell office:value-type="float" office:value="26.9508949160783" calcext:value-type="float">
            <text:p>26.9508949160783</text:p>
          </table:table-cell>
          <table:table-cell office:value-type="float" office:value="155.757916391636" calcext:value-type="float">
            <text:p>155.757916391636</text:p>
          </table:table-cell>
          <table:table-cell office:value-type="float" office:value="29729.7297297297" calcext:value-type="float">
            <text:p>29729.7297297297</text:p>
          </table:table-cell>
          <table:table-cell table:number-columns-repeated="5"/>
        </table:table-row>
        <table:table-row table:style-name="ro1">
          <table:table-cell office:value-type="float" office:value="51.2593696418662" calcext:value-type="float">
            <text:p>51.2593696418662</text:p>
          </table:table-cell>
          <table:table-cell office:value-type="float" office:value="26.8491828100065" calcext:value-type="float">
            <text:p>26.8491828100065</text:p>
          </table:table-cell>
          <table:table-cell office:value-type="float" office:value="154.835272305073" calcext:value-type="float">
            <text:p>154.835272305073</text:p>
          </table:table-cell>
          <table:table-cell office:value-type="float" office:value="29763.0964297631" calcext:value-type="float">
            <text:p>29763.0964297631</text:p>
          </table:table-cell>
          <table:table-cell table:number-columns-repeated="5"/>
        </table:table-row>
        <table:table-row table:style-name="ro1">
          <table:table-cell office:value-type="float" office:value="50.4972846242813" calcext:value-type="float">
            <text:p>50.4972846242813</text:p>
          </table:table-cell>
          <table:table-cell office:value-type="float" office:value="26.6855073700683" calcext:value-type="float">
            <text:p>26.6855073700683</text:p>
          </table:table-cell>
          <table:table-cell office:value-type="float" office:value="153.013313521229" calcext:value-type="float">
            <text:p>153.013313521229</text:p>
          </table:table-cell>
          <table:table-cell office:value-type="float" office:value="29796.4631297965" calcext:value-type="float">
            <text:p>29796.4631297965</text:p>
          </table:table-cell>
          <table:table-cell table:number-columns-repeated="5"/>
        </table:table-row>
        <table:table-row table:style-name="ro1">
          <table:table-cell office:value-type="float" office:value="50.6487001963388" calcext:value-type="float">
            <text:p>50.6487001963388</text:p>
          </table:table-cell>
          <table:table-cell office:value-type="float" office:value="26.6527764643326" calcext:value-type="float">
            <text:p>26.6527764643326</text:p>
          </table:table-cell>
          <table:table-cell office:value-type="float" office:value="152.861925302988" calcext:value-type="float">
            <text:p>152.861925302988</text:p>
          </table:table-cell>
          <table:table-cell office:value-type="float" office:value="29829.8298298298" calcext:value-type="float">
            <text:p>29829.8298298298</text:p>
          </table:table-cell>
          <table:table-cell table:number-columns-repeated="5"/>
        </table:table-row>
        <table:table-row table:style-name="ro1">
          <table:table-cell office:value-type="float" office:value="49.977955540277" calcext:value-type="float">
            <text:p>49.977955540277</text:p>
          </table:table-cell>
          <table:table-cell office:value-type="float" office:value="26.4787747571375" calcext:value-type="float">
            <text:p>26.4787747571375</text:p>
          </table:table-cell>
          <table:table-cell office:value-type="float" office:value="150.770723030996" calcext:value-type="float">
            <text:p>150.770723030996</text:p>
          </table:table-cell>
          <table:table-cell office:value-type="float" office:value="29863.1965298632" calcext:value-type="float">
            <text:p>29863.1965298632</text:p>
          </table:table-cell>
          <table:table-cell table:number-columns-repeated="5"/>
        </table:table-row>
        <table:table-row table:style-name="ro1">
          <table:table-cell office:value-type="float" office:value="50.3157735803254" calcext:value-type="float">
            <text:p>50.3157735803254</text:p>
          </table:table-cell>
          <table:table-cell office:value-type="float" office:value="27.1766637870036" calcext:value-type="float">
            <text:p>27.1766637870036</text:p>
          </table:table-cell>
          <table:table-cell office:value-type="float" office:value="152.362625945827" calcext:value-type="float">
            <text:p>152.362625945827</text:p>
          </table:table-cell>
          <table:table-cell office:value-type="float" office:value="29896.5632298966" calcext:value-type="float">
            <text:p>29896.5632298966</text:p>
          </table:table-cell>
          <table:table-cell table:number-columns-repeated="5"/>
        </table:table-row>
        <table:table-row table:style-name="ro1">
          <table:table-cell office:value-type="float" office:value="49.9912594082742" calcext:value-type="float">
            <text:p>49.9912594082742</text:p>
          </table:table-cell>
          <table:table-cell office:value-type="float" office:value="27.2991300818298" calcext:value-type="float">
            <text:p>27.2991300818298</text:p>
          </table:table-cell>
          <table:table-cell office:value-type="float" office:value="150.721739791415" calcext:value-type="float">
            <text:p>150.721739791415</text:p>
          </table:table-cell>
          <table:table-cell office:value-type="float" office:value="29929.9299299299" calcext:value-type="float">
            <text:p>29929.9299299299</text:p>
          </table:table-cell>
          <table:table-cell table:number-columns-repeated="5"/>
        </table:table-row>
        <table:table-row table:style-name="ro1">
          <table:table-cell office:value-type="float" office:value="49.8148222156061" calcext:value-type="float">
            <text:p>49.8148222156061</text:p>
          </table:table-cell>
          <table:table-cell office:value-type="float" office:value="27.9365788171087" calcext:value-type="float">
            <text:p>27.9365788171087</text:p>
          </table:table-cell>
          <table:table-cell office:value-type="float" office:value="151.063215693409" calcext:value-type="float">
            <text:p>151.063215693409</text:p>
          </table:table-cell>
          <table:table-cell office:value-type="float" office:value="29963.2966299633" calcext:value-type="float">
            <text:p>29963.2966299633</text:p>
          </table:table-cell>
          <table:table-cell table:number-columns-repeated="5"/>
        </table:table-row>
        <table:table-row table:style-name="ro1">
          <table:table-cell office:value-type="float" office:value="49.8148222156061" calcext:value-type="float">
            <text:p>49.8148222156061</text:p>
          </table:table-cell>
          <table:table-cell office:value-type="float" office:value="27.9365788171087" calcext:value-type="float">
            <text:p>27.9365788171087</text:p>
          </table:table-cell>
          <table:table-cell office:value-type="float" office:value="151.063215693409" calcext:value-type="float">
            <text:p>151.063215693409</text:p>
          </table:table-cell>
          <table:table-cell office:value-type="float" office:value="29996.6633299967" calcext:value-type="float">
            <text:p>29996.6633299967</text:p>
          </table:table-cell>
          <table:table-cell table:number-columns-repeated="5"/>
        </table:table-row>
        <table:table-row table:style-name="ro1">
          <table:table-cell office:value-type="float" office:value="50.3153259395933" calcext:value-type="float">
            <text:p>50.3153259395933</text:p>
          </table:table-cell>
          <table:table-cell office:value-type="float" office:value="29.0708874697636" calcext:value-type="float">
            <text:p>29.0708874697636</text:p>
          </table:table-cell>
          <table:table-cell office:value-type="float" office:value="153.599129273077" calcext:value-type="float">
            <text:p>153.599129273077</text:p>
          </table:table-cell>
          <table:table-cell office:value-type="float" office:value="30030.03003003" calcext:value-type="float">
            <text:p>30030.0300300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3T16:37:11.511719472</dc:date>
    <meta:editing-duration>P2DT1H44M57S</meta:editing-duration>
    <meta:editing-cycles>1</meta:editing-cycles>
    <meta:document-statistic meta:table-count="1" meta:cell-count="342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50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811cm" svg:height="9.574cm" xlink:href=".." xlink:type="simple" chart:class="chart:scatter" chart:style-name="ch1">
        <chart:title svg:x="6.404cm" svg:y="0.327cm" chart:style-name="ch2">
          <text:p>Error Measurement</text:p>
        </chart:title>
        <chart:legend chart:legend-position="end" svg:x="14.998cm" svg:y="4.239cm" style:legend-expansion="high" chart:style-name="ch3"/>
        <chart:plot-area chart:style-name="ch4" table:cell-range-address="parsed_zigzag_1.E2:parsed_zigzag_1.E6 parsed_zigzag_1.H2:parsed_zigzag_1.I6" chart:data-source-has-labels="row" svg:x="1.347cm" svg:y="1.297cm" svg:width="13.315cm" svg:height="7.105cm">
          <chartooo:coordinate-region svg:x="2.074cm" svg:y="1.496cm" svg:width="12.123cm" svg:height="6.707cm"/>
          <chart:axis chart:dimension="x" chart:name="primary-x" chart:style-name="ch5">
            <chart:title svg:x="7.232cm" svg:y="8.593cm" chart:style-name="ch6">
              <text:p>Time (ms)</text:p>
            </chart:title>
          </chart:axis>
          <chart:axis chart:dimension="y" chart:name="primary-y" chart:style-name="ch7">
            <chart:title svg:x="0.451cm" svg:y="5.621cm" chart:style-name="ch8">
              <text:p>Error (cm)</text:p>
            </chart:title>
            <chart:grid chart:style-name="ch9" chart:class="major"/>
          </chart:axis>
          <chart:series chart:style-name="ch10" chart:values-cell-range-address="parsed_zigzag_1.H2:parsed_zigzag_1.H6" loext:label-string="error_x" chart:class="chart:scatter">
            <chart:domain table:cell-range-address="parsed_zigzag_1.E2:parsed_zigzag_1.E6"/>
            <chart:data-point chart:repeated="5"/>
          </chart:series>
          <chart:series chart:style-name="ch11" chart:values-cell-range-address="parsed_zigzag_1.I2:parsed_zigzag_1.I6" loext:label-string="error_z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rror_x</text:p>
              </table:table-cell>
              <table:table-cell office:value-type="string">
                <text:p>error_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parsed_zigzag_1.E2:parsed_zigzag_1.E6</svg:desc>
                </draw:g>
              </table:table-cell>
              <table:table-cell office:value-type="float" office:value="9.38165961340466">
                <text:p>9.38165961340466</text:p>
                <draw:g>
                  <svg:desc>parsed_zigzag_1.H2:parsed_zigzag_1.H6</svg:desc>
                </draw:g>
              </table:table-cell>
              <table:table-cell office:value-type="float" office:value="8.04447011422923">
                <text:p>8.04447011422923</text:p>
                <draw:g>
                  <svg:desc>parsed_zigzag_1.I2:parsed_zigzag_1.I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14.5">
                <text:p>14.5</text:p>
              </table:table-cell>
              <table:table-cell office:value-type="float" office:value="-2.9186077922885">
                <text:p>-2.9186077922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0">
                <text:p>16000</text:p>
              </table:table-cell>
              <table:table-cell office:value-type="float" office:value="-3.08">
                <text:p>-3.08</text:p>
              </table:table-cell>
              <table:table-cell office:value-type="float" office:value="-9.1041899021114">
                <text:p>-9.1041899021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00">
                <text:p>22000</text:p>
              </table:table-cell>
              <table:table-cell office:value-type="float" office:value="10.6">
                <text:p>10.6</text:p>
              </table:table-cell>
              <table:table-cell office:value-type="float" office:value="-2.67807178648">
                <text:p>-2.678071786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00">
                <text:p>28000</text:p>
              </table:table-cell>
              <table:table-cell office:value-type="float" office:value="0.590000000000003">
                <text:p>0.590000000000003</text:p>
              </table:table-cell>
              <table:table-cell office:value-type="float" office:value="-12.277873985194">
                <text:p>-12.2778739851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